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59.97mm"/>
    </style:style>
    <style:style style:name="co4" style:family="table-column">
      <style:table-column-properties fo:break-before="auto" style:column-width="47.8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17.82mm"/>
    </style:style>
    <style:style style:name="co7" style:family="table-column">
      <style:table-column-properties fo:break-before="auto" style:column-width="23.11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14.99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5.1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6" style:family="table-cell" style:parent-style-name="Default" style:data-style-name="N0">
      <style:table-cell-properties fo:wrap-option="wrap" style:vertical-align="middle"/>
      <style:text-properties style:font-name="ＭＳ Ｐゴシック" style:font-name-asian="ＭＳ Ｐゴシック1" style:font-name-complex="ＭＳ Ｐゴシック1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Liberation Sans1" style:font-name-asian="Liberation Sans1" style:font-name-complex="Liberation Sans1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ＭＳ Ｐゴシック" style:font-name-complex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レビュー点数分布" table:style-name="ta1">
        <table:shapes>
          <draw:frame draw:z-index="0" draw:name="グラフ 1" draw:style-name="gr1" svg:width="202.48mm" svg:height="113.89mm" svg:x="67.74mm" svg:y="4.53mm">
            <draw:object draw:notify-on-update-of-ranges="レビュー点数分布.A2:レビュー点数分布.A17 レビュー点数分布.B1:レビュー点数分布.B1 レビュー点数分布.B2:レビュー点数分布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グラフ 2" draw:style-name="gr1" svg:width="202.48mm" svg:height="113.89mm" svg:x="67.73mm" svg:y="149.03mm">
            <draw:object draw:notify-on-update-of-ranges="レビュー点数分布.A35:レビュー点数分布.A50 レビュー点数分布.B34:レビュー点数分布.B34 レビュー点数分布.B35:レビュー点数分布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～30</text:p>
          </table:table-cell>
          <table:table-cell office:value-type="float" office:value="5131" calcext:value-type="float">
            <text:p>5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～34</text:p>
          </table:table-cell>
          <table:table-cell office:value-type="float" office:value="3931" calcext:value-type="float">
            <text:p>39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～34</text:p>
          </table:table-cell>
          <table:table-cell office:value-type="float" office:value="2201" calcext:value-type="float">
            <text:p>22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～44</text:p>
          </table:table-cell>
          <table:table-cell office:value-type="float" office:value="4142" calcext:value-type="float">
            <text:p>4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~49</text:p>
          </table:table-cell>
          <table:table-cell office:value-type="float" office:value="4838" calcext:value-type="float">
            <text:p>4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~54</text:p>
          </table:table-cell>
          <table:table-cell office:value-type="float" office:value="10299" calcext:value-type="float">
            <text:p>102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~59</text:p>
          </table:table-cell>
          <table:table-cell office:value-type="float" office:value="14596" calcext:value-type="float">
            <text:p>145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～64</text:p>
          </table:table-cell>
          <table:table-cell office:value-type="float" office:value="33546" calcext:value-type="float">
            <text:p>335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～69</text:p>
          </table:table-cell>
          <table:table-cell office:value-type="float" office:value="48505" calcext:value-type="float">
            <text:p>485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～74</text:p>
          </table:table-cell>
          <table:table-cell office:value-type="float" office:value="90835" calcext:value-type="float">
            <text:p>908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～79</text:p>
          </table:table-cell>
          <table:table-cell office:value-type="float" office:value="123478" calcext:value-type="float">
            <text:p>123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～84</text:p>
          </table:table-cell>
          <table:table-cell office:value-type="float" office:value="142652" calcext:value-type="float">
            <text:p>1426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～89</text:p>
          </table:table-cell>
          <table:table-cell office:value-type="float" office:value="107447" calcext:value-type="float">
            <text:p>1074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～94</text:p>
          </table:table-cell>
          <table:table-cell office:value-type="float" office:value="70271" calcext:value-type="float">
            <text:p>702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～99</text:p>
          </table:table-cell>
          <table:table-cell office:value-type="float" office:value="35141" calcext:value-type="float">
            <text:p>35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‘100</text:p>
          </table:table-cell>
          <table:table-cell office:value-type="float" office:value="11333" calcext:value-type="float">
            <text:p>11333</text:p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～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～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～3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～4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~4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~54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5~5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～64</text:p>
          </table:table-cell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5～69</text:p>
          </table:table-cell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～74</text:p>
          </table:table-cell>
          <table:table-cell office:value-type="float" office:value="1048" calcext:value-type="float">
            <text:p>1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5～79</text:p>
          </table:table-cell>
          <table:table-cell office:value-type="float" office:value="1076" calcext:value-type="float">
            <text:p>1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～84</text:p>
          </table:table-cell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5～89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～9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5～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‘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都道府県別レビュー店舗数" table:style-name="ta2">
        <table:shapes>
          <draw:frame draw:z-index="0" draw:name="グラフ 1" draw:style-name="gr1" svg:width="160.13mm" svg:height="89.98mm" svg:x="130.92mm" svg:y="76.75mm">
            <draw:object draw:notify-on-update-of-ranges="都道府県別レビュー店舗数.A25:都道府県別レビュー店舗数.A35 都道府県別レビュー店舗数.B24:都道府県別レビュー店舗数.B24 都道府県別レビュー店舗数.B25:都道府県別レビュー店舗数.B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都道府県</text:p>
          </table:table-cell>
          <table:table-cell office:value-type="string" calcext:value-type="string">
            <text:p>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店舗数</text:p>
          </table:table-cell>
          <table:table-cell office:value-type="string" calcext:value-type="string">
            <text:p>都道府県</text:p>
          </table:table-cell>
          <table:table-cell office:value-type="string" calcext:value-type="string">
            <text:p>店舗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東京都</text:p>
          </table:table-cell>
          <table:table-cell office:value-type="float" office:value="15670" calcext:value-type="float">
            <text:p>15670</text:p>
          </table:table-cell>
          <table:table-cell office:value-type="string" calcext:value-type="string">
            <text:p>京都府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愛媛県</text:p>
          </table:table-cell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神奈川県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新潟県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三重県</text:p>
          </table:table-cell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埼玉県</text:p>
          </table:table-cell>
          <table:table-cell office:value-type="float" office:value="3884" calcext:value-type="float">
            <text:p>3884</text:p>
          </table:table-cell>
          <table:table-cell office:value-type="string" calcext:value-type="string">
            <text:p>山形県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秋田県</text:p>
          </table:table-cell>
          <table:table-cell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千葉県</text:p>
          </table:table-cell>
          <table:table-cell office:value-type="float" office:value="3216" calcext:value-type="float">
            <text:p>3216</text:p>
          </table:table-cell>
          <table:table-cell office:value-type="string" calcext:value-type="string">
            <text:p>山梨県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奈良県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大阪府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広島県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大分県</text:p>
          </table:table-cell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茨城県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岩手県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和歌山県</text:p>
          </table:table-cell>
          <table:table-cell office:value-type="float" office:value="130" calcext:value-type="float">
            <text:p>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北海道</text:p>
          </table:table-cell>
          <table:table-cell office:value-type="float" office:value="1872" calcext:value-type="float">
            <text:p>1872</text:p>
          </table:table-cell>
          <table:table-cell office:value-type="string" calcext:value-type="string">
            <text:p>山口県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鹿児島県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群馬県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岐阜県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宮崎県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愛知県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富山県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佐賀県</text:p>
          </table:table-cell>
          <table:table-cell office:value-type="float" office:value="128" calcext:value-type="float">
            <text:p>1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栃木県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青森県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福井県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長野県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石川県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鳥取県</text:p>
          </table:table-cell>
          <table:table-cell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福岡県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沖縄県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高知県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福島県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海外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徳島県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静岡県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滋賀県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香川県</text:p>
          </table:table-cell>
          <table:table-cell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兵庫県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熊本県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長崎県</text:p>
          </table:table-cell>
          <table:table-cell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宮城県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岡山県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島根県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グラフ作成用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f</text:p>
          </table:table-cell>
          <table:table-cell office:value-type="string" calcext:value-type="string">
            <text:p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東京都</text:p>
          </table:table-cell>
          <table:table-cell office:value-type="float" office:value="15670" calcext:value-type="float">
            <text:p>156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神奈川県</text:p>
          </table:table-cell>
          <table:table-cell office:value-type="float" office:value="6021" calcext:value-type="float">
            <text:p>6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埼玉県</text:p>
          </table:table-cell>
          <table:table-cell office:value-type="float" office:value="3884" calcext:value-type="float">
            <text:p>38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千葉県</text:p>
          </table:table-cell>
          <table:table-cell office:value-type="float" office:value="3216" calcext:value-type="float">
            <text:p>32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大阪府</text:p>
          </table:table-cell>
          <table:table-cell office:value-type="float" office:value="2849" calcext:value-type="float">
            <text:p>28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茨城県</text:p>
          </table:table-cell>
          <table:table-cell office:value-type="float" office:value="1976" calcext:value-type="float">
            <text:p>1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北海道</text:p>
          </table:table-cell>
          <table:table-cell office:value-type="float" office:value="1872" calcext:value-type="float">
            <text:p>18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群馬県</text:p>
          </table:table-cell>
          <table:table-cell office:value-type="float" office:value="1792" calcext:value-type="float">
            <text:p>1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愛知県</text:p>
          </table:table-cell>
          <table:table-cell office:value-type="float" office:value="1783" calcext:value-type="float">
            <text:p>17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栃木県</text:p>
          </table:table-cell>
          <table:table-cell office:value-type="float" office:value="1700" calcext:value-type="float">
            <text:p>1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その他</text:p>
          </table:table-cell>
          <table:table-cell table:formula="of:=SUM([.B12:.B17])+SUM([.D2:.D17])+SUM([.F2:.F17])" office:value-type="float" office:value="16793" calcext:value-type="float">
            <text:p>16793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店舗別レビュー数分布（全体）" table:style-name="ta1">
        <table:shapes>
          <draw:frame draw:z-index="0" draw:name="グラフ 1" draw:style-name="gr1" svg:width="178.9mm" svg:height="100.77mm" svg:x="180.64mm" svg:y="29.64mm">
            <draw:object draw:notify-on-update-of-ranges="'店舗別レビュー数分布（全体）'.F6:'店舗別レビュー数分布（全体）'.F14 '店舗別レビュー数分布（全体）'.G5:'店舗別レビュー数分布（全体）'.G5 '店舗別レビュー数分布（全体）'.G6:'店舗別レビュー数分布（全体）'.G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レビューされた数</text:p>
          </table:table-cell>
          <table:table-cell office:value-type="string" calcext:value-type="string">
            <text:p>店舗数</text:p>
          </table:table-cell>
          <table:table-cell table:formula="of:=SUM([.B6:.B469])" office:value-type="float" office:value="58093" calcext:value-type="float">
            <text:p>58093</text:p>
          </table:table-cell>
          <table:table-cell table:number-columns-repeated="2"/>
          <table:table-cell office:value-type="string" calcext:value-type="string">
            <text:p>レビューされた数</text:p>
          </table:table-cell>
          <table:table-cell office:value-type="string" calcext:value-type="string">
            <text:p>店舗数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78" calcext:value-type="float">
            <text:p>19078</text:p>
          </table:table-cell>
          <table:table-cell table:style-name="ce2" table:formula="of:=[.B6]/58093" office:value-type="percentage" office:value="0.328404454925723" calcext:value-type="percentage">
            <text:p>32.84%</text:p>
          </table:table-cell>
          <table:table-cell table:style-name="ce2" table:formula="of:=[.D5]+[.C6]" office:value-type="percentage" office:value="0.328404454925723" calcext:value-type="percentage">
            <text:p>32.84%</text:p>
          </table:table-cell>
          <table:table-cell/>
          <table:table-cell table:style-name="ce3" office:value-type="string" calcext:value-type="string">
            <text:p>1件</text:p>
          </table:table-cell>
          <table:table-cell office:value-type="float" office:value="19078" calcext:value-type="float">
            <text:p>19078</text:p>
          </table:table-cell>
          <table:table-cell table:formula="of:=[.H5]+[.G6]" office:value-type="float" office:value="19078" calcext:value-type="float">
            <text:p>190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16" calcext:value-type="float">
            <text:p>8816</text:p>
          </table:table-cell>
          <table:table-cell table:style-name="ce2" table:formula="of:=[.B7]/58093" office:value-type="percentage" office:value="0.151756666035495" calcext:value-type="percentage">
            <text:p>15.18%</text:p>
          </table:table-cell>
          <table:table-cell table:style-name="ce2" table:formula="of:=[.D6]+[.C7]" office:value-type="percentage" office:value="0.480161120961217" calcext:value-type="percentage">
            <text:p>48.02%</text:p>
          </table:table-cell>
          <table:table-cell/>
          <table:table-cell table:style-name="ce3" office:value-type="string" calcext:value-type="string">
            <text:p>2件</text:p>
          </table:table-cell>
          <table:table-cell office:value-type="float" office:value="8816" calcext:value-type="float">
            <text:p>8816</text:p>
          </table:table-cell>
          <table:table-cell table:formula="of:=[.H6]+[.G7]" office:value-type="float" office:value="27894" calcext:value-type="float">
            <text:p>2789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18" calcext:value-type="float">
            <text:p>5418</text:p>
          </table:table-cell>
          <table:table-cell table:style-name="ce2" table:formula="of:=[.B8]/58093" office:value-type="percentage" office:value="0.0932642487046632" calcext:value-type="percentage">
            <text:p>9.33%</text:p>
          </table:table-cell>
          <table:table-cell table:style-name="ce2" table:formula="of:=[.D7]+[.C8]" office:value-type="percentage" office:value="0.573425369665881" calcext:value-type="percentage">
            <text:p>57.34%</text:p>
          </table:table-cell>
          <table:table-cell/>
          <table:table-cell table:style-name="ce3" office:value-type="string" calcext:value-type="string">
            <text:p>3件</text:p>
          </table:table-cell>
          <table:table-cell office:value-type="float" office:value="5418" calcext:value-type="float">
            <text:p>5418</text:p>
          </table:table-cell>
          <table:table-cell table:formula="of:=[.H7]+[.G8]" office:value-type="float" office:value="33312" calcext:value-type="float">
            <text:p>3331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7" calcext:value-type="float">
            <text:p>3597</text:p>
          </table:table-cell>
          <table:table-cell table:style-name="ce2" table:formula="of:=[.B9]/58093" office:value-type="percentage" office:value="0.0619179591344912" calcext:value-type="percentage">
            <text:p>6.19%</text:p>
          </table:table-cell>
          <table:table-cell table:style-name="ce2" table:formula="of:=[.D8]+[.C9]" office:value-type="percentage" office:value="0.635343328800372" calcext:value-type="percentage">
            <text:p>63.53%</text:p>
          </table:table-cell>
          <table:table-cell/>
          <table:table-cell table:style-name="ce3" office:value-type="string" calcext:value-type="string">
            <text:p>4件</text:p>
          </table:table-cell>
          <table:table-cell office:value-type="float" office:value="3597" calcext:value-type="float">
            <text:p>3597</text:p>
          </table:table-cell>
          <table:table-cell table:formula="of:=[.H8]+[.G9]" office:value-type="float" office:value="36909" calcext:value-type="float">
            <text:p>3690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82" calcext:value-type="float">
            <text:p>2682</text:p>
          </table:table-cell>
          <table:table-cell table:style-name="ce2" table:formula="of:=[.B10]/58093" office:value-type="percentage" office:value="0.04616735234882" calcext:value-type="percentage">
            <text:p>4.62%</text:p>
          </table:table-cell>
          <table:table-cell table:style-name="ce2" table:formula="of:=[.D9]+[.C10]" office:value-type="percentage" office:value="0.681510681149192" calcext:value-type="percentage">
            <text:p>68.15%</text:p>
          </table:table-cell>
          <table:table-cell/>
          <table:table-cell table:style-name="ce3" office:value-type="string" calcext:value-type="string">
            <text:p>5件</text:p>
          </table:table-cell>
          <table:table-cell office:value-type="float" office:value="2682" calcext:value-type="float">
            <text:p>2682</text:p>
          </table:table-cell>
          <table:table-cell table:formula="of:=[.H9]+[.G10]" office:value-type="float" office:value="39591" calcext:value-type="float">
            <text:p>3959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60" calcext:value-type="float">
            <text:p>1960</text:p>
          </table:table-cell>
          <table:table-cell table:style-name="ce2" table:formula="of:=[.B11]/58093" office:value-type="percentage" office:value="0.0337390046993614" calcext:value-type="percentage">
            <text:p>3.37%</text:p>
          </table:table-cell>
          <table:table-cell table:style-name="ce2" table:formula="of:=[.D10]+[.C11]" office:value-type="percentage" office:value="0.715249685848553" calcext:value-type="percentage">
            <text:p>71.52%</text:p>
          </table:table-cell>
          <table:table-cell/>
          <table:table-cell table:style-name="ce3" office:value-type="string" calcext:value-type="string">
            <text:p>6件~10件</text:p>
          </table:table-cell>
          <table:table-cell table:formula="of:=SUM([.B11:.B15])" office:value-type="float" office:value="6896" calcext:value-type="float">
            <text:p>6896</text:p>
          </table:table-cell>
          <table:table-cell table:formula="of:=[.H10]+[.G11]" office:value-type="float" office:value="46487" calcext:value-type="float">
            <text:p>4648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32" calcext:value-type="float">
            <text:p>1632</text:p>
          </table:table-cell>
          <table:table-cell table:style-name="ce2" table:formula="of:=[.B12]/58093" office:value-type="percentage" office:value="0.0280928855455907" calcext:value-type="percentage">
            <text:p>2.81%</text:p>
          </table:table-cell>
          <table:table-cell table:style-name="ce2" table:formula="of:=[.D11]+[.C12]" office:value-type="percentage" office:value="0.743342571394144" calcext:value-type="percentage">
            <text:p>74.33%</text:p>
          </table:table-cell>
          <table:table-cell/>
          <table:table-cell office:value-type="string" calcext:value-type="string">
            <text:p>11件～50件</text:p>
          </table:table-cell>
          <table:table-cell table:formula="of:=SUM([.B16:.B55])" office:value-type="float" office:value="8885" calcext:value-type="float">
            <text:p>8885</text:p>
          </table:table-cell>
          <table:table-cell table:formula="of:=[.H11]+[.G12]" office:value-type="float" office:value="55372" calcext:value-type="float">
            <text:p>5537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5" calcext:value-type="float">
            <text:p>1255</text:p>
          </table:table-cell>
          <table:table-cell table:style-name="ce2" table:formula="of:=[.B13]/58093" office:value-type="percentage" office:value="0.021603291274336" calcext:value-type="percentage">
            <text:p>2.16%</text:p>
          </table:table-cell>
          <table:table-cell table:style-name="ce2" table:formula="of:=[.D12]+[.C13]" office:value-type="percentage" office:value="0.76494586266848" calcext:value-type="percentage">
            <text:p>76.49%</text:p>
          </table:table-cell>
          <table:table-cell/>
          <table:table-cell office:value-type="string" calcext:value-type="string">
            <text:p>51件～100件</text:p>
          </table:table-cell>
          <table:table-cell table:formula="of:=SUM([.B56:.B105])" office:value-type="float" office:value="1563" calcext:value-type="float">
            <text:p>1563</text:p>
          </table:table-cell>
          <table:table-cell table:formula="of:=[.H12]+[.G13]" office:value-type="float" office:value="56935" calcext:value-type="float">
            <text:p>5693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3" calcext:value-type="float">
            <text:p>1113</text:p>
          </table:table-cell>
          <table:table-cell table:style-name="ce2" table:formula="of:=[.B14]/58093" office:value-type="percentage" office:value="0.0191589348114231" calcext:value-type="percentage">
            <text:p>1.92%</text:p>
          </table:table-cell>
          <table:table-cell table:style-name="ce2" table:formula="of:=[.D13]+[.C14]" office:value-type="percentage" office:value="0.784104797479903" calcext:value-type="percentage">
            <text:p>78.41%</text:p>
          </table:table-cell>
          <table:table-cell/>
          <table:table-cell office:value-type="string" calcext:value-type="string">
            <text:p>101件以上</text:p>
          </table:table-cell>
          <table:table-cell table:formula="of:=SUM([.B106:.B469])" office:value-type="float" office:value="1158" calcext:value-type="float">
            <text:p>1158</text:p>
          </table:table-cell>
          <table:table-cell table:formula="of:=[.H13]+[.G14]" office:value-type="float" office:value="58093" calcext:value-type="float">
            <text:p>5809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6" calcext:value-type="float">
            <text:p>936</text:p>
          </table:table-cell>
          <table:table-cell table:style-name="ce2" table:formula="of:=[.B15]/58093" office:value-type="percentage" office:value="0.0161120961217358" calcext:value-type="percentage">
            <text:p>1.61%</text:p>
          </table:table-cell>
          <table:table-cell table:style-name="ce2" table:formula="of:=[.D14]+[.C15]" office:value-type="percentage" office:value="0.800216893601639" calcext:value-type="percentage">
            <text:p>80.02%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0" calcext:value-type="float">
            <text:p>790</text:p>
          </table:table-cell>
          <table:table-cell table:style-name="ce2" table:formula="of:=[.B16]/58093" office:value-type="percentage" office:value="0.0135988845471916" calcext:value-type="percentage">
            <text:p>1.36%</text:p>
          </table:table-cell>
          <table:table-cell table:style-name="ce2" table:formula="of:=[.D15]+[.C16]" office:value-type="percentage" office:value="0.81381577814883" calcext:value-type="percentage">
            <text:p>81.38%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7" calcext:value-type="float">
            <text:p>707</text:p>
          </table:table-cell>
          <table:table-cell table:style-name="ce2" table:formula="of:=[.B17]/58093" office:value-type="percentage" office:value="0.0121701409808411" calcext:value-type="percentage">
            <text:p>1.22%</text:p>
          </table:table-cell>
          <table:table-cell table:style-name="ce2" table:formula="of:=[.D16]+[.C17]" office:value-type="percentage" office:value="0.825985919129671" calcext:value-type="percentage">
            <text:p>82.60%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9" calcext:value-type="float">
            <text:p>639</text:p>
          </table:table-cell>
          <table:table-cell table:style-name="ce2" table:formula="of:=[.B18]/58093" office:value-type="percentage" office:value="0.0109996040831081" calcext:value-type="percentage">
            <text:p>1.10%</text:p>
          </table:table-cell>
          <table:table-cell table:style-name="ce2" table:formula="of:=[.D17]+[.C18]" office:value-type="percentage" office:value="0.83698552321278" calcext:value-type="percentage">
            <text:p>83.70%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4" calcext:value-type="float">
            <text:p>544</text:p>
          </table:table-cell>
          <table:table-cell table:style-name="ce2" table:formula="of:=[.B19]/58093" office:value-type="percentage" office:value="0.00936429518186356" calcext:value-type="percentage">
            <text:p>0.94%</text:p>
          </table:table-cell>
          <table:table-cell table:style-name="ce2" table:formula="of:=[.D18]+[.C19]" office:value-type="percentage" office:value="0.846349818394643" calcext:value-type="percentage">
            <text:p>84.63%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7" calcext:value-type="float">
            <text:p>507</text:p>
          </table:table-cell>
          <table:table-cell table:style-name="ce2" table:formula="of:=[.B20]/58093" office:value-type="percentage" office:value="0.00872738539927358" calcext:value-type="percentage">
            <text:p>0.87%</text:p>
          </table:table-cell>
          <table:table-cell table:style-name="ce2" table:formula="of:=[.D19]+[.C20]" office:value-type="percentage" office:value="0.855077203793917" calcext:value-type="percentage">
            <text:p>85.51%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9" calcext:value-type="float">
            <text:p>429</text:p>
          </table:table-cell>
          <table:table-cell table:style-name="ce2" table:formula="of:=[.B21]/58093" office:value-type="percentage" office:value="0.00738471072246226" calcext:value-type="percentage">
            <text:p>0.74%</text:p>
          </table:table-cell>
          <table:table-cell table:style-name="ce2" table:formula="of:=[.D20]+[.C21]" office:value-type="percentage" office:value="0.862461914516379" calcext:value-type="percentage">
            <text:p>86.25%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8" calcext:value-type="float">
            <text:p>348</text:p>
          </table:table-cell>
          <table:table-cell table:style-name="ce2" table:formula="of:=[.B22]/58093" office:value-type="percentage" office:value="0.00599039471192743" calcext:value-type="percentage">
            <text:p>0.60%</text:p>
          </table:table-cell>
          <table:table-cell table:style-name="ce2" table:formula="of:=[.D21]+[.C22]" office:value-type="percentage" office:value="0.868452309228306" calcext:value-type="percentage">
            <text:p>86.85%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3" calcext:value-type="float">
            <text:p>353</text:p>
          </table:table-cell>
          <table:table-cell table:style-name="ce2" table:formula="of:=[.B23]/58093" office:value-type="percentage" office:value="0.00607646360146661" calcext:value-type="percentage">
            <text:p>0.61%</text:p>
          </table:table-cell>
          <table:table-cell table:style-name="ce2" table:formula="of:=[.D22]+[.C23]" office:value-type="percentage" office:value="0.874528772829773" calcext:value-type="percentage">
            <text:p>87.45%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7" calcext:value-type="float">
            <text:p>367</text:p>
          </table:table-cell>
          <table:table-cell table:style-name="ce2" table:formula="of:=[.B24]/58093" office:value-type="percentage" office:value="0.00631745649217634" calcext:value-type="percentage">
            <text:p>0.63%</text:p>
          </table:table-cell>
          <table:table-cell table:style-name="ce2" table:formula="of:=[.D23]+[.C24]" office:value-type="percentage" office:value="0.880846229321949" calcext:value-type="percentage">
            <text:p>88.08%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7" calcext:value-type="float">
            <text:p>297</text:p>
          </table:table-cell>
          <table:table-cell table:style-name="ce2" table:formula="of:=[.B25]/58093" office:value-type="percentage" office:value="0.00511249203862772" calcext:value-type="percentage">
            <text:p>0.51%</text:p>
          </table:table-cell>
          <table:table-cell table:style-name="ce2" table:formula="of:=[.D24]+[.C25]" office:value-type="percentage" office:value="0.885958721360577" calcext:value-type="percentage">
            <text:p>88.60%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0" calcext:value-type="float">
            <text:p>290</text:p>
          </table:table-cell>
          <table:table-cell table:style-name="ce2" table:formula="of:=[.B26]/58093" office:value-type="percentage" office:value="0.00499199559327286" calcext:value-type="percentage">
            <text:p>0.50%</text:p>
          </table:table-cell>
          <table:table-cell table:style-name="ce2" table:formula="of:=[.D25]+[.C26]" office:value-type="percentage" office:value="0.89095071695385" calcext:value-type="percentage">
            <text:p>89.10%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0" calcext:value-type="float">
            <text:p>260</text:p>
          </table:table-cell>
          <table:table-cell table:style-name="ce2" table:formula="of:=[.B27]/58093" office:value-type="percentage" office:value="0.00447558225603773" calcext:value-type="percentage">
            <text:p>0.45%</text:p>
          </table:table-cell>
          <table:table-cell table:style-name="ce2" table:formula="of:=[.D26]+[.C27]" office:value-type="percentage" office:value="0.895426299209888" calcext:value-type="percentage">
            <text:p>89.54%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table:style-name="ce2" table:formula="of:=[.B28]/58093" office:value-type="percentage" office:value="0.00397638269671045" calcext:value-type="percentage">
            <text:p>0.40%</text:p>
          </table:table-cell>
          <table:table-cell table:style-name="ce2" table:formula="of:=[.D27]+[.C28]" office:value-type="percentage" office:value="0.899402681906598" calcext:value-type="percentage">
            <text:p>89.94%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6" calcext:value-type="float">
            <text:p>216</text:p>
          </table:table-cell>
          <table:table-cell table:style-name="ce2" table:formula="of:=[.B29]/58093" office:value-type="percentage" office:value="0.00371817602809288" calcext:value-type="percentage">
            <text:p>0.37%</text:p>
          </table:table-cell>
          <table:table-cell table:style-name="ce2" table:formula="of:=[.D28]+[.C29]" office:value-type="percentage" office:value="0.903120857934691" calcext:value-type="percentage">
            <text:p>90.31%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97" calcext:value-type="float">
            <text:p>197</text:p>
          </table:table-cell>
          <table:table-cell table:style-name="ce2" table:formula="of:=[.B30]/58093" office:value-type="percentage" office:value="0.00339111424784397" calcext:value-type="percentage">
            <text:p>0.34%</text:p>
          </table:table-cell>
          <table:table-cell table:style-name="ce2" table:formula="of:=[.D29]+[.C30]" office:value-type="percentage" office:value="0.906511972182535" calcext:value-type="percentage">
            <text:p>90.65%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style-name="ce2" table:formula="of:=[.B31]/58093" office:value-type="percentage" office:value="0.0029435560222402" calcext:value-type="percentage">
            <text:p>0.29%</text:p>
          </table:table-cell>
          <table:table-cell table:style-name="ce2" table:formula="of:=[.D30]+[.C31]" office:value-type="percentage" office:value="0.909455528204775" calcext:value-type="percentage">
            <text:p>90.95%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75" calcext:value-type="float">
            <text:p>175</text:p>
          </table:table-cell>
          <table:table-cell table:style-name="ce2" table:formula="of:=[.B32]/58093" office:value-type="percentage" office:value="0.00301241113387155" calcext:value-type="percentage">
            <text:p>0.30%</text:p>
          </table:table-cell>
          <table:table-cell table:style-name="ce2" table:formula="of:=[.D31]+[.C32]" office:value-type="percentage" office:value="0.912467939338647" calcext:value-type="percentage">
            <text:p>91.25%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table:style-name="ce2" table:formula="of:=[.B33]/58093" office:value-type="percentage" office:value="0.00289191468851669" calcext:value-type="percentage">
            <text:p>0.29%</text:p>
          </table:table-cell>
          <table:table-cell table:style-name="ce2" table:formula="of:=[.D32]+[.C33]" office:value-type="percentage" office:value="0.915359854027163" calcext:value-type="percentage">
            <text:p>91.54%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9" calcext:value-type="float">
            <text:p>139</text:p>
          </table:table-cell>
          <table:table-cell table:style-name="ce2" table:formula="of:=[.B34]/58093" office:value-type="percentage" office:value="0.0023927151291894" calcext:value-type="percentage">
            <text:p>0.24%</text:p>
          </table:table-cell>
          <table:table-cell table:style-name="ce2" table:formula="of:=[.D33]+[.C34]" office:value-type="percentage" office:value="0.917752569156353" calcext:value-type="percentage">
            <text:p>91.78%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table:style-name="ce2" table:formula="of:=[.B35]/58093" office:value-type="percentage" office:value="0.00273699068734615" calcext:value-type="percentage">
            <text:p>0.27%</text:p>
          </table:table-cell>
          <table:table-cell table:style-name="ce2" table:formula="of:=[.D34]+[.C35]" office:value-type="percentage" office:value="0.920489559843699" calcext:value-type="percentage">
            <text:p>92.05%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table:style-name="ce2" table:formula="of:=[.B36]/58093" office:value-type="percentage" office:value="0.00251321157454427" calcext:value-type="percentage">
            <text:p>0.25%</text:p>
          </table:table-cell>
          <table:table-cell table:style-name="ce2" table:formula="of:=[.D35]+[.C36]" office:value-type="percentage" office:value="0.923002771418243" calcext:value-type="percentage">
            <text:p>92.30%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8" calcext:value-type="float">
            <text:p>148</text:p>
          </table:table-cell>
          <table:table-cell table:style-name="ce2" table:formula="of:=[.B37]/58093" office:value-type="percentage" office:value="0.00254763913035994" calcext:value-type="percentage">
            <text:p>0.25%</text:p>
          </table:table-cell>
          <table:table-cell table:style-name="ce2" table:formula="of:=[.D36]+[.C37]" office:value-type="percentage" office:value="0.925550410548603" calcext:value-type="percentage">
            <text:p>92.56%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table:style-name="ce2" table:formula="of:=[.B38]/58093" office:value-type="percentage" office:value="0.0022550049059267" calcext:value-type="percentage">
            <text:p>0.23%</text:p>
          </table:table-cell>
          <table:table-cell table:style-name="ce2" table:formula="of:=[.D37]+[.C38]" office:value-type="percentage" office:value="0.92780541545453" calcext:value-type="percentage">
            <text:p>92.78%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table:style-name="ce2" table:formula="of:=[.B39]/58093" office:value-type="percentage" office:value="0.00213450846057184" calcext:value-type="percentage">
            <text:p>0.21%</text:p>
          </table:table-cell>
          <table:table-cell table:style-name="ce2" table:formula="of:=[.D38]+[.C39]" office:value-type="percentage" office:value="0.929939923915102" calcext:value-type="percentage">
            <text:p>92.99%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table:style-name="ce2" table:formula="of:=[.B40]/58093" office:value-type="percentage" office:value="0.00220336357220319" calcext:value-type="percentage">
            <text:p>0.22%</text:p>
          </table:table-cell>
          <table:table-cell table:style-name="ce2" table:formula="of:=[.D39]+[.C40]" office:value-type="percentage" office:value="0.932143287487305" calcext:value-type="percentage">
            <text:p>93.21%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table:style-name="ce2" table:formula="of:=[.B41]/58093" office:value-type="percentage" office:value="0.00179023290241509" calcext:value-type="percentage">
            <text:p>0.18%</text:p>
          </table:table-cell>
          <table:table-cell table:style-name="ce2" table:formula="of:=[.D40]+[.C41]" office:value-type="percentage" office:value="0.93393352038972" calcext:value-type="percentage">
            <text:p>93.39%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table:style-name="ce2" table:formula="of:=[.B42]/58093" office:value-type="percentage" office:value="0.00184187423613861" calcext:value-type="percentage">
            <text:p>0.18%</text:p>
          </table:table-cell>
          <table:table-cell table:style-name="ce2" table:formula="of:=[.D41]+[.C42]" office:value-type="percentage" office:value="0.935775394625858" calcext:value-type="percentage">
            <text:p>93.58%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table:style-name="ce2" table:formula="of:=[.B43]/58093" office:value-type="percentage" office:value="0.00146317112216618" calcext:value-type="percentage">
            <text:p>0.15%</text:p>
          </table:table-cell>
          <table:table-cell table:style-name="ce2" table:formula="of:=[.D42]+[.C43]" office:value-type="percentage" office:value="0.937238565748025" calcext:value-type="percentage">
            <text:p>93.72%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table:style-name="ce2" table:formula="of:=[.B44]/58093" office:value-type="percentage" office:value="0.00168695023496807" calcext:value-type="percentage">
            <text:p>0.17%</text:p>
          </table:table-cell>
          <table:table-cell table:style-name="ce2" table:formula="of:=[.D43]+[.C44]" office:value-type="percentage" office:value="0.938925515982993" calcext:value-type="percentage">
            <text:p>93.89%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table:style-name="ce2" table:formula="of:=[.B45]/58093" office:value-type="percentage" office:value="0.00130824712099565" calcext:value-type="percentage">
            <text:p>0.13%</text:p>
          </table:table-cell>
          <table:table-cell table:style-name="ce2" table:formula="of:=[.D44]+[.C45]" office:value-type="percentage" office:value="0.940233763103988" calcext:value-type="percentage">
            <text:p>94.02%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table:style-name="ce2" table:formula="of:=[.B46]/58093" office:value-type="percentage" office:value="0.00158366756752104" calcext:value-type="percentage">
            <text:p>0.16%</text:p>
          </table:table-cell>
          <table:table-cell table:style-name="ce2" table:formula="of:=[.D45]+[.C46]" office:value-type="percentage" office:value="0.941817430671509" calcext:value-type="percentage">
            <text:p>94.18%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2" table:formula="of:=[.B47]/58093" office:value-type="percentage" office:value="0.00146317112216618" calcext:value-type="percentage">
            <text:p>0.15%</text:p>
          </table:table-cell>
          <table:table-cell table:style-name="ce2" table:formula="of:=[.D46]+[.C47]" office:value-type="percentage" office:value="0.943280601793676" calcext:value-type="percentage">
            <text:p>94.33%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 table:style-name="ce2" table:formula="of:=[.B48]/58093" office:value-type="percentage" office:value="0.00144595734425834" calcext:value-type="percentage">
            <text:p>0.14%</text:p>
          </table:table-cell>
          <table:table-cell table:style-name="ce2" table:formula="of:=[.D47]+[.C48]" office:value-type="percentage" office:value="0.944726559137934" calcext:value-type="percentage">
            <text:p>94.47%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table:style-name="ce2" table:formula="of:=[.B49]/58093" office:value-type="percentage" office:value="0.00117053689773295" calcext:value-type="percentage">
            <text:p>0.12%</text:p>
          </table:table-cell>
          <table:table-cell table:style-name="ce2" table:formula="of:=[.D48]+[.C49]" office:value-type="percentage" office:value="0.945897096035667" calcext:value-type="percentage">
            <text:p>94.59%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table:style-name="ce2" table:formula="of:=[.B50]/58093" office:value-type="percentage" office:value="0.00122217823145646" calcext:value-type="percentage">
            <text:p>0.12%</text:p>
          </table:table-cell>
          <table:table-cell table:style-name="ce2" table:formula="of:=[.D49]+[.C50]" office:value-type="percentage" office:value="0.947119274267123" calcext:value-type="percentage">
            <text:p>94.71%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83" calcext:value-type="float">
            <text:p>83</text:p>
          </table:table-cell>
          <table:table-cell table:style-name="ce2" table:formula="of:=[.B51]/58093" office:value-type="percentage" office:value="0.00142874356635051" calcext:value-type="percentage">
            <text:p>0.14%</text:p>
          </table:table-cell>
          <table:table-cell table:style-name="ce2" table:formula="of:=[.D50]+[.C51]" office:value-type="percentage" office:value="0.948548017833474" calcext:value-type="percentage">
            <text:p>94.85%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style-name="ce2" table:formula="of:=[.B52]/58093" office:value-type="percentage" office:value="0.00113610934191727" calcext:value-type="percentage">
            <text:p>0.11%</text:p>
          </table:table-cell>
          <table:table-cell table:style-name="ce2" table:formula="of:=[.D51]+[.C52]" office:value-type="percentage" office:value="0.949684127175391" calcext:value-type="percentage">
            <text:p>94.97%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style-name="ce2" table:formula="of:=[.B53]/58093" office:value-type="percentage" office:value="0.00139431601053483" calcext:value-type="percentage">
            <text:p>0.14%</text:p>
          </table:table-cell>
          <table:table-cell table:style-name="ce2" table:formula="of:=[.D52]+[.C53]" office:value-type="percentage" office:value="0.951078443185926" calcext:value-type="percentage">
            <text:p>95.11%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style-name="ce2" table:formula="of:=[.B54]/58093" office:value-type="percentage" office:value="0.00101561289656241" calcext:value-type="percentage">
            <text:p>0.10%</text:p>
          </table:table-cell>
          <table:table-cell table:style-name="ce2" table:formula="of:=[.D53]+[.C54]" office:value-type="percentage" office:value="0.952094056082488" calcext:value-type="percentage">
            <text:p>95.21%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style-name="ce2" table:formula="of:=[.B55]/58093" office:value-type="percentage" office:value="0.00106725423028592" calcext:value-type="percentage">
            <text:p>0.11%</text:p>
          </table:table-cell>
          <table:table-cell table:style-name="ce2" table:formula="of:=[.D54]+[.C55]" office:value-type="percentage" office:value="0.953161310312774" calcext:value-type="percentage">
            <text:p>95.32%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style-name="ce2" table:formula="of:=[.B56]/58093" office:value-type="percentage" office:value="0.00115332311982511" calcext:value-type="percentage">
            <text:p>0.12%</text:p>
          </table:table-cell>
          <table:table-cell table:style-name="ce2" table:formula="of:=[.D55]+[.C56]" office:value-type="percentage" office:value="0.954314633432599" calcext:value-type="percentage">
            <text:p>95.43%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style-name="ce2" table:formula="of:=[.B57]/58093" office:value-type="percentage" office:value="0.000860688895391872" calcext:value-type="percentage">
            <text:p>0.09%</text:p>
          </table:table-cell>
          <table:table-cell table:style-name="ce2" table:formula="of:=[.D56]+[.C57]" office:value-type="percentage" office:value="0.955175322327991" calcext:value-type="percentage">
            <text:p>95.52%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style-name="ce2" table:formula="of:=[.B58]/58093" office:value-type="percentage" office:value="0.000843475117484034" calcext:value-type="percentage">
            <text:p>0.08%</text:p>
          </table:table-cell>
          <table:table-cell table:style-name="ce2" table:formula="of:=[.D57]+[.C58]" office:value-type="percentage" office:value="0.956018797445475" calcext:value-type="percentage">
            <text:p>95.60%</text:p>
          </table:table-cell>
          <table:table-cell table:number-columns-repeated="1020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2" table:formula="of:=[.B59]/58093" office:value-type="percentage" office:value="0.0011016817861016" calcext:value-type="percentage">
            <text:p>0.11%</text:p>
          </table:table-cell>
          <table:table-cell table:style-name="ce2" table:formula="of:=[.D58]+[.C59]" office:value-type="percentage" office:value="0.957120479231577" calcext:value-type="percentage">
            <text:p>95.71%</text:p>
          </table:table-cell>
          <table:table-cell table:number-columns-repeated="102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2" table:formula="of:=[.B60]/58093" office:value-type="percentage" office:value="0.000895116451207547" calcext:value-type="percentage">
            <text:p>0.09%</text:p>
          </table:table-cell>
          <table:table-cell table:style-name="ce2" table:formula="of:=[.D59]+[.C60]" office:value-type="percentage" office:value="0.958015595682785" calcext:value-type="percentage">
            <text:p>95.80%</text:p>
          </table:table-cell>
          <table:table-cell table:number-columns-repeated="102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style-name="ce2" table:formula="of:=[.B61]/58093" office:value-type="percentage" office:value="0.000757406227944847" calcext:value-type="percentage">
            <text:p>0.08%</text:p>
          </table:table-cell>
          <table:table-cell table:style-name="ce2" table:formula="of:=[.D60]+[.C61]" office:value-type="percentage" office:value="0.958773001910729" calcext:value-type="percentage">
            <text:p>95.88%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style-name="ce2" table:formula="of:=[.B62]/58093" office:value-type="percentage" office:value="0.000688551116313497" calcext:value-type="percentage">
            <text:p>0.07%</text:p>
          </table:table-cell>
          <table:table-cell table:style-name="ce2" table:formula="of:=[.D61]+[.C62]" office:value-type="percentage" office:value="0.959461553027043" calcext:value-type="percentage">
            <text:p>95.95%</text:p>
          </table:table-cell>
          <table:table-cell table:number-columns-repeated="1020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style-name="ce2" table:formula="of:=[.B63]/58093" office:value-type="percentage" office:value="0.000809047561668359" calcext:value-type="percentage">
            <text:p>0.08%</text:p>
          </table:table-cell>
          <table:table-cell table:style-name="ce2" table:formula="of:=[.D62]+[.C63]" office:value-type="percentage" office:value="0.960270600588711" calcext:value-type="percentage">
            <text:p>96.03%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style-name="ce2" table:formula="of:=[.B64]/58093" office:value-type="percentage" office:value="0.000946757784931059" calcext:value-type="percentage">
            <text:p>0.09%</text:p>
          </table:table-cell>
          <table:table-cell table:style-name="ce2" table:formula="of:=[.D63]+[.C64]" office:value-type="percentage" office:value="0.961217358373642" calcext:value-type="percentage">
            <text:p>96.12%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table:style-name="ce2" table:formula="of:=[.B65]/58093" office:value-type="percentage" office:value="0.000636909782589985" calcext:value-type="percentage">
            <text:p>0.06%</text:p>
          </table:table-cell>
          <table:table-cell table:style-name="ce2" table:formula="of:=[.D64]+[.C65]" office:value-type="percentage" office:value="0.961854268156232" calcext:value-type="percentage">
            <text:p>96.19%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style-name="ce2" table:formula="of:=[.B66]/58093" office:value-type="percentage" office:value="0.000791833783760522" calcext:value-type="percentage">
            <text:p>0.08%</text:p>
          </table:table-cell>
          <table:table-cell table:style-name="ce2" table:formula="of:=[.D65]+[.C66]" office:value-type="percentage" office:value="0.962646101939993" calcext:value-type="percentage">
            <text:p>96.26%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style-name="ce2" table:formula="of:=[.B67]/58093" office:value-type="percentage" office:value="0.000860688895391872" calcext:value-type="percentage">
            <text:p>0.09%</text:p>
          </table:table-cell>
          <table:table-cell table:style-name="ce2" table:formula="of:=[.D66]+[.C67]" office:value-type="percentage" office:value="0.963506790835385" calcext:value-type="percentage">
            <text:p>96.35%</text:p>
          </table:table-cell>
          <table:table-cell table:number-columns-repeated="102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style-name="ce2" table:formula="of:=[.B68]/58093" office:value-type="percentage" office:value="0.000705764894221335" calcext:value-type="percentage">
            <text:p>0.07%</text:p>
          </table:table-cell>
          <table:table-cell table:style-name="ce2" table:formula="of:=[.D67]+[.C68]" office:value-type="percentage" office:value="0.964212555729606" calcext:value-type="percentage">
            <text:p>96.42%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style-name="ce2" table:formula="of:=[.B69]/58093" office:value-type="percentage" office:value="0.000550840893050798" calcext:value-type="percentage">
            <text:p>0.06%</text:p>
          </table:table-cell>
          <table:table-cell table:style-name="ce2" table:formula="of:=[.D68]+[.C69]" office:value-type="percentage" office:value="0.964763396622657" calcext:value-type="percentage">
            <text:p>96.48%</text:p>
          </table:table-cell>
          <table:table-cell table:number-columns-repeated="1020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style-name="ce2" table:formula="of:=[.B70]/58093" office:value-type="percentage" office:value="0.000516413337235123" calcext:value-type="percentage">
            <text:p>0.05%</text:p>
          </table:table-cell>
          <table:table-cell table:style-name="ce2" table:formula="of:=[.D69]+[.C70]" office:value-type="percentage" office:value="0.965279809959892" calcext:value-type="percentage">
            <text:p>96.53%</text:p>
          </table:table-cell>
          <table:table-cell table:number-columns-repeated="1020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style-name="ce2" table:formula="of:=[.B71]/58093" office:value-type="percentage" office:value="0.000705764894221335" calcext:value-type="percentage">
            <text:p>0.07%</text:p>
          </table:table-cell>
          <table:table-cell table:style-name="ce2" table:formula="of:=[.D70]+[.C71]" office:value-type="percentage" office:value="0.965985574854113" calcext:value-type="percentage">
            <text:p>96.60%</text:p>
          </table:table-cell>
          <table:table-cell table:number-columns-repeated="1020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style-name="ce2" table:formula="of:=[.B72]/58093" office:value-type="percentage" office:value="0.00067133733840566" calcext:value-type="percentage">
            <text:p>0.07%</text:p>
          </table:table-cell>
          <table:table-cell table:style-name="ce2" table:formula="of:=[.D71]+[.C72]" office:value-type="percentage" office:value="0.966656912192519" calcext:value-type="percentage">
            <text:p>96.67%</text:p>
          </table:table-cell>
          <table:table-cell table:number-columns-repeated="1020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table:style-name="ce2" table:formula="of:=[.B73]/58093" office:value-type="percentage" office:value="0.000688551116313497" calcext:value-type="percentage">
            <text:p>0.07%</text:p>
          </table:table-cell>
          <table:table-cell table:style-name="ce2" table:formula="of:=[.D72]+[.C73]" office:value-type="percentage" office:value="0.967345463308832" calcext:value-type="percentage">
            <text:p>96.73%</text:p>
          </table:table-cell>
          <table:table-cell table:number-columns-repeated="1020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table:style-name="ce2" table:formula="of:=[.B74]/58093" office:value-type="percentage" office:value="0.000447558225603773" calcext:value-type="percentage">
            <text:p>0.04%</text:p>
          </table:table-cell>
          <table:table-cell table:style-name="ce2" table:formula="of:=[.D73]+[.C74]" office:value-type="percentage" office:value="0.967793021534436" calcext:value-type="percentage">
            <text:p>96.78%</text:p>
          </table:table-cell>
          <table:table-cell table:number-columns-repeated="102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style-name="ce2" table:formula="of:=[.B75]/58093" office:value-type="percentage" office:value="0.00067133733840566" calcext:value-type="percentage">
            <text:p>0.07%</text:p>
          </table:table-cell>
          <table:table-cell table:style-name="ce2" table:formula="of:=[.D74]+[.C75]" office:value-type="percentage" office:value="0.968464358872842" calcext:value-type="percentage">
            <text:p>96.85%</text:p>
          </table:table-cell>
          <table:table-cell table:number-columns-repeated="1020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style-name="ce2" table:formula="of:=[.B76]/58093" office:value-type="percentage" office:value="0.000430344447695936" calcext:value-type="percentage">
            <text:p>0.04%</text:p>
          </table:table-cell>
          <table:table-cell table:style-name="ce2" table:formula="of:=[.D75]+[.C76]" office:value-type="percentage" office:value="0.968894703320538" calcext:value-type="percentage">
            <text:p>96.89%</text:p>
          </table:table-cell>
          <table:table-cell table:number-columns-repeated="1020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table:style-name="ce2" table:formula="of:=[.B77]/58093" office:value-type="percentage" office:value="0.00053362711514296" calcext:value-type="percentage">
            <text:p>0.05%</text:p>
          </table:table-cell>
          <table:table-cell table:style-name="ce2" table:formula="of:=[.D76]+[.C77]" office:value-type="percentage" office:value="0.969428330435681" calcext:value-type="percentage">
            <text:p>96.94%</text:p>
          </table:table-cell>
          <table:table-cell table:number-columns-repeated="1020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table:style-name="ce2" table:formula="of:=[.B78]/58093" office:value-type="percentage" office:value="0.000378703113972423" calcext:value-type="percentage">
            <text:p>0.04%</text:p>
          </table:table-cell>
          <table:table-cell table:style-name="ce2" table:formula="of:=[.D77]+[.C78]" office:value-type="percentage" office:value="0.969807033549653" calcext:value-type="percentage">
            <text:p>96.98%</text:p>
          </table:table-cell>
          <table:table-cell table:number-columns-repeated="1020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style-name="ce2" table:formula="of:=[.B79]/58093" office:value-type="percentage" office:value="0.000499199559327286" calcext:value-type="percentage">
            <text:p>0.05%</text:p>
          </table:table-cell>
          <table:table-cell table:style-name="ce2" table:formula="of:=[.D78]+[.C79]" office:value-type="percentage" office:value="0.970306233108981" calcext:value-type="percentage">
            <text:p>97.03%</text:p>
          </table:table-cell>
          <table:table-cell table:number-columns-repeated="102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style-name="ce2" table:formula="of:=[.B80]/58093" office:value-type="percentage" office:value="0.000464772003511611" calcext:value-type="percentage">
            <text:p>0.05%</text:p>
          </table:table-cell>
          <table:table-cell table:style-name="ce2" table:formula="of:=[.D79]+[.C80]" office:value-type="percentage" office:value="0.970771005112492" calcext:value-type="percentage">
            <text:p>97.08%</text:p>
          </table:table-cell>
          <table:table-cell table:number-columns-repeated="1020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table:style-name="ce2" table:formula="of:=[.B81]/58093" office:value-type="percentage" office:value="0.000499199559327286" calcext:value-type="percentage">
            <text:p>0.05%</text:p>
          </table:table-cell>
          <table:table-cell table:style-name="ce2" table:formula="of:=[.D80]+[.C81]" office:value-type="percentage" office:value="0.97127020467182" calcext:value-type="percentage">
            <text:p>97.13%</text:p>
          </table:table-cell>
          <table:table-cell table:number-columns-repeated="102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table:style-name="ce2" table:formula="of:=[.B82]/58093" office:value-type="percentage" office:value="0.000568054670958635" calcext:value-type="percentage">
            <text:p>0.06%</text:p>
          </table:table-cell>
          <table:table-cell table:style-name="ce2" table:formula="of:=[.D81]+[.C82]" office:value-type="percentage" office:value="0.971838259342778" calcext:value-type="percentage">
            <text:p>97.18%</text:p>
          </table:table-cell>
          <table:table-cell table:number-columns-repeated="1020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table:style-name="ce2" table:formula="of:=[.B83]/58093" office:value-type="percentage" office:value="0.000516413337235123" calcext:value-type="percentage">
            <text:p>0.05%</text:p>
          </table:table-cell>
          <table:table-cell table:style-name="ce2" table:formula="of:=[.D82]+[.C83]" office:value-type="percentage" office:value="0.972354672680013" calcext:value-type="percentage">
            <text:p>97.24%</text:p>
          </table:table-cell>
          <table:table-cell table:number-columns-repeated="1020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table:style-name="ce2" table:formula="of:=[.B84]/58093" office:value-type="percentage" office:value="0.000499199559327286" calcext:value-type="percentage">
            <text:p>0.05%</text:p>
          </table:table-cell>
          <table:table-cell table:style-name="ce2" table:formula="of:=[.D83]+[.C84]" office:value-type="percentage" office:value="0.972853872239341" calcext:value-type="percentage">
            <text:p>97.29%</text:p>
          </table:table-cell>
          <table:table-cell table:number-columns-repeated="102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table:formula="of:=[.B85]/58093" office:value-type="percentage" office:value="0.000447558225603773" calcext:value-type="percentage">
            <text:p>0.04%</text:p>
          </table:table-cell>
          <table:table-cell table:style-name="ce2" table:formula="of:=[.D84]+[.C85]" office:value-type="percentage" office:value="0.973301430464944" calcext:value-type="percentage">
            <text:p>97.33%</text:p>
          </table:table-cell>
          <table:table-cell table:number-columns-repeated="1020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style-name="ce2" table:formula="of:=[.B86]/58093" office:value-type="percentage" office:value="0.000395916891880261" calcext:value-type="percentage">
            <text:p>0.04%</text:p>
          </table:table-cell>
          <table:table-cell table:style-name="ce2" table:formula="of:=[.D85]+[.C86]" office:value-type="percentage" office:value="0.973697347356825" calcext:value-type="percentage">
            <text:p>97.37%</text:p>
          </table:table-cell>
          <table:table-cell table:number-columns-repeated="1020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style-name="ce2" table:formula="of:=[.B87]/58093" office:value-type="percentage" office:value="0.000344275558156749" calcext:value-type="percentage">
            <text:p>0.03%</text:p>
          </table:table-cell>
          <table:table-cell table:style-name="ce2" table:formula="of:=[.D86]+[.C87]" office:value-type="percentage" office:value="0.974041622914982" calcext:value-type="percentage">
            <text:p>97.40%</text:p>
          </table:table-cell>
          <table:table-cell table:number-columns-repeated="1020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table:style-name="ce2" table:formula="of:=[.B88]/58093" office:value-type="percentage" office:value="0.000550840893050798" calcext:value-type="percentage">
            <text:p>0.06%</text:p>
          </table:table-cell>
          <table:table-cell table:style-name="ce2" table:formula="of:=[.D87]+[.C88]" office:value-type="percentage" office:value="0.974592463808032" calcext:value-type="percentage">
            <text:p>97.46%</text:p>
          </table:table-cell>
          <table:table-cell table:number-columns-repeated="102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table:style-name="ce2" table:formula="of:=[.B89]/58093" office:value-type="percentage" office:value="0.000378703113972423" calcext:value-type="percentage">
            <text:p>0.04%</text:p>
          </table:table-cell>
          <table:table-cell table:style-name="ce2" table:formula="of:=[.D88]+[.C89]" office:value-type="percentage" office:value="0.974971166922005" calcext:value-type="percentage">
            <text:p>97.50%</text:p>
          </table:table-cell>
          <table:table-cell table:number-columns-repeated="102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style-name="ce2" table:formula="of:=[.B90]/58093" office:value-type="percentage" office:value="0.000275420446525399" calcext:value-type="percentage">
            <text:p>0.03%</text:p>
          </table:table-cell>
          <table:table-cell table:style-name="ce2" table:formula="of:=[.D89]+[.C90]" office:value-type="percentage" office:value="0.97524658736853" calcext:value-type="percentage">
            <text:p>97.52%</text:p>
          </table:table-cell>
          <table:table-cell table:number-columns-repeated="102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table:style-name="ce2" table:formula="of:=[.B91]/58093" office:value-type="percentage" office:value="0.000447558225603773" calcext:value-type="percentage">
            <text:p>0.04%</text:p>
          </table:table-cell>
          <table:table-cell table:style-name="ce2" table:formula="of:=[.D90]+[.C91]" office:value-type="percentage" office:value="0.975694145594134" calcext:value-type="percentage">
            <text:p>97.57%</text:p>
          </table:table-cell>
          <table:table-cell table:number-columns-repeated="102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22" calcext:value-type="float">
            <text:p>22</text:p>
          </table:table-cell>
          <table:table-cell table:style-name="ce2" table:formula="of:=[.B92]/58093" office:value-type="percentage" office:value="0.000378703113972423" calcext:value-type="percentage">
            <text:p>0.04%</text:p>
          </table:table-cell>
          <table:table-cell table:style-name="ce2" table:formula="of:=[.D91]+[.C92]" office:value-type="percentage" office:value="0.976072848708106" calcext:value-type="percentage">
            <text:p>97.61%</text:p>
          </table:table-cell>
          <table:table-cell table:number-columns-repeated="102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style-name="ce2" table:formula="of:=[.B93]/58093" office:value-type="percentage" office:value="0.000464772003511611" calcext:value-type="percentage">
            <text:p>0.05%</text:p>
          </table:table-cell>
          <table:table-cell table:style-name="ce2" table:formula="of:=[.D92]+[.C93]" office:value-type="percentage" office:value="0.976537620711618" calcext:value-type="percentage">
            <text:p>97.65%</text:p>
          </table:table-cell>
          <table:table-cell table:number-columns-repeated="102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table:style-name="ce2" table:formula="of:=[.B94]/58093" office:value-type="percentage" office:value="0.000447558225603773" calcext:value-type="percentage">
            <text:p>0.04%</text:p>
          </table:table-cell>
          <table:table-cell table:style-name="ce2" table:formula="of:=[.D93]+[.C94]" office:value-type="percentage" office:value="0.976985178937222" calcext:value-type="percentage">
            <text:p>97.70%</text:p>
          </table:table-cell>
          <table:table-cell table:number-columns-repeated="102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style-name="ce2" table:formula="of:=[.B95]/58093" office:value-type="percentage" office:value="0.000189351556986212" calcext:value-type="percentage">
            <text:p>0.02%</text:p>
          </table:table-cell>
          <table:table-cell table:style-name="ce2" table:formula="of:=[.D94]+[.C95]" office:value-type="percentage" office:value="0.977174530494208" calcext:value-type="percentage">
            <text:p>97.72%</text:p>
          </table:table-cell>
          <table:table-cell table:number-columns-repeated="102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style-name="ce2" table:formula="of:=[.B96]/58093" office:value-type="percentage" office:value="0.000258206668617562" calcext:value-type="percentage">
            <text:p>0.03%</text:p>
          </table:table-cell>
          <table:table-cell table:style-name="ce2" table:formula="of:=[.D95]+[.C96]" office:value-type="percentage" office:value="0.977432737162826" calcext:value-type="percentage">
            <text:p>97.74%</text:p>
          </table:table-cell>
          <table:table-cell table:number-columns-repeated="102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table:style-name="ce2" table:formula="of:=[.B97]/58093" office:value-type="percentage" office:value="0.000378703113972423" calcext:value-type="percentage">
            <text:p>0.04%</text:p>
          </table:table-cell>
          <table:table-cell table:style-name="ce2" table:formula="of:=[.D96]+[.C97]" office:value-type="percentage" office:value="0.977811440276798" calcext:value-type="percentage">
            <text:p>97.78%</text:p>
          </table:table-cell>
          <table:table-cell table:number-columns-repeated="102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style-name="ce2" table:formula="of:=[.B98]/58093" office:value-type="percentage" office:value="0.000361489336064586" calcext:value-type="percentage">
            <text:p>0.04%</text:p>
          </table:table-cell>
          <table:table-cell table:style-name="ce2" table:formula="of:=[.D97]+[.C98]" office:value-type="percentage" office:value="0.978172929612863" calcext:value-type="percentage">
            <text:p>97.82%</text:p>
          </table:table-cell>
          <table:table-cell table:number-columns-repeated="102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table:style-name="ce2" table:formula="of:=[.B99]/58093" office:value-type="percentage" office:value="0.000240992890709724" calcext:value-type="percentage">
            <text:p>0.02%</text:p>
          </table:table-cell>
          <table:table-cell table:style-name="ce2" table:formula="of:=[.D98]+[.C99]" office:value-type="percentage" office:value="0.978413922503573" calcext:value-type="percentage">
            <text:p>97.84%</text:p>
          </table:table-cell>
          <table:table-cell table:number-columns-repeated="102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table:style-name="ce2" table:formula="of:=[.B100]/58093" office:value-type="percentage" office:value="0.000361489336064586" calcext:value-type="percentage">
            <text:p>0.04%</text:p>
          </table:table-cell>
          <table:table-cell table:style-name="ce2" table:formula="of:=[.D99]+[.C100]" office:value-type="percentage" office:value="0.978775411839637" calcext:value-type="percentage">
            <text:p>97.88%</text:p>
          </table:table-cell>
          <table:table-cell table:number-columns-repeated="102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table:style-name="ce2" table:formula="of:=[.B101]/58093" office:value-type="percentage" office:value="0.000240992890709724" calcext:value-type="percentage">
            <text:p>0.02%</text:p>
          </table:table-cell>
          <table:table-cell table:style-name="ce2" table:formula="of:=[.D100]+[.C101]" office:value-type="percentage" office:value="0.979016404730347" calcext:value-type="percentage">
            <text:p>97.90%</text:p>
          </table:table-cell>
          <table:table-cell table:number-columns-repeated="102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table:style-name="ce2" table:formula="of:=[.B102]/58093" office:value-type="percentage" office:value="0.000275420446525399" calcext:value-type="percentage">
            <text:p>0.03%</text:p>
          </table:table-cell>
          <table:table-cell table:style-name="ce2" table:formula="of:=[.D101]+[.C102]" office:value-type="percentage" office:value="0.979291825176872" calcext:value-type="percentage">
            <text:p>97.93%</text:p>
          </table:table-cell>
          <table:table-cell table:number-columns-repeated="102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style-name="ce2" table:formula="of:=[.B103]/58093" office:value-type="percentage" office:value="0.000309848002341074" calcext:value-type="percentage">
            <text:p>0.03%</text:p>
          </table:table-cell>
          <table:table-cell table:style-name="ce2" table:formula="of:=[.D102]+[.C103]" office:value-type="percentage" office:value="0.979601673179213" calcext:value-type="percentage">
            <text:p>97.96%</text:p>
          </table:table-cell>
          <table:table-cell table:number-columns-repeated="102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style-name="ce2" table:formula="of:=[.B104]/58093" office:value-type="percentage" office:value="0.000258206668617562" calcext:value-type="percentage">
            <text:p>0.03%</text:p>
          </table:table-cell>
          <table:table-cell table:style-name="ce2" table:formula="of:=[.D103]+[.C104]" office:value-type="percentage" office:value="0.979859879847831" calcext:value-type="percentage">
            <text:p>97.99%</text:p>
          </table:table-cell>
          <table:table-cell table:number-columns-repeated="102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style-name="ce2" table:formula="of:=[.B105]/58093" office:value-type="percentage" office:value="0.000206565334894049" calcext:value-type="percentage">
            <text:p>0.02%</text:p>
          </table:table-cell>
          <table:table-cell table:style-name="ce2" table:formula="of:=[.D104]+[.C105]" office:value-type="percentage" office:value="0.980066445182725" calcext:value-type="percentage">
            <text:p>98.01%</text:p>
          </table:table-cell>
          <table:table-cell table:number-columns-repeated="102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table:style-name="ce2" table:formula="of:=[.B106]/58093" office:value-type="percentage" office:value="0.000172137779078374" calcext:value-type="percentage">
            <text:p>0.02%</text:p>
          </table:table-cell>
          <table:table-cell table:style-name="ce2" table:formula="of:=[.D105]+[.C106]" office:value-type="percentage" office:value="0.980238582961803" calcext:value-type="percentage">
            <text:p>98.02%</text:p>
          </table:table-cell>
          <table:table-cell table:number-columns-repeated="102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table:style-name="ce2" table:formula="of:=[.B107]/58093" office:value-type="percentage" office:value="0.000292634224433236" calcext:value-type="percentage">
            <text:p>0.03%</text:p>
          </table:table-cell>
          <table:table-cell table:style-name="ce2" table:formula="of:=[.D106]+[.C107]" office:value-type="percentage" office:value="0.980531217186237" calcext:value-type="percentage">
            <text:p>98.05%</text:p>
          </table:table-cell>
          <table:table-cell table:number-columns-repeated="102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table:style-name="ce2" table:formula="of:=[.B108]/58093" office:value-type="percentage" office:value="0.000275420446525399" calcext:value-type="percentage">
            <text:p>0.03%</text:p>
          </table:table-cell>
          <table:table-cell table:style-name="ce2" table:formula="of:=[.D107]+[.C108]" office:value-type="percentage" office:value="0.980806637632762" calcext:value-type="percentage">
            <text:p>98.08%</text:p>
          </table:table-cell>
          <table:table-cell table:number-columns-repeated="102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table:style-name="ce2" table:formula="of:=[.B109]/58093" office:value-type="percentage" office:value="0.000378703113972423" calcext:value-type="percentage">
            <text:p>0.04%</text:p>
          </table:table-cell>
          <table:table-cell table:style-name="ce2" table:formula="of:=[.D108]+[.C109]" office:value-type="percentage" office:value="0.981185340746734" calcext:value-type="percentage">
            <text:p>98.12%</text:p>
          </table:table-cell>
          <table:table-cell table:number-columns-repeated="102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style-name="ce2" table:formula="of:=[.B110]/58093" office:value-type="percentage" office:value="0.000292634224433236" calcext:value-type="percentage">
            <text:p>0.03%</text:p>
          </table:table-cell>
          <table:table-cell table:style-name="ce2" table:formula="of:=[.D109]+[.C110]" office:value-type="percentage" office:value="0.981477974971168" calcext:value-type="percentage">
            <text:p>98.15%</text:p>
          </table:table-cell>
          <table:table-cell table:number-columns-repeated="102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table:style-name="ce2" table:formula="of:=[.B111]/58093" office:value-type="percentage" office:value="0.000292634224433236" calcext:value-type="percentage">
            <text:p>0.03%</text:p>
          </table:table-cell>
          <table:table-cell table:style-name="ce2" table:formula="of:=[.D110]+[.C111]" office:value-type="percentage" office:value="0.981770609195601" calcext:value-type="percentage">
            <text:p>98.18%</text:p>
          </table:table-cell>
          <table:table-cell table:number-columns-repeated="102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style-name="ce2" table:formula="of:=[.B112]/58093" office:value-type="percentage" office:value="0.000137710223262699" calcext:value-type="percentage">
            <text:p>0.01%</text:p>
          </table:table-cell>
          <table:table-cell table:style-name="ce2" table:formula="of:=[.D111]+[.C112]" office:value-type="percentage" office:value="0.981908319418864" calcext:value-type="percentage">
            <text:p>98.19%</text:p>
          </table:table-cell>
          <table:table-cell table:number-columns-repeated="102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2" table:formula="of:=[.B113]/58093" office:value-type="percentage" office:value="0.000103282667447025" calcext:value-type="percentage">
            <text:p>0.01%</text:p>
          </table:table-cell>
          <table:table-cell table:style-name="ce2" table:formula="of:=[.D112]+[.C113]" office:value-type="percentage" office:value="0.982011602086311" calcext:value-type="percentage">
            <text:p>98.20%</text:p>
          </table:table-cell>
          <table:table-cell table:number-columns-repeated="102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style-name="ce2" table:formula="of:=[.B114]/58093" office:value-type="percentage" office:value="0.000206565334894049" calcext:value-type="percentage">
            <text:p>0.02%</text:p>
          </table:table-cell>
          <table:table-cell table:style-name="ce2" table:formula="of:=[.D113]+[.C114]" office:value-type="percentage" office:value="0.982218167421205" calcext:value-type="percentage">
            <text:p>98.22%</text:p>
          </table:table-cell>
          <table:table-cell table:number-columns-repeated="102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2" table:formula="of:=[.B115]/58093" office:value-type="percentage" office:value="0.000172137779078374" calcext:value-type="percentage">
            <text:p>0.02%</text:p>
          </table:table-cell>
          <table:table-cell table:style-name="ce2" table:formula="of:=[.D114]+[.C115]" office:value-type="percentage" office:value="0.982390305200283" calcext:value-type="percentage">
            <text:p>98.24%</text:p>
          </table:table-cell>
          <table:table-cell table:number-columns-repeated="102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style-name="ce2" table:formula="of:=[.B116]/58093" office:value-type="percentage" office:value="0.000189351556986212" calcext:value-type="percentage">
            <text:p>0.02%</text:p>
          </table:table-cell>
          <table:table-cell table:style-name="ce2" table:formula="of:=[.D115]+[.C116]" office:value-type="percentage" office:value="0.98257965675727" calcext:value-type="percentage">
            <text:p>98.26%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style-name="ce2" table:formula="of:=[.B117]/58093" office:value-type="percentage" office:value="0.000275420446525399" calcext:value-type="percentage">
            <text:p>0.03%</text:p>
          </table:table-cell>
          <table:table-cell table:style-name="ce2" table:formula="of:=[.D116]+[.C117]" office:value-type="percentage" office:value="0.982855077203795" calcext:value-type="percentage">
            <text:p>98.29%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style-name="ce2" table:formula="of:=[.B118]/58093" office:value-type="percentage" office:value="0.000258206668617562" calcext:value-type="percentage">
            <text:p>0.03%</text:p>
          </table:table-cell>
          <table:table-cell table:style-name="ce2" table:formula="of:=[.D117]+[.C118]" office:value-type="percentage" office:value="0.983113283872413" calcext:value-type="percentage">
            <text:p>98.31%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style-name="ce2" table:formula="of:=[.B119]/58093" office:value-type="percentage" office:value="0.000137710223262699" calcext:value-type="percentage">
            <text:p>0.01%</text:p>
          </table:table-cell>
          <table:table-cell table:style-name="ce2" table:formula="of:=[.D118]+[.C119]" office:value-type="percentage" office:value="0.983250994095675" calcext:value-type="percentage">
            <text:p>98.33%</text:p>
          </table:table-cell>
          <table:table-cell table:number-columns-repeated="102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style-name="ce2" table:formula="of:=[.B120]/58093" office:value-type="percentage" office:value="0.000137710223262699" calcext:value-type="percentage">
            <text:p>0.01%</text:p>
          </table:table-cell>
          <table:table-cell table:style-name="ce2" table:formula="of:=[.D119]+[.C120]" office:value-type="percentage" office:value="0.983388704318938" calcext:value-type="percentage">
            <text:p>98.34%</text:p>
          </table:table-cell>
          <table:table-cell table:number-columns-repeated="102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style-name="ce2" table:formula="of:=[.B121]/58093" office:value-type="percentage" office:value="0.000189351556986212" calcext:value-type="percentage">
            <text:p>0.02%</text:p>
          </table:table-cell>
          <table:table-cell table:style-name="ce2" table:formula="of:=[.D120]+[.C121]" office:value-type="percentage" office:value="0.983578055875924" calcext:value-type="percentage">
            <text:p>98.36%</text:p>
          </table:table-cell>
          <table:table-cell table:number-columns-repeated="102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style-name="ce2" table:formula="of:=[.B122]/58093" office:value-type="percentage" office:value="0.000206565334894049" calcext:value-type="percentage">
            <text:p>0.02%</text:p>
          </table:table-cell>
          <table:table-cell table:style-name="ce2" table:formula="of:=[.D121]+[.C122]" office:value-type="percentage" office:value="0.983784621210818" calcext:value-type="percentage">
            <text:p>98.38%</text:p>
          </table:table-cell>
          <table:table-cell table:number-columns-repeated="102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table:formula="of:=[.B123]/58093" office:value-type="percentage" office:value="0.000172137779078374" calcext:value-type="percentage">
            <text:p>0.02%</text:p>
          </table:table-cell>
          <table:table-cell table:style-name="ce2" table:formula="of:=[.D122]+[.C123]" office:value-type="percentage" office:value="0.983956758989896" calcext:value-type="percentage">
            <text:p>98.40%</text:p>
          </table:table-cell>
          <table:table-cell table:number-columns-repeated="102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table:style-name="ce2" table:formula="of:=[.B124]/58093" office:value-type="percentage" office:value="0.000240992890709724" calcext:value-type="percentage">
            <text:p>0.02%</text:p>
          </table:table-cell>
          <table:table-cell table:style-name="ce2" table:formula="of:=[.D123]+[.C124]" office:value-type="percentage" office:value="0.984197751880606" calcext:value-type="percentage">
            <text:p>98.42%</text:p>
          </table:table-cell>
          <table:table-cell table:number-columns-repeated="102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table:style-name="ce2" table:formula="of:=[.B125]/58093" office:value-type="percentage" office:value="0.000189351556986212" calcext:value-type="percentage">
            <text:p>0.02%</text:p>
          </table:table-cell>
          <table:table-cell table:style-name="ce2" table:formula="of:=[.D124]+[.C125]" office:value-type="percentage" office:value="0.984387103437592" calcext:value-type="percentage">
            <text:p>98.44%</text:p>
          </table:table-cell>
          <table:table-cell table:number-columns-repeated="102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style-name="ce2" table:formula="of:=[.B126]/58093" office:value-type="percentage" office:value="0.000120496445354862" calcext:value-type="percentage">
            <text:p>0.01%</text:p>
          </table:table-cell>
          <table:table-cell table:style-name="ce2" table:formula="of:=[.D125]+[.C126]" office:value-type="percentage" office:value="0.984507599882947" calcext:value-type="percentage">
            <text:p>98.45%</text:p>
          </table:table-cell>
          <table:table-cell table:number-columns-repeated="102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style-name="ce2" table:formula="of:=[.B127]/58093" office:value-type="percentage" office:value="0.000206565334894049" calcext:value-type="percentage">
            <text:p>0.02%</text:p>
          </table:table-cell>
          <table:table-cell table:style-name="ce2" table:formula="of:=[.D126]+[.C127]" office:value-type="percentage" office:value="0.984714165217841" calcext:value-type="percentage">
            <text:p>98.47%</text:p>
          </table:table-cell>
          <table:table-cell table:number-columns-repeated="102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2" table:formula="of:=[.B128]/58093" office:value-type="percentage" office:value="0.000103282667447025" calcext:value-type="percentage">
            <text:p>0.01%</text:p>
          </table:table-cell>
          <table:table-cell table:style-name="ce2" table:formula="of:=[.D127]+[.C128]" office:value-type="percentage" office:value="0.984817447885288" calcext:value-type="percentage">
            <text:p>98.48%</text:p>
          </table:table-cell>
          <table:table-cell table:number-columns-repeated="10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4" calcext:value-type="float">
            <text:p>14</text:p>
          </table:table-cell>
          <table:table-cell table:style-name="ce2" table:formula="of:=[.B129]/58093" office:value-type="percentage" office:value="0.000240992890709724" calcext:value-type="percentage">
            <text:p>0.02%</text:p>
          </table:table-cell>
          <table:table-cell table:style-name="ce2" table:formula="of:=[.D128]+[.C129]" office:value-type="percentage" office:value="0.985058440775998" calcext:value-type="percentage">
            <text:p>98.51%</text:p>
          </table:table-cell>
          <table:table-cell table:number-columns-repeated="102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style-name="ce2" table:formula="of:=[.B130]/58093" office:value-type="percentage" office:value="0.000120496445354862" calcext:value-type="percentage">
            <text:p>0.01%</text:p>
          </table:table-cell>
          <table:table-cell table:style-name="ce2" table:formula="of:=[.D129]+[.C130]" office:value-type="percentage" office:value="0.985178937221353" calcext:value-type="percentage">
            <text:p>98.52%</text:p>
          </table:table-cell>
          <table:table-cell table:number-columns-repeated="102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1" calcext:value-type="float">
            <text:p>11</text:p>
          </table:table-cell>
          <table:table-cell table:style-name="ce2" table:formula="of:=[.B131]/58093" office:value-type="percentage" office:value="0.000189351556986212" calcext:value-type="percentage">
            <text:p>0.02%</text:p>
          </table:table-cell>
          <table:table-cell table:style-name="ce2" table:formula="of:=[.D130]+[.C131]" office:value-type="percentage" office:value="0.985368288778339" calcext:value-type="percentage">
            <text:p>98.54%</text:p>
          </table:table-cell>
          <table:table-cell table:number-columns-repeated="1020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table:style-name="ce2" table:formula="of:=[.B132]/58093" office:value-type="percentage" office:value="0.000172137779078374" calcext:value-type="percentage">
            <text:p>0.02%</text:p>
          </table:table-cell>
          <table:table-cell table:style-name="ce2" table:formula="of:=[.D131]+[.C132]" office:value-type="percentage" office:value="0.985540426557418" calcext:value-type="percentage">
            <text:p>98.55%</text:p>
          </table:table-cell>
          <table:table-cell table:number-columns-repeated="1020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table:style-name="ce2" table:formula="of:=[.B133]/58093" office:value-type="percentage" office:value="0.000189351556986212" calcext:value-type="percentage">
            <text:p>0.02%</text:p>
          </table:table-cell>
          <table:table-cell table:style-name="ce2" table:formula="of:=[.D132]+[.C133]" office:value-type="percentage" office:value="0.985729778114404" calcext:value-type="percentage">
            <text:p>98.57%</text:p>
          </table:table-cell>
          <table:table-cell table:number-columns-repeated="1020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style-name="ce2" table:formula="of:=[.B134]/58093" office:value-type="percentage" office:value="0.000172137779078374" calcext:value-type="percentage">
            <text:p>0.02%</text:p>
          </table:table-cell>
          <table:table-cell table:style-name="ce2" table:formula="of:=[.D133]+[.C134]" office:value-type="percentage" office:value="0.985901915893482" calcext:value-type="percentage">
            <text:p>98.59%</text:p>
          </table:table-cell>
          <table:table-cell table:number-columns-repeated="102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style-name="ce2" table:formula="of:=[.B135]/58093" office:value-type="percentage" office:value="0.000103282667447025" calcext:value-type="percentage">
            <text:p>0.01%</text:p>
          </table:table-cell>
          <table:table-cell table:style-name="ce2" table:formula="of:=[.D134]+[.C135]" office:value-type="percentage" office:value="0.986005198560929" calcext:value-type="percentage">
            <text:p>98.60%</text:p>
          </table:table-cell>
          <table:table-cell table:number-columns-repeated="1020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style-name="ce2" table:formula="of:=[.B136]/58093" office:value-type="percentage" office:value="0.000120496445354862" calcext:value-type="percentage">
            <text:p>0.01%</text:p>
          </table:table-cell>
          <table:table-cell table:style-name="ce2" table:formula="of:=[.D135]+[.C136]" office:value-type="percentage" office:value="0.986125695006284" calcext:value-type="percentage">
            <text:p>98.61%</text:p>
          </table:table-cell>
          <table:table-cell table:number-columns-repeated="1020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style-name="ce2" table:formula="of:=[.B137]/58093" office:value-type="percentage" office:value="0.000154924001170537" calcext:value-type="percentage">
            <text:p>0.02%</text:p>
          </table:table-cell>
          <table:table-cell table:style-name="ce2" table:formula="of:=[.D136]+[.C137]" office:value-type="percentage" office:value="0.986280619007455" calcext:value-type="percentage">
            <text:p>98.63%</text:p>
          </table:table-cell>
          <table:table-cell table:number-columns-repeated="102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style-name="ce2" table:formula="of:=[.B138]/58093" office:value-type="percentage" office:value="0.000172137779078374" calcext:value-type="percentage">
            <text:p>0.02%</text:p>
          </table:table-cell>
          <table:table-cell table:style-name="ce2" table:formula="of:=[.D137]+[.C138]" office:value-type="percentage" office:value="0.986452756786533" calcext:value-type="percentage">
            <text:p>98.65%</text:p>
          </table:table-cell>
          <table:table-cell table:number-columns-repeated="1020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style-name="ce2" table:formula="of:=[.B139]/58093" office:value-type="percentage" office:value="0.000154924001170537" calcext:value-type="percentage">
            <text:p>0.02%</text:p>
          </table:table-cell>
          <table:table-cell table:style-name="ce2" table:formula="of:=[.D138]+[.C139]" office:value-type="percentage" office:value="0.986607680787704" calcext:value-type="percentage">
            <text:p>98.66%</text:p>
          </table:table-cell>
          <table:table-cell table:number-columns-repeated="1020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style-name="ce2" table:formula="of:=[.B140]/58093" office:value-type="percentage" office:value="0.000120496445354862" calcext:value-type="percentage">
            <text:p>0.01%</text:p>
          </table:table-cell>
          <table:table-cell table:style-name="ce2" table:formula="of:=[.D139]+[.C140]" office:value-type="percentage" office:value="0.986728177233059" calcext:value-type="percentage">
            <text:p>98.67%</text:p>
          </table:table-cell>
          <table:table-cell table:number-columns-repeated="1020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table:style-name="ce2" table:formula="of:=[.B141]/58093" office:value-type="percentage" office:value="0.000189351556986212" calcext:value-type="percentage">
            <text:p>0.02%</text:p>
          </table:table-cell>
          <table:table-cell table:style-name="ce2" table:formula="of:=[.D140]+[.C141]" office:value-type="percentage" office:value="0.986917528790045" calcext:value-type="percentage">
            <text:p>98.69%</text:p>
          </table:table-cell>
          <table:table-cell table:number-columns-repeated="1020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style-name="ce2" table:formula="of:=[.B142]/58093" office:value-type="percentage" office:value="0.000189351556986212" calcext:value-type="percentage">
            <text:p>0.02%</text:p>
          </table:table-cell>
          <table:table-cell table:style-name="ce2" table:formula="of:=[.D141]+[.C142]" office:value-type="percentage" office:value="0.987106880347031" calcext:value-type="percentage">
            <text:p>98.71%</text:p>
          </table:table-cell>
          <table:table-cell table:number-columns-repeated="1020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table:style-name="ce2" table:formula="of:=[.B143]/58093" office:value-type="percentage" office:value="0.000154924001170537" calcext:value-type="percentage">
            <text:p>0.02%</text:p>
          </table:table-cell>
          <table:table-cell table:style-name="ce2" table:formula="of:=[.D142]+[.C143]" office:value-type="percentage" office:value="0.987261804348202" calcext:value-type="percentage">
            <text:p>98.73%</text:p>
          </table:table-cell>
          <table:table-cell table:number-columns-repeated="1020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style-name="ce2" table:formula="of:=[.B144]/58093" office:value-type="percentage" office:value="0.000103282667447025" calcext:value-type="percentage">
            <text:p>0.01%</text:p>
          </table:table-cell>
          <table:table-cell table:style-name="ce2" table:formula="of:=[.D143]+[.C144]" office:value-type="percentage" office:value="0.987365087015649" calcext:value-type="percentage">
            <text:p>98.74%</text:p>
          </table:table-cell>
          <table:table-cell table:number-columns-repeated="102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style-name="ce2" table:formula="of:=[.B145]/58093" office:value-type="percentage" office:value="0.000120496445354862" calcext:value-type="percentage">
            <text:p>0.01%</text:p>
          </table:table-cell>
          <table:table-cell table:style-name="ce2" table:formula="of:=[.D144]+[.C145]" office:value-type="percentage" office:value="0.987485583461003" calcext:value-type="percentage">
            <text:p>98.75%</text:p>
          </table:table-cell>
          <table:table-cell table:number-columns-repeated="1020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ce2" table:formula="of:=[.B146]/58093" office:value-type="percentage" office:value="0.0000688551116313497" calcext:value-type="percentage">
            <text:p>0.01%</text:p>
          </table:table-cell>
          <table:table-cell table:style-name="ce2" table:formula="of:=[.D145]+[.C146]" office:value-type="percentage" office:value="0.987554438572635" calcext:value-type="percentage">
            <text:p>98.76%</text:p>
          </table:table-cell>
          <table:table-cell table:number-columns-repeated="1020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style-name="ce2" table:formula="of:=[.B147]/58093" office:value-type="percentage" office:value="0.0000688551116313497" calcext:value-type="percentage">
            <text:p>0.01%</text:p>
          </table:table-cell>
          <table:table-cell table:style-name="ce2" table:formula="of:=[.D146]+[.C147]" office:value-type="percentage" office:value="0.987623293684266" calcext:value-type="percentage">
            <text:p>98.76%</text:p>
          </table:table-cell>
          <table:table-cell table:number-columns-repeated="1020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style-name="ce2" table:formula="of:=[.B148]/58093" office:value-type="percentage" office:value="0.000103282667447025" calcext:value-type="percentage">
            <text:p>0.01%</text:p>
          </table:table-cell>
          <table:table-cell table:style-name="ce2" table:formula="of:=[.D147]+[.C148]" office:value-type="percentage" office:value="0.987726576351713" calcext:value-type="percentage">
            <text:p>98.77%</text:p>
          </table:table-cell>
          <table:table-cell table:number-columns-repeated="1020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style-name="ce2" table:formula="of:=[.B149]/58093" office:value-type="percentage" office:value="0.0000516413337235123" calcext:value-type="percentage">
            <text:p>0.01%</text:p>
          </table:table-cell>
          <table:table-cell table:style-name="ce2" table:formula="of:=[.D148]+[.C149]" office:value-type="percentage" office:value="0.987778217685437" calcext:value-type="percentage">
            <text:p>98.78%</text:p>
          </table:table-cell>
          <table:table-cell table:number-columns-repeated="1020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table:style-name="ce2" table:formula="of:=[.B150]/58093" office:value-type="percentage" office:value="0.000137710223262699" calcext:value-type="percentage">
            <text:p>0.01%</text:p>
          </table:table-cell>
          <table:table-cell table:style-name="ce2" table:formula="of:=[.D149]+[.C150]" office:value-type="percentage" office:value="0.987915927908699" calcext:value-type="percentage">
            <text:p>98.79%</text:p>
          </table:table-cell>
          <table:table-cell table:number-columns-repeated="1020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table:style-name="ce2" table:formula="of:=[.B151]/58093" office:value-type="percentage" office:value="0.000120496445354862" calcext:value-type="percentage">
            <text:p>0.01%</text:p>
          </table:table-cell>
          <table:table-cell table:style-name="ce2" table:formula="of:=[.D150]+[.C151]" office:value-type="percentage" office:value="0.988036424354054" calcext:value-type="percentage">
            <text:p>98.80%</text:p>
          </table:table-cell>
          <table:table-cell table:number-columns-repeated="102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style-name="ce2" table:formula="of:=[.B152]/58093" office:value-type="percentage" office:value="0.0000860688895391871" calcext:value-type="percentage">
            <text:p>0.01%</text:p>
          </table:table-cell>
          <table:table-cell table:style-name="ce2" table:formula="of:=[.D151]+[.C152]" office:value-type="percentage" office:value="0.988122493243593" calcext:value-type="percentage">
            <text:p>98.81%</text:p>
          </table:table-cell>
          <table:table-cell table:number-columns-repeated="1020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table:style-name="ce2" table:formula="of:=[.B153]/58093" office:value-type="percentage" office:value="0.000120496445354862" calcext:value-type="percentage">
            <text:p>0.01%</text:p>
          </table:table-cell>
          <table:table-cell table:style-name="ce2" table:formula="of:=[.D152]+[.C153]" office:value-type="percentage" office:value="0.988242989688948" calcext:value-type="percentage">
            <text:p>98.82%</text:p>
          </table:table-cell>
          <table:table-cell table:number-columns-repeated="1020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table:style-name="ce2" table:formula="of:=[.B154]/58093" office:value-type="percentage" office:value="0.000120496445354862" calcext:value-type="percentage">
            <text:p>0.01%</text:p>
          </table:table-cell>
          <table:table-cell table:style-name="ce2" table:formula="of:=[.D153]+[.C154]" office:value-type="percentage" office:value="0.988363486134303" calcext:value-type="percentage">
            <text:p>98.84%</text:p>
          </table:table-cell>
          <table:table-cell table:number-columns-repeated="102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155]/58093" office:value-type="percentage" office:value="0.000103282667447025" calcext:value-type="percentage">
            <text:p>0.01%</text:p>
          </table:table-cell>
          <table:table-cell table:style-name="ce2" table:formula="of:=[.D154]+[.C155]" office:value-type="percentage" office:value="0.98846676880175" calcext:value-type="percentage">
            <text:p>98.85%</text:p>
          </table:table-cell>
          <table:table-cell table:number-columns-repeated="1020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table:style-name="ce2" table:formula="of:=[.B156]/58093" office:value-type="percentage" office:value="0.000172137779078374" calcext:value-type="percentage">
            <text:p>0.02%</text:p>
          </table:table-cell>
          <table:table-cell table:style-name="ce2" table:formula="of:=[.D155]+[.C156]" office:value-type="percentage" office:value="0.988638906580829" calcext:value-type="percentage">
            <text:p>98.86%</text:p>
          </table:table-cell>
          <table:table-cell table:number-columns-repeated="1020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style-name="ce2" table:formula="of:=[.B157]/58093" office:value-type="percentage" office:value="0.000154924001170537" calcext:value-type="percentage">
            <text:p>0.02%</text:p>
          </table:table-cell>
          <table:table-cell table:style-name="ce2" table:formula="of:=[.D156]+[.C157]" office:value-type="percentage" office:value="0.988793830581999" calcext:value-type="percentage">
            <text:p>98.88%</text:p>
          </table:table-cell>
          <table:table-cell table:number-columns-repeated="1020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table:style-name="ce2" table:formula="of:=[.B158]/58093" office:value-type="percentage" office:value="0.000120496445354862" calcext:value-type="percentage">
            <text:p>0.01%</text:p>
          </table:table-cell>
          <table:table-cell table:style-name="ce2" table:formula="of:=[.D157]+[.C158]" office:value-type="percentage" office:value="0.988914327027354" calcext:value-type="percentage">
            <text:p>98.89%</text:p>
          </table:table-cell>
          <table:table-cell table:number-columns-repeated="1020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style-name="ce2" table:formula="of:=[.B159]/58093" office:value-type="percentage" office:value="0.0000688551116313497" calcext:value-type="percentage">
            <text:p>0.01%</text:p>
          </table:table-cell>
          <table:table-cell table:style-name="ce2" table:formula="of:=[.D158]+[.C159]" office:value-type="percentage" office:value="0.988983182138985" calcext:value-type="percentage">
            <text:p>98.90%</text:p>
          </table:table-cell>
          <table:table-cell table:number-columns-repeated="1020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table:style-name="ce2" table:formula="of:=[.B160]/58093" office:value-type="percentage" office:value="0.0000516413337235123" calcext:value-type="percentage">
            <text:p>0.01%</text:p>
          </table:table-cell>
          <table:table-cell table:style-name="ce2" table:formula="of:=[.D159]+[.C160]" office:value-type="percentage" office:value="0.989034823472709" calcext:value-type="percentage">
            <text:p>98.90%</text:p>
          </table:table-cell>
          <table:table-cell table:number-columns-repeated="1020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style-name="ce2" table:formula="of:=[.B161]/58093" office:value-type="percentage" office:value="0.0000516413337235123" calcext:value-type="percentage">
            <text:p>0.01%</text:p>
          </table:table-cell>
          <table:table-cell table:style-name="ce2" table:formula="of:=[.D160]+[.C161]" office:value-type="percentage" office:value="0.989086464806432" calcext:value-type="percentage">
            <text:p>98.91%</text:p>
          </table:table-cell>
          <table:table-cell table:number-columns-repeated="1020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style-name="ce2" table:formula="of:=[.B162]/58093" office:value-type="percentage" office:value="0.0000860688895391871" calcext:value-type="percentage">
            <text:p>0.01%</text:p>
          </table:table-cell>
          <table:table-cell table:style-name="ce2" table:formula="of:=[.D161]+[.C162]" office:value-type="percentage" office:value="0.989172533695971" calcext:value-type="percentage">
            <text:p>98.92%</text:p>
          </table:table-cell>
          <table:table-cell table:number-columns-repeated="1020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style-name="ce2" table:formula="of:=[.B163]/58093" office:value-type="percentage" office:value="0.0000516413337235123" calcext:value-type="percentage">
            <text:p>0.01%</text:p>
          </table:table-cell>
          <table:table-cell table:style-name="ce2" table:formula="of:=[.D162]+[.C163]" office:value-type="percentage" office:value="0.989224175029695" calcext:value-type="percentage">
            <text:p>98.92%</text:p>
          </table:table-cell>
          <table:table-cell table:number-columns-repeated="102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style-name="ce2" table:formula="of:=[.B164]/58093" office:value-type="percentage" office:value="0.000103282667447025" calcext:value-type="percentage">
            <text:p>0.01%</text:p>
          </table:table-cell>
          <table:table-cell table:style-name="ce2" table:formula="of:=[.D163]+[.C164]" office:value-type="percentage" office:value="0.989327457697142" calcext:value-type="percentage">
            <text:p>98.93%</text:p>
          </table:table-cell>
          <table:table-cell table:number-columns-repeated="102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table:style-name="ce2" table:formula="of:=[.B165]/58093" office:value-type="percentage" office:value="0.000137710223262699" calcext:value-type="percentage">
            <text:p>0.01%</text:p>
          </table:table-cell>
          <table:table-cell table:style-name="ce2" table:formula="of:=[.D164]+[.C165]" office:value-type="percentage" office:value="0.989465167920405" calcext:value-type="percentage">
            <text:p>98.95%</text:p>
          </table:table-cell>
          <table:table-cell table:number-columns-repeated="1020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style-name="ce2" table:formula="of:=[.B166]/58093" office:value-type="percentage" office:value="0.0000860688895391871" calcext:value-type="percentage">
            <text:p>0.01%</text:p>
          </table:table-cell>
          <table:table-cell table:style-name="ce2" table:formula="of:=[.D165]+[.C166]" office:value-type="percentage" office:value="0.989551236809944" calcext:value-type="percentage">
            <text:p>98.96%</text:p>
          </table:table-cell>
          <table:table-cell table:number-columns-repeated="1020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table:style-name="ce2" table:formula="of:=[.B167]/58093" office:value-type="percentage" office:value="0.000103282667447025" calcext:value-type="percentage">
            <text:p>0.01%</text:p>
          </table:table-cell>
          <table:table-cell table:style-name="ce2" table:formula="of:=[.D166]+[.C167]" office:value-type="percentage" office:value="0.989654519477391" calcext:value-type="percentage">
            <text:p>98.97%</text:p>
          </table:table-cell>
          <table:table-cell table:number-columns-repeated="1020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table:style-name="ce2" table:formula="of:=[.B168]/58093" office:value-type="percentage" office:value="0.000120496445354862" calcext:value-type="percentage">
            <text:p>0.01%</text:p>
          </table:table-cell>
          <table:table-cell table:style-name="ce2" table:formula="of:=[.D167]+[.C168]" office:value-type="percentage" office:value="0.989775015922746" calcext:value-type="percentage">
            <text:p>98.98%</text:p>
          </table:table-cell>
          <table:table-cell table:number-columns-repeated="1020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table:style-name="ce2" table:formula="of:=[.B169]/58093" office:value-type="percentage" office:value="0.000120496445354862" calcext:value-type="percentage">
            <text:p>0.01%</text:p>
          </table:table-cell>
          <table:table-cell table:style-name="ce2" table:formula="of:=[.D168]+[.C169]" office:value-type="percentage" office:value="0.989895512368101" calcext:value-type="percentage">
            <text:p>98.99%</text:p>
          </table:table-cell>
          <table:table-cell table:number-columns-repeated="1020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style-name="ce2" table:formula="of:=[.B170]/58093" office:value-type="percentage" office:value="0.000120496445354862" calcext:value-type="percentage">
            <text:p>0.01%</text:p>
          </table:table-cell>
          <table:table-cell table:style-name="ce2" table:formula="of:=[.D169]+[.C170]" office:value-type="percentage" office:value="0.990016008813456" calcext:value-type="percentage">
            <text:p>99.00%</text:p>
          </table:table-cell>
          <table:table-cell table:number-columns-repeated="1020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style-name="ce2" table:formula="of:=[.B171]/58093" office:value-type="percentage" office:value="0.0000516413337235123" calcext:value-type="percentage">
            <text:p>0.01%</text:p>
          </table:table-cell>
          <table:table-cell table:style-name="ce2" table:formula="of:=[.D170]+[.C171]" office:value-type="percentage" office:value="0.990067650147179" calcext:value-type="percentage">
            <text:p>99.01%</text:p>
          </table:table-cell>
          <table:table-cell table:number-columns-repeated="102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style-name="ce2" table:formula="of:=[.B172]/58093" office:value-type="percentage" office:value="0.0000860688895391871" calcext:value-type="percentage">
            <text:p>0.01%</text:p>
          </table:table-cell>
          <table:table-cell table:style-name="ce2" table:formula="of:=[.D171]+[.C172]" office:value-type="percentage" office:value="0.990153719036718" calcext:value-type="percentage">
            <text:p>99.02%</text:p>
          </table:table-cell>
          <table:table-cell table:number-columns-repeated="1020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table:style-name="ce2" table:formula="of:=[.B173]/58093" office:value-type="percentage" office:value="0.000103282667447025" calcext:value-type="percentage">
            <text:p>0.01%</text:p>
          </table:table-cell>
          <table:table-cell table:style-name="ce2" table:formula="of:=[.D172]+[.C173]" office:value-type="percentage" office:value="0.990257001704165" calcext:value-type="percentage">
            <text:p>99.03%</text:p>
          </table:table-cell>
          <table:table-cell table:number-columns-repeated="102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2" table:formula="of:=[.B174]/58093" office:value-type="percentage" office:value="0.0000172137779078374" calcext:value-type="percentage">
            <text:p>0.00%</text:p>
          </table:table-cell>
          <table:table-cell table:style-name="ce2" table:formula="of:=[.D173]+[.C174]" office:value-type="percentage" office:value="0.990274215482073" calcext:value-type="percentage">
            <text:p>99.03%</text:p>
          </table:table-cell>
          <table:table-cell table:number-columns-repeated="1020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table:style-name="ce2" table:formula="of:=[.B175]/58093" office:value-type="percentage" office:value="0.000103282667447025" calcext:value-type="percentage">
            <text:p>0.01%</text:p>
          </table:table-cell>
          <table:table-cell table:style-name="ce2" table:formula="of:=[.D174]+[.C175]" office:value-type="percentage" office:value="0.99037749814952" calcext:value-type="percentage">
            <text:p>99.04%</text:p>
          </table:table-cell>
          <table:table-cell table:number-columns-repeated="1020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style-name="ce2" table:formula="of:=[.B176]/58093" office:value-type="percentage" office:value="0.0000688551116313497" calcext:value-type="percentage">
            <text:p>0.01%</text:p>
          </table:table-cell>
          <table:table-cell table:style-name="ce2" table:formula="of:=[.D175]+[.C176]" office:value-type="percentage" office:value="0.990446353261152" calcext:value-type="percentage">
            <text:p>99.04%</text:p>
          </table:table-cell>
          <table:table-cell table:number-columns-repeated="1020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style-name="ce2" table:formula="of:=[.B177]/58093" office:value-type="percentage" office:value="0.0000860688895391871" calcext:value-type="percentage">
            <text:p>0.01%</text:p>
          </table:table-cell>
          <table:table-cell table:style-name="ce2" table:formula="of:=[.D176]+[.C177]" office:value-type="percentage" office:value="0.990532422150691" calcext:value-type="percentage">
            <text:p>99.05%</text:p>
          </table:table-cell>
          <table:table-cell table:number-columns-repeated="1020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table:style-name="ce2" table:formula="of:=[.B178]/58093" office:value-type="percentage" office:value="0.000137710223262699" calcext:value-type="percentage">
            <text:p>0.01%</text:p>
          </table:table-cell>
          <table:table-cell table:style-name="ce2" table:formula="of:=[.D177]+[.C178]" office:value-type="percentage" office:value="0.990670132373954" calcext:value-type="percentage">
            <text:p>99.07%</text:p>
          </table:table-cell>
          <table:table-cell table:number-columns-repeated="102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style-name="ce2" table:formula="of:=[.B179]/58093" office:value-type="percentage" office:value="0.0000516413337235123" calcext:value-type="percentage">
            <text:p>0.01%</text:p>
          </table:table-cell>
          <table:table-cell table:style-name="ce2" table:formula="of:=[.D178]+[.C179]" office:value-type="percentage" office:value="0.990721773707677" calcext:value-type="percentage">
            <text:p>99.07%</text:p>
          </table:table-cell>
          <table:table-cell table:number-columns-repeated="1020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table:style-name="ce2" table:formula="of:=[.B180]/58093" office:value-type="percentage" office:value="0.000103282667447025" calcext:value-type="percentage">
            <text:p>0.01%</text:p>
          </table:table-cell>
          <table:table-cell table:style-name="ce2" table:formula="of:=[.D179]+[.C180]" office:value-type="percentage" office:value="0.990825056375124" calcext:value-type="percentage">
            <text:p>99.08%</text:p>
          </table:table-cell>
          <table:table-cell table:number-columns-repeated="1020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table:style-name="ce2" table:formula="of:=[.B181]/58093" office:value-type="percentage" office:value="0.000120496445354862" calcext:value-type="percentage">
            <text:p>0.01%</text:p>
          </table:table-cell>
          <table:table-cell table:style-name="ce2" table:formula="of:=[.D180]+[.C181]" office:value-type="percentage" office:value="0.990945552820479" calcext:value-type="percentage">
            <text:p>99.09%</text:p>
          </table:table-cell>
          <table:table-cell table:number-columns-repeated="1020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style-name="ce2" table:formula="of:=[.B182]/58093" office:value-type="percentage" office:value="0.0000860688895391871" calcext:value-type="percentage">
            <text:p>0.01%</text:p>
          </table:table-cell>
          <table:table-cell table:style-name="ce2" table:formula="of:=[.D181]+[.C182]" office:value-type="percentage" office:value="0.991031621710018" calcext:value-type="percentage">
            <text:p>99.10%</text:p>
          </table:table-cell>
          <table:table-cell table:number-columns-repeated="1020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table:style-name="ce2" table:formula="of:=[.B183]/58093" office:value-type="percentage" office:value="0.000120496445354862" calcext:value-type="percentage">
            <text:p>0.01%</text:p>
          </table:table-cell>
          <table:table-cell table:style-name="ce2" table:formula="of:=[.D182]+[.C183]" office:value-type="percentage" office:value="0.991152118155373" calcext:value-type="percentage">
            <text:p>99.12%</text:p>
          </table:table-cell>
          <table:table-cell table:number-columns-repeated="102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style-name="ce2" table:formula="of:=[.B184]/58093" office:value-type="percentage" office:value="0.0000860688895391871" calcext:value-type="percentage">
            <text:p>0.01%</text:p>
          </table:table-cell>
          <table:table-cell table:style-name="ce2" table:formula="of:=[.D183]+[.C184]" office:value-type="percentage" office:value="0.991238187044912" calcext:value-type="percentage">
            <text:p>99.12%</text:p>
          </table:table-cell>
          <table:table-cell table:number-columns-repeated="1020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style-name="ce2" table:formula="of:=[.B185]/58093" office:value-type="percentage" office:value="0.0000860688895391871" calcext:value-type="percentage">
            <text:p>0.01%</text:p>
          </table:table-cell>
          <table:table-cell table:style-name="ce2" table:formula="of:=[.D184]+[.C185]" office:value-type="percentage" office:value="0.991324255934451" calcext:value-type="percentage">
            <text:p>99.13%</text:p>
          </table:table-cell>
          <table:table-cell table:number-columns-repeated="102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table:style-name="ce2" table:formula="of:=[.B186]/58093" office:value-type="percentage" office:value="0.0000860688895391871" calcext:value-type="percentage">
            <text:p>0.01%</text:p>
          </table:table-cell>
          <table:table-cell table:style-name="ce2" table:formula="of:=[.D185]+[.C186]" office:value-type="percentage" office:value="0.991410324823991" calcext:value-type="percentage">
            <text:p>99.14%</text:p>
          </table:table-cell>
          <table:table-cell table:number-columns-repeated="1020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style-name="ce2" table:formula="of:=[.B187]/58093" office:value-type="percentage" office:value="0.0000172137779078374" calcext:value-type="percentage">
            <text:p>0.00%</text:p>
          </table:table-cell>
          <table:table-cell table:style-name="ce2" table:formula="of:=[.D186]+[.C187]" office:value-type="percentage" office:value="0.991427538601899" calcext:value-type="percentage">
            <text:p>99.14%</text:p>
          </table:table-cell>
          <table:table-cell table:number-columns-repeated="1020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table:style-name="ce2" table:formula="of:=[.B188]/58093" office:value-type="percentage" office:value="0.0000516413337235123" calcext:value-type="percentage">
            <text:p>0.01%</text:p>
          </table:table-cell>
          <table:table-cell table:style-name="ce2" table:formula="of:=[.D187]+[.C188]" office:value-type="percentage" office:value="0.991479179935622" calcext:value-type="percentage">
            <text:p>99.15%</text:p>
          </table:table-cell>
          <table:table-cell table:number-columns-repeated="1020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style-name="ce2" table:formula="of:=[.B189]/58093" office:value-type="percentage" office:value="0.000120496445354862" calcext:value-type="percentage">
            <text:p>0.01%</text:p>
          </table:table-cell>
          <table:table-cell table:style-name="ce2" table:formula="of:=[.D188]+[.C189]" office:value-type="percentage" office:value="0.991599676380977" calcext:value-type="percentage">
            <text:p>99.16%</text:p>
          </table:table-cell>
          <table:table-cell table:number-columns-repeated="1020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table:style-name="ce2" table:formula="of:=[.B190]/58093" office:value-type="percentage" office:value="0.0000344275558156749" calcext:value-type="percentage">
            <text:p>0.00%</text:p>
          </table:table-cell>
          <table:table-cell table:style-name="ce2" table:formula="of:=[.D189]+[.C190]" office:value-type="percentage" office:value="0.991634103936793" calcext:value-type="percentage">
            <text:p>99.16%</text:p>
          </table:table-cell>
          <table:table-cell table:number-columns-repeated="1020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style-name="ce2" table:formula="of:=[.B191]/58093" office:value-type="percentage" office:value="0.000103282667447025" calcext:value-type="percentage">
            <text:p>0.01%</text:p>
          </table:table-cell>
          <table:table-cell table:style-name="ce2" table:formula="of:=[.D190]+[.C191]" office:value-type="percentage" office:value="0.99173738660424" calcext:value-type="percentage">
            <text:p>99.17%</text:p>
          </table:table-cell>
          <table:table-cell table:number-columns-repeated="1020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table:style-name="ce2" table:formula="of:=[.B192]/58093" office:value-type="percentage" office:value="0.0000860688895391871" calcext:value-type="percentage">
            <text:p>0.01%</text:p>
          </table:table-cell>
          <table:table-cell table:style-name="ce2" table:formula="of:=[.D191]+[.C192]" office:value-type="percentage" office:value="0.991823455493779" calcext:value-type="percentage">
            <text:p>99.18%</text:p>
          </table:table-cell>
          <table:table-cell table:number-columns-repeated="102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style-name="ce2" table:formula="of:=[.B193]/58093" office:value-type="percentage" office:value="0.0000344275558156749" calcext:value-type="percentage">
            <text:p>0.00%</text:p>
          </table:table-cell>
          <table:table-cell table:style-name="ce2" table:formula="of:=[.D192]+[.C193]" office:value-type="percentage" office:value="0.991857883049595" calcext:value-type="percentage">
            <text:p>99.19%</text:p>
          </table:table-cell>
          <table:table-cell table:number-columns-repeated="102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style-name="ce2" table:formula="of:=[.B194]/58093" office:value-type="percentage" office:value="0.0000688551116313497" calcext:value-type="percentage">
            <text:p>0.01%</text:p>
          </table:table-cell>
          <table:table-cell table:style-name="ce2" table:formula="of:=[.D193]+[.C194]" office:value-type="percentage" office:value="0.991926738161226" calcext:value-type="percentage">
            <text:p>99.19%</text:p>
          </table:table-cell>
          <table:table-cell table:number-columns-repeated="1020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style-name="ce2" table:formula="of:=[.B195]/58093" office:value-type="percentage" office:value="0.0000688551116313497" calcext:value-type="percentage">
            <text:p>0.01%</text:p>
          </table:table-cell>
          <table:table-cell table:style-name="ce2" table:formula="of:=[.D194]+[.C195]" office:value-type="percentage" office:value="0.991995593272857" calcext:value-type="percentage">
            <text:p>99.20%</text:p>
          </table:table-cell>
          <table:table-cell table:number-columns-repeated="1020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style-name="ce2" table:formula="of:=[.B196]/58093" office:value-type="percentage" office:value="0.0000344275558156749" calcext:value-type="percentage">
            <text:p>0.00%</text:p>
          </table:table-cell>
          <table:table-cell table:style-name="ce2" table:formula="of:=[.D195]+[.C196]" office:value-type="percentage" office:value="0.992030020828673" calcext:value-type="percentage">
            <text:p>99.20%</text:p>
          </table:table-cell>
          <table:table-cell table:number-columns-repeated="1020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style-name="ce2" table:formula="of:=[.B197]/58093" office:value-type="percentage" office:value="0.0000516413337235123" calcext:value-type="percentage">
            <text:p>0.01%</text:p>
          </table:table-cell>
          <table:table-cell table:style-name="ce2" table:formula="of:=[.D196]+[.C197]" office:value-type="percentage" office:value="0.992081662162397" calcext:value-type="percentage">
            <text:p>99.21%</text:p>
          </table:table-cell>
          <table:table-cell table:number-columns-repeated="1020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style-name="ce2" table:formula="of:=[.B198]/58093" office:value-type="percentage" office:value="0.000103282667447025" calcext:value-type="percentage">
            <text:p>0.01%</text:p>
          </table:table-cell>
          <table:table-cell table:style-name="ce2" table:formula="of:=[.D197]+[.C198]" office:value-type="percentage" office:value="0.992184944829844" calcext:value-type="percentage">
            <text:p>99.22%</text:p>
          </table:table-cell>
          <table:table-cell table:number-columns-repeated="1020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style-name="ce2" table:formula="of:=[.B199]/58093" office:value-type="percentage" office:value="0.0000688551116313497" calcext:value-type="percentage">
            <text:p>0.01%</text:p>
          </table:table-cell>
          <table:table-cell table:style-name="ce2" table:formula="of:=[.D198]+[.C199]" office:value-type="percentage" office:value="0.992253799941475" calcext:value-type="percentage">
            <text:p>99.23%</text:p>
          </table:table-cell>
          <table:table-cell table:number-columns-repeated="102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style-name="ce2" table:formula="of:=[.B200]/58093" office:value-type="percentage" office:value="0.0000344275558156749" calcext:value-type="percentage">
            <text:p>0.00%</text:p>
          </table:table-cell>
          <table:table-cell table:style-name="ce2" table:formula="of:=[.D199]+[.C200]" office:value-type="percentage" office:value="0.992288227497291" calcext:value-type="percentage">
            <text:p>99.23%</text:p>
          </table:table-cell>
          <table:table-cell table:number-columns-repeated="1020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style-name="ce2" table:formula="of:=[.B201]/58093" office:value-type="percentage" office:value="0.0000688551116313497" calcext:value-type="percentage">
            <text:p>0.01%</text:p>
          </table:table-cell>
          <table:table-cell table:style-name="ce2" table:formula="of:=[.D200]+[.C201]" office:value-type="percentage" office:value="0.992357082608922" calcext:value-type="percentage">
            <text:p>99.24%</text:p>
          </table:table-cell>
          <table:table-cell table:number-columns-repeated="1020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style-name="ce2" table:formula="of:=[.B202]/58093" office:value-type="percentage" office:value="0.0000688551116313497" calcext:value-type="percentage">
            <text:p>0.01%</text:p>
          </table:table-cell>
          <table:table-cell table:style-name="ce2" table:formula="of:=[.D201]+[.C202]" office:value-type="percentage" office:value="0.992425937720553" calcext:value-type="percentage">
            <text:p>99.24%</text:p>
          </table:table-cell>
          <table:table-cell table:number-columns-repeated="1020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table:style-name="ce2" table:formula="of:=[.B203]/58093" office:value-type="percentage" office:value="0.0000860688895391871" calcext:value-type="percentage">
            <text:p>0.01%</text:p>
          </table:table-cell>
          <table:table-cell table:style-name="ce2" table:formula="of:=[.D202]+[.C203]" office:value-type="percentage" office:value="0.992512006610093" calcext:value-type="percentage">
            <text:p>99.25%</text:p>
          </table:table-cell>
          <table:table-cell table:number-columns-repeated="102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204]/58093" office:value-type="percentage" office:value="0.000103282667447025" calcext:value-type="percentage">
            <text:p>0.01%</text:p>
          </table:table-cell>
          <table:table-cell table:style-name="ce2" table:formula="of:=[.D203]+[.C204]" office:value-type="percentage" office:value="0.99261528927754" calcext:value-type="percentage">
            <text:p>99.26%</text:p>
          </table:table-cell>
          <table:table-cell table:number-columns-repeated="1020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style-name="ce2" table:formula="of:=[.B205]/58093" office:value-type="percentage" office:value="0.000137710223262699" calcext:value-type="percentage">
            <text:p>0.01%</text:p>
          </table:table-cell>
          <table:table-cell table:style-name="ce2" table:formula="of:=[.D204]+[.C205]" office:value-type="percentage" office:value="0.992752999500802" calcext:value-type="percentage">
            <text:p>99.28%</text:p>
          </table:table-cell>
          <table:table-cell table:number-columns-repeated="1020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style-name="ce2" table:formula="of:=[.B206]/58093" office:value-type="percentage" office:value="0.0000688551116313497" calcext:value-type="percentage">
            <text:p>0.01%</text:p>
          </table:table-cell>
          <table:table-cell table:style-name="ce2" table:formula="of:=[.D205]+[.C206]" office:value-type="percentage" office:value="0.992821854612434" calcext:value-type="percentage">
            <text:p>99.28%</text:p>
          </table:table-cell>
          <table:table-cell table:number-columns-repeated="102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table:style-name="ce2" table:formula="of:=[.B207]/58093" office:value-type="percentage" office:value="0.0000344275558156749" calcext:value-type="percentage">
            <text:p>0.00%</text:p>
          </table:table-cell>
          <table:table-cell table:style-name="ce2" table:formula="of:=[.D206]+[.C207]" office:value-type="percentage" office:value="0.992856282168249" calcext:value-type="percentage">
            <text:p>99.29%</text:p>
          </table:table-cell>
          <table:table-cell table:number-columns-repeated="1020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table:style-name="ce2" table:formula="of:=[.B208]/58093" office:value-type="percentage" office:value="0.0000688551116313497" calcext:value-type="percentage">
            <text:p>0.01%</text:p>
          </table:table-cell>
          <table:table-cell table:style-name="ce2" table:formula="of:=[.D207]+[.C208]" office:value-type="percentage" office:value="0.992925137279881" calcext:value-type="percentage">
            <text:p>99.29%</text:p>
          </table:table-cell>
          <table:table-cell table:number-columns-repeated="1020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style-name="ce2" table:formula="of:=[.B209]/58093" office:value-type="percentage" office:value="0.0000860688895391871" calcext:value-type="percentage">
            <text:p>0.01%</text:p>
          </table:table-cell>
          <table:table-cell table:style-name="ce2" table:formula="of:=[.D208]+[.C209]" office:value-type="percentage" office:value="0.99301120616942" calcext:value-type="percentage">
            <text:p>99.30%</text:p>
          </table:table-cell>
          <table:table-cell table:number-columns-repeated="1020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style-name="ce2" table:formula="of:=[.B210]/58093" office:value-type="percentage" office:value="0.0000860688895391871" calcext:value-type="percentage">
            <text:p>0.01%</text:p>
          </table:table-cell>
          <table:table-cell table:style-name="ce2" table:formula="of:=[.D209]+[.C210]" office:value-type="percentage" office:value="0.993097275058959" calcext:value-type="percentage">
            <text:p>99.31%</text:p>
          </table:table-cell>
          <table:table-cell table:number-columns-repeated="1020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table:style-name="ce2" table:formula="of:=[.B211]/58093" office:value-type="percentage" office:value="0.0000344275558156749" calcext:value-type="percentage">
            <text:p>0.00%</text:p>
          </table:table-cell>
          <table:table-cell table:style-name="ce2" table:formula="of:=[.D210]+[.C211]" office:value-type="percentage" office:value="0.993131702614775" calcext:value-type="percentage">
            <text:p>99.31%</text:p>
          </table:table-cell>
          <table:table-cell table:number-columns-repeated="1020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table:style-name="ce2" table:formula="of:=[.B212]/58093" office:value-type="percentage" office:value="0.0000688551116313497" calcext:value-type="percentage">
            <text:p>0.01%</text:p>
          </table:table-cell>
          <table:table-cell table:style-name="ce2" table:formula="of:=[.D211]+[.C212]" office:value-type="percentage" office:value="0.993200557726406" calcext:value-type="percentage">
            <text:p>99.32%</text:p>
          </table:table-cell>
          <table:table-cell table:number-columns-repeated="1020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2" table:formula="of:=[.B213]/58093" office:value-type="percentage" office:value="0.0000344275558156749" calcext:value-type="percentage">
            <text:p>0.00%</text:p>
          </table:table-cell>
          <table:table-cell table:style-name="ce2" table:formula="of:=[.D212]+[.C213]" office:value-type="percentage" office:value="0.993234985282222" calcext:value-type="percentage">
            <text:p>99.32%</text:p>
          </table:table-cell>
          <table:table-cell table:number-columns-repeated="102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style-name="ce2" table:formula="of:=[.B214]/58093" office:value-type="percentage" office:value="0.0000516413337235123" calcext:value-type="percentage">
            <text:p>0.01%</text:p>
          </table:table-cell>
          <table:table-cell table:style-name="ce2" table:formula="of:=[.D213]+[.C214]" office:value-type="percentage" office:value="0.993286626615946" calcext:value-type="percentage">
            <text:p>99.33%</text:p>
          </table:table-cell>
          <table:table-cell table:number-columns-repeated="1020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style-name="ce2" table:formula="of:=[.B215]/58093" office:value-type="percentage" office:value="0.0000688551116313497" calcext:value-type="percentage">
            <text:p>0.01%</text:p>
          </table:table-cell>
          <table:table-cell table:style-name="ce2" table:formula="of:=[.D214]+[.C215]" office:value-type="percentage" office:value="0.993355481727577" calcext:value-type="percentage">
            <text:p>99.34%</text:p>
          </table:table-cell>
          <table:table-cell table:number-columns-repeated="1020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table:style-name="ce2" table:formula="of:=[.B216]/58093" office:value-type="percentage" office:value="0.0000344275558156749" calcext:value-type="percentage">
            <text:p>0.00%</text:p>
          </table:table-cell>
          <table:table-cell table:style-name="ce2" table:formula="of:=[.D215]+[.C216]" office:value-type="percentage" office:value="0.993389909283393" calcext:value-type="percentage">
            <text:p>99.34%</text:p>
          </table:table-cell>
          <table:table-cell table:number-columns-repeated="1020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style-name="ce2" table:formula="of:=[.B217]/58093" office:value-type="percentage" office:value="0.0000516413337235123" calcext:value-type="percentage">
            <text:p>0.01%</text:p>
          </table:table-cell>
          <table:table-cell table:style-name="ce2" table:formula="of:=[.D216]+[.C217]" office:value-type="percentage" office:value="0.993441550617116" calcext:value-type="percentage">
            <text:p>99.34%</text:p>
          </table:table-cell>
          <table:table-cell table:number-columns-repeated="1020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style-name="ce2" table:formula="of:=[.B218]/58093" office:value-type="percentage" office:value="0.0000344275558156749" calcext:value-type="percentage">
            <text:p>0.00%</text:p>
          </table:table-cell>
          <table:table-cell table:style-name="ce2" table:formula="of:=[.D217]+[.C218]" office:value-type="percentage" office:value="0.993475978172932" calcext:value-type="percentage">
            <text:p>99.35%</text:p>
          </table:table-cell>
          <table:table-cell table:number-columns-repeated="1020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table:style-name="ce2" table:formula="of:=[.B219]/58093" office:value-type="percentage" office:value="0.0000860688895391871" calcext:value-type="percentage">
            <text:p>0.01%</text:p>
          </table:table-cell>
          <table:table-cell table:style-name="ce2" table:formula="of:=[.D218]+[.C219]" office:value-type="percentage" office:value="0.993562047062471" calcext:value-type="percentage">
            <text:p>99.36%</text:p>
          </table:table-cell>
          <table:table-cell table:number-columns-repeated="102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style-name="ce2" table:formula="of:=[.B220]/58093" office:value-type="percentage" office:value="0.0000344275558156749" calcext:value-type="percentage">
            <text:p>0.00%</text:p>
          </table:table-cell>
          <table:table-cell table:style-name="ce2" table:formula="of:=[.D219]+[.C220]" office:value-type="percentage" office:value="0.993596474618287" calcext:value-type="percentage">
            <text:p>99.36%</text:p>
          </table:table-cell>
          <table:table-cell table:number-columns-repeated="1020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table:style-name="ce2" table:formula="of:=[.B221]/58093" office:value-type="percentage" office:value="0.000103282667447025" calcext:value-type="percentage">
            <text:p>0.01%</text:p>
          </table:table-cell>
          <table:table-cell table:style-name="ce2" table:formula="of:=[.D220]+[.C221]" office:value-type="percentage" office:value="0.993699757285734" calcext:value-type="percentage">
            <text:p>99.37%</text:p>
          </table:table-cell>
          <table:table-cell table:number-columns-repeated="1020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style-name="ce2" table:formula="of:=[.B222]/58093" office:value-type="percentage" office:value="0.0000344275558156749" calcext:value-type="percentage">
            <text:p>0.00%</text:p>
          </table:table-cell>
          <table:table-cell table:style-name="ce2" table:formula="of:=[.D221]+[.C222]" office:value-type="percentage" office:value="0.99373418484155" calcext:value-type="percentage">
            <text:p>99.37%</text:p>
          </table:table-cell>
          <table:table-cell table:number-columns-repeated="1020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table:style-name="ce2" table:formula="of:=[.B223]/58093" office:value-type="percentage" office:value="0.0000688551116313497" calcext:value-type="percentage">
            <text:p>0.01%</text:p>
          </table:table-cell>
          <table:table-cell table:style-name="ce2" table:formula="of:=[.D222]+[.C223]" office:value-type="percentage" office:value="0.993803039953181" calcext:value-type="percentage">
            <text:p>99.38%</text:p>
          </table:table-cell>
          <table:table-cell table:number-columns-repeated="1020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style-name="ce2" table:formula="of:=[.B224]/58093" office:value-type="percentage" office:value="0.0000344275558156749" calcext:value-type="percentage">
            <text:p>0.00%</text:p>
          </table:table-cell>
          <table:table-cell table:style-name="ce2" table:formula="of:=[.D223]+[.C224]" office:value-type="percentage" office:value="0.993837467508997" calcext:value-type="percentage">
            <text:p>99.38%</text:p>
          </table:table-cell>
          <table:table-cell table:number-columns-repeated="102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style-name="ce2" table:formula="of:=[.B225]/58093" office:value-type="percentage" office:value="0.0000516413337235123" calcext:value-type="percentage">
            <text:p>0.01%</text:p>
          </table:table-cell>
          <table:table-cell table:style-name="ce2" table:formula="of:=[.D224]+[.C225]" office:value-type="percentage" office:value="0.99388910884272" calcext:value-type="percentage">
            <text:p>99.39%</text:p>
          </table:table-cell>
          <table:table-cell table:number-columns-repeated="1020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table:style-name="ce2" table:formula="of:=[.B226]/58093" office:value-type="percentage" office:value="0.0000688551116313497" calcext:value-type="percentage">
            <text:p>0.01%</text:p>
          </table:table-cell>
          <table:table-cell table:style-name="ce2" table:formula="of:=[.D225]+[.C226]" office:value-type="percentage" office:value="0.993957963954352" calcext:value-type="percentage">
            <text:p>99.40%</text:p>
          </table:table-cell>
          <table:table-cell table:number-columns-repeated="1020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table:style-name="ce2" table:formula="of:=[.B227]/58093" office:value-type="percentage" office:value="0.0000688551116313497" calcext:value-type="percentage">
            <text:p>0.01%</text:p>
          </table:table-cell>
          <table:table-cell table:style-name="ce2" table:formula="of:=[.D226]+[.C227]" office:value-type="percentage" office:value="0.994026819065983" calcext:value-type="percentage">
            <text:p>99.40%</text:p>
          </table:table-cell>
          <table:table-cell table:number-columns-repeated="1020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style-name="ce2" table:formula="of:=[.B228]/58093" office:value-type="percentage" office:value="0.0000516413337235123" calcext:value-type="percentage">
            <text:p>0.01%</text:p>
          </table:table-cell>
          <table:table-cell table:style-name="ce2" table:formula="of:=[.D227]+[.C228]" office:value-type="percentage" office:value="0.994078460399706" calcext:value-type="percentage">
            <text:p>99.41%</text:p>
          </table:table-cell>
          <table:table-cell table:number-columns-repeated="1020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style-name="ce2" table:formula="of:=[.B229]/58093" office:value-type="percentage" office:value="0.0000516413337235123" calcext:value-type="percentage">
            <text:p>0.01%</text:p>
          </table:table-cell>
          <table:table-cell table:style-name="ce2" table:formula="of:=[.D228]+[.C229]" office:value-type="percentage" office:value="0.99413010173343" calcext:value-type="percentage">
            <text:p>99.41%</text:p>
          </table:table-cell>
          <table:table-cell table:number-columns-repeated="1020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style-name="ce2" table:formula="of:=[.B230]/58093" office:value-type="percentage" office:value="0.0000344275558156749" calcext:value-type="percentage">
            <text:p>0.00%</text:p>
          </table:table-cell>
          <table:table-cell table:style-name="ce2" table:formula="of:=[.D229]+[.C230]" office:value-type="percentage" office:value="0.994164529289245" calcext:value-type="percentage">
            <text:p>99.42%</text:p>
          </table:table-cell>
          <table:table-cell table:number-columns-repeated="102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table:style-name="ce2" table:formula="of:=[.B231]/58093" office:value-type="percentage" office:value="0.0000516413337235123" calcext:value-type="percentage">
            <text:p>0.01%</text:p>
          </table:table-cell>
          <table:table-cell table:style-name="ce2" table:formula="of:=[.D230]+[.C231]" office:value-type="percentage" office:value="0.994216170622969" calcext:value-type="percentage">
            <text:p>99.42%</text:p>
          </table:table-cell>
          <table:table-cell table:number-columns-repeated="1020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style-name="ce2" table:formula="of:=[.B232]/58093" office:value-type="percentage" office:value="0.0000344275558156749" calcext:value-type="percentage">
            <text:p>0.00%</text:p>
          </table:table-cell>
          <table:table-cell table:style-name="ce2" table:formula="of:=[.D231]+[.C232]" office:value-type="percentage" office:value="0.994250598178785" calcext:value-type="percentage">
            <text:p>99.43%</text:p>
          </table:table-cell>
          <table:table-cell table:number-columns-repeated="1020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table:style-name="ce2" table:formula="of:=[.B233]/58093" office:value-type="percentage" office:value="0.0000344275558156749" calcext:value-type="percentage">
            <text:p>0.00%</text:p>
          </table:table-cell>
          <table:table-cell table:style-name="ce2" table:formula="of:=[.D232]+[.C233]" office:value-type="percentage" office:value="0.9942850257346" calcext:value-type="percentage">
            <text:p>99.43%</text:p>
          </table:table-cell>
          <table:table-cell table:number-columns-repeated="1020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table:style-name="ce2" table:formula="of:=[.B234]/58093" office:value-type="percentage" office:value="0.0000688551116313497" calcext:value-type="percentage">
            <text:p>0.01%</text:p>
          </table:table-cell>
          <table:table-cell table:style-name="ce2" table:formula="of:=[.D233]+[.C234]" office:value-type="percentage" office:value="0.994353880846232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table:style-name="ce2" table:formula="of:=[.B235]/58093" office:value-type="percentage" office:value="0.0000516413337235123" calcext:value-type="percentage">
            <text:p>0.01%</text:p>
          </table:table-cell>
          <table:table-cell table:style-name="ce2" table:formula="of:=[.D234]+[.C235]" office:value-type="percentage" office:value="0.994405522179955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style-name="ce2" table:formula="of:=[.B236]/58093" office:value-type="percentage" office:value="0.0000172137779078374" calcext:value-type="percentage">
            <text:p>0.00%</text:p>
          </table:table-cell>
          <table:table-cell table:style-name="ce2" table:formula="of:=[.D235]+[.C236]" office:value-type="percentage" office:value="0.994422735957863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2" table:formula="of:=[.B237]/58093" office:value-type="percentage" office:value="0.0000172137779078374" calcext:value-type="percentage">
            <text:p>0.00%</text:p>
          </table:table-cell>
          <table:table-cell table:style-name="ce2" table:formula="of:=[.D236]+[.C237]" office:value-type="percentage" office:value="0.994439949735771" calcext:value-type="percentage">
            <text:p>99.44%</text:p>
          </table:table-cell>
          <table:table-cell table:number-columns-repeated="1020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style-name="ce2" table:formula="of:=[.B238]/58093" office:value-type="percentage" office:value="0.0000516413337235123" calcext:value-type="percentage">
            <text:p>0.01%</text:p>
          </table:table-cell>
          <table:table-cell table:style-name="ce2" table:formula="of:=[.D237]+[.C238]" office:value-type="percentage" office:value="0.994491591069495" calcext:value-type="percentage">
            <text:p>99.45%</text:p>
          </table:table-cell>
          <table:table-cell table:number-columns-repeated="1020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style-name="ce2" table:formula="of:=[.B239]/58093" office:value-type="percentage" office:value="0.0000172137779078374" calcext:value-type="percentage">
            <text:p>0.00%</text:p>
          </table:table-cell>
          <table:table-cell table:style-name="ce2" table:formula="of:=[.D238]+[.C239]" office:value-type="percentage" office:value="0.994508804847402" calcext:value-type="percentage">
            <text:p>99.45%</text:p>
          </table:table-cell>
          <table:table-cell table:number-columns-repeated="102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style-name="ce2" table:formula="of:=[.B240]/58093" office:value-type="percentage" office:value="0.0000172137779078374" calcext:value-type="percentage">
            <text:p>0.00%</text:p>
          </table:table-cell>
          <table:table-cell table:style-name="ce2" table:formula="of:=[.D239]+[.C240]" office:value-type="percentage" office:value="0.99452601862531" calcext:value-type="percentage">
            <text:p>99.45%</text:p>
          </table:table-cell>
          <table:table-cell table:number-columns-repeated="1020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table:style-name="ce2" table:formula="of:=[.B241]/58093" office:value-type="percentage" office:value="0.0000344275558156749" calcext:value-type="percentage">
            <text:p>0.00%</text:p>
          </table:table-cell>
          <table:table-cell table:style-name="ce2" table:formula="of:=[.D240]+[.C241]" office:value-type="percentage" office:value="0.994560446181126" calcext:value-type="percentage">
            <text:p>99.46%</text:p>
          </table:table-cell>
          <table:table-cell table:number-columns-repeated="1020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style-name="ce2" table:formula="of:=[.B242]/58093" office:value-type="percentage" office:value="0.0000344275558156749" calcext:value-type="percentage">
            <text:p>0.00%</text:p>
          </table:table-cell>
          <table:table-cell table:style-name="ce2" table:formula="of:=[.D241]+[.C242]" office:value-type="percentage" office:value="0.994594873736942" calcext:value-type="percentage">
            <text:p>99.46%</text:p>
          </table:table-cell>
          <table:table-cell table:number-columns-repeated="1020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style-name="ce2" table:formula="of:=[.B243]/58093" office:value-type="percentage" office:value="0.0000688551116313497" calcext:value-type="percentage">
            <text:p>0.01%</text:p>
          </table:table-cell>
          <table:table-cell table:style-name="ce2" table:formula="of:=[.D242]+[.C243]" office:value-type="percentage" office:value="0.994663728848573" calcext:value-type="percentage">
            <text:p>99.47%</text:p>
          </table:table-cell>
          <table:table-cell table:number-columns-repeated="1020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style-name="ce2" table:formula="of:=[.B244]/58093" office:value-type="percentage" office:value="0.0000516413337235123" calcext:value-type="percentage">
            <text:p>0.01%</text:p>
          </table:table-cell>
          <table:table-cell table:style-name="ce2" table:formula="of:=[.D243]+[.C244]" office:value-type="percentage" office:value="0.994715370182297" calcext:value-type="percentage">
            <text:p>99.47%</text:p>
          </table:table-cell>
          <table:table-cell table:number-columns-repeated="1020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style-name="ce2" table:formula="of:=[.B245]/58093" office:value-type="percentage" office:value="0.0000344275558156749" calcext:value-type="percentage">
            <text:p>0.00%</text:p>
          </table:table-cell>
          <table:table-cell table:style-name="ce2" table:formula="of:=[.D244]+[.C245]" office:value-type="percentage" office:value="0.994749797738112" calcext:value-type="percentage">
            <text:p>99.47%</text:p>
          </table:table-cell>
          <table:table-cell table:number-columns-repeated="1020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style-name="ce2" table:formula="of:=[.B246]/58093" office:value-type="percentage" office:value="0.0000516413337235123" calcext:value-type="percentage">
            <text:p>0.01%</text:p>
          </table:table-cell>
          <table:table-cell table:style-name="ce2" table:formula="of:=[.D245]+[.C246]" office:value-type="percentage" office:value="0.994801439071836" calcext:value-type="percentage">
            <text:p>99.48%</text:p>
          </table:table-cell>
          <table:table-cell table:number-columns-repeated="102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table:style-name="ce2" table:formula="of:=[.B247]/58093" office:value-type="percentage" office:value="0.0000344275558156749" calcext:value-type="percentage">
            <text:p>0.00%</text:p>
          </table:table-cell>
          <table:table-cell table:style-name="ce2" table:formula="of:=[.D246]+[.C247]" office:value-type="percentage" office:value="0.994835866627652" calcext:value-type="percentage">
            <text:p>99.48%</text:p>
          </table:table-cell>
          <table:table-cell table:number-columns-repeated="1020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style-name="ce2" table:formula="of:=[.B248]/58093" office:value-type="percentage" office:value="0.0000344275558156749" calcext:value-type="percentage">
            <text:p>0.00%</text:p>
          </table:table-cell>
          <table:table-cell table:style-name="ce2" table:formula="of:=[.D247]+[.C248]" office:value-type="percentage" office:value="0.994870294183467" calcext:value-type="percentage">
            <text:p>99.49%</text:p>
          </table:table-cell>
          <table:table-cell table:number-columns-repeated="1020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style-name="ce2" table:formula="of:=[.B249]/58093" office:value-type="percentage" office:value="0.0000688551116313497" calcext:value-type="percentage">
            <text:p>0.01%</text:p>
          </table:table-cell>
          <table:table-cell table:style-name="ce2" table:formula="of:=[.D248]+[.C249]" office:value-type="percentage" office:value="0.994939149295099" calcext:value-type="percentage">
            <text:p>99.49%</text:p>
          </table:table-cell>
          <table:table-cell table:number-columns-repeated="1020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2" table:formula="of:=[.B250]/58093" office:value-type="percentage" office:value="0.0000172137779078374" calcext:value-type="percentage">
            <text:p>0.00%</text:p>
          </table:table-cell>
          <table:table-cell table:style-name="ce2" table:formula="of:=[.D249]+[.C250]" office:value-type="percentage" office:value="0.994956363073007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table:formula="of:=[.B251]/58093" office:value-type="percentage" office:value="0.0000172137779078374" calcext:value-type="percentage">
            <text:p>0.00%</text:p>
          </table:table-cell>
          <table:table-cell table:style-name="ce2" table:formula="of:=[.D250]+[.C251]" office:value-type="percentage" office:value="0.994973576850914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style-name="ce2" table:formula="of:=[.B252]/58093" office:value-type="percentage" office:value="0.0000344275558156749" calcext:value-type="percentage">
            <text:p>0.00%</text:p>
          </table:table-cell>
          <table:table-cell table:style-name="ce2" table:formula="of:=[.D251]+[.C252]" office:value-type="percentage" office:value="0.99500800440673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style-name="ce2" table:formula="of:=[.B253]/58093" office:value-type="percentage" office:value="0.0000172137779078374" calcext:value-type="percentage">
            <text:p>0.00%</text:p>
          </table:table-cell>
          <table:table-cell table:style-name="ce2" table:formula="of:=[.D252]+[.C253]" office:value-type="percentage" office:value="0.995025218184638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style-name="ce2" table:formula="of:=[.B254]/58093" office:value-type="percentage" office:value="0.0000172137779078374" calcext:value-type="percentage">
            <text:p>0.00%</text:p>
          </table:table-cell>
          <table:table-cell table:style-name="ce2" table:formula="of:=[.D253]+[.C254]" office:value-type="percentage" office:value="0.995042431962546" calcext:value-type="percentage">
            <text:p>99.50%</text:p>
          </table:table-cell>
          <table:table-cell table:number-columns-repeated="1020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style-name="ce2" table:formula="of:=[.B255]/58093" office:value-type="percentage" office:value="0.0000344275558156749" calcext:value-type="percentage">
            <text:p>0.00%</text:p>
          </table:table-cell>
          <table:table-cell table:style-name="ce2" table:formula="of:=[.D254]+[.C255]" office:value-type="percentage" office:value="0.995076859518361" calcext:value-type="percentage">
            <text:p>99.51%</text:p>
          </table:table-cell>
          <table:table-cell table:number-columns-repeated="1020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style-name="ce2" table:formula="of:=[.B256]/58093" office:value-type="percentage" office:value="0.0000172137779078374" calcext:value-type="percentage">
            <text:p>0.00%</text:p>
          </table:table-cell>
          <table:table-cell table:style-name="ce2" table:formula="of:=[.D255]+[.C256]" office:value-type="percentage" office:value="0.995094073296269" calcext:value-type="percentage">
            <text:p>99.51%</text:p>
          </table:table-cell>
          <table:table-cell table:number-columns-repeated="1020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table:style-name="ce2" table:formula="of:=[.B257]/58093" office:value-type="percentage" office:value="0.0000516413337235123" calcext:value-type="percentage">
            <text:p>0.01%</text:p>
          </table:table-cell>
          <table:table-cell table:style-name="ce2" table:formula="of:=[.D256]+[.C257]" office:value-type="percentage" office:value="0.995145714629993" calcext:value-type="percentage">
            <text:p>99.51%</text:p>
          </table:table-cell>
          <table:table-cell table:number-columns-repeated="1020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table:style-name="ce2" table:formula="of:=[.B258]/58093" office:value-type="percentage" office:value="0.0000344275558156749" calcext:value-type="percentage">
            <text:p>0.00%</text:p>
          </table:table-cell>
          <table:table-cell table:style-name="ce2" table:formula="of:=[.D257]+[.C258]" office:value-type="percentage" office:value="0.995180142185809" calcext:value-type="percentage">
            <text:p>99.52%</text:p>
          </table:table-cell>
          <table:table-cell table:number-columns-repeated="1020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table:style-name="ce2" table:formula="of:=[.B259]/58093" office:value-type="percentage" office:value="0.0000344275558156749" calcext:value-type="percentage">
            <text:p>0.00%</text:p>
          </table:table-cell>
          <table:table-cell table:style-name="ce2" table:formula="of:=[.D258]+[.C259]" office:value-type="percentage" office:value="0.995214569741624" calcext:value-type="percentage">
            <text:p>99.52%</text:p>
          </table:table-cell>
          <table:table-cell table:number-columns-repeated="1020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style-name="ce2" table:formula="of:=[.B260]/58093" office:value-type="percentage" office:value="0.0000172137779078374" calcext:value-type="percentage">
            <text:p>0.00%</text:p>
          </table:table-cell>
          <table:table-cell table:style-name="ce2" table:formula="of:=[.D259]+[.C260]" office:value-type="percentage" office:value="0.995231783519532" calcext:value-type="percentage">
            <text:p>99.52%</text:p>
          </table:table-cell>
          <table:table-cell table:number-columns-repeated="1020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table:style-name="ce2" table:formula="of:=[.B261]/58093" office:value-type="percentage" office:value="0.0000344275558156749" calcext:value-type="percentage">
            <text:p>0.00%</text:p>
          </table:table-cell>
          <table:table-cell table:style-name="ce2" table:formula="of:=[.D260]+[.C261]" office:value-type="percentage" office:value="0.995266211075348" calcext:value-type="percentage">
            <text:p>99.53%</text:p>
          </table:table-cell>
          <table:table-cell table:number-columns-repeated="1020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style-name="ce2" table:formula="of:=[.B262]/58093" office:value-type="percentage" office:value="0.0000516413337235123" calcext:value-type="percentage">
            <text:p>0.01%</text:p>
          </table:table-cell>
          <table:table-cell table:style-name="ce2" table:formula="of:=[.D261]+[.C262]" office:value-type="percentage" office:value="0.995317852409071" calcext:value-type="percentage">
            <text:p>99.53%</text:p>
          </table:table-cell>
          <table:table-cell table:number-columns-repeated="1020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style-name="ce2" table:formula="of:=[.B263]/58093" office:value-type="percentage" office:value="0.0000172137779078374" calcext:value-type="percentage">
            <text:p>0.00%</text:p>
          </table:table-cell>
          <table:table-cell table:style-name="ce2" table:formula="of:=[.D262]+[.C263]" office:value-type="percentage" office:value="0.995335066186979" calcext:value-type="percentage">
            <text:p>99.53%</text:p>
          </table:table-cell>
          <table:table-cell table:number-columns-repeated="1020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table:style-name="ce2" table:formula="of:=[.B264]/58093" office:value-type="percentage" office:value="0.0000344275558156749" calcext:value-type="percentage">
            <text:p>0.00%</text:p>
          </table:table-cell>
          <table:table-cell table:style-name="ce2" table:formula="of:=[.D263]+[.C264]" office:value-type="percentage" office:value="0.995369493742795" calcext:value-type="percentage">
            <text:p>99.54%</text:p>
          </table:table-cell>
          <table:table-cell table:number-columns-repeated="1020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style-name="ce2" table:formula="of:=[.B265]/58093" office:value-type="percentage" office:value="0.0000172137779078374" calcext:value-type="percentage">
            <text:p>0.00%</text:p>
          </table:table-cell>
          <table:table-cell table:style-name="ce2" table:formula="of:=[.D264]+[.C265]" office:value-type="percentage" office:value="0.995386707520703" calcext:value-type="percentage">
            <text:p>99.54%</text:p>
          </table:table-cell>
          <table:table-cell table:number-columns-repeated="1020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table:style-name="ce2" table:formula="of:=[.B266]/58093" office:value-type="percentage" office:value="0.0000516413337235123" calcext:value-type="percentage">
            <text:p>0.01%</text:p>
          </table:table-cell>
          <table:table-cell table:style-name="ce2" table:formula="of:=[.D265]+[.C266]" office:value-type="percentage" office:value="0.995438348854426" calcext:value-type="percentage">
            <text:p>99.54%</text:p>
          </table:table-cell>
          <table:table-cell table:number-columns-repeated="1020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style-name="ce2" table:formula="of:=[.B267]/58093" office:value-type="percentage" office:value="0.0000172137779078374" calcext:value-type="percentage">
            <text:p>0.00%</text:p>
          </table:table-cell>
          <table:table-cell table:style-name="ce2" table:formula="of:=[.D266]+[.C267]" office:value-type="percentage" office:value="0.995455562632334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table:style-name="ce2" table:formula="of:=[.B268]/58093" office:value-type="percentage" office:value="0.0000344275558156749" calcext:value-type="percentage">
            <text:p>0.00%</text:p>
          </table:table-cell>
          <table:table-cell table:style-name="ce2" table:formula="of:=[.D267]+[.C268]" office:value-type="percentage" office:value="0.99548999018815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style-name="ce2" table:formula="of:=[.B269]/58093" office:value-type="percentage" office:value="0.0000172137779078374" calcext:value-type="percentage">
            <text:p>0.00%</text:p>
          </table:table-cell>
          <table:table-cell table:style-name="ce2" table:formula="of:=[.D268]+[.C269]" office:value-type="percentage" office:value="0.995507203966058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style-name="ce2" table:formula="of:=[.B270]/58093" office:value-type="percentage" office:value="0.0000172137779078374" calcext:value-type="percentage">
            <text:p>0.00%</text:p>
          </table:table-cell>
          <table:table-cell table:style-name="ce2" table:formula="of:=[.D269]+[.C270]" office:value-type="percentage" office:value="0.995524417743966" calcext:value-type="percentage">
            <text:p>99.55%</text:p>
          </table:table-cell>
          <table:table-cell table:number-columns-repeated="1020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table:style-name="ce2" table:formula="of:=[.B271]/58093" office:value-type="percentage" office:value="0.0000516413337235123" calcext:value-type="percentage">
            <text:p>0.01%</text:p>
          </table:table-cell>
          <table:table-cell table:style-name="ce2" table:formula="of:=[.D270]+[.C271]" office:value-type="percentage" office:value="0.995576059077689" calcext:value-type="percentage">
            <text:p>99.56%</text:p>
          </table:table-cell>
          <table:table-cell table:number-columns-repeated="1020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table:style-name="ce2" table:formula="of:=[.B272]/58093" office:value-type="percentage" office:value="0.0000344275558156749" calcext:value-type="percentage">
            <text:p>0.00%</text:p>
          </table:table-cell>
          <table:table-cell table:style-name="ce2" table:formula="of:=[.D271]+[.C272]" office:value-type="percentage" office:value="0.995610486633505" calcext:value-type="percentage">
            <text:p>99.56%</text:p>
          </table:table-cell>
          <table:table-cell table:number-columns-repeated="1020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table:style-name="ce2" table:formula="of:=[.B273]/58093" office:value-type="percentage" office:value="0.0000344275558156749" calcext:value-type="percentage">
            <text:p>0.00%</text:p>
          </table:table-cell>
          <table:table-cell table:style-name="ce2" table:formula="of:=[.D272]+[.C273]" office:value-type="percentage" office:value="0.995644914189321" calcext:value-type="percentage">
            <text:p>99.56%</text:p>
          </table:table-cell>
          <table:table-cell table:number-columns-repeated="1020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table:style-name="ce2" table:formula="of:=[.B274]/58093" office:value-type="percentage" office:value="0.0000516413337235123" calcext:value-type="percentage">
            <text:p>0.01%</text:p>
          </table:table-cell>
          <table:table-cell table:style-name="ce2" table:formula="of:=[.D273]+[.C274]" office:value-type="percentage" office:value="0.995696555523044" calcext:value-type="percentage">
            <text:p>99.57%</text:p>
          </table:table-cell>
          <table:table-cell table:number-columns-repeated="1020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style-name="ce2" table:formula="of:=[.B275]/58093" office:value-type="percentage" office:value="0.0000172137779078374" calcext:value-type="percentage">
            <text:p>0.00%</text:p>
          </table:table-cell>
          <table:table-cell table:style-name="ce2" table:formula="of:=[.D274]+[.C275]" office:value-type="percentage" office:value="0.995713769300952" calcext:value-type="percentage">
            <text:p>99.57%</text:p>
          </table:table-cell>
          <table:table-cell table:number-columns-repeated="1020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table:style-name="ce2" table:formula="of:=[.B276]/58093" office:value-type="percentage" office:value="0.0000516413337235123" calcext:value-type="percentage">
            <text:p>0.01%</text:p>
          </table:table-cell>
          <table:table-cell table:style-name="ce2" table:formula="of:=[.D275]+[.C276]" office:value-type="percentage" office:value="0.995765410634676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style-name="ce2" table:formula="of:=[.B277]/58093" office:value-type="percentage" office:value="0.0000172137779078374" calcext:value-type="percentage">
            <text:p>0.00%</text:p>
          </table:table-cell>
          <table:table-cell table:style-name="ce2" table:formula="of:=[.D276]+[.C277]" office:value-type="percentage" office:value="0.995782624412583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style-name="ce2" table:formula="of:=[.B278]/58093" office:value-type="percentage" office:value="0.0000172137779078374" calcext:value-type="percentage">
            <text:p>0.00%</text:p>
          </table:table-cell>
          <table:table-cell table:style-name="ce2" table:formula="of:=[.D277]+[.C278]" office:value-type="percentage" office:value="0.995799838190491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style-name="ce2" table:formula="of:=[.B279]/58093" office:value-type="percentage" office:value="0.0000172137779078374" calcext:value-type="percentage">
            <text:p>0.00%</text:p>
          </table:table-cell>
          <table:table-cell table:style-name="ce2" table:formula="of:=[.D278]+[.C279]" office:value-type="percentage" office:value="0.995817051968399" calcext:value-type="percentage">
            <text:p>99.58%</text:p>
          </table:table-cell>
          <table:table-cell table:number-columns-repeated="1020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style-name="ce2" table:formula="of:=[.B280]/58093" office:value-type="percentage" office:value="0.0000344275558156749" calcext:value-type="percentage">
            <text:p>0.00%</text:p>
          </table:table-cell>
          <table:table-cell table:style-name="ce2" table:formula="of:=[.D279]+[.C280]" office:value-type="percentage" office:value="0.995851479524215" calcext:value-type="percentage">
            <text:p>99.59%</text:p>
          </table:table-cell>
          <table:table-cell table:number-columns-repeated="1020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style-name="ce2" table:formula="of:=[.B281]/58093" office:value-type="percentage" office:value="0.0000172137779078374" calcext:value-type="percentage">
            <text:p>0.00%</text:p>
          </table:table-cell>
          <table:table-cell table:style-name="ce2" table:formula="of:=[.D280]+[.C281]" office:value-type="percentage" office:value="0.995868693302123" calcext:value-type="percentage">
            <text:p>99.59%</text:p>
          </table:table-cell>
          <table:table-cell table:number-columns-repeated="1020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</text:p>
          </table:table-cell>
          <table:table-cell table:style-name="ce2" table:formula="of:=[.B282]/58093" office:value-type="percentage" office:value="0.0000516413337235123" calcext:value-type="percentage">
            <text:p>0.01%</text:p>
          </table:table-cell>
          <table:table-cell table:style-name="ce2" table:formula="of:=[.D281]+[.C282]" office:value-type="percentage" office:value="0.995920334635846" calcext:value-type="percentage">
            <text:p>99.59%</text:p>
          </table:table-cell>
          <table:table-cell table:number-columns-repeated="1020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table:style-name="ce2" table:formula="of:=[.B283]/58093" office:value-type="percentage" office:value="0.0000688551116313497" calcext:value-type="percentage">
            <text:p>0.01%</text:p>
          </table:table-cell>
          <table:table-cell table:style-name="ce2" table:formula="of:=[.D282]+[.C283]" office:value-type="percentage" office:value="0.995989189747477" calcext:value-type="percentage">
            <text:p>99.60%</text:p>
          </table:table-cell>
          <table:table-cell table:number-columns-repeated="1020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style-name="ce2" table:formula="of:=[.B284]/58093" office:value-type="percentage" office:value="0.0000172137779078374" calcext:value-type="percentage">
            <text:p>0.00%</text:p>
          </table:table-cell>
          <table:table-cell table:style-name="ce2" table:formula="of:=[.D283]+[.C284]" office:value-type="percentage" office:value="0.996006403525385" calcext:value-type="percentage">
            <text:p>99.60%</text:p>
          </table:table-cell>
          <table:table-cell table:number-columns-repeated="1020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style-name="ce2" table:formula="of:=[.B285]/58093" office:value-type="percentage" office:value="0.0000172137779078374" calcext:value-type="percentage">
            <text:p>0.00%</text:p>
          </table:table-cell>
          <table:table-cell table:style-name="ce2" table:formula="of:=[.D284]+[.C285]" office:value-type="percentage" office:value="0.996023617303293" calcext:value-type="percentage">
            <text:p>99.60%</text:p>
          </table:table-cell>
          <table:table-cell table:number-columns-repeated="1020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style-name="ce2" table:formula="of:=[.B286]/58093" office:value-type="percentage" office:value="0.0000344275558156749" calcext:value-type="percentage">
            <text:p>0.00%</text:p>
          </table:table-cell>
          <table:table-cell table:style-name="ce2" table:formula="of:=[.D285]+[.C286]" office:value-type="percentage" office:value="0.996058044859109" calcext:value-type="percentage">
            <text:p>99.61%</text:p>
          </table:table-cell>
          <table:table-cell table:number-columns-repeated="1020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2" table:formula="of:=[.B287]/58093" office:value-type="percentage" office:value="0.0000172137779078374" calcext:value-type="percentage">
            <text:p>0.00%</text:p>
          </table:table-cell>
          <table:table-cell table:style-name="ce2" table:formula="of:=[.D286]+[.C287]" office:value-type="percentage" office:value="0.996075258637017" calcext:value-type="percentage">
            <text:p>99.61%</text:p>
          </table:table-cell>
          <table:table-cell table:number-columns-repeated="1020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table:style-name="ce2" table:formula="of:=[.B288]/58093" office:value-type="percentage" office:value="0.0000344275558156749" calcext:value-type="percentage">
            <text:p>0.00%</text:p>
          </table:table-cell>
          <table:table-cell table:style-name="ce2" table:formula="of:=[.D287]+[.C288]" office:value-type="percentage" office:value="0.996109686192833" calcext:value-type="percentage">
            <text:p>99.61%</text:p>
          </table:table-cell>
          <table:table-cell table:number-columns-repeated="1020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style-name="ce2" table:formula="of:=[.B289]/58093" office:value-type="percentage" office:value="0.000103282667447025" calcext:value-type="percentage">
            <text:p>0.01%</text:p>
          </table:table-cell>
          <table:table-cell table:style-name="ce2" table:formula="of:=[.D288]+[.C289]" office:value-type="percentage" office:value="0.99621296886028" calcext:value-type="percentage">
            <text:p>99.62%</text:p>
          </table:table-cell>
          <table:table-cell table:number-columns-repeated="1020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style-name="ce2" table:formula="of:=[.B290]/58093" office:value-type="percentage" office:value="0.0000172137779078374" calcext:value-type="percentage">
            <text:p>0.00%</text:p>
          </table:table-cell>
          <table:table-cell table:style-name="ce2" table:formula="of:=[.D289]+[.C290]" office:value-type="percentage" office:value="0.996230182638188" calcext:value-type="percentage">
            <text:p>99.62%</text:p>
          </table:table-cell>
          <table:table-cell table:number-columns-repeated="1020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style-name="ce2" table:formula="of:=[.B291]/58093" office:value-type="percentage" office:value="0.0000172137779078374" calcext:value-type="percentage">
            <text:p>0.00%</text:p>
          </table:table-cell>
          <table:table-cell table:style-name="ce2" table:formula="of:=[.D290]+[.C291]" office:value-type="percentage" office:value="0.996247396416095" calcext:value-type="percentage">
            <text:p>99.62%</text:p>
          </table:table-cell>
          <table:table-cell table:number-columns-repeated="1020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style-name="ce2" table:formula="of:=[.B292]/58093" office:value-type="percentage" office:value="0.0000172137779078374" calcext:value-type="percentage">
            <text:p>0.00%</text:p>
          </table:table-cell>
          <table:table-cell table:style-name="ce2" table:formula="of:=[.D291]+[.C292]" office:value-type="percentage" office:value="0.996264610194003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style-name="ce2" table:formula="of:=[.B293]/58093" office:value-type="percentage" office:value="0.0000172137779078374" calcext:value-type="percentage">
            <text:p>0.00%</text:p>
          </table:table-cell>
          <table:table-cell table:style-name="ce2" table:formula="of:=[.D292]+[.C293]" office:value-type="percentage" office:value="0.996281823971911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style-name="ce2" table:formula="of:=[.B294]/58093" office:value-type="percentage" office:value="0.0000172137779078374" calcext:value-type="percentage">
            <text:p>0.00%</text:p>
          </table:table-cell>
          <table:table-cell table:style-name="ce2" table:formula="of:=[.D293]+[.C294]" office:value-type="percentage" office:value="0.996299037749819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style-name="ce2" table:formula="of:=[.B295]/58093" office:value-type="percentage" office:value="0.0000172137779078374" calcext:value-type="percentage">
            <text:p>0.00%</text:p>
          </table:table-cell>
          <table:table-cell table:style-name="ce2" table:formula="of:=[.D294]+[.C295]" office:value-type="percentage" office:value="0.996316251527727" calcext:value-type="percentage">
            <text:p>99.63%</text:p>
          </table:table-cell>
          <table:table-cell table:number-columns-repeated="1020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table:style-name="ce2" table:formula="of:=[.B296]/58093" office:value-type="percentage" office:value="0.0000344275558156749" calcext:value-type="percentage">
            <text:p>0.00%</text:p>
          </table:table-cell>
          <table:table-cell table:style-name="ce2" table:formula="of:=[.D295]+[.C296]" office:value-type="percentage" office:value="0.996350679083542" calcext:value-type="percentage">
            <text:p>99.64%</text:p>
          </table:table-cell>
          <table:table-cell table:number-columns-repeated="1020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style-name="ce2" table:formula="of:=[.B297]/58093" office:value-type="percentage" office:value="0.0000344275558156749" calcext:value-type="percentage">
            <text:p>0.00%</text:p>
          </table:table-cell>
          <table:table-cell table:style-name="ce2" table:formula="of:=[.D296]+[.C297]" office:value-type="percentage" office:value="0.996385106639358" calcext:value-type="percentage">
            <text:p>99.64%</text:p>
          </table:table-cell>
          <table:table-cell table:number-columns-repeated="1020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" calcext:value-type="float">
            <text:p>3</text:p>
          </table:table-cell>
          <table:table-cell table:style-name="ce2" table:formula="of:=[.B298]/58093" office:value-type="percentage" office:value="0.0000516413337235123" calcext:value-type="percentage">
            <text:p>0.01%</text:p>
          </table:table-cell>
          <table:table-cell table:style-name="ce2" table:formula="of:=[.D297]+[.C298]" office:value-type="percentage" office:value="0.996436747973082" calcext:value-type="percentage">
            <text:p>99.64%</text:p>
          </table:table-cell>
          <table:table-cell table:number-columns-repeated="1020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style-name="ce2" table:formula="of:=[.B299]/58093" office:value-type="percentage" office:value="0.0000172137779078374" calcext:value-type="percentage">
            <text:p>0.00%</text:p>
          </table:table-cell>
          <table:table-cell table:style-name="ce2" table:formula="of:=[.D298]+[.C299]" office:value-type="percentage" office:value="0.99645396175099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style-name="ce2" table:formula="of:=[.B300]/58093" office:value-type="percentage" office:value="0.0000344275558156749" calcext:value-type="percentage">
            <text:p>0.00%</text:p>
          </table:table-cell>
          <table:table-cell table:style-name="ce2" table:formula="of:=[.D299]+[.C300]" office:value-type="percentage" office:value="0.996488389306805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table:style-name="ce2" table:formula="of:=[.B301]/58093" office:value-type="percentage" office:value="0.0000344275558156749" calcext:value-type="percentage">
            <text:p>0.00%</text:p>
          </table:table-cell>
          <table:table-cell table:style-name="ce2" table:formula="of:=[.D300]+[.C301]" office:value-type="percentage" office:value="0.996522816862621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style-name="ce2" table:formula="of:=[.B302]/58093" office:value-type="percentage" office:value="0.0000172137779078374" calcext:value-type="percentage">
            <text:p>0.00%</text:p>
          </table:table-cell>
          <table:table-cell table:style-name="ce2" table:formula="of:=[.D301]+[.C302]" office:value-type="percentage" office:value="0.996540030640529" calcext:value-type="percentage">
            <text:p>99.65%</text:p>
          </table:table-cell>
          <table:table-cell table:number-columns-repeated="1020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table:style-name="ce2" table:formula="of:=[.B303]/58093" office:value-type="percentage" office:value="0.0000688551116313497" calcext:value-type="percentage">
            <text:p>0.01%</text:p>
          </table:table-cell>
          <table:table-cell table:style-name="ce2" table:formula="of:=[.D302]+[.C303]" office:value-type="percentage" office:value="0.99660888575216" calcext:value-type="percentage">
            <text:p>99.66%</text:p>
          </table:table-cell>
          <table:table-cell table:number-columns-repeated="1020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table:style-name="ce2" table:formula="of:=[.B304]/58093" office:value-type="percentage" office:value="0.0000344275558156749" calcext:value-type="percentage">
            <text:p>0.00%</text:p>
          </table:table-cell>
          <table:table-cell table:style-name="ce2" table:formula="of:=[.D303]+[.C304]" office:value-type="percentage" office:value="0.996643313307976" calcext:value-type="percentage">
            <text:p>99.66%</text:p>
          </table:table-cell>
          <table:table-cell table:number-columns-repeated="1020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style-name="ce2" table:formula="of:=[.B305]/58093" office:value-type="percentage" office:value="0.0000172137779078374" calcext:value-type="percentage">
            <text:p>0.00%</text:p>
          </table:table-cell>
          <table:table-cell table:style-name="ce2" table:formula="of:=[.D304]+[.C305]" office:value-type="percentage" office:value="0.996660527085884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style-name="ce2" table:formula="of:=[.B306]/58093" office:value-type="percentage" office:value="0.0000344275558156749" calcext:value-type="percentage">
            <text:p>0.00%</text:p>
          </table:table-cell>
          <table:table-cell table:style-name="ce2" table:formula="of:=[.D305]+[.C306]" office:value-type="percentage" office:value="0.9966949546417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style-name="ce2" table:formula="of:=[.B307]/58093" office:value-type="percentage" office:value="0.0000172137779078374" calcext:value-type="percentage">
            <text:p>0.00%</text:p>
          </table:table-cell>
          <table:table-cell table:style-name="ce2" table:formula="of:=[.D306]+[.C307]" office:value-type="percentage" office:value="0.996712168419607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style-name="ce2" table:formula="of:=[.B308]/58093" office:value-type="percentage" office:value="0.0000172137779078374" calcext:value-type="percentage">
            <text:p>0.00%</text:p>
          </table:table-cell>
          <table:table-cell table:style-name="ce2" table:formula="of:=[.D307]+[.C308]" office:value-type="percentage" office:value="0.996729382197515" calcext:value-type="percentage">
            <text:p>99.67%</text:p>
          </table:table-cell>
          <table:table-cell table:number-columns-repeated="1020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table:style-name="ce2" table:formula="of:=[.B309]/58093" office:value-type="percentage" office:value="0.0000344275558156749" calcext:value-type="percentage">
            <text:p>0.00%</text:p>
          </table:table-cell>
          <table:table-cell table:style-name="ce2" table:formula="of:=[.D308]+[.C309]" office:value-type="percentage" office:value="0.996763809753331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style-name="ce2" table:formula="of:=[.B310]/58093" office:value-type="percentage" office:value="0.0000172137779078374" calcext:value-type="percentage">
            <text:p>0.00%</text:p>
          </table:table-cell>
          <table:table-cell table:style-name="ce2" table:formula="of:=[.D309]+[.C310]" office:value-type="percentage" office:value="0.996781023531239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style-name="ce2" table:formula="of:=[.B311]/58093" office:value-type="percentage" office:value="0.0000172137779078374" calcext:value-type="percentage">
            <text:p>0.00%</text:p>
          </table:table-cell>
          <table:table-cell table:style-name="ce2" table:formula="of:=[.D310]+[.C311]" office:value-type="percentage" office:value="0.996798237309147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style-name="ce2" table:formula="of:=[.B312]/58093" office:value-type="percentage" office:value="0.0000172137779078374" calcext:value-type="percentage">
            <text:p>0.00%</text:p>
          </table:table-cell>
          <table:table-cell table:style-name="ce2" table:formula="of:=[.D311]+[.C312]" office:value-type="percentage" office:value="0.996815451087055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style-name="ce2" table:formula="of:=[.B313]/58093" office:value-type="percentage" office:value="0.0000172137779078374" calcext:value-type="percentage">
            <text:p>0.00%</text:p>
          </table:table-cell>
          <table:table-cell table:style-name="ce2" table:formula="of:=[.D312]+[.C313]" office:value-type="percentage" office:value="0.996832664864963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style-name="ce2" table:formula="of:=[.B314]/58093" office:value-type="percentage" office:value="0.0000172137779078374" calcext:value-type="percentage">
            <text:p>0.00%</text:p>
          </table:table-cell>
          <table:table-cell table:style-name="ce2" table:formula="of:=[.D313]+[.C314]" office:value-type="percentage" office:value="0.99684987864287" calcext:value-type="percentage">
            <text:p>99.68%</text:p>
          </table:table-cell>
          <table:table-cell table:number-columns-repeated="1020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style-name="ce2" table:formula="of:=[.B315]/58093" office:value-type="percentage" office:value="0.0000344275558156749" calcext:value-type="percentage">
            <text:p>0.00%</text:p>
          </table:table-cell>
          <table:table-cell table:style-name="ce2" table:formula="of:=[.D314]+[.C315]" office:value-type="percentage" office:value="0.996884306198686" calcext:value-type="percentage">
            <text:p>99.69%</text:p>
          </table:table-cell>
          <table:table-cell table:number-columns-repeated="1020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table:style-name="ce2" table:formula="of:=[.B316]/58093" office:value-type="percentage" office:value="0.0000344275558156749" calcext:value-type="percentage">
            <text:p>0.00%</text:p>
          </table:table-cell>
          <table:table-cell table:style-name="ce2" table:formula="of:=[.D315]+[.C316]" office:value-type="percentage" office:value="0.996918733754502" calcext:value-type="percentage">
            <text:p>99.69%</text:p>
          </table:table-cell>
          <table:table-cell table:number-columns-repeated="1020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style-name="ce2" table:formula="of:=[.B317]/58093" office:value-type="percentage" office:value="0.0000172137779078374" calcext:value-type="percentage">
            <text:p>0.00%</text:p>
          </table:table-cell>
          <table:table-cell table:style-name="ce2" table:formula="of:=[.D316]+[.C317]" office:value-type="percentage" office:value="0.99693594753241" calcext:value-type="percentage">
            <text:p>99.69%</text:p>
          </table:table-cell>
          <table:table-cell table:number-columns-repeated="1020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style-name="ce2" table:formula="of:=[.B318]/58093" office:value-type="percentage" office:value="0.0000172137779078374" calcext:value-type="percentage">
            <text:p>0.00%</text:p>
          </table:table-cell>
          <table:table-cell table:style-name="ce2" table:formula="of:=[.D317]+[.C318]" office:value-type="percentage" office:value="0.996953161310318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style-name="ce2" table:formula="of:=[.B319]/58093" office:value-type="percentage" office:value="0.0000172137779078374" calcext:value-type="percentage">
            <text:p>0.00%</text:p>
          </table:table-cell>
          <table:table-cell table:style-name="ce2" table:formula="of:=[.D318]+[.C319]" office:value-type="percentage" office:value="0.996970375088226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style-name="ce2" table:formula="of:=[.B320]/58093" office:value-type="percentage" office:value="0.0000172137779078374" calcext:value-type="percentage">
            <text:p>0.00%</text:p>
          </table:table-cell>
          <table:table-cell table:style-name="ce2" table:formula="of:=[.D319]+[.C320]" office:value-type="percentage" office:value="0.996987588866133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style-name="ce2" table:formula="of:=[.B321]/58093" office:value-type="percentage" office:value="0.0000172137779078374" calcext:value-type="percentage">
            <text:p>0.00%</text:p>
          </table:table-cell>
          <table:table-cell table:style-name="ce2" table:formula="of:=[.D320]+[.C321]" office:value-type="percentage" office:value="0.997004802644041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table:style-name="ce2" table:formula="of:=[.B322]/58093" office:value-type="percentage" office:value="0.0000172137779078374" calcext:value-type="percentage">
            <text:p>0.00%</text:p>
          </table:table-cell>
          <table:table-cell table:style-name="ce2" table:formula="of:=[.D321]+[.C322]" office:value-type="percentage" office:value="0.997022016421949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style-name="ce2" table:formula="of:=[.B323]/58093" office:value-type="percentage" office:value="0.0000172137779078374" calcext:value-type="percentage">
            <text:p>0.00%</text:p>
          </table:table-cell>
          <table:table-cell table:style-name="ce2" table:formula="of:=[.D322]+[.C323]" office:value-type="percentage" office:value="0.997039230199857" calcext:value-type="percentage">
            <text:p>99.70%</text:p>
          </table:table-cell>
          <table:table-cell table:number-columns-repeated="1020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style-name="ce2" table:formula="of:=[.B324]/58093" office:value-type="percentage" office:value="0.0000172137779078374" calcext:value-type="percentage">
            <text:p>0.00%</text:p>
          </table:table-cell>
          <table:table-cell table:style-name="ce2" table:formula="of:=[.D323]+[.C324]" office:value-type="percentage" office:value="0.997056443977765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style-name="ce2" table:formula="of:=[.B325]/58093" office:value-type="percentage" office:value="0.0000172137779078374" calcext:value-type="percentage">
            <text:p>0.00%</text:p>
          </table:table-cell>
          <table:table-cell table:style-name="ce2" table:formula="of:=[.D324]+[.C325]" office:value-type="percentage" office:value="0.997073657755673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2" table:formula="of:=[.B326]/58093" office:value-type="percentage" office:value="0.0000172137779078374" calcext:value-type="percentage">
            <text:p>0.00%</text:p>
          </table:table-cell>
          <table:table-cell table:style-name="ce2" table:formula="of:=[.D325]+[.C326]" office:value-type="percentage" office:value="0.99709087153358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style-name="ce2" table:formula="of:=[.B327]/58093" office:value-type="percentage" office:value="0.0000172137779078374" calcext:value-type="percentage">
            <text:p>0.00%</text:p>
          </table:table-cell>
          <table:table-cell table:style-name="ce2" table:formula="of:=[.D326]+[.C327]" office:value-type="percentage" office:value="0.997108085311488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style-name="ce2" table:formula="of:=[.B328]/58093" office:value-type="percentage" office:value="0.0000172137779078374" calcext:value-type="percentage">
            <text:p>0.00%</text:p>
          </table:table-cell>
          <table:table-cell table:style-name="ce2" table:formula="of:=[.D327]+[.C328]" office:value-type="percentage" office:value="0.997125299089396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style-name="ce2" table:formula="of:=[.B329]/58093" office:value-type="percentage" office:value="0.0000172137779078374" calcext:value-type="percentage">
            <text:p>0.00%</text:p>
          </table:table-cell>
          <table:table-cell table:style-name="ce2" table:formula="of:=[.D328]+[.C329]" office:value-type="percentage" office:value="0.997142512867304" calcext:value-type="percentage">
            <text:p>99.71%</text:p>
          </table:table-cell>
          <table:table-cell table:number-columns-repeated="1020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style-name="ce2" table:formula="of:=[.B330]/58093" office:value-type="percentage" office:value="0.0000344275558156749" calcext:value-type="percentage">
            <text:p>0.00%</text:p>
          </table:table-cell>
          <table:table-cell table:style-name="ce2" table:formula="of:=[.D329]+[.C330]" office:value-type="percentage" office:value="0.99717694042312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style-name="ce2" table:formula="of:=[.B331]/58093" office:value-type="percentage" office:value="0.0000344275558156749" calcext:value-type="percentage">
            <text:p>0.00%</text:p>
          </table:table-cell>
          <table:table-cell table:style-name="ce2" table:formula="of:=[.D330]+[.C331]" office:value-type="percentage" office:value="0.997211367978936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style-name="ce2" table:formula="of:=[.B332]/58093" office:value-type="percentage" office:value="0.0000172137779078374" calcext:value-type="percentage">
            <text:p>0.00%</text:p>
          </table:table-cell>
          <table:table-cell table:style-name="ce2" table:formula="of:=[.D331]+[.C332]" office:value-type="percentage" office:value="0.997228581756843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style-name="ce2" table:formula="of:=[.B333]/58093" office:value-type="percentage" office:value="0.0000172137779078374" calcext:value-type="percentage">
            <text:p>0.00%</text:p>
          </table:table-cell>
          <table:table-cell table:style-name="ce2" table:formula="of:=[.D332]+[.C333]" office:value-type="percentage" office:value="0.997245795534751" calcext:value-type="percentage">
            <text:p>99.72%</text:p>
          </table:table-cell>
          <table:table-cell table:number-columns-repeated="1020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style-name="ce2" table:formula="of:=[.B334]/58093" office:value-type="percentage" office:value="0.0000172137779078374" calcext:value-type="percentage">
            <text:p>0.00%</text:p>
          </table:table-cell>
          <table:table-cell table:style-name="ce2" table:formula="of:=[.D333]+[.C334]" office:value-type="percentage" office:value="0.997263009312659" calcext:value-type="percentage">
            <text:p>99.73%</text:p>
          </table:table-cell>
          <table:table-cell table:number-columns-repeated="1020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table:style-name="ce2" table:formula="of:=[.B335]/58093" office:value-type="percentage" office:value="0.0000344275558156749" calcext:value-type="percentage">
            <text:p>0.00%</text:p>
          </table:table-cell>
          <table:table-cell table:style-name="ce2" table:formula="of:=[.D334]+[.C335]" office:value-type="percentage" office:value="0.997297436868475" calcext:value-type="percentage">
            <text:p>99.73%</text:p>
          </table:table-cell>
          <table:table-cell table:number-columns-repeated="1020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style-name="ce2" table:formula="of:=[.B336]/58093" office:value-type="percentage" office:value="0.0000344275558156749" calcext:value-type="percentage">
            <text:p>0.00%</text:p>
          </table:table-cell>
          <table:table-cell table:style-name="ce2" table:formula="of:=[.D335]+[.C336]" office:value-type="percentage" office:value="0.997331864424291" calcext:value-type="percentage">
            <text:p>99.73%</text:p>
          </table:table-cell>
          <table:table-cell table:number-columns-repeated="1020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table:style-name="ce2" table:formula="of:=[.B337]/58093" office:value-type="percentage" office:value="0.0000516413337235123" calcext:value-type="percentage">
            <text:p>0.01%</text:p>
          </table:table-cell>
          <table:table-cell table:style-name="ce2" table:formula="of:=[.D336]+[.C337]" office:value-type="percentage" office:value="0.997383505758014" calcext:value-type="percentage">
            <text:p>99.74%</text:p>
          </table:table-cell>
          <table:table-cell table:number-columns-repeated="1020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style-name="ce2" table:formula="of:=[.B338]/58093" office:value-type="percentage" office:value="0.0000172137779078374" calcext:value-type="percentage">
            <text:p>0.00%</text:p>
          </table:table-cell>
          <table:table-cell table:style-name="ce2" table:formula="of:=[.D337]+[.C338]" office:value-type="percentage" office:value="0.997400719535922" calcext:value-type="percentage">
            <text:p>99.74%</text:p>
          </table:table-cell>
          <table:table-cell table:number-columns-repeated="1020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table:style-name="ce2" table:formula="of:=[.B339]/58093" office:value-type="percentage" office:value="0.0000344275558156749" calcext:value-type="percentage">
            <text:p>0.00%</text:p>
          </table:table-cell>
          <table:table-cell table:style-name="ce2" table:formula="of:=[.D338]+[.C339]" office:value-type="percentage" office:value="0.997435147091738" calcext:value-type="percentage">
            <text:p>99.74%</text:p>
          </table:table-cell>
          <table:table-cell table:number-columns-repeated="1020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style-name="ce2" table:formula="of:=[.B340]/58093" office:value-type="percentage" office:value="0.0000172137779078374" calcext:value-type="percentage">
            <text:p>0.00%</text:p>
          </table:table-cell>
          <table:table-cell table:style-name="ce2" table:formula="of:=[.D339]+[.C340]" office:value-type="percentage" office:value="0.997452360869646" calcext:value-type="percentage">
            <text:p>99.75%</text:p>
          </table:table-cell>
          <table:table-cell table:number-columns-repeated="1020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style-name="ce2" table:formula="of:=[.B341]/58093" office:value-type="percentage" office:value="0.0000516413337235123" calcext:value-type="percentage">
            <text:p>0.01%</text:p>
          </table:table-cell>
          <table:table-cell table:style-name="ce2" table:formula="of:=[.D340]+[.C341]" office:value-type="percentage" office:value="0.997504002203369" calcext:value-type="percentage">
            <text:p>99.75%</text:p>
          </table:table-cell>
          <table:table-cell table:number-columns-repeated="1020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style-name="ce2" table:formula="of:=[.B342]/58093" office:value-type="percentage" office:value="0.0000344275558156749" calcext:value-type="percentage">
            <text:p>0.00%</text:p>
          </table:table-cell>
          <table:table-cell table:style-name="ce2" table:formula="of:=[.D341]+[.C342]" office:value-type="percentage" office:value="0.997538429759185" calcext:value-type="percentage">
            <text:p>99.75%</text:p>
          </table:table-cell>
          <table:table-cell table:number-columns-repeated="1020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style-name="ce2" table:formula="of:=[.B343]/58093" office:value-type="percentage" office:value="0.0000172137779078374" calcext:value-type="percentage">
            <text:p>0.00%</text:p>
          </table:table-cell>
          <table:table-cell table:style-name="ce2" table:formula="of:=[.D342]+[.C343]" office:value-type="percentage" office:value="0.997555643537093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table:style-name="ce2" table:formula="of:=[.B344]/58093" office:value-type="percentage" office:value="0.0000172137779078374" calcext:value-type="percentage">
            <text:p>0.00%</text:p>
          </table:table-cell>
          <table:table-cell table:style-name="ce2" table:formula="of:=[.D343]+[.C344]" office:value-type="percentage" office:value="0.997572857315001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style-name="ce2" table:formula="of:=[.B345]/58093" office:value-type="percentage" office:value="0.0000172137779078374" calcext:value-type="percentage">
            <text:p>0.00%</text:p>
          </table:table-cell>
          <table:table-cell table:style-name="ce2" table:formula="of:=[.D344]+[.C345]" office:value-type="percentage" office:value="0.997590071092908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style-name="ce2" table:formula="of:=[.B346]/58093" office:value-type="percentage" office:value="0.0000172137779078374" calcext:value-type="percentage">
            <text:p>0.00%</text:p>
          </table:table-cell>
          <table:table-cell table:style-name="ce2" table:formula="of:=[.D345]+[.C346]" office:value-type="percentage" office:value="0.997607284870816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style-name="ce2" table:formula="of:=[.B347]/58093" office:value-type="percentage" office:value="0.0000172137779078374" calcext:value-type="percentage">
            <text:p>0.00%</text:p>
          </table:table-cell>
          <table:table-cell table:style-name="ce2" table:formula="of:=[.D346]+[.C347]" office:value-type="percentage" office:value="0.997624498648724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table:style-name="ce2" table:formula="of:=[.B348]/58093" office:value-type="percentage" office:value="0.0000172137779078374" calcext:value-type="percentage">
            <text:p>0.00%</text:p>
          </table:table-cell>
          <table:table-cell table:style-name="ce2" table:formula="of:=[.D347]+[.C348]" office:value-type="percentage" office:value="0.997641712426632" calcext:value-type="percentage">
            <text:p>99.76%</text:p>
          </table:table-cell>
          <table:table-cell table:number-columns-repeated="1020"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" table:formula="of:=[.B349]/58093" office:value-type="percentage" office:value="0.0000172137779078374" calcext:value-type="percentage">
            <text:p>0.00%</text:p>
          </table:table-cell>
          <table:table-cell table:style-name="ce2" table:formula="of:=[.D348]+[.C349]" office:value-type="percentage" office:value="0.99765892620454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table:style-name="ce2" table:formula="of:=[.B350]/58093" office:value-type="percentage" office:value="0.0000172137779078374" calcext:value-type="percentage">
            <text:p>0.00%</text:p>
          </table:table-cell>
          <table:table-cell table:style-name="ce2" table:formula="of:=[.D349]+[.C350]" office:value-type="percentage" office:value="0.997676139982448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table:style-name="ce2" table:formula="of:=[.B351]/58093" office:value-type="percentage" office:value="0.0000172137779078374" calcext:value-type="percentage">
            <text:p>0.00%</text:p>
          </table:table-cell>
          <table:table-cell table:style-name="ce2" table:formula="of:=[.D350]+[.C351]" office:value-type="percentage" office:value="0.997693353760356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style-name="ce2" table:formula="of:=[.B352]/58093" office:value-type="percentage" office:value="0.0000172137779078374" calcext:value-type="percentage">
            <text:p>0.00%</text:p>
          </table:table-cell>
          <table:table-cell table:style-name="ce2" table:formula="of:=[.D351]+[.C352]" office:value-type="percentage" office:value="0.997710567538264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style-name="ce2" table:formula="of:=[.B353]/58093" office:value-type="percentage" office:value="0.0000172137779078374" calcext:value-type="percentage">
            <text:p>0.00%</text:p>
          </table:table-cell>
          <table:table-cell table:style-name="ce2" table:formula="of:=[.D352]+[.C353]" office:value-type="percentage" office:value="0.997727781316171" calcext:value-type="percentage">
            <text:p>99.77%</text:p>
          </table:table-cell>
          <table:table-cell table:number-columns-repeated="1020"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table:style-name="ce2" table:formula="of:=[.B354]/58093" office:value-type="percentage" office:value="0.0000344275558156749" calcext:value-type="percentage">
            <text:p>0.00%</text:p>
          </table:table-cell>
          <table:table-cell table:style-name="ce2" table:formula="of:=[.D353]+[.C354]" office:value-type="percentage" office:value="0.997762208871987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style-name="ce2" table:formula="of:=[.B355]/58093" office:value-type="percentage" office:value="0.0000172137779078374" calcext:value-type="percentage">
            <text:p>0.00%</text:p>
          </table:table-cell>
          <table:table-cell table:style-name="ce2" table:formula="of:=[.D354]+[.C355]" office:value-type="percentage" office:value="0.997779422649895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style-name="ce2" table:formula="of:=[.B356]/58093" office:value-type="percentage" office:value="0.0000172137779078374" calcext:value-type="percentage">
            <text:p>0.00%</text:p>
          </table:table-cell>
          <table:table-cell table:style-name="ce2" table:formula="of:=[.D355]+[.C356]" office:value-type="percentage" office:value="0.997796636427803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table:style-name="ce2" table:formula="of:=[.B357]/58093" office:value-type="percentage" office:value="0.0000344275558156749" calcext:value-type="percentage">
            <text:p>0.00%</text:p>
          </table:table-cell>
          <table:table-cell table:style-name="ce2" table:formula="of:=[.D356]+[.C357]" office:value-type="percentage" office:value="0.997831063983618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table:style-name="ce2" table:formula="of:=[.B358]/58093" office:value-type="percentage" office:value="0.0000172137779078374" calcext:value-type="percentage">
            <text:p>0.00%</text:p>
          </table:table-cell>
          <table:table-cell table:style-name="ce2" table:formula="of:=[.D357]+[.C358]" office:value-type="percentage" office:value="0.997848277761526" calcext:value-type="percentage">
            <text:p>99.78%</text:p>
          </table:table-cell>
          <table:table-cell table:number-columns-repeated="1020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table:style-name="ce2" table:formula="of:=[.B359]/58093" office:value-type="percentage" office:value="0.0000172137779078374" calcext:value-type="percentage">
            <text:p>0.00%</text:p>
          </table:table-cell>
          <table:table-cell table:style-name="ce2" table:formula="of:=[.D358]+[.C359]" office:value-type="percentage" office:value="0.997865491539434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style-name="ce2" table:formula="of:=[.B360]/58093" office:value-type="percentage" office:value="0.0000172137779078374" calcext:value-type="percentage">
            <text:p>0.00%</text:p>
          </table:table-cell>
          <table:table-cell table:style-name="ce2" table:formula="of:=[.D359]+[.C360]" office:value-type="percentage" office:value="0.997882705317342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style-name="ce2" table:formula="of:=[.B361]/58093" office:value-type="percentage" office:value="0.0000344275558156749" calcext:value-type="percentage">
            <text:p>0.00%</text:p>
          </table:table-cell>
          <table:table-cell table:style-name="ce2" table:formula="of:=[.D360]+[.C361]" office:value-type="percentage" office:value="0.997917132873158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style-name="ce2" table:formula="of:=[.B362]/58093" office:value-type="percentage" office:value="0.0000172137779078374" calcext:value-type="percentage">
            <text:p>0.00%</text:p>
          </table:table-cell>
          <table:table-cell table:style-name="ce2" table:formula="of:=[.D361]+[.C362]" office:value-type="percentage" office:value="0.997934346651066" calcext:value-type="percentage">
            <text:p>99.79%</text:p>
          </table:table-cell>
          <table:table-cell table:number-columns-repeated="1020"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style-name="ce2" table:formula="of:=[.B363]/58093" office:value-type="percentage" office:value="0.0000172137779078374" calcext:value-type="percentage">
            <text:p>0.00%</text:p>
          </table:table-cell>
          <table:table-cell table:style-name="ce2" table:formula="of:=[.D362]+[.C363]" office:value-type="percentage" office:value="0.997951560428974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style-name="ce2" table:formula="of:=[.B364]/58093" office:value-type="percentage" office:value="0.0000172137779078374" calcext:value-type="percentage">
            <text:p>0.00%</text:p>
          </table:table-cell>
          <table:table-cell table:style-name="ce2" table:formula="of:=[.D363]+[.C364]" office:value-type="percentage" office:value="0.997968774206881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table:style-name="ce2" table:formula="of:=[.B365]/58093" office:value-type="percentage" office:value="0.0000344275558156749" calcext:value-type="percentage">
            <text:p>0.00%</text:p>
          </table:table-cell>
          <table:table-cell table:style-name="ce2" table:formula="of:=[.D364]+[.C365]" office:value-type="percentage" office:value="0.998003201762697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table:style-name="ce2" table:formula="of:=[.B366]/58093" office:value-type="percentage" office:value="0.0000344275558156749" calcext:value-type="percentage">
            <text:p>0.00%</text:p>
          </table:table-cell>
          <table:table-cell table:style-name="ce2" table:formula="of:=[.D365]+[.C366]" office:value-type="percentage" office:value="0.998037629318513" calcext:value-type="percentage">
            <text:p>99.80%</text:p>
          </table:table-cell>
          <table:table-cell table:number-columns-repeated="1020"/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style-name="ce2" table:formula="of:=[.B367]/58093" office:value-type="percentage" office:value="0.0000172137779078374" calcext:value-type="percentage">
            <text:p>0.00%</text:p>
          </table:table-cell>
          <table:table-cell table:style-name="ce2" table:formula="of:=[.D366]+[.C367]" office:value-type="percentage" office:value="0.998054843096421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style-name="ce2" table:formula="of:=[.B368]/58093" office:value-type="percentage" office:value="0.0000172137779078374" calcext:value-type="percentage">
            <text:p>0.00%</text:p>
          </table:table-cell>
          <table:table-cell table:style-name="ce2" table:formula="of:=[.D367]+[.C368]" office:value-type="percentage" office:value="0.998072056874329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style-name="ce2" table:formula="of:=[.B369]/58093" office:value-type="percentage" office:value="0.0000172137779078374" calcext:value-type="percentage">
            <text:p>0.00%</text:p>
          </table:table-cell>
          <table:table-cell table:style-name="ce2" table:formula="of:=[.D368]+[.C369]" office:value-type="percentage" office:value="0.998089270652237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style-name="ce2" table:formula="of:=[.B370]/58093" office:value-type="percentage" office:value="0.0000172137779078374" calcext:value-type="percentage">
            <text:p>0.00%</text:p>
          </table:table-cell>
          <table:table-cell table:style-name="ce2" table:formula="of:=[.D369]+[.C370]" office:value-type="percentage" office:value="0.998106484430144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style-name="ce2" table:formula="of:=[.B371]/58093" office:value-type="percentage" office:value="0.0000172137779078374" calcext:value-type="percentage">
            <text:p>0.00%</text:p>
          </table:table-cell>
          <table:table-cell table:style-name="ce2" table:formula="of:=[.D370]+[.C371]" office:value-type="percentage" office:value="0.998123698208052" calcext:value-type="percentage">
            <text:p>99.81%</text:p>
          </table:table-cell>
          <table:table-cell table:number-columns-repeated="1020"/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table:style-name="ce2" table:formula="of:=[.B372]/58093" office:value-type="percentage" office:value="0.0000344275558156749" calcext:value-type="percentage">
            <text:p>0.00%</text:p>
          </table:table-cell>
          <table:table-cell table:style-name="ce2" table:formula="of:=[.D371]+[.C372]" office:value-type="percentage" office:value="0.998158125763868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style-name="ce2" table:formula="of:=[.B373]/58093" office:value-type="percentage" office:value="0.0000172137779078374" calcext:value-type="percentage">
            <text:p>0.00%</text:p>
          </table:table-cell>
          <table:table-cell table:style-name="ce2" table:formula="of:=[.D372]+[.C373]" office:value-type="percentage" office:value="0.998175339541776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style-name="ce2" table:formula="of:=[.B374]/58093" office:value-type="percentage" office:value="0.0000172137779078374" calcext:value-type="percentage">
            <text:p>0.00%</text:p>
          </table:table-cell>
          <table:table-cell table:style-name="ce2" table:formula="of:=[.D373]+[.C374]" office:value-type="percentage" office:value="0.998192553319684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style-name="ce2" table:formula="of:=[.B375]/58093" office:value-type="percentage" office:value="0.0000172137779078374" calcext:value-type="percentage">
            <text:p>0.00%</text:p>
          </table:table-cell>
          <table:table-cell table:style-name="ce2" table:formula="of:=[.D374]+[.C375]" office:value-type="percentage" office:value="0.998209767097591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style-name="ce2" table:formula="of:=[.B376]/58093" office:value-type="percentage" office:value="0.0000172137779078374" calcext:value-type="percentage">
            <text:p>0.00%</text:p>
          </table:table-cell>
          <table:table-cell table:style-name="ce2" table:formula="of:=[.D375]+[.C376]" office:value-type="percentage" office:value="0.998226980875499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style-name="ce2" table:formula="of:=[.B377]/58093" office:value-type="percentage" office:value="0.0000172137779078374" calcext:value-type="percentage">
            <text:p>0.00%</text:p>
          </table:table-cell>
          <table:table-cell table:style-name="ce2" table:formula="of:=[.D376]+[.C377]" office:value-type="percentage" office:value="0.998244194653407" calcext:value-type="percentage">
            <text:p>99.82%</text:p>
          </table:table-cell>
          <table:table-cell table:number-columns-repeated="1020"/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style-name="ce2" table:formula="of:=[.B378]/58093" office:value-type="percentage" office:value="0.0000172137779078374" calcext:value-type="percentage">
            <text:p>0.00%</text:p>
          </table:table-cell>
          <table:table-cell table:style-name="ce2" table:formula="of:=[.D377]+[.C378]" office:value-type="percentage" office:value="0.998261408431315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style-name="ce2" table:formula="of:=[.B379]/58093" office:value-type="percentage" office:value="0.0000172137779078374" calcext:value-type="percentage">
            <text:p>0.00%</text:p>
          </table:table-cell>
          <table:table-cell table:style-name="ce2" table:formula="of:=[.D378]+[.C379]" office:value-type="percentage" office:value="0.998278622209223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style-name="ce2" table:formula="of:=[.B380]/58093" office:value-type="percentage" office:value="0.0000172137779078374" calcext:value-type="percentage">
            <text:p>0.00%</text:p>
          </table:table-cell>
          <table:table-cell table:style-name="ce2" table:formula="of:=[.D379]+[.C380]" office:value-type="percentage" office:value="0.998295835987131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style-name="ce2" table:formula="of:=[.B381]/58093" office:value-type="percentage" office:value="0.0000172137779078374" calcext:value-type="percentage">
            <text:p>0.00%</text:p>
          </table:table-cell>
          <table:table-cell table:style-name="ce2" table:formula="of:=[.D380]+[.C381]" office:value-type="percentage" office:value="0.998313049765039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style-name="ce2" table:formula="of:=[.B382]/58093" office:value-type="percentage" office:value="0.0000172137779078374" calcext:value-type="percentage">
            <text:p>0.00%</text:p>
          </table:table-cell>
          <table:table-cell table:style-name="ce2" table:formula="of:=[.D381]+[.C382]" office:value-type="percentage" office:value="0.998330263542947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table:style-name="ce2" table:formula="of:=[.B383]/58093" office:value-type="percentage" office:value="0.0000172137779078374" calcext:value-type="percentage">
            <text:p>0.00%</text:p>
          </table:table-cell>
          <table:table-cell table:style-name="ce2" table:formula="of:=[.D382]+[.C383]" office:value-type="percentage" office:value="0.998347477320854" calcext:value-type="percentage">
            <text:p>99.83%</text:p>
          </table:table-cell>
          <table:table-cell table:number-columns-repeated="1020"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style-name="ce2" table:formula="of:=[.B384]/58093" office:value-type="percentage" office:value="0.0000172137779078374" calcext:value-type="percentage">
            <text:p>0.00%</text:p>
          </table:table-cell>
          <table:table-cell table:style-name="ce2" table:formula="of:=[.D383]+[.C384]" office:value-type="percentage" office:value="0.998364691098762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style-name="ce2" table:formula="of:=[.B385]/58093" office:value-type="percentage" office:value="0.0000172137779078374" calcext:value-type="percentage">
            <text:p>0.00%</text:p>
          </table:table-cell>
          <table:table-cell table:style-name="ce2" table:formula="of:=[.D384]+[.C385]" office:value-type="percentage" office:value="0.99838190487667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style-name="ce2" table:formula="of:=[.B386]/58093" office:value-type="percentage" office:value="0.0000172137779078374" calcext:value-type="percentage">
            <text:p>0.00%</text:p>
          </table:table-cell>
          <table:table-cell table:style-name="ce2" table:formula="of:=[.D385]+[.C386]" office:value-type="percentage" office:value="0.998399118654578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2" calcext:value-type="float">
            <text:p>2</text:p>
          </table:table-cell>
          <table:table-cell table:style-name="ce2" table:formula="of:=[.B387]/58093" office:value-type="percentage" office:value="0.0000344275558156749" calcext:value-type="percentage">
            <text:p>0.00%</text:p>
          </table:table-cell>
          <table:table-cell table:style-name="ce2" table:formula="of:=[.D386]+[.C387]" office:value-type="percentage" office:value="0.998433546210394" calcext:value-type="percentage">
            <text:p>99.84%</text:p>
          </table:table-cell>
          <table:table-cell table:number-columns-repeated="1020"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style-name="ce2" table:formula="of:=[.B388]/58093" office:value-type="percentage" office:value="0.0000172137779078374" calcext:value-type="percentage">
            <text:p>0.00%</text:p>
          </table:table-cell>
          <table:table-cell table:style-name="ce2" table:formula="of:=[.D387]+[.C388]" office:value-type="percentage" office:value="0.998450759988302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style-name="ce2" table:formula="of:=[.B389]/58093" office:value-type="percentage" office:value="0.0000172137779078374" calcext:value-type="percentage">
            <text:p>0.00%</text:p>
          </table:table-cell>
          <table:table-cell table:style-name="ce2" table:formula="of:=[.D388]+[.C389]" office:value-type="percentage" office:value="0.99846797376621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style-name="ce2" table:formula="of:=[.B390]/58093" office:value-type="percentage" office:value="0.0000172137779078374" calcext:value-type="percentage">
            <text:p>0.00%</text:p>
          </table:table-cell>
          <table:table-cell table:style-name="ce2" table:formula="of:=[.D389]+[.C390]" office:value-type="percentage" office:value="0.998485187544117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table:style-name="ce2" table:formula="of:=[.B391]/58093" office:value-type="percentage" office:value="0.0000344275558156749" calcext:value-type="percentage">
            <text:p>0.00%</text:p>
          </table:table-cell>
          <table:table-cell table:style-name="ce2" table:formula="of:=[.D390]+[.C391]" office:value-type="percentage" office:value="0.998519615099933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style-name="ce2" table:formula="of:=[.B392]/58093" office:value-type="percentage" office:value="0.0000172137779078374" calcext:value-type="percentage">
            <text:p>0.00%</text:p>
          </table:table-cell>
          <table:table-cell table:style-name="ce2" table:formula="of:=[.D391]+[.C392]" office:value-type="percentage" office:value="0.998536828877841" calcext:value-type="percentage">
            <text:p>99.85%</text:p>
          </table:table-cell>
          <table:table-cell table:number-columns-repeated="1020"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style-name="ce2" table:formula="of:=[.B393]/58093" office:value-type="percentage" office:value="0.0000172137779078374" calcext:value-type="percentage">
            <text:p>0.00%</text:p>
          </table:table-cell>
          <table:table-cell table:style-name="ce2" table:formula="of:=[.D392]+[.C393]" office:value-type="percentage" office:value="0.998554042655749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style-name="ce2" table:formula="of:=[.B394]/58093" office:value-type="percentage" office:value="0.0000172137779078374" calcext:value-type="percentage">
            <text:p>0.00%</text:p>
          </table:table-cell>
          <table:table-cell table:style-name="ce2" table:formula="of:=[.D393]+[.C394]" office:value-type="percentage" office:value="0.998571256433657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style-name="ce2" table:formula="of:=[.B395]/58093" office:value-type="percentage" office:value="0.0000172137779078374" calcext:value-type="percentage">
            <text:p>0.00%</text:p>
          </table:table-cell>
          <table:table-cell table:style-name="ce2" table:formula="of:=[.D394]+[.C395]" office:value-type="percentage" office:value="0.998588470211565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style-name="ce2" table:formula="of:=[.B396]/58093" office:value-type="percentage" office:value="0.0000172137779078374" calcext:value-type="percentage">
            <text:p>0.00%</text:p>
          </table:table-cell>
          <table:table-cell table:style-name="ce2" table:formula="of:=[.D395]+[.C396]" office:value-type="percentage" office:value="0.998605683989472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style-name="ce2" table:formula="of:=[.B397]/58093" office:value-type="percentage" office:value="0.0000172137779078374" calcext:value-type="percentage">
            <text:p>0.00%</text:p>
          </table:table-cell>
          <table:table-cell table:style-name="ce2" table:formula="of:=[.D396]+[.C397]" office:value-type="percentage" office:value="0.99862289776738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style-name="ce2" table:formula="of:=[.B398]/58093" office:value-type="percentage" office:value="0.0000172137779078374" calcext:value-type="percentage">
            <text:p>0.00%</text:p>
          </table:table-cell>
          <table:table-cell table:style-name="ce2" table:formula="of:=[.D397]+[.C398]" office:value-type="percentage" office:value="0.998640111545288" calcext:value-type="percentage">
            <text:p>99.86%</text:p>
          </table:table-cell>
          <table:table-cell table:number-columns-repeated="1020"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style-name="ce2" table:formula="of:=[.B399]/58093" office:value-type="percentage" office:value="0.0000172137779078374" calcext:value-type="percentage">
            <text:p>0.00%</text:p>
          </table:table-cell>
          <table:table-cell table:style-name="ce2" table:formula="of:=[.D398]+[.C399]" office:value-type="percentage" office:value="0.998657325323196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  <table:table-cell table:style-name="ce2" table:formula="of:=[.B400]/58093" office:value-type="percentage" office:value="0.0000344275558156749" calcext:value-type="percentage">
            <text:p>0.00%</text:p>
          </table:table-cell>
          <table:table-cell table:style-name="ce2" table:formula="of:=[.D399]+[.C400]" office:value-type="percentage" office:value="0.998691752879012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style-name="ce2" table:formula="of:=[.B401]/58093" office:value-type="percentage" office:value="0.0000172137779078374" calcext:value-type="percentage">
            <text:p>0.00%</text:p>
          </table:table-cell>
          <table:table-cell table:style-name="ce2" table:formula="of:=[.D400]+[.C401]" office:value-type="percentage" office:value="0.99870896665692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style-name="ce2" table:formula="of:=[.B402]/58093" office:value-type="percentage" office:value="0.0000172137779078374" calcext:value-type="percentage">
            <text:p>0.00%</text:p>
          </table:table-cell>
          <table:table-cell table:style-name="ce2" table:formula="of:=[.D401]+[.C402]" office:value-type="percentage" office:value="0.998726180434828" calcext:value-type="percentage">
            <text:p>99.87%</text:p>
          </table:table-cell>
          <table:table-cell table:number-columns-repeated="1020"/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table:style-name="ce2" table:formula="of:=[.B403]/58093" office:value-type="percentage" office:value="0.0000344275558156749" calcext:value-type="percentage">
            <text:p>0.00%</text:p>
          </table:table-cell>
          <table:table-cell table:style-name="ce2" table:formula="of:=[.D402]+[.C403]" office:value-type="percentage" office:value="0.998760607990643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style-name="ce2" table:formula="of:=[.B404]/58093" office:value-type="percentage" office:value="0.0000172137779078374" calcext:value-type="percentage">
            <text:p>0.00%</text:p>
          </table:table-cell>
          <table:table-cell table:style-name="ce2" table:formula="of:=[.D403]+[.C404]" office:value-type="percentage" office:value="0.998777821768551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table:style-name="ce2" table:formula="of:=[.B405]/58093" office:value-type="percentage" office:value="0.0000344275558156749" calcext:value-type="percentage">
            <text:p>0.00%</text:p>
          </table:table-cell>
          <table:table-cell table:style-name="ce2" table:formula="of:=[.D404]+[.C405]" office:value-type="percentage" office:value="0.998812249324367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style-name="ce2" table:formula="of:=[.B406]/58093" office:value-type="percentage" office:value="0.0000172137779078374" calcext:value-type="percentage">
            <text:p>0.00%</text:p>
          </table:table-cell>
          <table:table-cell table:style-name="ce2" table:formula="of:=[.D405]+[.C406]" office:value-type="percentage" office:value="0.998829463102275" calcext:value-type="percentage">
            <text:p>99.88%</text:p>
          </table:table-cell>
          <table:table-cell table:number-columns-repeated="1020"/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table:style-name="ce2" table:formula="of:=[.B407]/58093" office:value-type="percentage" office:value="0.0000344275558156749" calcext:value-type="percentage">
            <text:p>0.00%</text:p>
          </table:table-cell>
          <table:table-cell table:style-name="ce2" table:formula="of:=[.D406]+[.C407]" office:value-type="percentage" office:value="0.99886389065809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style-name="ce2" table:formula="of:=[.B408]/58093" office:value-type="percentage" office:value="0.0000172137779078374" calcext:value-type="percentage">
            <text:p>0.00%</text:p>
          </table:table-cell>
          <table:table-cell table:style-name="ce2" table:formula="of:=[.D407]+[.C408]" office:value-type="percentage" office:value="0.998881104435998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style-name="ce2" table:formula="of:=[.B409]/58093" office:value-type="percentage" office:value="0.0000172137779078374" calcext:value-type="percentage">
            <text:p>0.00%</text:p>
          </table:table-cell>
          <table:table-cell table:style-name="ce2" table:formula="of:=[.D408]+[.C409]" office:value-type="percentage" office:value="0.998898318213906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table:style-name="ce2" table:formula="of:=[.B410]/58093" office:value-type="percentage" office:value="0.0000172137779078374" calcext:value-type="percentage">
            <text:p>0.00%</text:p>
          </table:table-cell>
          <table:table-cell table:style-name="ce2" table:formula="of:=[.D409]+[.C410]" office:value-type="percentage" office:value="0.998915531991814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style-name="ce2" table:formula="of:=[.B411]/58093" office:value-type="percentage" office:value="0.0000172137779078374" calcext:value-type="percentage">
            <text:p>0.00%</text:p>
          </table:table-cell>
          <table:table-cell table:style-name="ce2" table:formula="of:=[.D410]+[.C411]" office:value-type="percentage" office:value="0.998932745769722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style-name="ce2" table:formula="of:=[.B412]/58093" office:value-type="percentage" office:value="0.0000172137779078374" calcext:value-type="percentage">
            <text:p>0.00%</text:p>
          </table:table-cell>
          <table:table-cell table:style-name="ce2" table:formula="of:=[.D411]+[.C412]" office:value-type="percentage" office:value="0.99894995954763" calcext:value-type="percentage">
            <text:p>99.89%</text:p>
          </table:table-cell>
          <table:table-cell table:number-columns-repeated="1020"/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style-name="ce2" table:formula="of:=[.B413]/58093" office:value-type="percentage" office:value="0.0000172137779078374" calcext:value-type="percentage">
            <text:p>0.00%</text:p>
          </table:table-cell>
          <table:table-cell table:style-name="ce2" table:formula="of:=[.D412]+[.C413]" office:value-type="percentage" office:value="0.998967173325538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style-name="ce2" table:formula="of:=[.B414]/58093" office:value-type="percentage" office:value="0.0000172137779078374" calcext:value-type="percentage">
            <text:p>0.00%</text:p>
          </table:table-cell>
          <table:table-cell table:style-name="ce2" table:formula="of:=[.D413]+[.C414]" office:value-type="percentage" office:value="0.998984387103445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style-name="ce2" table:formula="of:=[.B415]/58093" office:value-type="percentage" office:value="0.0000172137779078374" calcext:value-type="percentage">
            <text:p>0.00%</text:p>
          </table:table-cell>
          <table:table-cell table:style-name="ce2" table:formula="of:=[.D414]+[.C415]" office:value-type="percentage" office:value="0.999001600881353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table:style-name="ce2" table:formula="of:=[.B416]/58093" office:value-type="percentage" office:value="0.0000172137779078374" calcext:value-type="percentage">
            <text:p>0.00%</text:p>
          </table:table-cell>
          <table:table-cell table:style-name="ce2" table:formula="of:=[.D415]+[.C416]" office:value-type="percentage" office:value="0.999018814659261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style-name="ce2" table:formula="of:=[.B417]/58093" office:value-type="percentage" office:value="0.0000172137779078374" calcext:value-type="percentage">
            <text:p>0.00%</text:p>
          </table:table-cell>
          <table:table-cell table:style-name="ce2" table:formula="of:=[.D416]+[.C417]" office:value-type="percentage" office:value="0.999036028437169" calcext:value-type="percentage">
            <text:p>99.90%</text:p>
          </table:table-cell>
          <table:table-cell table:number-columns-repeated="1020"/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  <table:table-cell table:style-name="ce2" table:formula="of:=[.B418]/58093" office:value-type="percentage" office:value="0.0000344275558156749" calcext:value-type="percentage">
            <text:p>0.00%</text:p>
          </table:table-cell>
          <table:table-cell table:style-name="ce2" table:formula="of:=[.D417]+[.C418]" office:value-type="percentage" office:value="0.999070455992985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table:style-name="ce2" table:formula="of:=[.B419]/58093" office:value-type="percentage" office:value="0.0000172137779078374" calcext:value-type="percentage">
            <text:p>0.00%</text:p>
          </table:table-cell>
          <table:table-cell table:style-name="ce2" table:formula="of:=[.D418]+[.C419]" office:value-type="percentage" office:value="0.999087669770893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table:style-name="ce2" table:formula="of:=[.B420]/58093" office:value-type="percentage" office:value="0.0000172137779078374" calcext:value-type="percentage">
            <text:p>0.00%</text:p>
          </table:table-cell>
          <table:table-cell table:style-name="ce2" table:formula="of:=[.D419]+[.C420]" office:value-type="percentage" office:value="0.999104883548801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style-name="ce2" table:formula="of:=[.B421]/58093" office:value-type="percentage" office:value="0.0000172137779078374" calcext:value-type="percentage">
            <text:p>0.00%</text:p>
          </table:table-cell>
          <table:table-cell table:style-name="ce2" table:formula="of:=[.D420]+[.C421]" office:value-type="percentage" office:value="0.999122097326708" calcext:value-type="percentage">
            <text:p>99.91%</text:p>
          </table:table-cell>
          <table:table-cell table:number-columns-repeated="1020"/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table:style-name="ce2" table:formula="of:=[.B422]/58093" office:value-type="percentage" office:value="0.0000344275558156749" calcext:value-type="percentage">
            <text:p>0.00%</text:p>
          </table:table-cell>
          <table:table-cell table:style-name="ce2" table:formula="of:=[.D421]+[.C422]" office:value-type="percentage" office:value="0.999156524882524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style-name="ce2" table:formula="of:=[.B423]/58093" office:value-type="percentage" office:value="0.0000172137779078374" calcext:value-type="percentage">
            <text:p>0.00%</text:p>
          </table:table-cell>
          <table:table-cell table:style-name="ce2" table:formula="of:=[.D422]+[.C423]" office:value-type="percentage" office:value="0.999173738660432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style-name="ce2" table:formula="of:=[.B424]/58093" office:value-type="percentage" office:value="0.0000172137779078374" calcext:value-type="percentage">
            <text:p>0.00%</text:p>
          </table:table-cell>
          <table:table-cell table:style-name="ce2" table:formula="of:=[.D423]+[.C424]" office:value-type="percentage" office:value="0.99919095243834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table:style-name="ce2" table:formula="of:=[.B425]/58093" office:value-type="percentage" office:value="0.0000172137779078374" calcext:value-type="percentage">
            <text:p>0.00%</text:p>
          </table:table-cell>
          <table:table-cell table:style-name="ce2" table:formula="of:=[.D424]+[.C425]" office:value-type="percentage" office:value="0.999208166216248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style-name="ce2" table:formula="of:=[.B426]/58093" office:value-type="percentage" office:value="0.0000172137779078374" calcext:value-type="percentage">
            <text:p>0.00%</text:p>
          </table:table-cell>
          <table:table-cell table:style-name="ce2" table:formula="of:=[.D425]+[.C426]" office:value-type="percentage" office:value="0.999225379994156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style-name="ce2" table:formula="of:=[.B427]/58093" office:value-type="percentage" office:value="0.0000172137779078374" calcext:value-type="percentage">
            <text:p>0.00%</text:p>
          </table:table-cell>
          <table:table-cell table:style-name="ce2" table:formula="of:=[.D426]+[.C427]" office:value-type="percentage" office:value="0.999242593772063" calcext:value-type="percentage">
            <text:p>99.92%</text:p>
          </table:table-cell>
          <table:table-cell table:number-columns-repeated="1020"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style-name="ce2" table:formula="of:=[.B428]/58093" office:value-type="percentage" office:value="0.0000172137779078374" calcext:value-type="percentage">
            <text:p>0.00%</text:p>
          </table:table-cell>
          <table:table-cell table:style-name="ce2" table:formula="of:=[.D427]+[.C428]" office:value-type="percentage" office:value="0.999259807549971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table:style-name="ce2" table:formula="of:=[.B429]/58093" office:value-type="percentage" office:value="0.0000172137779078374" calcext:value-type="percentage">
            <text:p>0.00%</text:p>
          </table:table-cell>
          <table:table-cell table:style-name="ce2" table:formula="of:=[.D428]+[.C429]" office:value-type="percentage" office:value="0.999277021327879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style-name="ce2" table:formula="of:=[.B430]/58093" office:value-type="percentage" office:value="0.0000172137779078374" calcext:value-type="percentage">
            <text:p>0.00%</text:p>
          </table:table-cell>
          <table:table-cell table:style-name="ce2" table:formula="of:=[.D429]+[.C430]" office:value-type="percentage" office:value="0.999294235105787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table:style-name="ce2" table:formula="of:=[.B431]/58093" office:value-type="percentage" office:value="0.0000172137779078374" calcext:value-type="percentage">
            <text:p>0.00%</text:p>
          </table:table-cell>
          <table:table-cell table:style-name="ce2" table:formula="of:=[.D430]+[.C431]" office:value-type="percentage" office:value="0.999311448883695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style-name="ce2" table:formula="of:=[.B432]/58093" office:value-type="percentage" office:value="0.0000172137779078374" calcext:value-type="percentage">
            <text:p>0.00%</text:p>
          </table:table-cell>
          <table:table-cell table:style-name="ce2" table:formula="of:=[.D431]+[.C432]" office:value-type="percentage" office:value="0.999328662661603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table:style-name="ce2" table:formula="of:=[.B433]/58093" office:value-type="percentage" office:value="0.0000172137779078374" calcext:value-type="percentage">
            <text:p>0.00%</text:p>
          </table:table-cell>
          <table:table-cell table:style-name="ce2" table:formula="of:=[.D432]+[.C433]" office:value-type="percentage" office:value="0.999345876439511" calcext:value-type="percentage">
            <text:p>99.93%</text:p>
          </table:table-cell>
          <table:table-cell table:number-columns-repeated="1020"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table:style-name="ce2" table:formula="of:=[.B434]/58093" office:value-type="percentage" office:value="0.0000172137779078374" calcext:value-type="percentage">
            <text:p>0.00%</text:p>
          </table:table-cell>
          <table:table-cell table:style-name="ce2" table:formula="of:=[.D433]+[.C434]" office:value-type="percentage" office:value="0.999363090217419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table:style-name="ce2" table:formula="of:=[.B435]/58093" office:value-type="percentage" office:value="0.0000172137779078374" calcext:value-type="percentage">
            <text:p>0.00%</text:p>
          </table:table-cell>
          <table:table-cell table:style-name="ce2" table:formula="of:=[.D434]+[.C435]" office:value-type="percentage" office:value="0.999380303995326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table:style-name="ce2" table:formula="of:=[.B436]/58093" office:value-type="percentage" office:value="0.0000172137779078374" calcext:value-type="percentage">
            <text:p>0.00%</text:p>
          </table:table-cell>
          <table:table-cell table:style-name="ce2" table:formula="of:=[.D435]+[.C436]" office:value-type="percentage" office:value="0.999397517773234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  <table:table-cell table:style-name="ce2" table:formula="of:=[.B437]/58093" office:value-type="percentage" office:value="0.0000172137779078374" calcext:value-type="percentage">
            <text:p>0.00%</text:p>
          </table:table-cell>
          <table:table-cell table:style-name="ce2" table:formula="of:=[.D436]+[.C437]" office:value-type="percentage" office:value="0.999414731551142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  <table:table-cell table:style-name="ce2" table:formula="of:=[.B438]/58093" office:value-type="percentage" office:value="0.0000172137779078374" calcext:value-type="percentage">
            <text:p>0.00%</text:p>
          </table:table-cell>
          <table:table-cell table:style-name="ce2" table:formula="of:=[.D437]+[.C438]" office:value-type="percentage" office:value="0.99943194532905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style-name="ce2" table:formula="of:=[.B439]/58093" office:value-type="percentage" office:value="0.0000172137779078374" calcext:value-type="percentage">
            <text:p>0.00%</text:p>
          </table:table-cell>
          <table:table-cell table:style-name="ce2" table:formula="of:=[.D438]+[.C439]" office:value-type="percentage" office:value="0.999449159106958" calcext:value-type="percentage">
            <text:p>99.94%</text:p>
          </table:table-cell>
          <table:table-cell table:number-columns-repeated="1020"/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table:style-name="ce2" table:formula="of:=[.B440]/58093" office:value-type="percentage" office:value="0.0000172137779078374" calcext:value-type="percentage">
            <text:p>0.00%</text:p>
          </table:table-cell>
          <table:table-cell table:style-name="ce2" table:formula="of:=[.D439]+[.C440]" office:value-type="percentage" office:value="0.999466372884866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style-name="ce2" table:formula="of:=[.B441]/58093" office:value-type="percentage" office:value="0.0000344275558156749" calcext:value-type="percentage">
            <text:p>0.00%</text:p>
          </table:table-cell>
          <table:table-cell table:style-name="ce2" table:formula="of:=[.D440]+[.C441]" office:value-type="percentage" office:value="0.999500800440682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table:style-name="ce2" table:formula="of:=[.B442]/58093" office:value-type="percentage" office:value="0.0000172137779078374" calcext:value-type="percentage">
            <text:p>0.00%</text:p>
          </table:table-cell>
          <table:table-cell table:style-name="ce2" table:formula="of:=[.D441]+[.C442]" office:value-type="percentage" office:value="0.999518014218589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  <table:table-cell table:style-name="ce2" table:formula="of:=[.B443]/58093" office:value-type="percentage" office:value="0.0000172137779078374" calcext:value-type="percentage">
            <text:p>0.00%</text:p>
          </table:table-cell>
          <table:table-cell table:style-name="ce2" table:formula="of:=[.D442]+[.C443]" office:value-type="percentage" office:value="0.999535227996497" calcext:value-type="percentage">
            <text:p>99.95%</text:p>
          </table:table-cell>
          <table:table-cell table:number-columns-repeated="1020"/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2" calcext:value-type="float">
            <text:p>2</text:p>
          </table:table-cell>
          <table:table-cell table:style-name="ce2" table:formula="of:=[.B444]/58093" office:value-type="percentage" office:value="0.0000344275558156749" calcext:value-type="percentage">
            <text:p>0.00%</text:p>
          </table:table-cell>
          <table:table-cell table:style-name="ce2" table:formula="of:=[.D443]+[.C444]" office:value-type="percentage" office:value="0.999569655552313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 table:style-name="ce2" table:formula="of:=[.B445]/58093" office:value-type="percentage" office:value="0.0000172137779078374" calcext:value-type="percentage">
            <text:p>0.00%</text:p>
          </table:table-cell>
          <table:table-cell table:style-name="ce2" table:formula="of:=[.D444]+[.C445]" office:value-type="percentage" office:value="0.999586869330221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style-name="ce2" table:formula="of:=[.B446]/58093" office:value-type="percentage" office:value="0.0000172137779078374" calcext:value-type="percentage">
            <text:p>0.00%</text:p>
          </table:table-cell>
          <table:table-cell table:style-name="ce2" table:formula="of:=[.D445]+[.C446]" office:value-type="percentage" office:value="0.999604083108129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style-name="ce2" table:formula="of:=[.B447]/58093" office:value-type="percentage" office:value="0.0000172137779078374" calcext:value-type="percentage">
            <text:p>0.00%</text:p>
          </table:table-cell>
          <table:table-cell table:style-name="ce2" table:formula="of:=[.D446]+[.C447]" office:value-type="percentage" office:value="0.999621296886036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table:style-name="ce2" table:formula="of:=[.B448]/58093" office:value-type="percentage" office:value="0.0000172137779078374" calcext:value-type="percentage">
            <text:p>0.00%</text:p>
          </table:table-cell>
          <table:table-cell table:style-name="ce2" table:formula="of:=[.D447]+[.C448]" office:value-type="percentage" office:value="0.999638510663944" calcext:value-type="percentage">
            <text:p>99.96%</text:p>
          </table:table-cell>
          <table:table-cell table:number-columns-repeated="1020"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style-name="ce2" table:formula="of:=[.B449]/58093" office:value-type="percentage" office:value="0.0000172137779078374" calcext:value-type="percentage">
            <text:p>0.00%</text:p>
          </table:table-cell>
          <table:table-cell table:style-name="ce2" table:formula="of:=[.D448]+[.C449]" office:value-type="percentage" office:value="0.999655724441852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style-name="ce2" table:formula="of:=[.B450]/58093" office:value-type="percentage" office:value="0.0000172137779078374" calcext:value-type="percentage">
            <text:p>0.00%</text:p>
          </table:table-cell>
          <table:table-cell table:style-name="ce2" table:formula="of:=[.D449]+[.C450]" office:value-type="percentage" office:value="0.99967293821976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  <table:table-cell table:style-name="ce2" table:formula="of:=[.B451]/58093" office:value-type="percentage" office:value="0.0000172137779078374" calcext:value-type="percentage">
            <text:p>0.00%</text:p>
          </table:table-cell>
          <table:table-cell table:style-name="ce2" table:formula="of:=[.D450]+[.C451]" office:value-type="percentage" office:value="0.999690151997668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style-name="ce2" table:formula="of:=[.B452]/58093" office:value-type="percentage" office:value="0.0000172137779078374" calcext:value-type="percentage">
            <text:p>0.00%</text:p>
          </table:table-cell>
          <table:table-cell table:style-name="ce2" table:formula="of:=[.D451]+[.C452]" office:value-type="percentage" office:value="0.999707365775576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style-name="ce2" table:formula="of:=[.B453]/58093" office:value-type="percentage" office:value="0.0000172137779078374" calcext:value-type="percentage">
            <text:p>0.00%</text:p>
          </table:table-cell>
          <table:table-cell table:style-name="ce2" table:formula="of:=[.D452]+[.C453]" office:value-type="percentage" office:value="0.999724579553484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  <table:table-cell table:style-name="ce2" table:formula="of:=[.B454]/58093" office:value-type="percentage" office:value="0.0000172137779078374" calcext:value-type="percentage">
            <text:p>0.00%</text:p>
          </table:table-cell>
          <table:table-cell table:style-name="ce2" table:formula="of:=[.D453]+[.C454]" office:value-type="percentage" office:value="0.999741793331392" calcext:value-type="percentage">
            <text:p>99.97%</text:p>
          </table:table-cell>
          <table:table-cell table:number-columns-repeated="1020"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style-name="ce2" table:formula="of:=[.B455]/58093" office:value-type="percentage" office:value="0.0000172137779078374" calcext:value-type="percentage">
            <text:p>0.00%</text:p>
          </table:table-cell>
          <table:table-cell table:style-name="ce2" table:formula="of:=[.D454]+[.C455]" office:value-type="percentage" office:value="0.999759007109299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style-name="ce2" table:formula="of:=[.B456]/58093" office:value-type="percentage" office:value="0.0000172137779078374" calcext:value-type="percentage">
            <text:p>0.00%</text:p>
          </table:table-cell>
          <table:table-cell table:style-name="ce2" table:formula="of:=[.D455]+[.C456]" office:value-type="percentage" office:value="0.999776220887207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table:style-name="ce2" table:formula="of:=[.B457]/58093" office:value-type="percentage" office:value="0.0000172137779078374" calcext:value-type="percentage">
            <text:p>0.00%</text:p>
          </table:table-cell>
          <table:table-cell table:style-name="ce2" table:formula="of:=[.D456]+[.C457]" office:value-type="percentage" office:value="0.999793434665115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style-name="ce2" table:formula="of:=[.B458]/58093" office:value-type="percentage" office:value="0.0000172137779078374" calcext:value-type="percentage">
            <text:p>0.00%</text:p>
          </table:table-cell>
          <table:table-cell table:style-name="ce2" table:formula="of:=[.D457]+[.C458]" office:value-type="percentage" office:value="0.999810648443023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style-name="ce2" table:formula="of:=[.B459]/58093" office:value-type="percentage" office:value="0.0000172137779078374" calcext:value-type="percentage">
            <text:p>0.00%</text:p>
          </table:table-cell>
          <table:table-cell table:style-name="ce2" table:formula="of:=[.D458]+[.C459]" office:value-type="percentage" office:value="0.999827862220931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style-name="ce2" table:formula="of:=[.B460]/58093" office:value-type="percentage" office:value="0.0000172137779078374" calcext:value-type="percentage">
            <text:p>0.00%</text:p>
          </table:table-cell>
          <table:table-cell table:style-name="ce2" table:formula="of:=[.D459]+[.C460]" office:value-type="percentage" office:value="0.999845075998839" calcext:value-type="percentage">
            <text:p>99.98%</text:p>
          </table:table-cell>
          <table:table-cell table:number-columns-repeated="1020"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style-name="ce2" table:formula="of:=[.B461]/58093" office:value-type="percentage" office:value="0.0000172137779078374" calcext:value-type="percentage">
            <text:p>0.00%</text:p>
          </table:table-cell>
          <table:table-cell table:style-name="ce2" table:formula="of:=[.D460]+[.C461]" office:value-type="percentage" office:value="0.999862289776747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table:style-name="ce2" table:formula="of:=[.B462]/58093" office:value-type="percentage" office:value="0.0000172137779078374" calcext:value-type="percentage">
            <text:p>0.00%</text:p>
          </table:table-cell>
          <table:table-cell table:style-name="ce2" table:formula="of:=[.D461]+[.C462]" office:value-type="percentage" office:value="0.999879503554655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style-name="ce2" table:formula="of:=[.B463]/58093" office:value-type="percentage" office:value="0.0000172137779078374" calcext:value-type="percentage">
            <text:p>0.00%</text:p>
          </table:table-cell>
          <table:table-cell table:style-name="ce2" table:formula="of:=[.D462]+[.C463]" office:value-type="percentage" office:value="0.999896717332562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  <table:table-cell table:style-name="ce2" table:formula="of:=[.B464]/58093" office:value-type="percentage" office:value="0.0000172137779078374" calcext:value-type="percentage">
            <text:p>0.00%</text:p>
          </table:table-cell>
          <table:table-cell table:style-name="ce2" table:formula="of:=[.D463]+[.C464]" office:value-type="percentage" office:value="0.99991393111047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table:style-name="ce2" table:formula="of:=[.B465]/58093" office:value-type="percentage" office:value="0.0000172137779078374" calcext:value-type="percentage">
            <text:p>0.00%</text:p>
          </table:table-cell>
          <table:table-cell table:style-name="ce2" table:formula="of:=[.D464]+[.C465]" office:value-type="percentage" office:value="0.999931144888378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table:style-name="ce2" table:formula="of:=[.B466]/58093" office:value-type="percentage" office:value="0.0000172137779078374" calcext:value-type="percentage">
            <text:p>0.00%</text:p>
          </table:table-cell>
          <table:table-cell table:style-name="ce2" table:formula="of:=[.D465]+[.C466]" office:value-type="percentage" office:value="0.999948358666286" calcext:value-type="percentage">
            <text:p>99.99%</text:p>
          </table:table-cell>
          <table:table-cell table:number-columns-repeated="1020"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  <table:table-cell table:style-name="ce2" table:formula="of:=[.B467]/58093" office:value-type="percentage" office:value="0.0000172137779078374" calcext:value-type="percentage">
            <text:p>0.00%</text:p>
          </table:table-cell>
          <table:table-cell table:style-name="ce2" table:formula="of:=[.D466]+[.C467]" office:value-type="percentage" office:value="0.999965572444194" calcext:value-type="percentage">
            <text:p>100.00%</text:p>
          </table:table-cell>
          <table:table-cell table:number-columns-repeated="1020"/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  <table:table-cell table:style-name="ce2" table:formula="of:=[.B468]/58093" office:value-type="percentage" office:value="0.0000172137779078374" calcext:value-type="percentage">
            <text:p>0.00%</text:p>
          </table:table-cell>
          <table:table-cell table:style-name="ce2" table:formula="of:=[.D467]+[.C468]" office:value-type="percentage" office:value="0.999982786222102" calcext:value-type="percentage">
            <text:p>100.00%</text:p>
          </table:table-cell>
          <table:table-cell table:number-columns-repeated="1020"/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float" office:value="1" calcext:value-type="float">
            <text:p>1</text:p>
          </table:table-cell>
          <table:table-cell table:style-name="ce2" table:formula="of:=[.B469]/58093" office:value-type="percentage" office:value="0.0000172137779078374" calcext:value-type="percentage">
            <text:p>0.00%</text:p>
          </table:table-cell>
          <table:table-cell table:style-name="ce2" table:formula="of:=[.D468]+[.C469]" office:value-type="percentage" office:value="1.00000000000001" calcext:value-type="percentage">
            <text:p>100.00%</text:p>
          </table:table-cell>
          <table:table-cell table:number-columns-repeated="1020"/>
        </table:table-row>
        <table:table-row table:style-name="ro2" table:number-rows-repeated="1048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店舗別レビュー数分布（100件超）" table:style-name="ta1">
        <table:shapes>
          <draw:frame draw:z-index="0" draw:name="グラフ 1" draw:style-name="gr1" svg:width="160.13mm" svg:height="89.98mm" svg:x="67.74mm" svg:y="4.53mm">
            <draw:object draw:notify-on-update-of-ranges="'店舗別レビュー数分布（100件超）'.A2:'店舗別レビュー数分布（100件超）'.A18 '店舗別レビュー数分布（100件超）'.B1:'店舗別レビュー数分布（100件超）'.B1 '店舗別レビュー数分布（100件超）'.B2:'店舗別レビュー数分布（100件超）'.B1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<text:s text:c="2"/>sc <text:s/></text:p>
          </table:table-cell>
          <table:table-cell office:value-type="string" calcext:value-type="string">
            <text:p><text:s/>cou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1-200</text:p>
          </table:table-cell>
          <table:table-cell office:value-type="float" office:value="735" calcext:value-type="float">
            <text:p>7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01-600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01-70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0-800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01-9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01-10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01-110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01-12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01-13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301-140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01-15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01-160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00-17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01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レビュー数が多い店舗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<text:s text:c="3"/>sid <text:s/></text:p>
          </table:table-cell>
          <table:table-cell office:value-type="string" calcext:value-type="string">
            <text:p><text:s text:c="13"/>name <text:s text:c="13"/></text:p>
          </table:table-cell>
          <table:table-cell office:value-type="string" calcext:value-type="string">
            <text:p><text:s text:c="8"/>location <text:s text:c="7"/></text:p>
          </table:table-cell>
          <table:table-cell office:value-type="string" calcext:value-type="string">
            <text:p><text:s/>count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中華蕎麦 とみ田 <text:s text:c="14"/></text:p>
          </table:table-cell>
          <table:table-cell office:value-type="string" calcext:value-type="string">
            <text:p><text:s/>千葉県松戸市 <text:s text:c="10"/></text:p>
          </table:table-cell>
          <table:table-cell office:value-type="float" office:value="1755" calcext:value-type="float">
            <text:p>1755</text:p>
          </table:table-cell>
          <table:table-cell table:number-columns-repeated="1020"/>
        </table:table-row>
        <table:table-row table:style-name="ro1">
          <table:table-cell office:value-type="float" office:value="27327" calcext:value-type="float">
            <text:p>27327</text:p>
          </table:table-cell>
          <table:table-cell office:value-type="string" calcext:value-type="string">
            <text:p><text:s/>麺屋 一燈 <text:s text:c="20"/></text:p>
          </table:table-cell>
          <table:table-cell office:value-type="string" calcext:value-type="string">
            <text:p><text:s/>東京都葛飾区 <text:s text:c="10"/></text:p>
          </table:table-cell>
          <table:table-cell office:value-type="float" office:value="1594" calcext:value-type="float">
            <text:p>1594</text:p>
          </table:table-cell>
          <table:table-cell table:number-columns-repeated="1020"/>
        </table:table-row>
        <table:table-row table:style-name="ro1">
          <table:table-cell office:value-type="float" office:value="23898" calcext:value-type="float">
            <text:p>23898</text:p>
          </table:table-cell>
          <table:table-cell office:value-type="string" calcext:value-type="string">
            <text:p><text:s/>MENYA 食い味の道有楽 <text:s text:c="9"/></text:p>
          </table:table-cell>
          <table:table-cell office:value-type="string" calcext:value-type="string">
            <text:p><text:s/>千葉県柏市 <text:s text:c="12"/></text:p>
          </table:table-cell>
          <table:table-cell office:value-type="float" office:value="1558" calcext:value-type="float">
            <text:p>1558</text:p>
          </table:table-cell>
          <table:table-cell table:number-columns-repeated="1020"/>
        </table:table-row>
        <table:table-row table:style-name="ro1">
          <table:table-cell office:value-type="float" office:value="13337" calcext:value-type="float">
            <text:p>13337</text:p>
          </table:table-cell>
          <table:table-cell office:value-type="string" calcext:value-type="string">
            <text:p><text:s/>狼煙 ～NOROSHI～ <text:s text:c="13"/></text:p>
          </table:table-cell>
          <table:table-cell office:value-type="string" calcext:value-type="string">
            <text:p><text:s/>埼玉県さいたま市北区 <text:s text:c="2"/></text:p>
          </table:table-cell>
          <table:table-cell office:value-type="float" office:value="1302" calcext:value-type="float">
            <text:p>1302</text:p>
          </table:table-cell>
          <table:table-cell table:number-columns-repeated="1020"/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string" calcext:value-type="string">
            <text:p><text:s/>風雲児 <text:s text:c="23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1219" calcext:value-type="float">
            <text:p>1219</text:p>
          </table:table-cell>
          <table:table-cell table:number-columns-repeated="1020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<text:s/>麺屋吉左右 <text:s text:c="19"/></text:p>
          </table:table-cell>
          <table:table-cell office:value-type="string" calcext:value-type="string">
            <text:p><text:s/>東京都江東区 <text:s text:c="10"/></text:p>
          </table:table-cell>
          <table:table-cell office:value-type="float" office:value="1188" calcext:value-type="float">
            <text:p>1188</text:p>
          </table:table-cell>
          <table:table-cell table:number-columns-repeated="1020"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string" calcext:value-type="string">
            <text:p><text:s/>味噌麺処 花道 <text:s text:c="16"/></text:p>
          </table:table-cell>
          <table:table-cell office:value-type="string" calcext:value-type="string">
            <text:p><text:s/>東京都中野区 <text:s text:c="10"/></text:p>
          </table:table-cell>
          <table:table-cell office:value-type="float" office:value="1064" calcext:value-type="float">
            <text:p>1064</text:p>
          </table:table-cell>
          <table:table-cell table:number-columns-repeated="102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<text:s/>ラーメン二郎三田本店 <text:s text:c="9"/></text:p>
          </table:table-cell>
          <table:table-cell office:value-type="string" calcext:value-type="string">
            <text:p><text:s/>東京都港区 <text:s text:c="12"/></text:p>
          </table:table-cell>
          <table:table-cell office:value-type="float" office:value="1056" calcext:value-type="float">
            <text:p>1056</text:p>
          </table:table-cell>
          <table:table-cell table:number-columns-repeated="1020"/>
        </table:table-row>
        <table:table-row table:style-name="ro1">
          <table:table-cell office:value-type="float" office:value="68165" calcext:value-type="float">
            <text:p>68165</text:p>
          </table:table-cell>
          <table:table-cell office:value-type="string" calcext:value-type="string">
            <text:p><text:s/>中華そば 四つ葉 <text:s text:c="14"/></text:p>
          </table:table-cell>
          <table:table-cell office:value-type="string" calcext:value-type="string">
            <text:p><text:s/>埼玉県比企郡 <text:s text:c="10"/></text:p>
          </table:table-cell>
          <table:table-cell office:value-type="float" office:value="1032" calcext:value-type="float">
            <text:p>1032</text:p>
          </table:table-cell>
          <table:table-cell table:number-columns-repeated="1020"/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<text:s/>燦燦斗 <text:s text:c="23"/></text:p>
          </table:table-cell>
          <table:table-cell office:value-type="string" calcext:value-type="string">
            <text:p><text:s/>東京都北区 <text:s text:c="12"/></text:p>
          </table:table-cell>
          <table:table-cell office:value-type="float" office:value="1023" calcext:value-type="float">
            <text:p>1023</text:p>
          </table:table-cell>
          <table:table-cell table:number-columns-repeated="1020"/>
        </table:table-row>
        <table:table-row table:style-name="ro1">
          <table:table-cell office:value-type="float" office:value="54089" calcext:value-type="float">
            <text:p>54089</text:p>
          </table:table-cell>
          <table:table-cell office:value-type="string" calcext:value-type="string">
            <text:p><text:s/>麺屋 桐龍 <text:s text:c="20"/></text:p>
          </table:table-cell>
          <table:table-cell office:value-type="string" calcext:value-type="string">
            <text:p><text:s/>埼玉県川口市 <text:s text:c="10"/></text:p>
          </table:table-cell>
          <table:table-cell office:value-type="float" office:value="1014" calcext:value-type="float">
            <text:p>1014</text:p>
          </table:table-cell>
          <table:table-cell table:number-columns-repeated="1020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<text:s/>ラーメン二郎八王子野猿街道店2</text:p>
          </table:table-cell>
          <table:table-cell office:value-type="string" calcext:value-type="string">
            <text:p><text:s/>東京都八王子市 <text:s text:c="8"/></text:p>
          </table:table-cell>
          <table:table-cell office:value-type="float" office:value="994" calcext:value-type="float">
            <text:p>994</text:p>
          </table:table-cell>
          <table:table-cell table:number-columns-repeated="1020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string" calcext:value-type="string">
            <text:p><text:s/>ラーメン二郎ひばりヶ丘駅前店 <text:s/></text:p>
          </table:table-cell>
          <table:table-cell office:value-type="string" calcext:value-type="string">
            <text:p><text:s/>東京都西東京市 <text:s text:c="8"/></text:p>
          </table:table-cell>
          <table:table-cell office:value-type="float" office:value="956" calcext:value-type="float">
            <text:p>956</text:p>
          </table:table-cell>
          <table:table-cell table:number-columns-repeated="1020"/>
        </table:table-row>
        <table:table-row table:style-name="ro1">
          <table:table-cell office:value-type="float" office:value="29546" calcext:value-type="float">
            <text:p>29546</text:p>
          </table:table-cell>
          <table:table-cell office:value-type="string" calcext:value-type="string">
            <text:p><text:s/>ラーメンアキラ <text:s text:c="15"/></text:p>
          </table:table-cell>
          <table:table-cell office:value-type="string" calcext:value-type="string">
            <text:p><text:s/>埼玉県川越市 <text:s text:c="10"/></text:p>
          </table:table-cell>
          <table:table-cell office:value-type="float" office:value="946" calcext:value-type="float">
            <text:p>946</text:p>
          </table:table-cell>
          <table:table-cell table:number-columns-repeated="1020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<text:s/>ラーメン二郎横浜関内店 <text:s text:c="7"/></text:p>
          </table:table-cell>
          <table:table-cell office:value-type="string" calcext:value-type="string">
            <text:p><text:s/>神奈川県横浜市中区 <text:s text:c="4"/></text:p>
          </table:table-cell>
          <table:table-cell office:value-type="float" office:value="945" calcext:value-type="float">
            <text:p>945</text:p>
          </table:table-cell>
          <table:table-cell table:number-columns-repeated="1020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<text:s/>兎に角松戸店 <text:s text:c="17"/></text:p>
          </table:table-cell>
          <table:table-cell office:value-type="string" calcext:value-type="string">
            <text:p><text:s/>千葉県松戸市 <text:s text:c="10"/></text:p>
          </table:table-cell>
          <table:table-cell office:value-type="float" office:value="914" calcext:value-type="float">
            <text:p>914</text:p>
          </table:table-cell>
          <table:table-cell table:number-columns-repeated="1020"/>
        </table:table-row>
        <table:table-row table:style-name="ro1">
          <table:table-cell office:value-type="float" office:value="33654" calcext:value-type="float">
            <text:p>33654</text:p>
          </table:table-cell>
          <table:table-cell office:value-type="string" calcext:value-type="string">
            <text:p><text:s/>ラーメン燈郎 <text:s text:c="17"/></text:p>
          </table:table-cell>
          <table:table-cell office:value-type="string" calcext:value-type="string">
            <text:p><text:s/>東京都葛飾区 <text:s text:c="10"/></text:p>
          </table:table-cell>
          <table:table-cell office:value-type="float" office:value="881" calcext:value-type="float">
            <text:p>881</text:p>
          </table:table-cell>
          <table:table-cell table:number-columns-repeated="1020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string" calcext:value-type="string">
            <text:p><text:s/>次念序 <text:s text:c="23"/></text:p>
          </table:table-cell>
          <table:table-cell office:value-type="string" calcext:value-type="string">
            <text:p><text:s/>埼玉県鴻巣市 <text:s text:c="10"/></text:p>
          </table:table-cell>
          <table:table-cell office:value-type="float" office:value="858" calcext:value-type="float">
            <text:p>858</text:p>
          </table:table-cell>
          <table:table-cell table:number-columns-repeated="1020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<text:s/>家系総本山 吉村家 <text:s text:c="12"/></text:p>
          </table:table-cell>
          <table:table-cell office:value-type="string" calcext:value-type="string">
            <text:p><text:s/>神奈川県横浜市西区 <text:s text:c="4"/></text:p>
          </table:table-cell>
          <table:table-cell office:value-type="float" office:value="852" calcext:value-type="float">
            <text:p>852</text:p>
          </table:table-cell>
          <table:table-cell table:number-columns-repeated="1020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/>めん徳二代目つじ田御茶ノ水店 <text:s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835" calcext:value-type="float">
            <text:p>835</text:p>
          </table:table-cell>
          <table:table-cell table:number-columns-repeated="1020"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string" calcext:value-type="string">
            <text:p><text:s/>麺処 ほん田 <text:s text:c="18"/></text:p>
          </table:table-cell>
          <table:table-cell office:value-type="string" calcext:value-type="string">
            <text:p><text:s/>東京都北区 <text:s text:c="12"/></text:p>
          </table:table-cell>
          <table:table-cell office:value-type="float" office:value="806" calcext:value-type="float">
            <text:p>806</text:p>
          </table:table-cell>
          <table:table-cell table:number-columns-repeated="1020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らぁめん 葉月 <text:s text:c="16"/></text:p>
          </table:table-cell>
          <table:table-cell office:value-type="string" calcext:value-type="string">
            <text:p><text:s/>東京都大田区 <text:s text:c="10"/></text:p>
          </table:table-cell>
          <table:table-cell office:value-type="float" office:value="789" calcext:value-type="float">
            <text:p>789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中華そば べんてん <text:s text:c="12"/></text:p>
          </table:table-cell>
          <table:table-cell office:value-type="string" calcext:value-type="string">
            <text:p><text:s/>東京都豊島区 <text:s text:c="10"/></text:p>
          </table:table-cell>
          <table:table-cell office:value-type="float" office:value="787" calcext:value-type="float">
            <text:p>787</text:p>
          </table:table-cell>
          <table:table-cell table:number-columns-repeated="1020"/>
        </table:table-row>
        <table:table-row table:style-name="ro1">
          <table:table-cell office:value-type="float" office:value="77394" calcext:value-type="float">
            <text:p>77394</text:p>
          </table:table-cell>
          <table:table-cell office:value-type="string" calcext:value-type="string">
            <text:p><text:s/>中華そば よしかわ <text:s text:c="12"/></text:p>
          </table:table-cell>
          <table:table-cell office:value-type="string" calcext:value-type="string">
            <text:p><text:s/>埼玉県上尾市 <text:s text:c="10"/></text:p>
          </table:table-cell>
          <table:table-cell office:value-type="float" office:value="779" calcext:value-type="float">
            <text:p>779</text:p>
          </table:table-cell>
          <table:table-cell table:number-columns-repeated="1020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<text:s/>麺処 井の庄 <text:s text:c="18"/></text:p>
          </table:table-cell>
          <table:table-cell office:value-type="string" calcext:value-type="string">
            <text:p><text:s/>東京都練馬区 <text:s text:c="10"/></text:p>
          </table:table-cell>
          <table:table-cell office:value-type="float" office:value="777" calcext:value-type="float">
            <text:p>777</text:p>
          </table:table-cell>
          <table:table-cell table:number-columns-repeated="1020"/>
        </table:table-row>
        <table:table-row table:style-name="ro1">
          <table:table-cell office:value-type="float" office:value="15318" calcext:value-type="float">
            <text:p>15318</text:p>
          </table:table-cell>
          <table:table-cell office:value-type="string" calcext:value-type="string">
            <text:p><text:s/>鶏の穴 <text:s text:c="23"/></text:p>
          </table:table-cell>
          <table:table-cell office:value-type="string" calcext:value-type="string">
            <text:p><text:s/>東京都豊島区 <text:s text:c="10"/></text:p>
          </table:table-cell>
          <table:table-cell office:value-type="float" office:value="757" calcext:value-type="float">
            <text:p>757</text:p>
          </table:table-cell>
          <table:table-cell table:number-columns-repeated="1020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/>六厘舎本店 <text:s text:c="19"/></text:p>
          </table:table-cell>
          <table:table-cell office:value-type="string" calcext:value-type="string">
            <text:p><text:s/>東京都品川区 <text:s text:c="10"/></text:p>
          </table:table-cell>
          <table:table-cell office:value-type="float" office:value="757" calcext:value-type="float">
            <text:p>757</text:p>
          </table:table-cell>
          <table:table-cell table:number-columns-repeated="1020"/>
        </table:table-row>
        <table:table-row table:style-name="ro1">
          <table:table-cell office:value-type="float" office:value="26831" calcext:value-type="float">
            <text:p>26831</text:p>
          </table:table-cell>
          <table:table-cell office:value-type="string" calcext:value-type="string">
            <text:p><text:s/>麺や 蒼 AOI <text:s text:c="18"/></text:p>
          </table:table-cell>
          <table:table-cell office:value-type="string" calcext:value-type="string">
            <text:p><text:s/>茨城県つくば市 <text:s text:c="8"/></text:p>
          </table:table-cell>
          <table:table-cell office:value-type="float" office:value="753" calcext:value-type="float">
            <text:p>753</text:p>
          </table:table-cell>
          <table:table-cell table:number-columns-repeated="1020"/>
        </table:table-row>
        <table:table-row table:style-name="ro1">
          <table:table-cell office:value-type="float" office:value="20265" calcext:value-type="float">
            <text:p>20265</text:p>
          </table:table-cell>
          <table:table-cell office:value-type="string" calcext:value-type="string">
            <text:p><text:s/>六厘舎 <text:s text:c="23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748" calcext:value-type="float">
            <text:p>748</text:p>
          </table:table-cell>
          <table:table-cell table:number-columns-repeated="1020"/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<text:s/>おおぜき中華そば店 <text:s text:c="11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<text:s/>SOBAHOUSE金色不如帰 <text:s text:c="10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table-cell office:value-type="float" office:value="58833" calcext:value-type="float">
            <text:p>58833</text:p>
          </table:table-cell>
          <table:table-cell office:value-type="string" calcext:value-type="string">
            <text:p><text:s/>豚星。 <text:s text:c="23"/></text:p>
          </table:table-cell>
          <table:table-cell office:value-type="string" calcext:value-type="string">
            <text:p><text:s/>神奈川県横浜市神奈川区</text:p>
          </table:table-cell>
          <table:table-cell office:value-type="float" office:value="727" calcext:value-type="float">
            <text:p>727</text:p>
          </table:table-cell>
          <table:table-cell table:number-columns-repeated="1020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こうかいぼう <text:s text:c="17"/></text:p>
          </table:table-cell>
          <table:table-cell office:value-type="string" calcext:value-type="string">
            <text:p><text:s/>東京都江東区 <text:s text:c="10"/></text:p>
          </table:table-cell>
          <table:table-cell office:value-type="float" office:value="726" calcext:value-type="float">
            <text:p>72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与ろゐ屋 <text:s text:c="21"/></text:p>
          </table:table-cell>
          <table:table-cell office:value-type="string" calcext:value-type="string">
            <text:p><text:s/>東京都台東区 <text:s text:c="10"/></text:p>
          </table:table-cell>
          <table:table-cell office:value-type="float" office:value="717" calcext:value-type="float">
            <text:p>717</text:p>
          </table:table-cell>
          <table:table-cell table:number-columns-repeated="1020"/>
        </table:table-row>
        <table:table-row table:style-name="ro1">
          <table:table-cell office:value-type="float" office:value="65964" calcext:value-type="float">
            <text:p>65964</text:p>
          </table:table-cell>
          <table:table-cell office:value-type="string" calcext:value-type="string">
            <text:p><text:s/>良温(Ra-on) <text:s text:c="18"/></text:p>
          </table:table-cell>
          <table:table-cell office:value-type="string" calcext:value-type="string">
            <text:p><text:s/>茨城県土浦市 <text:s text:c="10"/></text:p>
          </table:table-cell>
          <table:table-cell office:value-type="float" office:value="705" calcext:value-type="float">
            <text:p>705</text:p>
          </table:table-cell>
          <table:table-cell table:number-columns-repeated="1020"/>
        </table:table-row>
        <table:table-row table:style-name="ro1">
          <table:table-cell office:value-type="float" office:value="81897" calcext:value-type="float">
            <text:p>81897</text:p>
          </table:table-cell>
          <table:table-cell office:value-type="string" calcext:value-type="string">
            <text:p><text:s/>豚星。 <text:s text:c="23"/></text:p>
          </table:table-cell>
          <table:table-cell office:value-type="string" calcext:value-type="string">
            <text:p><text:s/>神奈川県川崎市中原区 <text:s text:c="2"/></text:p>
          </table:table-cell>
          <table:table-cell office:value-type="float" office:value="703" calcext:value-type="float">
            <text:p>703</text:p>
          </table:table-cell>
          <table:table-cell table:number-columns-repeated="1020"/>
        </table:table-row>
        <table:table-row table:style-name="ro1">
          <table:table-cell office:value-type="float" office:value="58317" calcext:value-type="float">
            <text:p>58317</text:p>
          </table:table-cell>
          <table:table-cell office:value-type="string" calcext:value-type="string">
            <text:p><text:s/>麺処 晴 <text:s text:c="22"/></text:p>
          </table:table-cell>
          <table:table-cell office:value-type="string" calcext:value-type="string">
            <text:p><text:s/>東京都台東区 <text:s text:c="10"/></text:p>
          </table:table-cell>
          <table:table-cell office:value-type="float" office:value="699" calcext:value-type="float">
            <text:p>699</text:p>
          </table:table-cell>
          <table:table-cell table:number-columns-repeated="1020"/>
        </table:table-row>
        <table:table-row table:style-name="ro1">
          <table:table-cell office:value-type="float" office:value="17586" calcext:value-type="float">
            <text:p>17586</text:p>
          </table:table-cell>
          <table:table-cell office:value-type="string" calcext:value-type="string">
            <text:p><text:s/>丸直 <text:s text:c="25"/></text:p>
          </table:table-cell>
          <table:table-cell office:value-type="string" calcext:value-type="string">
            <text:p><text:s/>東京都品川区 <text:s text:c="10"/></text:p>
          </table:table-cell>
          <table:table-cell office:value-type="float" office:value="689" calcext:value-type="float">
            <text:p>689</text:p>
          </table:table-cell>
          <table:table-cell table:number-columns-repeated="1020"/>
        </table:table-row>
        <table:table-row table:style-name="ro1">
          <table:table-cell office:value-type="float" office:value="21725" calcext:value-type="float">
            <text:p>21725</text:p>
          </table:table-cell>
          <table:table-cell office:value-type="string" calcext:value-type="string">
            <text:p><text:s/>青島食堂秋葉原店 <text:s text:c="13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678" calcext:value-type="float">
            <text:p>678</text:p>
          </table:table-cell>
          <table:table-cell table:number-columns-repeated="1020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<text:s/>ラーメン二郎小岩店 <text:s text:c="11"/></text:p>
          </table:table-cell>
          <table:table-cell office:value-type="string" calcext:value-type="string">
            <text:p><text:s/>東京都江戸川区 <text:s text:c="8"/></text:p>
          </table:table-cell>
          <table:table-cell office:value-type="float" office:value="676" calcext:value-type="float">
            <text:p>676</text:p>
          </table:table-cell>
          <table:table-cell table:number-columns-repeated="1020"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string" calcext:value-type="string">
            <text:p><text:s/>麺恋処 いそじ <text:s text:c="16"/></text:p>
          </table:table-cell>
          <table:table-cell office:value-type="string" calcext:value-type="string">
            <text:p><text:s/>東京都渋谷区 <text:s text:c="10"/></text:p>
          </table:table-cell>
          <table:table-cell office:value-type="float" office:value="675" calcext:value-type="float">
            <text:p>675</text:p>
          </table:table-cell>
          <table:table-cell table:number-columns-repeated="102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ラーメン二郎神田神保町店 <text:s text:c="5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668" calcext:value-type="float">
            <text:p>668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九段 斑鳩 <text:s text:c="20"/></text:p>
          </table:table-cell>
          <table:table-cell office:value-type="string" calcext:value-type="string">
            <text:p><text:s/>東京都千代田区 <text:s text:c="8"/></text:p>
          </table:table-cell>
          <table:table-cell office:value-type="float" office:value="664" calcext:value-type="float">
            <text:p>664</text:p>
          </table:table-cell>
          <table:table-cell table:number-columns-repeated="1020"/>
        </table:table-row>
        <table:table-row table:style-name="ro1">
          <table:table-cell office:value-type="float" office:value="59988" calcext:value-type="float">
            <text:p>59988</text:p>
          </table:table-cell>
          <table:table-cell office:value-type="string" calcext:value-type="string">
            <text:p><text:s/>特級鶏蕎麦 龍介 <text:s text:c="14"/></text:p>
          </table:table-cell>
          <table:table-cell office:value-type="string" calcext:value-type="string">
            <text:p><text:s/>茨城県土浦市 <text:s text:c="10"/></text:p>
          </table:table-cell>
          <table:table-cell office:value-type="float" office:value="655" calcext:value-type="float">
            <text:p>655</text:p>
          </table:table-cell>
          <table:table-cell table:number-columns-repeated="1020"/>
        </table:table-row>
        <table:table-row table:style-name="ro1">
          <table:table-cell office:value-type="float" office:value="8178" calcext:value-type="float">
            <text:p>8178</text:p>
          </table:table-cell>
          <table:table-cell office:value-type="string" calcext:value-type="string">
            <text:p><text:s/>ジャンクガレッジ <text:s text:c="13"/></text:p>
          </table:table-cell>
          <table:table-cell office:value-type="string" calcext:value-type="string">
            <text:p><text:s/>埼玉県さいたま市見沼区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office:value-type="float" office:value="10510" calcext:value-type="float">
            <text:p>10510</text:p>
          </table:table-cell>
          <table:table-cell office:value-type="string" calcext:value-type="string">
            <text:p><text:s/>BASSO ドリルマン <text:s text:c="13"/></text:p>
          </table:table-cell>
          <table:table-cell office:value-type="string" calcext:value-type="string">
            <text:p><text:s/>東京都豊島区 <text:s text:c="10"/></text:p>
          </table:table-cell>
          <table:table-cell office:value-type="float" office:value="649" calcext:value-type="float">
            <text:p>649</text:p>
          </table:table-cell>
          <table:table-cell table:number-columns-repeated="1020"/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string" calcext:value-type="string">
            <text:p><text:s/>ラーメン二郎桜台駅前店 <text:s text:c="7"/></text:p>
          </table:table-cell>
          <table:table-cell office:value-type="string" calcext:value-type="string">
            <text:p><text:s/>東京都練馬区 <text:s text:c="10"/></text:p>
          </table:table-cell>
          <table:table-cell office:value-type="float" office:value="646" calcext:value-type="float">
            <text:p>646</text:p>
          </table:table-cell>
          <table:table-cell table:number-columns-repeated="1020"/>
        </table:table-row>
        <table:table-row table:style-name="ro1">
          <table:table-cell office:value-type="float" office:value="15905" calcext:value-type="float">
            <text:p>15905</text:p>
          </table:table-cell>
          <table:table-cell office:value-type="string" calcext:value-type="string">
            <text:p><text:s/>ラーメン二郎大宮店 <text:s text:c="11"/></text:p>
          </table:table-cell>
          <table:table-cell office:value-type="string" calcext:value-type="string">
            <text:p><text:s/>埼玉県さいたま市大宮区</text:p>
          </table:table-cell>
          <table:table-cell office:value-type="float" office:value="635" calcext:value-type="float">
            <text:p>635</text:p>
          </table:table-cell>
          <table:table-cell table:number-columns-repeated="1020"/>
        </table:table-row>
        <table:table-row table:style-name="ro1">
          <table:table-cell office:value-type="float" office:value="55135" calcext:value-type="float">
            <text:p>55135</text:p>
          </table:table-cell>
          <table:table-cell office:value-type="string" calcext:value-type="string">
            <text:p><text:s/>さんじ <text:s text:c="23"/></text:p>
          </table:table-cell>
          <table:table-cell office:value-type="string" calcext:value-type="string">
            <text:p><text:s/>東京都台東区 <text:s text:c="10"/></text:p>
          </table:table-cell>
          <table:table-cell office:value-type="float" office:value="632" calcext:value-type="float">
            <text:p>632</text:p>
          </table:table-cell>
          <table:table-cell table:number-columns-repeated="1020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<text:s/>ラーメン二郎環七一之江店 <text:s text:c="5"/></text:p>
          </table:table-cell>
          <table:table-cell office:value-type="string" calcext:value-type="string">
            <text:p><text:s/>東京都江戸川区 <text:s text:c="8"/></text:p>
          </table:table-cell>
          <table:table-cell office:value-type="float" office:value="631" calcext:value-type="float">
            <text:p>631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年別TOP-10" table:style-name="ta1">
        <table:table-column table:style-name="co1" table:number-columns-repeated="11" table:default-cell-style-name="ce1"/>
        <table:table-column table:style-name="co2" table:number-columns-repeated="1013" table:default-cell-style-name="ce1"/>
        <table:table-row table:style-name="ro1">
          <table:table-cell office:value-type="string" calcext:value-type="string">
            <text:p>年</text:p>
          </table:table-cell>
          <table:table-cell office:value-type="string" calcext:value-type="string">
            <text:p>1位</text:p>
          </table:table-cell>
          <table:table-cell office:value-type="string" calcext:value-type="string">
            <text:p>2位</text:p>
          </table:table-cell>
          <table:table-cell office:value-type="string" calcext:value-type="string">
            <text:p>3位</text:p>
          </table:table-cell>
          <table:table-cell office:value-type="string" calcext:value-type="string">
            <text:p>4位</text:p>
          </table:table-cell>
          <table:table-cell office:value-type="string" calcext:value-type="string">
            <text:p>5位</text:p>
          </table:table-cell>
          <table:table-cell office:value-type="string" calcext:value-type="string">
            <text:p>6位</text:p>
          </table:table-cell>
          <table:table-cell office:value-type="string" calcext:value-type="string">
            <text:p>7位</text:p>
          </table:table-cell>
          <table:table-cell office:value-type="string" calcext:value-type="string">
            <text:p>8位</text:p>
          </table:table-cell>
          <table:table-cell office:value-type="string" calcext:value-type="string">
            <text:p>9位</text:p>
          </table:table-cell>
          <table:table-cell office:value-type="string" calcext:value-type="string">
            <text:p>10位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05年</text:p>
          </table:table-cell>
          <table:table-cell office:value-type="string" calcext:value-type="string">
            <text:p>藍嶌</text:p>
          </table:table-cell>
          <table:table-cell office:value-type="string" calcext:value-type="string">
            <text:p>中華そば すずらん</text:p>
          </table:table-cell>
          <table:table-cell office:value-type="string" calcext:value-type="string">
            <text:p>麺屋武蔵新宿本店</text:p>
          </table:table-cell>
          <table:table-cell office:value-type="string" calcext:value-type="string">
            <text:p>中華そば べんてん</text:p>
          </table:table-cell>
          <table:table-cell office:value-type="string" calcext:value-type="string">
            <text:p>らうめん つけめん 三都屋</text:p>
          </table:table-cell>
          <table:table-cell office:value-type="string" calcext:value-type="string">
            <text:p>らーめん大大森店</text:p>
          </table:table-cell>
          <table:table-cell office:value-type="string" calcext:value-type="string">
            <text:p>みの麺多</text:p>
          </table:table-cell>
          <table:table-cell office:value-type="string" calcext:value-type="string">
            <text:p>なんつッ亭 弐品川店</text:p>
          </table:table-cell>
          <table:table-cell office:value-type="string" calcext:value-type="string">
            <text:p>渡なべ</text:p>
          </table:table-cell>
          <table:table-cell office:value-type="string" calcext:value-type="string">
            <text:p>味噌蔵らーめん まるしゅう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6年</text:p>
          </table:table-cell>
          <table:table-cell office:value-type="string" calcext:value-type="string">
            <text:p><text:span text:style-name="T1">中華そば</text:span><text:span text:style-name="T2"> </text:span><text:span text:style-name="T3">べんてん</text:span></text:p>
          </table:table-cell>
          <table:table-cell office:value-type="string" calcext:value-type="string">
            <text:p>中華ソバ 櫻坂</text:p>
          </table:table-cell>
          <table:table-cell office:value-type="string" calcext:value-type="string">
            <text:p>六厘舎本店</text:p>
          </table:table-cell>
          <table:table-cell office:value-type="string" calcext:value-type="string">
            <text:p>九段 斑鳩</text:p>
          </table:table-cell>
          <table:table-cell office:value-type="string" calcext:value-type="string">
            <text:p>らーめん大大森店</text:p>
          </table:table-cell>
          <table:table-cell office:value-type="string" calcext:value-type="string">
            <text:p>めん徳二代目つじ田御茶ノ水店</text:p>
          </table:table-cell>
          <table:table-cell office:value-type="string" calcext:value-type="string">
            <text:p>瞠池袋店</text:p>
          </table:table-cell>
          <table:table-cell office:value-type="string" calcext:value-type="string">
            <text:p>中華そば すずらん</text:p>
          </table:table-cell>
          <table:table-cell office:value-type="string" calcext:value-type="string">
            <text:p>麺屋武蔵新宿本店</text:p>
            <text:p>(2位)</text:p>
          </table:table-cell>
          <table:table-cell table:style-name="ce6" office:value-type="string" calcext:value-type="string">
            <text:p>渡なべ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07年</text:p>
          </table:table-cell>
          <table:table-cell office:value-type="string" calcext:value-type="string">
            <text:p>中華蕎麦 とみ田</text:p>
          </table:table-cell>
          <table:table-cell table:style-name="ce4" office:value-type="string" calcext:value-type="string">
            <text:p>六厘舎本店</text:p>
          </table:table-cell>
          <table:table-cell office:value-type="string" calcext:value-type="string">
            <text:p>麺屋吉左右</text:p>
          </table:table-cell>
          <table:table-cell office:value-type="string" calcext:value-type="string">
            <text:p>ラーメン二郎小岩店</text:p>
          </table:table-cell>
          <table:table-cell office:value-type="string" calcext:value-type="string">
            <text:p>めん徳二代目つじ田御茶ノ水店</text:p>
          </table:table-cell>
          <table:table-cell/>
          <table:table-cell office:value-type="string" calcext:value-type="string">
            <text:p>こうかいぼう</text:p>
          </table:table-cell>
          <table:table-cell office:value-type="string" calcext:value-type="string">
            <text:p>麺処 井の庄</text:p>
          </table:table-cell>
          <table:table-cell office:value-type="string" calcext:value-type="string">
            <text:p>兎に角松戸店</text:p>
          </table:table-cell>
          <table:table-cell office:value-type="string" calcext:value-type="string">
            <text:p><text:span text:style-name="T1">中華ソバ</text:span><text:span text:style-name="T2"> </text:span><text:span text:style-name="T3">櫻坂</text:span>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08年</text:p>
          </table:table-cell>
          <table:table-cell office:value-type="string" calcext:value-type="string">
            <text:p>風雲児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本家大黒屋本舗平井店</text:p>
          </table:table-cell>
          <table:table-cell office:value-type="string" calcext:value-type="string">
            <text:p>麺屋吉左右</text:p>
          </table:table-cell>
          <table:table-cell office:value-type="string" calcext:value-type="string">
            <text:p>めん徳二代目つじ田御茶ノ水店</text:p>
          </table:table-cell>
          <table:table-cell office:value-type="string" calcext:value-type="string">
            <text:p>六厘舎本店</text:p>
          </table:table-cell>
          <table:table-cell office:value-type="string" calcext:value-type="string">
            <text:p>九段 斑鳩</text:p>
          </table:table-cell>
          <table:table-cell office:value-type="string" calcext:value-type="string">
            <text:p>TETSU品川店</text:p>
          </table:table-cell>
          <table:table-cell office:value-type="string" calcext:value-type="string">
            <text:p>食処 渓</text:p>
          </table:table-cell>
          <table:table-cell office:value-type="string" calcext:value-type="string">
            <text:p>ラーメン二郎環七一之江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9年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風雲児</text:p>
          </table:table-cell>
          <table:table-cell office:value-type="string" calcext:value-type="string">
            <text:p>大つけ麺博 2009</text:p>
          </table:table-cell>
          <table:table-cell office:value-type="string" calcext:value-type="string">
            <text:p>味噌麺処 花道</text:p>
          </table:table-cell>
          <table:table-cell office:value-type="string" calcext:value-type="string">
            <text:p>らーめん豚喜</text:p>
          </table:table-cell>
          <table:table-cell office:value-type="string" calcext:value-type="string">
            <text:p>麺屋吉左右</text:p>
          </table:table-cell>
          <table:table-cell office:value-type="string" calcext:value-type="string">
            <text:p>つけめん102大宮店</text:p>
          </table:table-cell>
          <table:table-cell office:value-type="string" calcext:value-type="string">
            <text:p>麺屋 えん寺</text:p>
          </table:table-cell>
          <table:table-cell office:value-type="string" calcext:value-type="string">
            <text:p>ラーメン二郎ひばりヶ丘駅前店</text:p>
          </table:table-cell>
          <table:table-cell office:value-type="string" calcext:value-type="string">
            <text:p>らぁめん 葉月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0年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風雲児</text:p>
          </table:table-cell>
          <table:table-cell office:value-type="string" calcext:value-type="string">
            <text:p>らーめん豚喜</text:p>
          </table:table-cell>
          <table:table-cell office:value-type="string" calcext:value-type="string">
            <text:p>俺の麺 春道</text:p>
          </table:table-cell>
          <table:table-cell office:value-type="string" calcext:value-type="string">
            <text:p>六厘舎</text:p>
          </table:table-cell>
          <table:table-cell office:value-type="string" calcext:value-type="string">
            <text:p>麺屋 和利道 warito</text:p>
          </table:table-cell>
          <table:table-cell office:value-type="string" calcext:value-type="string">
            <text:p>燦燦斗</text:p>
          </table:table-cell>
          <table:table-cell office:value-type="string" calcext:value-type="string">
            <text:p>丸直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1年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丸直</text:p>
          </table:table-cell>
          <table:table-cell office:value-type="string" calcext:value-type="string">
            <text:p>燦燦斗</text:p>
          </table:table-cell>
          <table:table-cell office:value-type="string" calcext:value-type="string">
            <text:p>中華蕎麦 とみ田</text:p>
          </table:table-cell>
          <table:table-cell office:value-type="string" calcext:value-type="string">
            <text:p>つけ麺 五ノ神製作所</text:p>
          </table:table-cell>
          <table:table-cell office:value-type="string" calcext:value-type="string">
            <text:p>狼煙 ～NOROSHI～</text:p>
          </table:table-cell>
          <table:table-cell office:value-type="string" calcext:value-type="string">
            <text:p>六厘舎</text:p>
          </table:table-cell>
          <table:table-cell office:value-type="string" calcext:value-type="string">
            <text:p>麺処 ほん田東京駅一番街店</text:p>
          </table:table-cell>
          <table:table-cell office:value-type="string" calcext:value-type="string">
            <text:p>はりけんラーメン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2年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ラーメン燈郎</text:p>
          </table:table-cell>
          <table:table-cell office:value-type="string" calcext:value-type="string">
            <text:p>ラーメンアキラ</text:p>
          </table:table-cell>
          <table:table-cell office:value-type="string" calcext:value-type="string">
            <text:p>麺屋 桐龍</text:p>
          </table:table-cell>
          <table:table-cell office:value-type="string" calcext:value-type="string">
            <text:p>狼煙 ～NOROSHI～</text:p>
          </table:table-cell>
          <table:table-cell office:value-type="string" calcext:value-type="string">
            <text:p>大つけ麺博 2012</text:p>
          </table:table-cell>
          <table:table-cell office:value-type="string" calcext:value-type="string">
            <text:p>麺や 蒼 AOI</text:p>
          </table:table-cell>
          <table:table-cell office:value-type="string" calcext:value-type="string">
            <text:p>Japanese Soba Noodles 蔦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喜元門つくば東光台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3年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ラーメンアキラ</text:p>
          </table:table-cell>
          <table:table-cell office:value-type="string" calcext:value-type="string">
            <text:p>おおぜき中華そば店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麺処 晴</text:p>
          </table:table-cell>
          <table:table-cell office:value-type="string" calcext:value-type="string">
            <text:p>煮干中華ソバ 宮庵</text:p>
          </table:table-cell>
          <table:table-cell office:value-type="string" calcext:value-type="string">
            <text:p>ラーメン燈郎</text:p>
          </table:table-cell>
          <table:table-cell office:value-type="string" calcext:value-type="string">
            <text:p>大つけ麺博 日本一決定戦2</text:p>
          </table:table-cell>
          <table:table-cell office:value-type="string" calcext:value-type="string">
            <text:p>狼煙 ～NOROSHI～</text:p>
          </table:table-cell>
          <table:table-cell office:value-type="string" calcext:value-type="string">
            <text:p>MENYA 食い味の道有楽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4年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いのうえ</text:p>
          </table:table-cell>
          <table:table-cell office:value-type="string" calcext:value-type="string">
            <text:p>ラーメン燈郎</text:p>
          </table:table-cell>
          <table:table-cell office:value-type="string" calcext:value-type="string">
            <text:p>おおぜき中華そば店</text:p>
          </table:table-cell>
          <table:table-cell office:value-type="string" calcext:value-type="string">
            <text:p>麺屋 桐龍</text:p>
          </table:table-cell>
          <table:table-cell office:value-type="string" calcext:value-type="string">
            <text:p>良温(Ra-on)</text:p>
          </table:table-cell>
          <table:table-cell office:value-type="string" calcext:value-type="string">
            <text:p>麺や 虎徹</text:p>
          </table:table-cell>
          <table:table-cell office:value-type="string" calcext:value-type="string">
            <text:p>丸直</text:p>
          </table:table-cell>
          <table:table-cell office:value-type="string" calcext:value-type="string">
            <text:p>煮干中華ソバ イチカワ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5年</text:p>
          </table:table-cell>
          <table:table-cell office:value-type="string" calcext:value-type="string">
            <text:p>中華そば よしかわ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麺屋 扇 SEN</text:p>
          </table:table-cell>
          <table:table-cell office:value-type="string" calcext:value-type="string">
            <text:p>特級鶏蕎麦 龍介</text:p>
          </table:table-cell>
          <table:table-cell office:value-type="string" calcext:value-type="string">
            <text:p>中華そば 飯村製作所</text:p>
          </table:table-cell>
          <table:table-cell office:value-type="string" calcext:value-type="string">
            <text:p>煮干しつけ麺 宮元</text:p>
          </table:table-cell>
          <table:table-cell office:value-type="string" calcext:value-type="string">
            <text:p>柳麺 呉田-goden-</text:p>
          </table:table-cell>
          <table:table-cell office:value-type="string" calcext:value-type="string">
            <text:p>良温(Ra-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6年</text:p>
          </table:table-cell>
          <table:table-cell office:value-type="string" calcext:value-type="string">
            <text:p>寿製麺よしかわ川越店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さんじ</text:p>
          </table:table-cell>
          <table:table-cell office:value-type="string" calcext:value-type="string">
            <text:p>麺屋 桐龍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麺庵ちとせ</text:p>
          </table:table-cell>
          <table:table-cell office:value-type="string" calcext:value-type="string">
            <text:p>中華そば よしかわ</text:p>
          </table:table-cell>
          <table:table-cell office:value-type="string" calcext:value-type="string">
            <text:p>麺屋 扇 SEN</text:p>
          </table:table-cell>
          <table:table-cell office:value-type="string" calcext:value-type="string">
            <text:p>特級鶏蕎麦 龍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7年</text:p>
          </table:table-cell>
          <table:table-cell office:value-type="string" calcext:value-type="string">
            <text:p>寿製麺よしかわ川越店</text:p>
          </table:table-cell>
          <table:table-cell office:value-type="string" calcext:value-type="string">
            <text:p>煮干乱舞</text:p>
          </table:table-cell>
          <table:table-cell office:value-type="string" calcext:value-type="string">
            <text:p>さんじ</text:p>
          </table:table-cell>
          <table:table-cell office:value-type="string" calcext:value-type="string">
            <text:p>中華そば よしかわ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MENYA 食い味の道有楽</text:p>
          </table:table-cell>
          <table:table-cell office:value-type="string" calcext:value-type="string">
            <text:p>麺庵ちとせ</text:p>
          </table:table-cell>
          <table:table-cell office:value-type="string" calcext:value-type="string">
            <text:p>八咫烏</text:p>
          </table:table-cell>
          <table:table-cell office:value-type="string" calcext:value-type="string">
            <text:p>中華そば 四つ葉</text:p>
          </table:table-cell>
          <table:table-cell office:value-type="string" calcext:value-type="string">
            <text:p>麺屋 桐龍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店舗_年別レビュー数" table:style-name="ta3">
        <table:shapes>
          <draw:frame draw:z-index="0" draw:style-name="gr2" draw:text-style-name="P1" svg:width="159.99mm" svg:height="89.99mm" svg:x="203.21mm" svg:y="0.01mm">
            <draw:object draw:notify-on-update-of-ranges="店舗_年別レビュー数.A2:店舗_年別レビュー数.A14 店舗_年別レビュー数.B1:店舗_年別レビュー数.B1 店舗_年別レビュー数.B2:店舗_年別レビュー数.B14 店舗_年別レビュー数.C1:店舗_年別レビュー数.C1 店舗_年別レビュー数.C2:店舗_年別レビュー数.C14 店舗_年別レビュー数.D1:店舗_年別レビュー数.D1 店舗_年別レビュー数.D2:店舗_年別レビュー数.D14 店舗_年別レビュー数.E1:店舗_年別レビュー数.E1 店舗_年別レビュー数.E2:店舗_年別レビュー数.E14 店舗_年別レビュー数.F1:店舗_年別レビュー数.F1 店舗_年別レビュー数.F2:店舗_年別レビュー数.F14 店舗_年別レビュー数.G1:店舗_年別レビュー数.G1 店舗_年別レビュー数.G2:店舗_年別レビュー数.G14 店舗_年別レビュー数.H1:店舗_年別レビュー数.H1 店舗_年別レビュー数.H2:店舗_年別レビュー数.H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4">
          <table:table-cell office:value-type="string" calcext:value-type="string">
            <text:p>年</text:p>
          </table:table-cell>
          <table:table-cell office:value-type="string" calcext:value-type="string">
            <text:p>とみ田</text:p>
          </table:table-cell>
          <table:table-cell office:value-type="string" calcext:value-type="string">
            <text:p>豚星。</text:p>
          </table:table-cell>
          <table:table-cell office:value-type="string" calcext:value-type="string">
            <text:p>道有楽</text:p>
          </table:table-cell>
          <table:table-cell office:value-type="string" calcext:value-type="string">
            <text:p>四つ葉</text:p>
          </table:table-cell>
          <table:table-cell office:value-type="string" calcext:value-type="string">
            <text:p>狼煙</text:p>
          </table:table-cell>
          <table:table-cell office:value-type="string" calcext:value-type="string">
            <text:p>麺屋 一燈</text:p>
          </table:table-cell>
          <table:table-cell office:value-type="string" calcext:value-type="string">
            <text:p>風雲児</text:p>
          </table:table-cell>
        </table:table-row>
        <table:table-row table:style-name="ro3">
          <table:table-cell office:value-type="string" calcext:value-type="string">
            <text:p>2005年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2006年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2007年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2008年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/>
          <table:table-cell office:value-type="float" office:value="319" calcext:value-type="float">
            <text:p>319</text:p>
          </table:table-cell>
        </table:table-row>
        <table:table-row table:style-name="ro3">
          <table:table-cell office:value-type="string" calcext:value-type="string">
            <text:p>2009年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office:value-type="float" office:value="309" calcext:value-type="float">
            <text:p>309</text:p>
          </table:table-cell>
        </table:table-row>
        <table:table-row table:style-name="ro3">
          <table:table-cell office:value-type="string" calcext:value-type="string">
            <text:p>2010年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371" calcext:value-type="float">
            <text:p>371</text:p>
          </table:table-cell>
          <table:table-cell office:value-type="float" office:value="230" calcext:value-type="float">
            <text:p>230</text:p>
          </table:table-cell>
        </table:table-row>
        <table:table-row table:style-name="ro3">
          <table:table-cell office:value-type="string" calcext:value-type="string">
            <text:p>2011年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2" calcext:value-type="float">
            <text:p>382</text:p>
          </table:table-cell>
          <table:table-cell office:value-type="float" office:value="69" calcext:value-type="float">
            <text:p>69</text:p>
          </table:table-cell>
        </table:table-row>
        <table:table-row table:style-name="ro3">
          <table:table-cell office:value-type="string" calcext:value-type="string">
            <text:p>2012年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2013年</text:p>
          </table:table-cell>
          <table:table-cell office:value-type="float" office:value="105" calcext:value-type="float">
            <text:p>105</text:p>
          </table:table-cell>
          <table:table-cell office:value-type="float" office:value="257" calcext:value-type="float">
            <text:p>257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214" calcext:value-type="float">
            <text:p>214</text:p>
          </table:table-cell>
          <table:table-cell office:value-type="float" office:value="61" calcext:value-type="float">
            <text:p>61</text:p>
          </table:table-cell>
        </table:table-row>
        <table:table-row table:style-name="ro3">
          <table:table-cell office:value-type="string" calcext:value-type="string">
            <text:p>2014年</text:p>
          </table:table-cell>
          <table:table-cell office:value-type="float" office:value="92" calcext:value-type="float">
            <text:p>92</text:p>
          </table:table-cell>
          <table:table-cell office:value-type="float" office:value="343" calcext:value-type="float">
            <text:p>343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2015年</text:p>
          </table:table-cell>
          <table:table-cell office:value-type="float" office:value="96" calcext:value-type="float">
            <text:p>96</text:p>
          </table:table-cell>
          <table:table-cell office:value-type="float" office:value="285" calcext:value-type="float">
            <text:p>285</text:p>
          </table:table-cell>
          <table:table-cell office:value-type="float" office:value="247" calcext:value-type="float">
            <text:p>247</text:p>
          </table:table-cell>
          <table:table-cell office:value-type="float" office:value="285" calcext:value-type="float">
            <text:p>285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2016年</text:p>
          </table:table-cell>
          <table:table-cell office:value-type="float" office:value="62" calcext:value-type="float">
            <text:p>62</text:p>
          </table:table-cell>
          <table:table-cell office:value-type="float" office:value="243" calcext:value-type="float">
            <text:p>243</text:p>
          </table:table-cell>
          <table:table-cell office:value-type="float" office:value="187" calcext:value-type="float">
            <text:p>187</text:p>
          </table:table-cell>
          <table:table-cell office:value-type="float" office:value="197" calcext:value-type="float">
            <text:p>197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2017年</text:p>
          </table:table-cell>
          <table:table-cell office:value-type="float" office:value="39" calcext:value-type="float">
            <text:p>39</text:p>
          </table:table-cell>
          <table:table-cell office:value-type="float" office:value="195" calcext:value-type="float">
            <text:p>195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</table:table-row>
        <table:table-row table:style-name="ro4" table:number-rows-repeated="104856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神奈川エリア別のレビュー数" table:style-name="ta1">
        <table:shapes>
          <draw:frame draw:z-index="0" draw:name="グラフ 1" draw:style-name="gr1" svg:width="160.13mm" svg:height="89.98mm" svg:x="22.59mm" svg:y="81.84mm">
            <draw:object draw:notify-on-update-of-ranges="神奈川エリア別のレビュー数.A2:神奈川エリア別のレビュー数.A14 神奈川エリア別のレビュー数.B1:神奈川エリア別のレビュー数.B1 神奈川エリア別のレビュー数.B2:神奈川エリア別のレビュー数.B14 神奈川エリア別のレビュー数.C1:神奈川エリア別のレビュー数.C1 神奈川エリア別のレビュー数.C2:神奈川エリア別のレビュー数.C14 神奈川エリア別のレビュー数.D1:神奈川エリア別のレビュー数.D1 神奈川エリア別のレビュー数.D2:神奈川エリア別のレビュー数.D14 神奈川エリア別のレビュー数.E1:神奈川エリア別のレビュー数.E1 神奈川エリア別のレビュー数.E2:神奈川エリア別のレビュー数.E14 神奈川エリア別のレビュー数.F1:神奈川エリア別のレビュー数.F1 神奈川エリア別のレビュー数.F2:神奈川エリア別のレビュー数.F14 神奈川エリア別のレビュー数.G1:神奈川エリア別のレビュー数.G1 神奈川エリア別のレビュー数.G2:神奈川エリア別のレビュー数.G14 神奈川エリア別のレビュー数.H1:神奈川エリア別のレビュー数.H1 神奈川エリア別のレビュー数.H2:神奈川エリア別のレビュー数.H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name="グラフ 2" draw:style-name="gr1" svg:width="160.13mm" svg:height="89.98mm" svg:x="203.21mm" svg:y="81.84mm">
            <draw:object draw:notify-on-update-of-ranges="神奈川エリア別のレビュー数.A2:神奈川エリア別のレビュー数.A14 神奈川エリア別のレビュー数.B1:神奈川エリア別のレビュー数.B1 神奈川エリア別のレビュー数.B2:神奈川エリア別のレビュー数.B14 神奈川エリア別のレビュー数.C1:神奈川エリア別のレビュー数.C1 神奈川エリア別のレビュー数.C2:神奈川エリア別のレビュー数.C14 神奈川エリア別のレビュー数.D1:神奈川エリア別のレビュー数.D1 神奈川エリア別のレビュー数.D2:神奈川エリア別のレビュー数.D14 神奈川エリア別のレビュー数.E1:神奈川エリア別のレビュー数.E1 神奈川エリア別のレビュー数.E2:神奈川エリア別のレビュー数.E14 神奈川エリア別のレビュー数.F1:神奈川エリア別のレビュー数.F1 神奈川エリア別のレビュー数.F2:神奈川エリア別のレビュー数.F14 神奈川エリア別のレビュー数.G1:神奈川エリア別のレビュー数.G1 神奈川エリア別のレビュー数.G2:神奈川エリア別のレビュー数.G14 神奈川エリア別のレビュー数.H1:神奈川エリア別のレビュー数.H1 神奈川エリア別のレビュー数.H2:神奈川エリア別のレビュー数.H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<text:s text:c="2"/>year <text:s/></text:p>
          </table:table-cell>
          <table:table-cell office:value-type="string" calcext:value-type="string">
            <text:p><text:s/>横浜</text:p>
          </table:table-cell>
          <table:table-cell office:value-type="string" calcext:value-type="string">
            <text:p><text:s/>相模原</text:p>
          </table:table-cell>
          <table:table-cell office:value-type="string" calcext:value-type="string">
            <text:p><text:s/>川崎</text:p>
          </table:table-cell>
          <table:table-cell office:value-type="string" calcext:value-type="string">
            <text:p><text:s/>湘南</text:p>
          </table:table-cell>
          <table:table-cell office:value-type="string" calcext:value-type="string">
            <text:p><text:s/>県央</text:p>
          </table:table-cell>
          <table:table-cell office:value-type="string" calcext:value-type="string">
            <text:p><text:s/>横須賀三浦</text:p>
          </table:table-cell>
          <table:table-cell office:value-type="string" calcext:value-type="string">
            <text:p><text:s/>県西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7年</text:p>
          </table:table-cell>
          <table:table-cell office:value-type="float" office:value="4256" calcext:value-type="float">
            <text:p>4256</text:p>
          </table:table-cell>
          <table:table-cell office:value-type="float" office:value="1171" calcext:value-type="float">
            <text:p>1171</text:p>
          </table:table-cell>
          <table:table-cell office:value-type="float" office:value="1178" calcext:value-type="float">
            <text:p>1178</text:p>
          </table:table-cell>
          <table:table-cell office:value-type="float" office:value="620" calcext:value-type="float">
            <text:p>620</text:p>
          </table:table-cell>
          <table:table-cell office:value-type="float" office:value="654" calcext:value-type="float">
            <text:p>654</text:p>
          </table:table-cell>
          <table:table-cell office:value-type="float" office:value="157" calcext:value-type="float">
            <text:p>157</text:p>
          </table:table-cell>
          <table:table-cell office:value-type="float" office:value="196" calcext:value-type="float">
            <text:p>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6年</text:p>
          </table:table-cell>
          <table:table-cell office:value-type="float" office:value="3962" calcext:value-type="float">
            <text:p>3962</text:p>
          </table:table-cell>
          <table:table-cell office:value-type="float" office:value="916" calcext:value-type="float">
            <text:p>916</text:p>
          </table:table-cell>
          <table:table-cell office:value-type="float" office:value="1205" calcext:value-type="float">
            <text:p>1205</text:p>
          </table:table-cell>
          <table:table-cell office:value-type="float" office:value="596" calcext:value-type="float">
            <text:p>596</text:p>
          </table:table-cell>
          <table:table-cell office:value-type="float" office:value="530" calcext:value-type="float">
            <text:p>530</text:p>
          </table:table-cell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5年</text:p>
          </table:table-cell>
          <table:table-cell office:value-type="float" office:value="3738" calcext:value-type="float">
            <text:p>3738</text:p>
          </table:table-cell>
          <table:table-cell office:value-type="float" office:value="1149" calcext:value-type="float">
            <text:p>1149</text:p>
          </table:table-cell>
          <table:table-cell office:value-type="float" office:value="1366" calcext:value-type="float">
            <text:p>1366</text:p>
          </table:table-cell>
          <table:table-cell office:value-type="float" office:value="657" calcext:value-type="float">
            <text:p>657</text:p>
          </table:table-cell>
          <table:table-cell office:value-type="float" office:value="515" calcext:value-type="float">
            <text:p>515</text:p>
          </table:table-cell>
          <table:table-cell office:value-type="float" office:value="280" calcext:value-type="float">
            <text:p>280</text:p>
          </table:table-cell>
          <table:table-cell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4年</text:p>
          </table:table-cell>
          <table:table-cell office:value-type="float" office:value="3887" calcext:value-type="float">
            <text:p>3887</text:p>
          </table:table-cell>
          <table:table-cell office:value-type="float" office:value="1143" calcext:value-type="float">
            <text:p>1143</text:p>
          </table:table-cell>
          <table:table-cell office:value-type="float" office:value="1087" calcext:value-type="float">
            <text:p>1087</text:p>
          </table:table-cell>
          <table:table-cell office:value-type="float" office:value="516" calcext:value-type="float">
            <text:p>516</text:p>
          </table:table-cell>
          <table:table-cell office:value-type="float" office:value="569" calcext:value-type="float">
            <text:p>569</text:p>
          </table:table-cell>
          <table:table-cell office:value-type="float" office:value="394" calcext:value-type="float">
            <text:p>394</text:p>
          </table:table-cell>
          <table:table-cell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3年</text:p>
          </table:table-cell>
          <table:table-cell office:value-type="float" office:value="3223" calcext:value-type="float">
            <text:p>3223</text:p>
          </table:table-cell>
          <table:table-cell office:value-type="float" office:value="1265" calcext:value-type="float">
            <text:p>1265</text:p>
          </table:table-cell>
          <table:table-cell office:value-type="float" office:value="891" calcext:value-type="float">
            <text:p>891</text:p>
          </table:table-cell>
          <table:table-cell office:value-type="float" office:value="714" calcext:value-type="float">
            <text:p>714</text:p>
          </table:table-cell>
          <table:table-cell office:value-type="float" office:value="660" calcext:value-type="float">
            <text:p>660</text:p>
          </table:table-cell>
          <table:table-cell office:value-type="float" office:value="439" calcext:value-type="float">
            <text:p>439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2年</text:p>
          </table:table-cell>
          <table:table-cell office:value-type="float" office:value="2777" calcext:value-type="float">
            <text:p>2777</text:p>
          </table:table-cell>
          <table:table-cell office:value-type="float" office:value="1073" calcext:value-type="float">
            <text:p>1073</text:p>
          </table:table-cell>
          <table:table-cell office:value-type="float" office:value="951" calcext:value-type="float">
            <text:p>951</text:p>
          </table:table-cell>
          <table:table-cell office:value-type="float" office:value="569" calcext:value-type="float">
            <text:p>569</text:p>
          </table:table-cell>
          <table:table-cell office:value-type="float" office:value="556" calcext:value-type="float">
            <text:p>556</text:p>
          </table:table-cell>
          <table:table-cell office:value-type="float" office:value="179" calcext:value-type="float">
            <text:p>179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1年</text:p>
          </table:table-cell>
          <table:table-cell office:value-type="float" office:value="2907" calcext:value-type="float">
            <text:p>2907</text:p>
          </table:table-cell>
          <table:table-cell office:value-type="float" office:value="1158" calcext:value-type="float">
            <text:p>1158</text:p>
          </table:table-cell>
          <table:table-cell office:value-type="float" office:value="932" calcext:value-type="float">
            <text:p>932</text:p>
          </table:table-cell>
          <table:table-cell office:value-type="float" office:value="647" calcext:value-type="float">
            <text:p>647</text:p>
          </table:table-cell>
          <table:table-cell office:value-type="float" office:value="613" calcext:value-type="float">
            <text:p>613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10年</text:p>
          </table:table-cell>
          <table:table-cell office:value-type="float" office:value="3640" calcext:value-type="float">
            <text:p>3640</text:p>
          </table:table-cell>
          <table:table-cell office:value-type="float" office:value="1555" calcext:value-type="float">
            <text:p>1555</text:p>
          </table:table-cell>
          <table:table-cell office:value-type="float" office:value="1142" calcext:value-type="float">
            <text:p>1142</text:p>
          </table:table-cell>
          <table:table-cell office:value-type="float" office:value="720" calcext:value-type="float">
            <text:p>720</text:p>
          </table:table-cell>
          <table:table-cell office:value-type="float" office:value="700" calcext:value-type="float">
            <text:p>700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9年</text:p>
          </table:table-cell>
          <table:table-cell office:value-type="float" office:value="3687" calcext:value-type="float">
            <text:p>3687</text:p>
          </table:table-cell>
          <table:table-cell office:value-type="float" office:value="1197" calcext:value-type="float">
            <text:p>1197</text:p>
          </table:table-cell>
          <table:table-cell office:value-type="float" office:value="898" calcext:value-type="float">
            <text:p>898</text:p>
          </table:table-cell>
          <table:table-cell office:value-type="float" office:value="501" calcext:value-type="float">
            <text:p>501</text:p>
          </table:table-cell>
          <table:table-cell office:value-type="float" office:value="595" calcext:value-type="float">
            <text:p>595</text:p>
          </table:table-cell>
          <table:table-cell office:value-type="float" office:value="211" calcext:value-type="float">
            <text:p>211</text:p>
          </table:table-cell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8年</text:p>
          </table:table-cell>
          <table:table-cell office:value-type="float" office:value="2271" calcext:value-type="float">
            <text:p>2271</text:p>
          </table:table-cell>
          <table:table-cell office:value-type="float" office:value="789" calcext:value-type="float">
            <text:p>789</text:p>
          </table:table-cell>
          <table:table-cell office:value-type="float" office:value="702" calcext:value-type="float">
            <text:p>702</text:p>
          </table:table-cell>
          <table:table-cell office:value-type="float" office:value="313" calcext:value-type="float">
            <text:p>313</text:p>
          </table:table-cell>
          <table:table-cell office:value-type="float" office:value="397" calcext:value-type="float">
            <text:p>397</text:p>
          </table:table-cell>
          <table:table-cell office:value-type="float" office:value="121" calcext:value-type="float">
            <text:p>121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7年</text:p>
          </table:table-cell>
          <table:table-cell office:value-type="float" office:value="1662" calcext:value-type="float">
            <text:p>1662</text:p>
          </table:table-cell>
          <table:table-cell office:value-type="float" office:value="725" calcext:value-type="float">
            <text:p>725</text:p>
          </table:table-cell>
          <table:table-cell office:value-type="float" office:value="588" calcext:value-type="float">
            <text:p>588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6年</text:p>
          </table:table-cell>
          <table:table-cell office:value-type="float" office:value="971" calcext:value-type="float">
            <text:p>971</text:p>
          </table:table-cell>
          <table:table-cell office:value-type="float" office:value="376" calcext:value-type="float">
            <text:p>376</text:p>
          </table:table-cell>
          <table:table-cell office:value-type="float" office:value="414" calcext:value-type="float">
            <text:p>414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2005年</text:p>
          </table:table-cell>
          <table:table-cell office:value-type="float" office:value="129" calcext:value-type="float">
            <text:p>129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横浜市区別のレビュー数" table:style-name="ta1">
        <table:shapes>
          <draw:frame draw:z-index="0" draw:name="グラフ 1" draw:style-name="gr1" svg:width="160.13mm" svg:height="89.98mm" svg:x="198.75mm" svg:y="81.31mm">
            <draw:object draw:notify-on-update-of-ranges="横浜市区別のレビュー数.A2:横浜市区別のレビュー数.A14 横浜市区別のレビュー数.B1:横浜市区別のレビュー数.B1 横浜市区別のレビュー数.B2:横浜市区別のレビュー数.B14 横浜市区別のレビュー数.C1:横浜市区別のレビュー数.C1 横浜市区別のレビュー数.C2:横浜市区別のレビュー数.C14 横浜市区別のレビュー数.D1:横浜市区別のレビュー数.D1 横浜市区別のレビュー数.D2:横浜市区別のレビュー数.D14 横浜市区別のレビュー数.E1:横浜市区別のレビュー数.E1 横浜市区別のレビュー数.E2:横浜市区別のレビュー数.E14 横浜市区別のレビュー数.F1:横浜市区別のレビュー数.F1 横浜市区別のレビュー数.F2:横浜市区別のレビュー数.F14 横浜市区別のレビュー数.G1:横浜市区別のレビュー数.G1 横浜市区別のレビュー数.G2:横浜市区別のレビュー数.G14 横浜市区別のレビュー数.H1:横浜市区別のレビュー数.H1 横浜市区別のレビュー数.H2:横浜市区別のレビュー数.H14 横浜市区別のレビュー数.I1:横浜市区別のレビュー数.I1 横浜市区別のレビュー数.I2:横浜市区別のレビュー数.I14 横浜市区別のレビュー数.J1:横浜市区別のレビュー数.J1 横浜市区別のレビュー数.J2:横浜市区別のレビュー数.J14 横浜市区別のレビュー数.K1:横浜市区別のレビュー数.K1 横浜市区別のレビュー数.K2:横浜市区別のレビュー数.K14 横浜市区別のレビュー数.L1:横浜市区別のレビュー数.L1 横浜市区別のレビュー数.L2:横浜市区別のレビュー数.L14 横浜市区別のレビュー数.M1:横浜市区別のレビュー数.M1 横浜市区別のレビュー数.M2:横浜市区別のレビュー数.M14 横浜市区別のレビュー数.N1:横浜市区別のレビュー数.N1 横浜市区別のレビュー数.N2:横浜市区別のレビュー数.N14 横浜市区別のレビュー数.O1:横浜市区別のレビュー数.O1 横浜市区別のレビュー数.O2:横浜市区別のレビュー数.O14 横浜市区別のレビュー数.P1:横浜市区別のレビュー数.P1 横浜市区別のレビュー数.P2:横浜市区別のレビュー数.P14 横浜市区別のレビュー数.Q1:横浜市区別のレビュー数.Q1 横浜市区別のレビュー数.Q2:横浜市区別のレビュー数.Q14 横浜市区別のレビュー数.R1:横浜市区別のレビュー数.R1 横浜市区別のレビュー数.R2:横浜市区別のレビュー数.R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name="グラフ 2" draw:style-name="gr1" svg:width="160.13mm" svg:height="89.98mm" svg:x="22.75mm" svg:y="81.31mm">
            <draw:object draw:notify-on-update-of-ranges="横浜市区別のレビュー数.A2:横浜市区別のレビュー数.A14 横浜市区別のレビュー数.B1:横浜市区別のレビュー数.B1 横浜市区別のレビュー数.B2:横浜市区別のレビュー数.B14 横浜市区別のレビュー数.C1:横浜市区別のレビュー数.C1 横浜市区別のレビュー数.C2:横浜市区別のレビュー数.C14 横浜市区別のレビュー数.D1:横浜市区別のレビュー数.D1 横浜市区別のレビュー数.D2:横浜市区別のレビュー数.D14 横浜市区別のレビュー数.E1:横浜市区別のレビュー数.E1 横浜市区別のレビュー数.E2:横浜市区別のレビュー数.E14 横浜市区別のレビュー数.F1:横浜市区別のレビュー数.F1 横浜市区別のレビュー数.F2:横浜市区別のレビュー数.F14 横浜市区別のレビュー数.G1:横浜市区別のレビュー数.G1 横浜市区別のレビュー数.G2:横浜市区別のレビュー数.G14 横浜市区別のレビュー数.H1:横浜市区別のレビュー数.H1 横浜市区別のレビュー数.H2:横浜市区別のレビュー数.H14 横浜市区別のレビュー数.I1:横浜市区別のレビュー数.I1 横浜市区別のレビュー数.I2:横浜市区別のレビュー数.I14 横浜市区別のレビュー数.J1:横浜市区別のレビュー数.J1 横浜市区別のレビュー数.J2:横浜市区別のレビュー数.J14 横浜市区別のレビュー数.K1:横浜市区別のレビュー数.K1 横浜市区別のレビュー数.K2:横浜市区別のレビュー数.K14 横浜市区別のレビュー数.L1:横浜市区別のレビュー数.L1 横浜市区別のレビュー数.L2:横浜市区別のレビュー数.L14 横浜市区別のレビュー数.M1:横浜市区別のレビュー数.M1 横浜市区別のレビュー数.M2:横浜市区別のレビュー数.M14 横浜市区別のレビュー数.N1:横浜市区別のレビュー数.N1 横浜市区別のレビュー数.N2:横浜市区別のレビュー数.N14 横浜市区別のレビュー数.O1:横浜市区別のレビュー数.O1 横浜市区別のレビュー数.O2:横浜市区別のレビュー数.O14 横浜市区別のレビュー数.P1:横浜市区別のレビュー数.P1 横浜市区別のレビュー数.P2:横浜市区別のレビュー数.P14 横浜市区別のレビュー数.Q1:横浜市区別のレビュー数.Q1 横浜市区別のレビュー数.Q2:横浜市区別のレビュー数.Q14 横浜市区別のレビュー数.R1:横浜市区別のレビュー数.R1 横浜市区別のレビュー数.R2:横浜市区別のレビュー数.R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number-columns-repeated="7" table:default-cell-style-name="ce1"/>
        <table:table-column table:style-name="co2" table:number-columns-repeated="1005" table:default-cell-style-name="ce1"/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<text:s/>中区 <text:s text:c="6"/></text:p>
          </table:table-cell>
          <table:table-cell office:value-type="string" calcext:value-type="string">
            <text:p><text:s/>西区 <text:s text:c="6"/></text:p>
          </table:table-cell>
          <table:table-cell office:value-type="string" calcext:value-type="string">
            <text:p><text:s/>神奈川区 <text:s text:c="2"/></text:p>
          </table:table-cell>
          <table:table-cell office:value-type="string" calcext:value-type="string">
            <text:p><text:s/>磯子区 <text:s text:c="4"/></text:p>
          </table:table-cell>
          <table:table-cell office:value-type="string" calcext:value-type="string">
            <text:p><text:s/>金沢区 <text:s text:c="4"/></text:p>
          </table:table-cell>
          <table:table-cell office:value-type="string" calcext:value-type="string">
            <text:p>戸塚区 <text:s text:c="4"/></text:p>
          </table:table-cell>
          <table:table-cell office:value-type="string" calcext:value-type="string">
            <text:p><text:s/>保土ヶ谷区</text:p>
          </table:table-cell>
          <table:table-cell office:value-type="string" calcext:value-type="string">
            <text:p><text:s/>南区 <text:s text:c="6"/></text:p>
          </table:table-cell>
          <table:table-cell office:value-type="string" calcext:value-type="string">
            <text:p><text:s/>港北区 <text:s text:c="4"/></text:p>
          </table:table-cell>
          <table:table-cell office:value-type="string" calcext:value-type="string">
            <text:p><text:s/>港南区 <text:s text:c="4"/></text:p>
          </table:table-cell>
          <table:table-cell office:value-type="string" calcext:value-type="string">
            <text:p><text:s/>瀬谷区 <text:s text:c="4"/></text:p>
          </table:table-cell>
          <table:table-cell office:value-type="string" calcext:value-type="string">
            <text:p><text:s/>緑区 <text:s text:c="6"/></text:p>
          </table:table-cell>
          <table:table-cell office:value-type="string" calcext:value-type="string">
            <text:p><text:s/>都筑区 <text:s text:c="4"/></text:p>
          </table:table-cell>
          <table:table-cell office:value-type="string" calcext:value-type="string">
            <text:p><text:s/>青葉区 <text:s text:c="4"/></text:p>
          </table:table-cell>
          <table:table-cell office:value-type="string" calcext:value-type="string">
            <text:p><text:s/>鶴見区 <text:s text:c="4"/></text:p>
          </table:table-cell>
          <table:table-cell office:value-type="string" calcext:value-type="string">
            <text:p><text:s/>旭区 <text:s text:c="6"/></text:p>
          </table:table-cell>
          <table:table-cell office:value-type="string" calcext:value-type="string">
            <text:p><text:s/>栄区 <text:s text:c="6"/></text:p>
          </table:table-cell>
          <table:table-cell office:value-type="string" calcext:value-type="string">
            <text:p><text:s/>泉区 <text:s text:c="6"/>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7年</text:p>
          </table:table-cell>
          <table:table-cell office:value-type="float" office:value="1090" calcext:value-type="float">
            <text:p>1090</text:p>
          </table:table-cell>
          <table:table-cell office:value-type="float" office:value="407" calcext:value-type="float">
            <text:p>407</text:p>
          </table:table-cell>
          <table:table-cell office:value-type="float" office:value="854" calcext:value-type="float">
            <text:p>854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office:value-type="float" office:value="213" calcext:value-type="float">
            <text:p>21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6年</text:p>
          </table:table-cell>
          <table:table-cell office:value-type="float" office:value="821" calcext:value-type="float">
            <text:p>821</text:p>
          </table:table-cell>
          <table:table-cell office:value-type="float" office:value="377" calcext:value-type="float">
            <text:p>377</text:p>
          </table:table-cell>
          <table:table-cell office:value-type="float" office:value="789" calcext:value-type="float">
            <text:p>789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5年</text:p>
          </table:table-cell>
          <table:table-cell office:value-type="float" office:value="654" calcext:value-type="float">
            <text:p>654</text:p>
          </table:table-cell>
          <table:table-cell office:value-type="float" office:value="405" calcext:value-type="float">
            <text:p>405</text:p>
          </table:table-cell>
          <table:table-cell office:value-type="float" office:value="693" calcext:value-type="float">
            <text:p>693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176" calcext:value-type="float">
            <text:p>176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  <table:table-cell office:value-type="float" office:value="290" calcext:value-type="float">
            <text:p>290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402" calcext:value-type="float">
            <text:p>402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4年</text:p>
          </table:table-cell>
          <table:table-cell office:value-type="float" office:value="621" calcext:value-type="float">
            <text:p>621</text:p>
          </table:table-cell>
          <table:table-cell office:value-type="float" office:value="325" calcext:value-type="float">
            <text:p>325</text:p>
          </table:table-cell>
          <table:table-cell office:value-type="float" office:value="1036" calcext:value-type="float">
            <text:p>1036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183" calcext:value-type="float">
            <text:p>183</text:p>
          </table:table-cell>
          <table:table-cell office:value-type="float" office:value="292" calcext:value-type="float">
            <text:p>29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418" calcext:value-type="float">
            <text:p>418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3年</text:p>
          </table:table-cell>
          <table:table-cell office:value-type="float" office:value="643" calcext:value-type="float">
            <text:p>643</text:p>
          </table:table-cell>
          <table:table-cell office:value-type="float" office:value="361" calcext:value-type="float">
            <text:p>361</text:p>
          </table:table-cell>
          <table:table-cell office:value-type="float" office:value="569" calcext:value-type="float">
            <text:p>569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305" calcext:value-type="float">
            <text:p>305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2年</text:p>
          </table:table-cell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  <table:table-cell office:value-type="float" office:value="370" calcext:value-type="float">
            <text:p>370</text:p>
          </table:table-cell>
          <table:table-cell office:value-type="float" office:value="144" calcext:value-type="float">
            <text:p>14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408" calcext:value-type="float">
            <text:p>408</text:p>
          </table:table-cell>
          <table:table-cell office:value-type="float" office:value="184" calcext:value-type="float">
            <text:p>184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1年</text:p>
          </table:table-cell>
          <table:table-cell office:value-type="float" office:value="485" calcext:value-type="float">
            <text:p>485</text:p>
          </table:table-cell>
          <table:table-cell office:value-type="float" office:value="262" calcext:value-type="float">
            <text:p>262</text:p>
          </table:table-cell>
          <table:table-cell office:value-type="float" office:value="412" calcext:value-type="float">
            <text:p>412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328" calcext:value-type="float">
            <text:p>328</text:p>
          </table:table-cell>
          <table:table-cell office:value-type="float" office:value="190" calcext:value-type="float">
            <text:p>190</text:p>
          </table:table-cell>
          <table:table-cell office:value-type="float" office:value="46" calcext:value-type="float">
            <text:p>46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10年</text:p>
          </table:table-cell>
          <table:table-cell office:value-type="float" office:value="594" calcext:value-type="float">
            <text:p>594</text:p>
          </table:table-cell>
          <table:table-cell office:value-type="float" office:value="378" calcext:value-type="float">
            <text:p>378</text:p>
          </table:table-cell>
          <table:table-cell office:value-type="float" office:value="627" calcext:value-type="float">
            <text:p>627</text:p>
          </table:table-cell>
          <table:table-cell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455" calcext:value-type="float">
            <text:p>455</text:p>
          </table:table-cell>
          <table:table-cell office:value-type="float" office:value="262" calcext:value-type="float">
            <text:p>26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9年</text:p>
          </table:table-cell>
          <table:table-cell office:value-type="float" office:value="690" calcext:value-type="float">
            <text:p>690</text:p>
          </table:table-cell>
          <table:table-cell office:value-type="float" office:value="412" calcext:value-type="float">
            <text:p>412</text:p>
          </table:table-cell>
          <table:table-cell office:value-type="float" office:value="536" calcext:value-type="float">
            <text:p>536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209" calcext:value-type="float">
            <text:p>209</text:p>
          </table:table-cell>
          <table:table-cell office:value-type="float" office:value="495" calcext:value-type="float">
            <text:p>495</text:p>
          </table:table-cell>
          <table:table-cell office:value-type="float" office:value="197" calcext:value-type="float">
            <text:p>197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106" calcext:value-type="float">
            <text:p>106</text:p>
          </table:table-cell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8年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291" calcext:value-type="float">
            <text:p>29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282" calcext:value-type="float">
            <text:p>282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7年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211" calcext:value-type="float">
            <text:p>211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6年</text:p>
          </table:table-cell>
          <table:table-cell office:value-type="float" office:value="94" calcext:value-type="float">
            <text:p>94</text:p>
          </table:table-cell>
          <table:table-cell office:value-type="float" office:value="235" calcext:value-type="float">
            <text:p>235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05年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 text:c="6"/></text:p>
          </table:table-cell>
          <table:table-cell table:number-columns-repeated="1005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number-columns-repeated="14" office:value-type="string" calcext:value-type="string">
            <text:p><text:s text:c="6"/></text:p>
          </table:table-cell>
          <table:table-cell table:number-columns-repeated="100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神奈川のスープ別レビュー数" table:style-name="ta1">
        <table:shapes>
          <draw:frame draw:z-index="0" draw:name="グラフ 1" draw:style-name="gr1" svg:width="160.13mm" svg:height="89.98mm" svg:x="22.59mm" svg:y="72.26mm">
            <draw:object draw:notify-on-update-of-ranges="神奈川のスープ別レビュー数.A2:神奈川のスープ別レビュー数.A14 神奈川のスープ別レビュー数.B1:神奈川のスープ別レビュー数.B1 神奈川のスープ別レビュー数.B2:神奈川のスープ別レビュー数.B14 神奈川のスープ別レビュー数.C1:神奈川のスープ別レビュー数.C1 神奈川のスープ別レビュー数.C2:神奈川のスープ別レビュー数.C14 神奈川のスープ別レビュー数.D1:神奈川のスープ別レビュー数.D1 神奈川のスープ別レビュー数.D2:神奈川のスープ別レビュー数.D14 神奈川のスープ別レビュー数.E1:神奈川のスープ別レビュー数.E1 神奈川のスープ別レビュー数.E2:神奈川のスープ別レビュー数.E14 神奈川のスープ別レビュー数.F1:神奈川のスープ別レビュー数.F1 神奈川のスープ別レビュー数.F2:神奈川のスープ別レビュー数.F14 神奈川のスープ別レビュー数.G1:神奈川のスープ別レビュー数.G1 神奈川のスープ別レビュー数.G2:神奈川のスープ別レビュー数.G14 神奈川のスープ別レビュー数.H1:神奈川のスープ別レビュー数.H1 神奈川のスープ別レビュー数.H2:神奈川のスープ別レビュー数.H14 神奈川のスープ別レビュー数.I1:神奈川のスープ別レビュー数.I1 神奈川のスープ別レビュー数.I2:神奈川のスープ別レビュー数.I14 神奈川のスープ別レビュー数.J1:神奈川のスープ別レビュー数.J1 神奈川のスープ別レビュー数.J2:神奈川のスープ別レビュー数.J14 神奈川のスープ別レビュー数.K1:神奈川のスープ別レビュー数.K1 神奈川のスープ別レビュー数.K2:神奈川のスープ別レビュー数.K14 神奈川のスープ別レビュー数.L1:神奈川のスープ別レビュー数.L1 神奈川のスープ別レビュー数.L2:神奈川のスープ別レビュー数.L14 神奈川のスープ別レビュー数.M1:神奈川のスープ別レビュー数.M1 神奈川のスープ別レビュー数.M2:神奈川のスープ別レビュー数.M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name="グラフ 2" draw:style-name="gr1" svg:width="160.13mm" svg:height="89.98mm" svg:x="203.21mm" svg:y="72.27mm">
            <draw:object draw:notify-on-update-of-ranges="神奈川のスープ別レビュー数.A2:神奈川のスープ別レビュー数.A14 神奈川のスープ別レビュー数.B1:神奈川のスープ別レビュー数.B1 神奈川のスープ別レビュー数.B2:神奈川のスープ別レビュー数.B14 神奈川のスープ別レビュー数.C1:神奈川のスープ別レビュー数.C1 神奈川のスープ別レビュー数.C2:神奈川のスープ別レビュー数.C14 神奈川のスープ別レビュー数.D1:神奈川のスープ別レビュー数.D1 神奈川のスープ別レビュー数.D2:神奈川のスープ別レビュー数.D14 神奈川のスープ別レビュー数.E1:神奈川のスープ別レビュー数.E1 神奈川のスープ別レビュー数.E2:神奈川のスープ別レビュー数.E14 神奈川のスープ別レビュー数.F1:神奈川のスープ別レビュー数.F1 神奈川のスープ別レビュー数.F2:神奈川のスープ別レビュー数.F14 神奈川のスープ別レビュー数.G1:神奈川のスープ別レビュー数.G1 神奈川のスープ別レビュー数.G2:神奈川のスープ別レビュー数.G14 神奈川のスープ別レビュー数.H1:神奈川のスープ別レビュー数.H1 神奈川のスープ別レビュー数.H2:神奈川のスープ別レビュー数.H14 神奈川のスープ別レビュー数.I1:神奈川のスープ別レビュー数.I1 神奈川のスープ別レビュー数.I2:神奈川のスープ別レビュー数.I14 神奈川のスープ別レビュー数.J1:神奈川のスープ別レビュー数.J1 神奈川のスープ別レビュー数.J2:神奈川のスープ別レビュー数.J14 神奈川のスープ別レビュー数.K1:神奈川のスープ別レビュー数.K1 神奈川のスープ別レビュー数.K2:神奈川のスープ別レビュー数.K14 神奈川のスープ別レビュー数.L1:神奈川のスープ別レビュー数.L1 神奈川のスープ別レビュー数.L2:神奈川のスープ別レビュー数.L14 神奈川のスープ別レビュー数.M1:神奈川のスープ別レビュー数.M1 神奈川のスープ別レビュー数.M2:神奈川のスープ別レビュー数.M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<text:s text:c="2"/>year <text:s/></text:p>
          </table:table-cell>
          <table:table-cell office:value-type="string" calcext:value-type="string">
            <text:p><text:s/>醤油</text:p>
          </table:table-cell>
          <table:table-cell office:value-type="string" calcext:value-type="string">
            <text:p><text:s/>豚骨醤油</text:p>
          </table:table-cell>
          <table:table-cell office:value-type="string" calcext:value-type="string">
            <text:p><text:s/>豚骨魚介</text:p>
          </table:table-cell>
          <table:table-cell office:value-type="string" calcext:value-type="string">
            <text:p><text:s/>塩 <text:s/></text:p>
          </table:table-cell>
          <table:table-cell office:value-type="string" calcext:value-type="string">
            <text:p><text:s/>味噌</text:p>
          </table:table-cell>
          <table:table-cell office:value-type="string" calcext:value-type="string">
            <text:p><text:s/>その他</text:p>
          </table:table-cell>
          <table:table-cell office:value-type="string" calcext:value-type="string">
            <text:p><text:s/>豚骨</text:p>
          </table:table-cell>
          <table:table-cell office:value-type="string" calcext:value-type="string">
            <text:p><text:s/>担々麺</text:p>
          </table:table-cell>
          <table:table-cell office:value-type="string" calcext:value-type="string">
            <text:p><text:s/>煮干し</text:p>
          </table:table-cell>
          <table:table-cell office:value-type="string" calcext:value-type="string">
            <text:p><text:s/>鶏白湯</text:p>
          </table:table-cell>
          <table:table-cell office:value-type="string" calcext:value-type="string">
            <text:p><text:s/>カレー</text:p>
          </table:table-cell>
          <table:table-cell office:value-type="string" calcext:value-type="string">
            <text:p><text:s/>塩豚骨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7年</text:p>
          </table:table-cell>
          <table:table-cell office:value-type="float" office:value="2111" calcext:value-type="float">
            <text:p>2111</text:p>
          </table:table-cell>
          <table:table-cell office:value-type="float" office:value="1931" calcext:value-type="float">
            <text:p>1931</text:p>
          </table:table-cell>
          <table:table-cell office:value-type="float" office:value="427" calcext:value-type="float">
            <text:p>427</text:p>
          </table:table-cell>
          <table:table-cell office:value-type="float" office:value="923" calcext:value-type="float">
            <text:p>923</text:p>
          </table:table-cell>
          <table:table-cell office:value-type="float" office:value="802" calcext:value-type="float">
            <text:p>802</text:p>
          </table:table-cell>
          <table:table-cell office:value-type="float" office:value="646" calcext:value-type="float">
            <text:p>646</text:p>
          </table:table-cell>
          <table:table-cell office:value-type="float" office:value="411" calcext:value-type="float">
            <text:p>411</text:p>
          </table:table-cell>
          <table:table-cell office:value-type="float" office:value="319" calcext:value-type="float">
            <text:p>319</text:p>
          </table:table-cell>
          <table:table-cell office:value-type="float" office:value="273" calcext:value-type="float">
            <text:p>273</text:p>
          </table:table-cell>
          <table:table-cell office:value-type="float" office:value="206" calcext:value-type="float">
            <text:p>206</text:p>
          </table:table-cell>
          <table:table-cell office:value-type="float" office:value="112" calcext:value-type="float">
            <text:p>112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6年</text:p>
          </table:table-cell>
          <table:table-cell office:value-type="float" office:value="2070" calcext:value-type="float">
            <text:p>2070</text:p>
          </table:table-cell>
          <table:table-cell office:value-type="float" office:value="1821" calcext:value-type="float">
            <text:p>1821</text:p>
          </table:table-cell>
          <table:table-cell office:value-type="float" office:value="431" calcext:value-type="float">
            <text:p>431</text:p>
          </table:table-cell>
          <table:table-cell office:value-type="float" office:value="828" calcext:value-type="float">
            <text:p>828</text:p>
          </table:table-cell>
          <table:table-cell office:value-type="float" office:value="694" calcext:value-type="float">
            <text:p>694</text:p>
          </table:table-cell>
          <table:table-cell office:value-type="float" office:value="674" calcext:value-type="float">
            <text:p>674</text:p>
          </table:table-cell>
          <table:table-cell office:value-type="float" office:value="341" calcext:value-type="float">
            <text:p>341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float" office:value="198" calcext:value-type="float">
            <text:p>198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5年</text:p>
          </table:table-cell>
          <table:table-cell office:value-type="float" office:value="2112" calcext:value-type="float">
            <text:p>2112</text:p>
          </table:table-cell>
          <table:table-cell office:value-type="float" office:value="1868" calcext:value-type="float">
            <text:p>1868</text:p>
          </table:table-cell>
          <table:table-cell office:value-type="float" office:value="500" calcext:value-type="float">
            <text:p>500</text:p>
          </table:table-cell>
          <table:table-cell office:value-type="float" office:value="784" calcext:value-type="float">
            <text:p>784</text:p>
          </table:table-cell>
          <table:table-cell office:value-type="float" office:value="912" calcext:value-type="float">
            <text:p>912</text:p>
          </table:table-cell>
          <table:table-cell office:value-type="float" office:value="632" calcext:value-type="float">
            <text:p>632</text:p>
          </table:table-cell>
          <table:table-cell office:value-type="float" office:value="405" calcext:value-type="float">
            <text:p>405</text:p>
          </table:table-cell>
          <table:table-cell office:value-type="float" office:value="275" calcext:value-type="float">
            <text:p>275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4年</text:p>
          </table:table-cell>
          <table:table-cell office:value-type="float" office:value="2047" calcext:value-type="float">
            <text:p>2047</text:p>
          </table:table-cell>
          <table:table-cell office:value-type="float" office:value="1821" calcext:value-type="float">
            <text:p>1821</text:p>
          </table:table-cell>
          <table:table-cell office:value-type="float" office:value="441" calcext:value-type="float">
            <text:p>441</text:p>
          </table:table-cell>
          <table:table-cell office:value-type="float" office:value="810" calcext:value-type="float">
            <text:p>810</text:p>
          </table:table-cell>
          <table:table-cell office:value-type="float" office:value="848" calcext:value-type="float">
            <text:p>848</text:p>
          </table:table-cell>
          <table:table-cell office:value-type="float" office:value="608" calcext:value-type="float">
            <text:p>608</text:p>
          </table:table-cell>
          <table:table-cell office:value-type="float" office:value="377" calcext:value-type="float">
            <text:p>377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196" calcext:value-type="float">
            <text:p>196</text:p>
          </table:table-cell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3年</text:p>
          </table:table-cell>
          <table:table-cell office:value-type="float" office:value="1852" calcext:value-type="float">
            <text:p>1852</text:p>
          </table:table-cell>
          <table:table-cell office:value-type="float" office:value="1983" calcext:value-type="float">
            <text:p>1983</text:p>
          </table:table-cell>
          <table:table-cell office:value-type="float" office:value="480" calcext:value-type="float">
            <text:p>480</text:p>
          </table:table-cell>
          <table:table-cell office:value-type="float" office:value="905" calcext:value-type="float">
            <text:p>905</text:p>
          </table:table-cell>
          <table:table-cell office:value-type="float" office:value="582" calcext:value-type="float">
            <text:p>582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2年</text:p>
          </table:table-cell>
          <table:table-cell office:value-type="float" office:value="1611" calcext:value-type="float">
            <text:p>1611</text:p>
          </table:table-cell>
          <table:table-cell office:value-type="float" office:value="1692" calcext:value-type="float">
            <text:p>1692</text:p>
          </table:table-cell>
          <table:table-cell office:value-type="float" office:value="492" calcext:value-type="float">
            <text:p>492</text:p>
          </table:table-cell>
          <table:table-cell office:value-type="float" office:value="701" calcext:value-type="float">
            <text:p>701</text:p>
          </table:table-cell>
          <table:table-cell office:value-type="float" office:value="559" calcext:value-type="float">
            <text:p>559</text:p>
          </table:table-cell>
          <table:table-cell office:value-type="float" office:value="291" calcext:value-type="float">
            <text:p>291</text:p>
          </table:table-cell>
          <table:table-cell office:value-type="float" office:value="430" calcext:value-type="float">
            <text:p>430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1年</text:p>
          </table:table-cell>
          <table:table-cell office:value-type="float" office:value="1597" calcext:value-type="float">
            <text:p>1597</text:p>
          </table:table-cell>
          <table:table-cell office:value-type="float" office:value="1801" calcext:value-type="float">
            <text:p>1801</text:p>
          </table:table-cell>
          <table:table-cell office:value-type="float" office:value="671" calcext:value-type="float">
            <text:p>671</text:p>
          </table:table-cell>
          <table:table-cell office:value-type="float" office:value="639" calcext:value-type="float">
            <text:p>639</text:p>
          </table:table-cell>
          <table:table-cell office:value-type="float" office:value="553" calcext:value-type="float">
            <text:p>553</text:p>
          </table:table-cell>
          <table:table-cell office:value-type="float" office:value="389" calcext:value-type="float">
            <text:p>389</text:p>
          </table:table-cell>
          <table:table-cell office:value-type="float" office:value="425" calcext:value-type="float">
            <text:p>42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8"/>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10年</text:p>
          </table:table-cell>
          <table:table-cell office:value-type="float" office:value="2088" calcext:value-type="float">
            <text:p>2088</text:p>
          </table:table-cell>
          <table:table-cell office:value-type="float" office:value="2029" calcext:value-type="float">
            <text:p>2029</text:p>
          </table:table-cell>
          <table:table-cell office:value-type="float" office:value="972" calcext:value-type="float">
            <text:p>972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office:value-type="float" office:value="440" calcext:value-type="float">
            <text:p>440</text:p>
          </table:table-cell>
          <table:table-cell office:value-type="float" office:value="614" calcext:value-type="float">
            <text:p>61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8"/>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9年</text:p>
          </table:table-cell>
          <table:table-cell office:value-type="float" office:value="1751" calcext:value-type="float">
            <text:p>1751</text:p>
          </table:table-cell>
          <table:table-cell office:value-type="float" office:value="2030" calcext:value-type="float">
            <text:p>2030</text:p>
          </table:table-cell>
          <table:table-cell office:value-type="float" office:value="795" calcext:value-type="float">
            <text:p>795</text:p>
          </table:table-cell>
          <table:table-cell office:value-type="float" office:value="753" calcext:value-type="float">
            <text:p>753</text:p>
          </table:table-cell>
          <table:table-cell office:value-type="float" office:value="590" calcext:value-type="float">
            <text:p>590</text:p>
          </table:table-cell>
          <table:table-cell office:value-type="float" office:value="300" calcext:value-type="float">
            <text:p>300</text:p>
          </table:table-cell>
          <table:table-cell office:value-type="float" office:value="630" calcext:value-type="float">
            <text:p>6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8"/>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8年</text:p>
          </table:table-cell>
          <table:table-cell office:value-type="float" office:value="954" calcext:value-type="float">
            <text:p>954</text:p>
          </table:table-cell>
          <table:table-cell office:value-type="float" office:value="1501" calcext:value-type="float">
            <text:p>1501</text:p>
          </table:table-cell>
          <table:table-cell office:value-type="float" office:value="455" calcext:value-type="float">
            <text:p>455</text:p>
          </table:table-cell>
          <table:table-cell office:value-type="float" office:value="496" calcext:value-type="float">
            <text:p>496</text:p>
          </table:table-cell>
          <table:table-cell office:value-type="float" office:value="394" calcext:value-type="float">
            <text:p>394</text:p>
          </table:table-cell>
          <table:table-cell office:value-type="float" office:value="164" calcext:value-type="float">
            <text:p>164</text:p>
          </table:table-cell>
          <table:table-cell office:value-type="float" office:value="472" calcext:value-type="float">
            <text:p>4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8"/>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7年</text:p>
          </table:table-cell>
          <table:table-cell office:value-type="float" office:value="815" calcext:value-type="float">
            <text:p>815</text:p>
          </table:table-cell>
          <table:table-cell office:value-type="float" office:value="1187" calcext:value-type="float">
            <text:p>1187</text:p>
          </table:table-cell>
          <table:table-cell office:value-type="float" office:value="306" calcext:value-type="float">
            <text:p>306</text:p>
          </table:table-cell>
          <table:table-cell office:value-type="float" office:value="421" calcext:value-type="float">
            <text:p>421</text:p>
          </table:table-cell>
          <table:table-cell office:value-type="float" office:value="339" calcext:value-type="float">
            <text:p>339</text:p>
          </table:table-cell>
          <table:table-cell office:value-type="float" office:value="142" calcext:value-type="float">
            <text:p>142</text:p>
          </table:table-cell>
          <table:table-cell office:value-type="float" office:value="455" calcext:value-type="float">
            <text:p>4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8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6年</text:p>
          </table:table-cell>
          <table:table-cell office:value-type="float" office:value="460" calcext:value-type="float">
            <text:p>460</text:p>
          </table:table-cell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230" calcext:value-type="float">
            <text:p>230</text:p>
          </table:table-cell>
          <table:table-cell office:value-type="float" office:value="147" calcext:value-type="float">
            <text:p>147</text:p>
          </table:table-cell>
          <table:table-cell office:value-type="float" office:value="95" calcext:value-type="float">
            <text:p>95</text:p>
          </table:table-cell>
          <table:table-cell office:value-type="float" office:value="297" calcext:value-type="float">
            <text:p>2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8"/>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/>2005年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8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8"/>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とみ田" table:style-name="ta3">
        <table:shapes>
          <draw:frame draw:z-index="0" draw:style-name="gr2" draw:text-style-name="P1" svg:width="159.99mm" svg:height="89.99mm" svg:x="91.32mm" svg:y="1mm">
            <draw:object draw:notify-on-update-of-ranges="とみ田.C2:とみ田.C5 とみ田.D1:とみ田.D1 とみ田.D2:とみ田.D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2" draw:text-style-name="P1" svg:width="159.99mm" svg:height="89.99mm" svg:x="126.86mm" svg:y="129.43mm">
            <draw:object draw:notify-on-update-of-ranges="とみ田.D23:とみ田.D32 とみ田.E22:とみ田.E22 とみ田.E23:とみ田.E3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4">
          <table:table-cell office:value-type="string" calcext:value-type="string">
            <text:p><text:s/>uc 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uc </text:p>
          </table:table-cell>
          <table:table-cell office:value-type="string" calcext:value-type="string">
            <text:p><text:s/>count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1回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回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回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回以上</text:p>
          </table:table-cell>
          <table:table-cell table:formula="of:=SUM([.B5:.B17])" office:value-type="float" office:value="61" calcext:value-type="float">
            <text:p>6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5" table:number-rows-repeated="4">
          <table:table-cell table:number-columns-repeated="5"/>
        </table:table-row>
        <table:table-row table:style-name="ro5">
          <table:table-cell office:value-type="string" calcext:value-type="string">
            <text:p><text:s/>uc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レビュー総計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923" calcext:value-type="float">
            <text:p>923</text:p>
          </table:table-cell>
          <table:table-cell office:value-type="string" calcext:value-type="string">
            <text:p>1回</text:p>
          </table:table-cell>
          <table:table-cell table:formula="of:=[.C23]" office:value-type="float" office:value="923" calcext:value-type="float">
            <text:p>92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2回</text:p>
          </table:table-cell>
          <table:table-cell table:formula="of:=[.C24]" office:value-type="float" office:value="282" calcext:value-type="float">
            <text:p>28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回</text:p>
          </table:table-cell>
          <table:table-cell table:formula="of:=[.C25]" office:value-type="float" office:value="99" calcext:value-type="float">
            <text:p>9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回</text:p>
          </table:table-cell>
          <table:table-cell table:formula="of:=[.C26]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回</text:p>
          </table:table-cell>
          <table:table-cell table:formula="of:=[.C27]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回</text:p>
          </table:table-cell>
          <table:table-cell table:formula="of:=[.C28]" office:value-type="float" office:value="60" calcext:value-type="float">
            <text:p>6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回</text:p>
          </table:table-cell>
          <table:table-cell table:formula="of:=[.C29]" office:value-type="float" office:value="56" calcext:value-type="float">
            <text:p>56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回</text:p>
          </table:table-cell>
          <table:table-cell table:formula="of:=[.C30]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回</text:p>
          </table:table-cell>
          <table:table-cell table:formula="of:=[.C31]" office:value-type="float" office:value="36" calcext:value-type="float">
            <text:p>36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回以上</text:p>
          </table:table-cell>
          <table:table-cell table:formula="of:=SUM([.C32:.C38])" office:value-type="float" office:value="181" calcext:value-type="float">
            <text:p>181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豚星。" table:style-name="ta3">
        <table:shapes>
          <draw:frame draw:z-index="0" draw:style-name="gr2" draw:text-style-name="P1" svg:width="159.99mm" svg:height="89.99mm" svg:x="113.89mm" svg:y="1mm">
            <draw:object draw:notify-on-update-of-ranges="'豚星。'.D2:'豚星。'.D8 '豚星。'.E1:'豚星。'.E1 '豚星。'.E2:'豚星。'.E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1" svg:width="159.99mm" svg:height="89.99mm" svg:x="158.87mm" svg:y="142.91mm">
            <draw:object draw:notify-on-update-of-ranges="'豚星。'.E34:'豚星。'.E39 '豚星。'.F33:'豚星。'.F33 '豚星。'.F34:'豚星。'.F3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4"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</text:p>
          </table:table-cell>
          <table:table-cell/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1回</text:p>
          </table:table-cell>
          <table:table-cell table:formula="of:=[.B2]" office:value-type="float" office:value="193" calcext:value-type="float">
            <text:p>193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2回</text:p>
          </table:table-cell>
          <table:table-cell table:formula="of:=[.B3]" office:value-type="float" office:value="38" calcext:value-type="float">
            <text:p>38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3回</text:p>
          </table:table-cell>
          <table:table-cell table:formula="of:=[.B4]" office:value-type="float" office:value="19" calcext:value-type="float">
            <text:p>19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回</text:p>
          </table:table-cell>
          <table:table-cell table:formula="of:=[.B5]" office:value-type="float" office:value="8" calcext:value-type="float">
            <text:p>8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5回</text:p>
          </table:table-cell>
          <table:table-cell table:formula="of:=[.B6]" office:value-type="float" office:value="7" calcext:value-type="float">
            <text:p>7</text:p>
          </table:table-cell>
          <table:table-cell/>
        </table:table-row>
        <table:table-row table:style-name="ro4"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6回</text:p>
          </table:table-cell>
          <table:table-cell table:formula="of:=[.B7]" office:value-type="float" office:value="6" calcext:value-type="float">
            <text:p>6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7回以上</text:p>
          </table:table-cell>
          <table:table-cell table:formula="of:=SUM([.B8:.B30])" office:value-type="float" office:value="38" calcext:value-type="float">
            <text:p>38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 table:number-rows-repeated="2">
          <table:table-cell table:number-columns-repeated="6"/>
        </table:table-row>
        <table:table-row table:style-name="ro5">
          <table:table-cell/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レビュー数総計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1回</text:p>
          </table:table-cell>
          <table:table-cell table:formula="of:=[.C34]" office:value-type="float" office:value="193" calcext:value-type="float">
            <text:p>193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回</text:p>
          </table:table-cell>
          <table:table-cell table:formula="of:=[.C35]" office:value-type="float" office:value="38" calcext:value-type="float">
            <text:p>38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回</text:p>
          </table:table-cell>
          <table:table-cell table:formula="of:=[.C36]"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回</text:p>
          </table:table-cell>
          <table:table-cell table:formula="of:=[.C37]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回~9回</text:p>
          </table:table-cell>
          <table:table-cell table:formula="of:=SUM([.C38:.C42])" office:value-type="float" office:value="23" calcext:value-type="float">
            <text:p>23</text:p>
          </table:table-cell>
        </table:table-row>
        <table:table-row table:style-name="ro3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回以上</text:p>
          </table:table-cell>
          <table:table-cell table:formula="of:=SUM([.D43:.D62])" office:value-type="float" office:value="940" calcext:value-type="float">
            <text:p>940</text:p>
          </table:table-cell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5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5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5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5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5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5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5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5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5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5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5"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</table:table>
      <table:table table:name="道有楽" table:style-name="ta3">
        <table:shapes>
          <draw:frame draw:z-index="0" draw:style-name="gr2" draw:text-style-name="P1" svg:width="159.99mm" svg:height="89.99mm" svg:x="113.89mm" svg:y="1mm">
            <draw:object draw:notify-on-update-of-ranges="道有楽.D2:道有楽.D6 道有楽.F1:道有楽.F1 道有楽.F2:道有楽.F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1" svg:width="159.99mm" svg:height="89.99mm" svg:x="293.52mm" svg:y="0.01mm">
            <draw:object draw:notify-on-update-of-ranges="道有楽.E2:道有楽.E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1" svg:width="159.99mm" svg:height="89.99mm" svg:x="293.52mm" svg:y="0.01mm">
            <draw:object draw:notify-on-update-of-ranges="道有楽.D2:道有楽.D6 道有楽.E1:道有楽.E1 道有楽.E2:道有楽.E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4">
          <table:table-cell office:value-type="string" calcext:value-type="string">
            <text:p><text:s/>uc <text:s/>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<text:s/>uc <text:s/>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<text:s/>coun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1回</text:p>
          </table:table-cell>
          <table:table-cell table:formula="of:=[.C2]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回</text:p>
          </table:table-cell>
          <table:table-cell table:formula="of:=[.C3]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回</text:p>
          </table:table-cell>
          <table:table-cell table:formula="of:=[.C4]"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回</text:p>
          </table:table-cell>
          <table:table-cell table:formula="of:=[.C5]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回以上</text:p>
          </table:table-cell>
          <table:table-cell table:formula="of:=SUM([.C6:.C30])" office:value-type="float" office:value="1347" calcext:value-type="float">
            <text:p>1347</text:p>
          </table:table-cell>
          <table:table-cell table:formula="of:=SUM([.B5:.B29])" office:value-type="float" office:value="51" calcext:value-type="float">
            <text:p>51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4" table:number-rows-repeated="1048545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麺屋一燈" table:style-name="ta3">
        <table:shapes>
          <draw:frame draw:z-index="0" draw:style-name="gr2" draw:text-style-name="P1" svg:width="159.99mm" svg:height="89.99mm" svg:x="180.63mm" svg:y="0.01mm">
            <draw:object draw:notify-on-update-of-ranges="麺屋一燈.D2:麺屋一燈.D7 麺屋一燈.E1:麺屋一燈.E1 麺屋一燈.E2:麺屋一燈.E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" draw:style-name="gr2" draw:text-style-name="P1" svg:width="159.99mm" svg:height="89.99mm" svg:x="180.63mm" svg:y="103.48mm">
            <draw:object draw:notify-on-update-of-ranges="麺屋一燈.F2:麺屋一燈.F7 麺屋一燈.G1:麺屋一燈.G1 麺屋一燈.G2:麺屋一燈.G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4">
          <table:table-cell office:value-type="string" calcext:value-type="string">
            <text:p><text:s/>uc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sum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人数</text:p>
          </table:table-cell>
          <table:table-cell office:value-type="string" calcext:value-type="string">
            <text:p>レビュー回数</text:p>
          </table:table-cell>
          <table:table-cell office:value-type="string" calcext:value-type="string">
            <text:p>レビュー数総計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1回</text:p>
          </table:table-cell>
          <table:table-cell table:formula="of:=[.B2]" office:value-type="float" office:value="452" calcext:value-type="float">
            <text:p>452</text:p>
          </table:table-cell>
          <table:table-cell office:value-type="string" calcext:value-type="string">
            <text:p>1回</text:p>
          </table:table-cell>
          <table:table-cell table:formula="of:=[.C2]" office:value-type="float" office:value="452" calcext:value-type="float">
            <text:p>45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回</text:p>
          </table:table-cell>
          <table:table-cell table:formula="of:=[.B3]" office:value-type="float" office:value="80" calcext:value-type="float">
            <text:p>80</text:p>
          </table:table-cell>
          <table:table-cell office:value-type="string" calcext:value-type="string">
            <text:p>2回</text:p>
          </table:table-cell>
          <table:table-cell table:formula="of:=[.C3]" office:value-type="float" office:value="160" calcext:value-type="float">
            <text:p>16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回</text:p>
          </table:table-cell>
          <table:table-cell table:formula="of:=[.B4]" office:value-type="float" office:value="29" calcext:value-type="float">
            <text:p>29</text:p>
          </table:table-cell>
          <table:table-cell office:value-type="string" calcext:value-type="string">
            <text:p>3回</text:p>
          </table:table-cell>
          <table:table-cell table:formula="of:=[.C4]" office:value-type="float" office:value="87" calcext:value-type="float">
            <text:p>87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回</text:p>
          </table:table-cell>
          <table:table-cell table:formula="of:=[.B5]" office:value-type="float" office:value="17" calcext:value-type="float">
            <text:p>17</text:p>
          </table:table-cell>
          <table:table-cell office:value-type="string" calcext:value-type="string">
            <text:p>4回</text:p>
          </table:table-cell>
          <table:table-cell table:formula="of:=[.C5]" office:value-type="float" office:value="68" calcext:value-type="float">
            <text:p>6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回～9回</text:p>
          </table:table-cell>
          <table:table-cell table:formula="of:=SUM([.B6:.B10])" office:value-type="float" office:value="29" calcext:value-type="float">
            <text:p>29</text:p>
          </table:table-cell>
          <table:table-cell office:value-type="string" calcext:value-type="string">
            <text:p>5回～9回</text:p>
          </table:table-cell>
          <table:table-cell table:formula="of:=SUM([.C6:.C11])" office:value-type="float" office:value="194" calcext:value-type="float">
            <text:p>19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回以上</text:p>
          </table:table-cell>
          <table:table-cell table:formula="of:=SUM([.B11:.B30])" office:value-type="float" office:value="27" calcext:value-type="float">
            <text:p>27</text:p>
          </table:table-cell>
          <table:table-cell office:value-type="string" calcext:value-type="string">
            <text:p>10回以上</text:p>
          </table:table-cell>
          <table:table-cell table:formula="of:=SUM([.C12:.C30])" office:value-type="float" office:value="647" calcext:value-type="float">
            <text:p>647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7" table:target-range-address="神奈川エリア別のレビュー数.A1:神奈川エリア別のレビュー数.H14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横浜市区別のレビュー数.A1:横浜市区別のレビュー数.S14">
          <table:sort>
            <table:sort-by table:field-number="0" table:order="descending" table:data-type="automatic"/>
          </table:sort>
        </table:database-range>
        <table:database-range table:name="__Anonymous_Sheet_DB__9" table:target-range-address="神奈川のスープ別レビュー数.A1:神奈川のスープ別レビュー数.M1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00/00/00</text:date>, <text:time style:data-style-name="N2" text:time-value="06:25:26.75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meta:creation-date>2018-03-27T19:14:09Z</meta:creation-date>
    <dc:date>2018-04-05T06:27:16.435000000</dc:date>
    <meta:editing-cycles>15</meta:editing-cycles>
    <meta:editing-duration>PT1H45M49S</meta:editing-duration>
    <meta:document-statistic meta:table-count="14" meta:cell-count="3656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248cm" svg:height="11.389cm" xlink:href=".." xlink:type="simple" chart:class="chart:bar" chart:style-name="ch1">
        <chart:title svg:x="8.33cm" svg:y="0.363cm" chart:style-name="ch2">
          <text:p>レビュー点数分布</text:p>
        </chart:title>
        <chart:plot-area chart:style-name="ch3" table:cell-range-address="レビュー点数分布.A2:レビュー点数分布.B17 レビュー点数分布.B1:レビュー点数分布.B1" chart:data-source-has-labels="both" svg:x="0.404cm" svg:y="1.325cm" svg:width="19.44cm" svg:height="9.837cm">
          <chartooo:coordinate-region svg:x="1.563cm" svg:y="1.325cm" svg:width="18.281cm" svg:height="8.288cm"/>
          <chart:axis chart:dimension="x" chart:name="primary-x" chart:style-name="ch4" chartooo:axis-type="text">
            <chart:categories table:cell-range-address="レビュー点数分布.A2:レビュー点数分布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レビュー点数分布.B2:レビュー点数分布.B17" chart:label-cell-address="レビュー点数分布.B1:レビュー点数分布.B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レビュー点数分布.B1:レビュー点数分布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～30</text:p>
                <draw:g>
                  <svg:desc>レビュー点数分布.A2:レビュー点数分布.A17</svg:desc>
                </draw:g>
              </table:table-cell>
              <table:table-cell office:value-type="float" office:value="5131">
                <text:p>5131</text:p>
                <draw:g>
                  <svg:desc>レビュー点数分布.B2:レビュー点数分布.B17</svg:desc>
                </draw:g>
              </table:table-cell>
            </table:table-row>
            <table:table-row>
              <table:table-cell office:value-type="string">
                <text:p>30～34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35～34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40～44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45~49</text:p>
              </table:table-cell>
              <table:table-cell office:value-type="float" office:value="4838">
                <text:p>4838</text:p>
              </table:table-cell>
            </table:table-row>
            <table:table-row>
              <table:table-cell office:value-type="string">
                <text:p>50~54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55~59</text:p>
              </table:table-cell>
              <table:table-cell office:value-type="float" office:value="14596">
                <text:p>14596</text:p>
              </table:table-cell>
            </table:table-row>
            <table:table-row>
              <table:table-cell office:value-type="string">
                <text:p>60～64</text:p>
              </table:table-cell>
              <table:table-cell office:value-type="float" office:value="33546">
                <text:p>33546</text:p>
              </table:table-cell>
            </table:table-row>
            <table:table-row>
              <table:table-cell office:value-type="string">
                <text:p>65～69</text:p>
              </table:table-cell>
              <table:table-cell office:value-type="float" office:value="48505">
                <text:p>48505</text:p>
              </table:table-cell>
            </table:table-row>
            <table:table-row>
              <table:table-cell office:value-type="string">
                <text:p>70～74</text:p>
              </table:table-cell>
              <table:table-cell office:value-type="float" office:value="90835">
                <text:p>90835</text:p>
              </table:table-cell>
            </table:table-row>
            <table:table-row>
              <table:table-cell office:value-type="string">
                <text:p>75～79</text:p>
              </table:table-cell>
              <table:table-cell office:value-type="float" office:value="123478">
                <text:p>123478</text:p>
              </table:table-cell>
            </table:table-row>
            <table:table-row>
              <table:table-cell office:value-type="string">
                <text:p>80～84</text:p>
              </table:table-cell>
              <table:table-cell office:value-type="float" office:value="142652">
                <text:p>142652</text:p>
              </table:table-cell>
            </table:table-row>
            <table:table-row>
              <table:table-cell office:value-type="string">
                <text:p>85～89</text:p>
              </table:table-cell>
              <table:table-cell office:value-type="float" office:value="107447">
                <text:p>107447</text:p>
              </table:table-cell>
            </table:table-row>
            <table:table-row>
              <table:table-cell office:value-type="string">
                <text:p>90～94</text:p>
              </table:table-cell>
              <table:table-cell office:value-type="float" office:value="70271">
                <text:p>70271</text:p>
              </table:table-cell>
            </table:table-row>
            <table:table-row>
              <table:table-cell office:value-type="string">
                <text:p>95～99</text:p>
              </table:table-cell>
              <table:table-cell office:value-type="float" office:value="35141">
                <text:p>35141</text:p>
              </table:table-cell>
            </table:table-row>
            <table:table-row>
              <table:table-cell office:value-type="string">
                <text:p>‘100</text:p>
              </table:table-cell>
              <table:table-cell office:value-type="float" office:value="11333">
                <text:p>11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4.891cm" svg:y="0.315cm" chart:style-name="ch2">
          <text:p>神奈川県内スープ別レビュー数</text:p>
        </chart:title>
        <chart:legend chart:legend-position="end" svg:x="13.656cm" svg:y="1.725cm" style:legend-expansion="high" chart:style-name="ch3"/>
        <chart:plot-area chart:style-name="ch4" table:cell-range-address="神奈川のスープ別レビュー数.A2:神奈川のスープ別レビュー数.M14 神奈川のスープ別レビュー数.B1:神奈川のスープ別レビュー数.M1" chart:data-source-has-labels="both" svg:x="0.319cm" svg:y="1.229cm" svg:width="13.018cm" svg:height="7.591cm">
          <chartooo:coordinate-region svg:x="1.787cm" svg:y="1.229cm" svg:width="11.195cm" svg:height="7.138cm"/>
          <chart:axis chart:dimension="x" chart:name="primary-x" chart:style-name="ch5" chartooo:axis-type="text">
            <chart:categories table:cell-range-address="神奈川のスープ別レビュー数.A2:神奈川のスープ別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のスープ別レビュー数.B2:神奈川のスープ別レビュー数.B14" chart:label-cell-address="神奈川のスープ別レビュー数.B1:神奈川のスープ別レビュー数.B1" chart:class="chart:bar">
            <chart:data-point chart:repeated="13"/>
          </chart:series>
          <chart:series chart:style-name="ch9" chart:values-cell-range-address="神奈川のスープ別レビュー数.C2:神奈川のスープ別レビュー数.C14" chart:label-cell-address="神奈川のスープ別レビュー数.C1:神奈川のスープ別レビュー数.C1" chart:class="chart:bar">
            <chart:data-point chart:repeated="13"/>
          </chart:series>
          <chart:series chart:style-name="ch10" chart:values-cell-range-address="神奈川のスープ別レビュー数.D2:神奈川のスープ別レビュー数.D14" chart:label-cell-address="神奈川のスープ別レビュー数.D1:神奈川のスープ別レビュー数.D1" chart:class="chart:bar">
            <chart:data-point chart:repeated="13"/>
          </chart:series>
          <chart:series chart:style-name="ch11" chart:values-cell-range-address="神奈川のスープ別レビュー数.E2:神奈川のスープ別レビュー数.E14" chart:label-cell-address="神奈川のスープ別レビュー数.E1:神奈川のスープ別レビュー数.E1" chart:class="chart:bar">
            <chart:data-point chart:repeated="13"/>
          </chart:series>
          <chart:series chart:style-name="ch12" chart:values-cell-range-address="神奈川のスープ別レビュー数.F2:神奈川のスープ別レビュー数.F14" chart:label-cell-address="神奈川のスープ別レビュー数.F1:神奈川のスープ別レビュー数.F1" chart:class="chart:bar">
            <chart:data-point chart:repeated="13"/>
          </chart:series>
          <chart:series chart:style-name="ch13" chart:values-cell-range-address="神奈川のスープ別レビュー数.G2:神奈川のスープ別レビュー数.G14" chart:label-cell-address="神奈川のスープ別レビュー数.G1:神奈川のスープ別レビュー数.G1" chart:class="chart:bar">
            <chart:data-point chart:repeated="13"/>
          </chart:series>
          <chart:series chart:style-name="ch14" chart:values-cell-range-address="神奈川のスープ別レビュー数.H2:神奈川のスープ別レビュー数.H14" chart:label-cell-address="神奈川のスープ別レビュー数.H1:神奈川のスープ別レビュー数.H1" chart:class="chart:bar">
            <chart:data-point chart:repeated="13"/>
          </chart:series>
          <chart:series chart:style-name="ch15" chart:values-cell-range-address="神奈川のスープ別レビュー数.I2:神奈川のスープ別レビュー数.I14" chart:label-cell-address="神奈川のスープ別レビュー数.I1:神奈川のスープ別レビュー数.I1" chart:class="chart:bar">
            <chart:data-point chart:repeated="13"/>
          </chart:series>
          <chart:series chart:style-name="ch16" chart:values-cell-range-address="神奈川のスープ別レビュー数.J2:神奈川のスープ別レビュー数.J14" chart:label-cell-address="神奈川のスープ別レビュー数.J1:神奈川のスープ別レビュー数.J1" chart:class="chart:bar">
            <chart:data-point chart:repeated="13"/>
          </chart:series>
          <chart:series chart:style-name="ch17" chart:values-cell-range-address="神奈川のスープ別レビュー数.K2:神奈川のスープ別レビュー数.K14" chart:label-cell-address="神奈川のスープ別レビュー数.K1:神奈川のスープ別レビュー数.K1" chart:class="chart:bar">
            <chart:data-point chart:repeated="13"/>
          </chart:series>
          <chart:series chart:style-name="ch18" chart:values-cell-range-address="神奈川のスープ別レビュー数.L2:神奈川のスープ別レビュー数.L14" chart:label-cell-address="神奈川のスープ別レビュー数.L1:神奈川のスープ別レビュー数.L1" chart:class="chart:bar">
            <chart:data-point chart:repeated="13"/>
          </chart:series>
          <chart:series chart:style-name="ch19" chart:values-cell-range-address="神奈川のスープ別レビュー数.M2:神奈川のスープ別レビュー数.M14" chart:label-cell-address="神奈川のスープ別レビュー数.M1:神奈川のスープ別レビュー数.M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醤油</text:p>
                <draw:g>
                  <svg:desc>神奈川のスープ別レビュー数.B1:神奈川のスープ別レビュー数.B1</svg:desc>
                </draw:g>
              </table:table-cell>
              <table:table-cell office:value-type="string">
                <text:p> 豚骨醤油</text:p>
                <draw:g>
                  <svg:desc>神奈川のスープ別レビュー数.C1:神奈川のスープ別レビュー数.C1</svg:desc>
                </draw:g>
              </table:table-cell>
              <table:table-cell office:value-type="string">
                <text:p> 豚骨魚介</text:p>
                <draw:g>
                  <svg:desc>神奈川のスープ別レビュー数.D1:神奈川のスープ別レビュー数.D1</svg:desc>
                </draw:g>
              </table:table-cell>
              <table:table-cell office:value-type="string">
                <text:p> 塩  </text:p>
                <draw:g>
                  <svg:desc>神奈川のスープ別レビュー数.E1:神奈川のスープ別レビュー数.E1</svg:desc>
                </draw:g>
              </table:table-cell>
              <table:table-cell office:value-type="string">
                <text:p> 味噌</text:p>
                <draw:g>
                  <svg:desc>神奈川のスープ別レビュー数.F1:神奈川のスープ別レビュー数.F1</svg:desc>
                </draw:g>
              </table:table-cell>
              <table:table-cell office:value-type="string">
                <text:p> その他</text:p>
                <draw:g>
                  <svg:desc>神奈川のスープ別レビュー数.G1:神奈川のスープ別レビュー数.G1</svg:desc>
                </draw:g>
              </table:table-cell>
              <table:table-cell office:value-type="string">
                <text:p> 豚骨</text:p>
                <draw:g>
                  <svg:desc>神奈川のスープ別レビュー数.H1:神奈川のスープ別レビュー数.H1</svg:desc>
                </draw:g>
              </table:table-cell>
              <table:table-cell office:value-type="string">
                <text:p> 担々麺</text:p>
                <draw:g>
                  <svg:desc>神奈川のスープ別レビュー数.I1:神奈川のスープ別レビュー数.I1</svg:desc>
                </draw:g>
              </table:table-cell>
              <table:table-cell office:value-type="string">
                <text:p> 煮干し</text:p>
                <draw:g>
                  <svg:desc>神奈川のスープ別レビュー数.J1:神奈川のスープ別レビュー数.J1</svg:desc>
                </draw:g>
              </table:table-cell>
              <table:table-cell office:value-type="string">
                <text:p> 鶏白湯</text:p>
                <draw:g>
                  <svg:desc>神奈川のスープ別レビュー数.K1:神奈川のスープ別レビュー数.K1</svg:desc>
                </draw:g>
              </table:table-cell>
              <table:table-cell office:value-type="string">
                <text:p> カレー</text:p>
                <draw:g>
                  <svg:desc>神奈川のスープ別レビュー数.L1:神奈川のスープ別レビュー数.L1</svg:desc>
                </draw:g>
              </table:table-cell>
              <table:table-cell office:value-type="string">
                <text:p> 塩豚骨</text:p>
                <draw:g>
                  <svg:desc>神奈川のスープ別レビュー数.M1:神奈川のスープ別レビュー数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のスープ別レビュー数.A2:神奈川のスープ別レビュー数.A14</svg:desc>
                </draw:g>
              </table:table-cell>
              <table:table-cell office:value-type="float" office:value="2111">
                <text:p>2111</text:p>
                <draw:g>
                  <svg:desc>神奈川のスープ別レビュー数.B2:神奈川のスープ別レビュー数.B14</svg:desc>
                </draw:g>
              </table:table-cell>
              <table:table-cell office:value-type="float" office:value="1931">
                <text:p>1931</text:p>
                <draw:g>
                  <svg:desc>神奈川のスープ別レビュー数.C2:神奈川のスープ別レビュー数.C14</svg:desc>
                </draw:g>
              </table:table-cell>
              <table:table-cell office:value-type="float" office:value="427">
                <text:p>427</text:p>
                <draw:g>
                  <svg:desc>神奈川のスープ別レビュー数.D2:神奈川のスープ別レビュー数.D14</svg:desc>
                </draw:g>
              </table:table-cell>
              <table:table-cell office:value-type="float" office:value="923">
                <text:p>923</text:p>
                <draw:g>
                  <svg:desc>神奈川のスープ別レビュー数.E2:神奈川のスープ別レビュー数.E14</svg:desc>
                </draw:g>
              </table:table-cell>
              <table:table-cell office:value-type="float" office:value="802">
                <text:p>802</text:p>
                <draw:g>
                  <svg:desc>神奈川のスープ別レビュー数.F2:神奈川のスープ別レビュー数.F14</svg:desc>
                </draw:g>
              </table:table-cell>
              <table:table-cell office:value-type="float" office:value="646">
                <text:p>646</text:p>
                <draw:g>
                  <svg:desc>神奈川のスープ別レビュー数.G2:神奈川のスープ別レビュー数.G14</svg:desc>
                </draw:g>
              </table:table-cell>
              <table:table-cell office:value-type="float" office:value="411">
                <text:p>411</text:p>
                <draw:g>
                  <svg:desc>神奈川のスープ別レビュー数.H2:神奈川のスープ別レビュー数.H14</svg:desc>
                </draw:g>
              </table:table-cell>
              <table:table-cell office:value-type="float" office:value="319">
                <text:p>319</text:p>
                <draw:g>
                  <svg:desc>神奈川のスープ別レビュー数.I2:神奈川のスープ別レビュー数.I14</svg:desc>
                </draw:g>
              </table:table-cell>
              <table:table-cell office:value-type="float" office:value="273">
                <text:p>273</text:p>
                <draw:g>
                  <svg:desc>神奈川のスープ別レビュー数.J2:神奈川のスープ別レビュー数.J14</svg:desc>
                </draw:g>
              </table:table-cell>
              <table:table-cell office:value-type="float" office:value="206">
                <text:p>206</text:p>
                <draw:g>
                  <svg:desc>神奈川のスープ別レビュー数.K2:神奈川のスープ別レビュー数.K14</svg:desc>
                </draw:g>
              </table:table-cell>
              <table:table-cell office:value-type="float" office:value="112">
                <text:p>112</text:p>
                <draw:g>
                  <svg:desc>神奈川のスープ別レビュー数.L2:神奈川のスープ別レビュー数.L14</svg:desc>
                </draw:g>
              </table:table-cell>
              <table:table-cell office:value-type="float" office:value="71">
                <text:p>71</text:p>
                <draw:g>
                  <svg:desc>神奈川のスープ別レビュー数.M2:神奈川のスープ別レビュー数.M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2070">
                <text:p>2070</text:p>
              </table:table-cell>
              <table:table-cell office:value-type="float" office:value="1821">
                <text:p>1821</text:p>
              </table:table-cell>
              <table:table-cell office:value-type="float" office:value="431">
                <text:p>431</text:p>
              </table:table-cell>
              <table:table-cell office:value-type="float" office:value="828">
                <text:p>828</text:p>
              </table:table-cell>
              <table:table-cell office:value-type="float" office:value="694">
                <text:p>694</text:p>
              </table:table-cell>
              <table:table-cell office:value-type="float" office:value="674">
                <text:p>674</text:p>
              </table:table-cell>
              <table:table-cell office:value-type="float" office:value="341">
                <text:p>341</text:p>
              </table:table-cell>
              <table:table-cell office:value-type="float" office:value="276">
                <text:p>276</text:p>
              </table:table-cell>
              <table:table-cell office:value-type="float" office:value="19">
                <text:p>19</text:p>
              </table:table-cell>
              <table:table-cell office:value-type="float" office:value="198">
                <text:p>198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2112">
                <text:p>2112</text:p>
              </table:table-cell>
              <table:table-cell office:value-type="float" office:value="1868">
                <text:p>1868</text:p>
              </table:table-cell>
              <table:table-cell office:value-type="float" office:value="500">
                <text:p>500</text:p>
              </table:table-cell>
              <table:table-cell office:value-type="float" office:value="784">
                <text:p>784</text:p>
              </table:table-cell>
              <table:table-cell office:value-type="float" office:value="912">
                <text:p>912</text:p>
              </table:table-cell>
              <table:table-cell office:value-type="float" office:value="632">
                <text:p>632</text:p>
              </table:table-cell>
              <table:table-cell office:value-type="float" office:value="405">
                <text:p>405</text:p>
              </table:table-cell>
              <table:table-cell office:value-type="float" office:value="275">
                <text:p>275</text:p>
              </table:table-cell>
              <table:table-cell office:value-type="float" office:value="12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2047">
                <text:p>2047</text:p>
              </table:table-cell>
              <table:table-cell office:value-type="float" office:value="1821">
                <text:p>1821</text:p>
              </table:table-cell>
              <table:table-cell office:value-type="float" office:value="441">
                <text:p>441</text:p>
              </table:table-cell>
              <table:table-cell office:value-type="float" office:value="810">
                <text:p>810</text:p>
              </table:table-cell>
              <table:table-cell office:value-type="float" office:value="848">
                <text:p>848</text:p>
              </table:table-cell>
              <table:table-cell office:value-type="float" office:value="608">
                <text:p>608</text:p>
              </table:table-cell>
              <table:table-cell office:value-type="float" office:value="377">
                <text:p>377</text:p>
              </table:table-cell>
              <table:table-cell office:value-type="float" office:value="308">
                <text:p>308</text:p>
              </table:table-cell>
              <table:table-cell office:value-type="float" office:value="12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1852">
                <text:p>1852</text:p>
              </table:table-cell>
              <table:table-cell office:value-type="float" office:value="1983">
                <text:p>1983</text:p>
              </table:table-cell>
              <table:table-cell office:value-type="float" office:value="480">
                <text:p>480</text:p>
              </table:table-cell>
              <table:table-cell office:value-type="float" office:value="905">
                <text:p>905</text:p>
              </table:table-cell>
              <table:table-cell office:value-type="float" office:value="582">
                <text:p>582</text:p>
              </table:table-cell>
              <table:table-cell office:value-type="float" office:value="436">
                <text:p>436</text:p>
              </table:table-cell>
              <table:table-cell office:value-type="float" office:value="442">
                <text:p>442</text:p>
              </table:table-cell>
              <table:table-cell office:value-type="float" office:value="226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1611">
                <text:p>1611</text:p>
              </table:table-cell>
              <table:table-cell office:value-type="float" office:value="1692">
                <text:p>1692</text:p>
              </table:table-cell>
              <table:table-cell office:value-type="float" office:value="492">
                <text:p>492</text:p>
              </table:table-cell>
              <table:table-cell office:value-type="float" office:value="701">
                <text:p>701</text:p>
              </table:table-cell>
              <table:table-cell office:value-type="float" office:value="559">
                <text:p>559</text:p>
              </table:table-cell>
              <table:table-cell office:value-type="float" office:value="291">
                <text:p>291</text:p>
              </table:table-cell>
              <table:table-cell office:value-type="float" office:value="430">
                <text:p>430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1597">
                <text:p>1597</text:p>
              </table:table-cell>
              <table:table-cell office:value-type="float" office:value="1801">
                <text:p>1801</text:p>
              </table:table-cell>
              <table:table-cell office:value-type="float" office:value="671">
                <text:p>671</text:p>
              </table:table-cell>
              <table:table-cell office:value-type="float" office:value="639">
                <text:p>639</text:p>
              </table:table-cell>
              <table:table-cell office:value-type="float" office:value="553">
                <text:p>553</text:p>
              </table:table-cell>
              <table:table-cell office:value-type="float" office:value="389">
                <text:p>389</text:p>
              </table:table-cell>
              <table:table-cell office:value-type="float" office:value="425">
                <text:p>42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2088">
                <text:p>2088</text:p>
              </table:table-cell>
              <table:table-cell office:value-type="float" office:value="2029">
                <text:p>2029</text:p>
              </table:table-cell>
              <table:table-cell office:value-type="float" office:value="972">
                <text:p>972</text:p>
              </table:table-cell>
              <table:table-cell office:value-type="float" office:value="811">
                <text:p>811</text:p>
              </table:table-cell>
              <table:table-cell office:value-type="float" office:value="728">
                <text:p>728</text:p>
              </table:table-cell>
              <table:table-cell office:value-type="float" office:value="440">
                <text:p>440</text:p>
              </table:table-cell>
              <table:table-cell office:value-type="float" office:value="614">
                <text:p>614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1751">
                <text:p>1751</text:p>
              </table:table-cell>
              <table:table-cell office:value-type="float" office:value="2030">
                <text:p>2030</text:p>
              </table:table-cell>
              <table:table-cell office:value-type="float" office:value="795">
                <text:p>795</text:p>
              </table:table-cell>
              <table:table-cell office:value-type="float" office:value="753">
                <text:p>753</text:p>
              </table:table-cell>
              <table:table-cell office:value-type="float" office:value="590">
                <text:p>590</text:p>
              </table:table-cell>
              <table:table-cell office:value-type="float" office:value="300">
                <text:p>300</text:p>
              </table:table-cell>
              <table:table-cell office:value-type="float" office:value="630">
                <text:p>63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954">
                <text:p>954</text:p>
              </table:table-cell>
              <table:table-cell office:value-type="float" office:value="1501">
                <text:p>1501</text:p>
              </table:table-cell>
              <table:table-cell office:value-type="float" office:value="455">
                <text:p>455</text:p>
              </table:table-cell>
              <table:table-cell office:value-type="float" office:value="496">
                <text:p>496</text:p>
              </table:table-cell>
              <table:table-cell office:value-type="float" office:value="394">
                <text:p>394</text:p>
              </table:table-cell>
              <table:table-cell office:value-type="float" office:value="164">
                <text:p>164</text:p>
              </table:table-cell>
              <table:table-cell office:value-type="float" office:value="472">
                <text:p>47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815">
                <text:p>815</text:p>
              </table:table-cell>
              <table:table-cell office:value-type="float" office:value="1187">
                <text:p>1187</text:p>
              </table:table-cell>
              <table:table-cell office:value-type="float" office:value="306">
                <text:p>306</text:p>
              </table:table-cell>
              <table:table-cell office:value-type="float" office:value="421">
                <text:p>421</text:p>
              </table:table-cell>
              <table:table-cell office:value-type="float" office:value="339">
                <text:p>339</text:p>
              </table:table-cell>
              <table:table-cell office:value-type="float" office:value="142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460">
                <text:p>460</text:p>
              </table:table-cell>
              <table:table-cell office:value-type="float" office:value="760">
                <text:p>760</text:p>
              </table:table-cell>
              <table:table-cell office:value-type="float" office:value="128">
                <text:p>128</text:p>
              </table:table-cell>
              <table:table-cell office:value-type="float" office:value="230">
                <text:p>230</text:p>
              </table:table-cell>
              <table:table-cell office:value-type="float" office:value="147">
                <text:p>147</text:p>
              </table:table-cell>
              <table:table-cell office:value-type="float" office:value="95">
                <text:p>95</text:p>
              </table:table-cell>
              <table:table-cell office:value-type="float" office:value="297">
                <text:p>29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percentage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1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4.661cm" svg:y="0.315cm" chart:style-name="ch2">
          <text:p>神奈川県内スープ別レビュー比率</text:p>
        </chart:title>
        <chart:legend chart:legend-position="end" svg:x="13.656cm" svg:y="1.725cm" style:legend-expansion="high" chart:style-name="ch3"/>
        <chart:plot-area chart:style-name="ch4" table:cell-range-address="神奈川のスープ別レビュー数.A2:神奈川のスープ別レビュー数.M14 神奈川のスープ別レビュー数.B1:神奈川のスープ別レビュー数.M1" chart:data-source-has-labels="both" svg:x="0.319cm" svg:y="1.229cm" svg:width="13.018cm" svg:height="7.591cm">
          <chartooo:coordinate-region svg:x="1.787cm" svg:y="1.229cm" svg:width="11.16cm" svg:height="7.138cm"/>
          <chart:axis chart:dimension="x" chart:name="primary-x" chart:style-name="ch5" chartooo:axis-type="text">
            <chart:categories table:cell-range-address="神奈川のスープ別レビュー数.A2:神奈川のスープ別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のスープ別レビュー数.B2:神奈川のスープ別レビュー数.B14" chart:label-cell-address="神奈川のスープ別レビュー数.B1:神奈川のスープ別レビュー数.B1" chart:class="chart:bar">
            <chart:data-point chart:repeated="13"/>
          </chart:series>
          <chart:series chart:style-name="ch9" chart:values-cell-range-address="神奈川のスープ別レビュー数.C2:神奈川のスープ別レビュー数.C14" chart:label-cell-address="神奈川のスープ別レビュー数.C1:神奈川のスープ別レビュー数.C1" chart:class="chart:bar">
            <chart:data-point chart:repeated="13"/>
          </chart:series>
          <chart:series chart:style-name="ch10" chart:values-cell-range-address="神奈川のスープ別レビュー数.D2:神奈川のスープ別レビュー数.D14" chart:label-cell-address="神奈川のスープ別レビュー数.D1:神奈川のスープ別レビュー数.D1" chart:class="chart:bar">
            <chart:data-point chart:repeated="13"/>
          </chart:series>
          <chart:series chart:style-name="ch11" chart:values-cell-range-address="神奈川のスープ別レビュー数.E2:神奈川のスープ別レビュー数.E14" chart:label-cell-address="神奈川のスープ別レビュー数.E1:神奈川のスープ別レビュー数.E1" chart:class="chart:bar">
            <chart:data-point chart:repeated="13"/>
          </chart:series>
          <chart:series chart:style-name="ch12" chart:values-cell-range-address="神奈川のスープ別レビュー数.F2:神奈川のスープ別レビュー数.F14" chart:label-cell-address="神奈川のスープ別レビュー数.F1:神奈川のスープ別レビュー数.F1" chart:class="chart:bar">
            <chart:data-point chart:repeated="13"/>
          </chart:series>
          <chart:series chart:style-name="ch13" chart:values-cell-range-address="神奈川のスープ別レビュー数.G2:神奈川のスープ別レビュー数.G14" chart:label-cell-address="神奈川のスープ別レビュー数.G1:神奈川のスープ別レビュー数.G1" chart:class="chart:bar">
            <chart:data-point chart:repeated="13"/>
          </chart:series>
          <chart:series chart:style-name="ch14" chart:values-cell-range-address="神奈川のスープ別レビュー数.H2:神奈川のスープ別レビュー数.H14" chart:label-cell-address="神奈川のスープ別レビュー数.H1:神奈川のスープ別レビュー数.H1" chart:class="chart:bar">
            <chart:data-point chart:repeated="13"/>
          </chart:series>
          <chart:series chart:style-name="ch15" chart:values-cell-range-address="神奈川のスープ別レビュー数.I2:神奈川のスープ別レビュー数.I14" chart:label-cell-address="神奈川のスープ別レビュー数.I1:神奈川のスープ別レビュー数.I1" chart:class="chart:bar">
            <chart:data-point chart:repeated="13"/>
          </chart:series>
          <chart:series chart:style-name="ch16" chart:values-cell-range-address="神奈川のスープ別レビュー数.J2:神奈川のスープ別レビュー数.J14" chart:label-cell-address="神奈川のスープ別レビュー数.J1:神奈川のスープ別レビュー数.J1" chart:class="chart:bar">
            <chart:data-point chart:repeated="13"/>
          </chart:series>
          <chart:series chart:style-name="ch17" chart:values-cell-range-address="神奈川のスープ別レビュー数.K2:神奈川のスープ別レビュー数.K14" chart:label-cell-address="神奈川のスープ別レビュー数.K1:神奈川のスープ別レビュー数.K1" chart:class="chart:bar">
            <chart:data-point chart:repeated="13"/>
          </chart:series>
          <chart:series chart:style-name="ch18" chart:values-cell-range-address="神奈川のスープ別レビュー数.L2:神奈川のスープ別レビュー数.L14" chart:label-cell-address="神奈川のスープ別レビュー数.L1:神奈川のスープ別レビュー数.L1" chart:class="chart:bar">
            <chart:data-point chart:repeated="13"/>
          </chart:series>
          <chart:series chart:style-name="ch19" chart:values-cell-range-address="神奈川のスープ別レビュー数.M2:神奈川のスープ別レビュー数.M14" chart:label-cell-address="神奈川のスープ別レビュー数.M1:神奈川のスープ別レビュー数.M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醤油</text:p>
                <draw:g>
                  <svg:desc>神奈川のスープ別レビュー数.B1:神奈川のスープ別レビュー数.B1</svg:desc>
                </draw:g>
              </table:table-cell>
              <table:table-cell office:value-type="string">
                <text:p> 豚骨醤油</text:p>
                <draw:g>
                  <svg:desc>神奈川のスープ別レビュー数.C1:神奈川のスープ別レビュー数.C1</svg:desc>
                </draw:g>
              </table:table-cell>
              <table:table-cell office:value-type="string">
                <text:p> 豚骨魚介</text:p>
                <draw:g>
                  <svg:desc>神奈川のスープ別レビュー数.D1:神奈川のスープ別レビュー数.D1</svg:desc>
                </draw:g>
              </table:table-cell>
              <table:table-cell office:value-type="string">
                <text:p> 塩  </text:p>
                <draw:g>
                  <svg:desc>神奈川のスープ別レビュー数.E1:神奈川のスープ別レビュー数.E1</svg:desc>
                </draw:g>
              </table:table-cell>
              <table:table-cell office:value-type="string">
                <text:p> 味噌</text:p>
                <draw:g>
                  <svg:desc>神奈川のスープ別レビュー数.F1:神奈川のスープ別レビュー数.F1</svg:desc>
                </draw:g>
              </table:table-cell>
              <table:table-cell office:value-type="string">
                <text:p> その他</text:p>
                <draw:g>
                  <svg:desc>神奈川のスープ別レビュー数.G1:神奈川のスープ別レビュー数.G1</svg:desc>
                </draw:g>
              </table:table-cell>
              <table:table-cell office:value-type="string">
                <text:p> 豚骨</text:p>
                <draw:g>
                  <svg:desc>神奈川のスープ別レビュー数.H1:神奈川のスープ別レビュー数.H1</svg:desc>
                </draw:g>
              </table:table-cell>
              <table:table-cell office:value-type="string">
                <text:p> 担々麺</text:p>
                <draw:g>
                  <svg:desc>神奈川のスープ別レビュー数.I1:神奈川のスープ別レビュー数.I1</svg:desc>
                </draw:g>
              </table:table-cell>
              <table:table-cell office:value-type="string">
                <text:p> 煮干し</text:p>
                <draw:g>
                  <svg:desc>神奈川のスープ別レビュー数.J1:神奈川のスープ別レビュー数.J1</svg:desc>
                </draw:g>
              </table:table-cell>
              <table:table-cell office:value-type="string">
                <text:p> 鶏白湯</text:p>
                <draw:g>
                  <svg:desc>神奈川のスープ別レビュー数.K1:神奈川のスープ別レビュー数.K1</svg:desc>
                </draw:g>
              </table:table-cell>
              <table:table-cell office:value-type="string">
                <text:p> カレー</text:p>
                <draw:g>
                  <svg:desc>神奈川のスープ別レビュー数.L1:神奈川のスープ別レビュー数.L1</svg:desc>
                </draw:g>
              </table:table-cell>
              <table:table-cell office:value-type="string">
                <text:p> 塩豚骨</text:p>
                <draw:g>
                  <svg:desc>神奈川のスープ別レビュー数.M1:神奈川のスープ別レビュー数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のスープ別レビュー数.A2:神奈川のスープ別レビュー数.A14</svg:desc>
                </draw:g>
              </table:table-cell>
              <table:table-cell office:value-type="float" office:value="2111">
                <text:p>2111</text:p>
                <draw:g>
                  <svg:desc>神奈川のスープ別レビュー数.B2:神奈川のスープ別レビュー数.B14</svg:desc>
                </draw:g>
              </table:table-cell>
              <table:table-cell office:value-type="float" office:value="1931">
                <text:p>1931</text:p>
                <draw:g>
                  <svg:desc>神奈川のスープ別レビュー数.C2:神奈川のスープ別レビュー数.C14</svg:desc>
                </draw:g>
              </table:table-cell>
              <table:table-cell office:value-type="float" office:value="427">
                <text:p>427</text:p>
                <draw:g>
                  <svg:desc>神奈川のスープ別レビュー数.D2:神奈川のスープ別レビュー数.D14</svg:desc>
                </draw:g>
              </table:table-cell>
              <table:table-cell office:value-type="float" office:value="923">
                <text:p>923</text:p>
                <draw:g>
                  <svg:desc>神奈川のスープ別レビュー数.E2:神奈川のスープ別レビュー数.E14</svg:desc>
                </draw:g>
              </table:table-cell>
              <table:table-cell office:value-type="float" office:value="802">
                <text:p>802</text:p>
                <draw:g>
                  <svg:desc>神奈川のスープ別レビュー数.F2:神奈川のスープ別レビュー数.F14</svg:desc>
                </draw:g>
              </table:table-cell>
              <table:table-cell office:value-type="float" office:value="646">
                <text:p>646</text:p>
                <draw:g>
                  <svg:desc>神奈川のスープ別レビュー数.G2:神奈川のスープ別レビュー数.G14</svg:desc>
                </draw:g>
              </table:table-cell>
              <table:table-cell office:value-type="float" office:value="411">
                <text:p>411</text:p>
                <draw:g>
                  <svg:desc>神奈川のスープ別レビュー数.H2:神奈川のスープ別レビュー数.H14</svg:desc>
                </draw:g>
              </table:table-cell>
              <table:table-cell office:value-type="float" office:value="319">
                <text:p>319</text:p>
                <draw:g>
                  <svg:desc>神奈川のスープ別レビュー数.I2:神奈川のスープ別レビュー数.I14</svg:desc>
                </draw:g>
              </table:table-cell>
              <table:table-cell office:value-type="float" office:value="273">
                <text:p>273</text:p>
                <draw:g>
                  <svg:desc>神奈川のスープ別レビュー数.J2:神奈川のスープ別レビュー数.J14</svg:desc>
                </draw:g>
              </table:table-cell>
              <table:table-cell office:value-type="float" office:value="206">
                <text:p>206</text:p>
                <draw:g>
                  <svg:desc>神奈川のスープ別レビュー数.K2:神奈川のスープ別レビュー数.K14</svg:desc>
                </draw:g>
              </table:table-cell>
              <table:table-cell office:value-type="float" office:value="112">
                <text:p>112</text:p>
                <draw:g>
                  <svg:desc>神奈川のスープ別レビュー数.L2:神奈川のスープ別レビュー数.L14</svg:desc>
                </draw:g>
              </table:table-cell>
              <table:table-cell office:value-type="float" office:value="71">
                <text:p>71</text:p>
                <draw:g>
                  <svg:desc>神奈川のスープ別レビュー数.M2:神奈川のスープ別レビュー数.M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2070">
                <text:p>2070</text:p>
              </table:table-cell>
              <table:table-cell office:value-type="float" office:value="1821">
                <text:p>1821</text:p>
              </table:table-cell>
              <table:table-cell office:value-type="float" office:value="431">
                <text:p>431</text:p>
              </table:table-cell>
              <table:table-cell office:value-type="float" office:value="828">
                <text:p>828</text:p>
              </table:table-cell>
              <table:table-cell office:value-type="float" office:value="694">
                <text:p>694</text:p>
              </table:table-cell>
              <table:table-cell office:value-type="float" office:value="674">
                <text:p>674</text:p>
              </table:table-cell>
              <table:table-cell office:value-type="float" office:value="341">
                <text:p>341</text:p>
              </table:table-cell>
              <table:table-cell office:value-type="float" office:value="276">
                <text:p>276</text:p>
              </table:table-cell>
              <table:table-cell office:value-type="float" office:value="19">
                <text:p>19</text:p>
              </table:table-cell>
              <table:table-cell office:value-type="float" office:value="198">
                <text:p>198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2112">
                <text:p>2112</text:p>
              </table:table-cell>
              <table:table-cell office:value-type="float" office:value="1868">
                <text:p>1868</text:p>
              </table:table-cell>
              <table:table-cell office:value-type="float" office:value="500">
                <text:p>500</text:p>
              </table:table-cell>
              <table:table-cell office:value-type="float" office:value="784">
                <text:p>784</text:p>
              </table:table-cell>
              <table:table-cell office:value-type="float" office:value="912">
                <text:p>912</text:p>
              </table:table-cell>
              <table:table-cell office:value-type="float" office:value="632">
                <text:p>632</text:p>
              </table:table-cell>
              <table:table-cell office:value-type="float" office:value="405">
                <text:p>405</text:p>
              </table:table-cell>
              <table:table-cell office:value-type="float" office:value="275">
                <text:p>275</text:p>
              </table:table-cell>
              <table:table-cell office:value-type="float" office:value="12">
                <text:p>12</text:p>
              </table:table-cell>
              <table:table-cell office:value-type="float" office:value="151">
                <text:p>151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2047">
                <text:p>2047</text:p>
              </table:table-cell>
              <table:table-cell office:value-type="float" office:value="1821">
                <text:p>1821</text:p>
              </table:table-cell>
              <table:table-cell office:value-type="float" office:value="441">
                <text:p>441</text:p>
              </table:table-cell>
              <table:table-cell office:value-type="float" office:value="810">
                <text:p>810</text:p>
              </table:table-cell>
              <table:table-cell office:value-type="float" office:value="848">
                <text:p>848</text:p>
              </table:table-cell>
              <table:table-cell office:value-type="float" office:value="608">
                <text:p>608</text:p>
              </table:table-cell>
              <table:table-cell office:value-type="float" office:value="377">
                <text:p>377</text:p>
              </table:table-cell>
              <table:table-cell office:value-type="float" office:value="308">
                <text:p>308</text:p>
              </table:table-cell>
              <table:table-cell office:value-type="float" office:value="12">
                <text:p>12</text:p>
              </table:table-cell>
              <table:table-cell office:value-type="float" office:value="196">
                <text:p>196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1852">
                <text:p>1852</text:p>
              </table:table-cell>
              <table:table-cell office:value-type="float" office:value="1983">
                <text:p>1983</text:p>
              </table:table-cell>
              <table:table-cell office:value-type="float" office:value="480">
                <text:p>480</text:p>
              </table:table-cell>
              <table:table-cell office:value-type="float" office:value="905">
                <text:p>905</text:p>
              </table:table-cell>
              <table:table-cell office:value-type="float" office:value="582">
                <text:p>582</text:p>
              </table:table-cell>
              <table:table-cell office:value-type="float" office:value="436">
                <text:p>436</text:p>
              </table:table-cell>
              <table:table-cell office:value-type="float" office:value="442">
                <text:p>442</text:p>
              </table:table-cell>
              <table:table-cell office:value-type="float" office:value="226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1611">
                <text:p>1611</text:p>
              </table:table-cell>
              <table:table-cell office:value-type="float" office:value="1692">
                <text:p>1692</text:p>
              </table:table-cell>
              <table:table-cell office:value-type="float" office:value="492">
                <text:p>492</text:p>
              </table:table-cell>
              <table:table-cell office:value-type="float" office:value="701">
                <text:p>701</text:p>
              </table:table-cell>
              <table:table-cell office:value-type="float" office:value="559">
                <text:p>559</text:p>
              </table:table-cell>
              <table:table-cell office:value-type="float" office:value="291">
                <text:p>291</text:p>
              </table:table-cell>
              <table:table-cell office:value-type="float" office:value="430">
                <text:p>430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1597">
                <text:p>1597</text:p>
              </table:table-cell>
              <table:table-cell office:value-type="float" office:value="1801">
                <text:p>1801</text:p>
              </table:table-cell>
              <table:table-cell office:value-type="float" office:value="671">
                <text:p>671</text:p>
              </table:table-cell>
              <table:table-cell office:value-type="float" office:value="639">
                <text:p>639</text:p>
              </table:table-cell>
              <table:table-cell office:value-type="float" office:value="553">
                <text:p>553</text:p>
              </table:table-cell>
              <table:table-cell office:value-type="float" office:value="389">
                <text:p>389</text:p>
              </table:table-cell>
              <table:table-cell office:value-type="float" office:value="425">
                <text:p>42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2088">
                <text:p>2088</text:p>
              </table:table-cell>
              <table:table-cell office:value-type="float" office:value="2029">
                <text:p>2029</text:p>
              </table:table-cell>
              <table:table-cell office:value-type="float" office:value="972">
                <text:p>972</text:p>
              </table:table-cell>
              <table:table-cell office:value-type="float" office:value="811">
                <text:p>811</text:p>
              </table:table-cell>
              <table:table-cell office:value-type="float" office:value="728">
                <text:p>728</text:p>
              </table:table-cell>
              <table:table-cell office:value-type="float" office:value="440">
                <text:p>440</text:p>
              </table:table-cell>
              <table:table-cell office:value-type="float" office:value="614">
                <text:p>614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1751">
                <text:p>1751</text:p>
              </table:table-cell>
              <table:table-cell office:value-type="float" office:value="2030">
                <text:p>2030</text:p>
              </table:table-cell>
              <table:table-cell office:value-type="float" office:value="795">
                <text:p>795</text:p>
              </table:table-cell>
              <table:table-cell office:value-type="float" office:value="753">
                <text:p>753</text:p>
              </table:table-cell>
              <table:table-cell office:value-type="float" office:value="590">
                <text:p>590</text:p>
              </table:table-cell>
              <table:table-cell office:value-type="float" office:value="300">
                <text:p>300</text:p>
              </table:table-cell>
              <table:table-cell office:value-type="float" office:value="630">
                <text:p>63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954">
                <text:p>954</text:p>
              </table:table-cell>
              <table:table-cell office:value-type="float" office:value="1501">
                <text:p>1501</text:p>
              </table:table-cell>
              <table:table-cell office:value-type="float" office:value="455">
                <text:p>455</text:p>
              </table:table-cell>
              <table:table-cell office:value-type="float" office:value="496">
                <text:p>496</text:p>
              </table:table-cell>
              <table:table-cell office:value-type="float" office:value="394">
                <text:p>394</text:p>
              </table:table-cell>
              <table:table-cell office:value-type="float" office:value="164">
                <text:p>164</text:p>
              </table:table-cell>
              <table:table-cell office:value-type="float" office:value="472">
                <text:p>47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55">
                <text:p>5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815">
                <text:p>815</text:p>
              </table:table-cell>
              <table:table-cell office:value-type="float" office:value="1187">
                <text:p>1187</text:p>
              </table:table-cell>
              <table:table-cell office:value-type="float" office:value="306">
                <text:p>306</text:p>
              </table:table-cell>
              <table:table-cell office:value-type="float" office:value="421">
                <text:p>421</text:p>
              </table:table-cell>
              <table:table-cell office:value-type="float" office:value="339">
                <text:p>339</text:p>
              </table:table-cell>
              <table:table-cell office:value-type="float" office:value="142">
                <text:p>142</text:p>
              </table:table-cell>
              <table:table-cell office:value-type="float" office:value="455">
                <text:p>45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460">
                <text:p>460</text:p>
              </table:table-cell>
              <table:table-cell office:value-type="float" office:value="760">
                <text:p>760</text:p>
              </table:table-cell>
              <table:table-cell office:value-type="float" office:value="128">
                <text:p>128</text:p>
              </table:table-cell>
              <table:table-cell office:value-type="float" office:value="230">
                <text:p>230</text:p>
              </table:table-cell>
              <table:table-cell office:value-type="float" office:value="147">
                <text:p>147</text:p>
              </table:table-cell>
              <table:table-cell office:value-type="float" office:value="95">
                <text:p>95</text:p>
              </table:table-cell>
              <table:table-cell office:value-type="float" office:value="297">
                <text:p>29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63">
                <text:p>63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7cm" svg:y="0.316cm" chart:style-name="ch2">
          <text:p>店舗/年別レビュー数</text:p>
        </chart:title>
        <chart:legend chart:legend-position="end" svg:x="13.139cm" svg:y="2.861cm" style:legend-expansion="high" chart:style-name="ch3"/>
        <chart:plot-area chart:style-name="ch4" table:cell-range-address="店舗_年別レビュー数.A2:店舗_年別レビュー数.H14 店舗_年別レビュー数.B1:店舗_年別レビュー数.H1" chart:data-source-has-labels="both" svg:x="0.32cm" svg:y="1.301cm" svg:width="12.499cm" svg:height="7.519cm">
          <chartooo:coordinate-region svg:x="1.153cm" svg:y="1.496cm" svg:width="11.471cm" svg:height="5.868cm"/>
          <chart:axis chart:dimension="x" chart:name="primary-x" chart:style-name="ch5" chartooo:axis-type="auto">
            <chartooo:date-scale/>
            <chart:categories table:cell-range-address="店舗_年別レビュー数.A2:店舗_年別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店舗_年別レビュー数.B2:店舗_年別レビュー数.B14" chart:label-cell-address="店舗_年別レビュー数.B1:店舗_年別レビュー数.B1" chart:class="chart:line">
            <chart:data-point chart:repeated="13"/>
          </chart:series>
          <chart:series chart:style-name="ch9" chart:values-cell-range-address="店舗_年別レビュー数.C2:店舗_年別レビュー数.C14" chart:label-cell-address="店舗_年別レビュー数.C1:店舗_年別レビュー数.C1" chart:class="chart:line">
            <chart:data-point chart:repeated="13"/>
          </chart:series>
          <chart:series chart:style-name="ch10" chart:values-cell-range-address="店舗_年別レビュー数.D2:店舗_年別レビュー数.D14" chart:label-cell-address="店舗_年別レビュー数.D1:店舗_年別レビュー数.D1" chart:class="chart:line">
            <chart:data-point chart:repeated="13"/>
          </chart:series>
          <chart:series chart:style-name="ch11" chart:values-cell-range-address="店舗_年別レビュー数.E2:店舗_年別レビュー数.E14" chart:label-cell-address="店舗_年別レビュー数.E1:店舗_年別レビュー数.E1" chart:class="chart:line">
            <chart:data-point chart:repeated="13"/>
          </chart:series>
          <chart:series chart:style-name="ch12" chart:values-cell-range-address="店舗_年別レビュー数.F2:店舗_年別レビュー数.F14" chart:label-cell-address="店舗_年別レビュー数.F1:店舗_年別レビュー数.F1" chart:class="chart:line">
            <chart:data-point chart:repeated="13"/>
          </chart:series>
          <chart:series chart:style-name="ch13" chart:values-cell-range-address="店舗_年別レビュー数.G2:店舗_年別レビュー数.G14" chart:label-cell-address="店舗_年別レビュー数.G1:店舗_年別レビュー数.G1" chart:class="chart:line">
            <chart:data-point chart:repeated="13"/>
          </chart:series>
          <chart:series chart:style-name="ch14" chart:values-cell-range-address="店舗_年別レビュー数.H2:店舗_年別レビュー数.H14" chart:label-cell-address="店舗_年別レビュー数.H1:店舗_年別レビュー数.H1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とみ田</text:p>
                <draw:g>
                  <svg:desc>店舗_年別レビュー数.B1:店舗_年別レビュー数.B1</svg:desc>
                </draw:g>
              </table:table-cell>
              <table:table-cell office:value-type="string">
                <text:p>豚星。</text:p>
                <draw:g>
                  <svg:desc>店舗_年別レビュー数.C1:店舗_年別レビュー数.C1</svg:desc>
                </draw:g>
              </table:table-cell>
              <table:table-cell office:value-type="string">
                <text:p>道有楽</text:p>
                <draw:g>
                  <svg:desc>店舗_年別レビュー数.D1:店舗_年別レビュー数.D1</svg:desc>
                </draw:g>
              </table:table-cell>
              <table:table-cell office:value-type="string">
                <text:p>四つ葉</text:p>
                <draw:g>
                  <svg:desc>店舗_年別レビュー数.E1:店舗_年別レビュー数.E1</svg:desc>
                </draw:g>
              </table:table-cell>
              <table:table-cell office:value-type="string">
                <text:p>狼煙</text:p>
                <draw:g>
                  <svg:desc>店舗_年別レビュー数.F1:店舗_年別レビュー数.F1</svg:desc>
                </draw:g>
              </table:table-cell>
              <table:table-cell office:value-type="string">
                <text:p>麺屋 一燈</text:p>
                <draw:g>
                  <svg:desc>店舗_年別レビュー数.G1:店舗_年別レビュー数.G1</svg:desc>
                </draw:g>
              </table:table-cell>
              <table:table-cell office:value-type="string">
                <text:p>風雲児</text:p>
                <draw:g>
                  <svg:desc>店舗_年別レビュー数.H1:店舗_年別レビュー数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5年</text:p>
                <draw:g>
                  <svg:desc>店舗_年別レビュー数.A2:店舗_年別レビュー数.A14</svg:desc>
                </draw:g>
              </table:table-cell>
              <table:table-cell office:value-type="float" office:value="5">
                <text:p>5</text:p>
                <draw:g>
                  <svg:desc>店舗_年別レビュー数.B2:店舗_年別レビュー数.B14</svg:desc>
                </draw:g>
              </table:table-cell>
              <table:table-cell office:value-type="float" office:value="NaN">
                <text:p>NaN</text:p>
                <draw:g>
                  <svg:desc>店舗_年別レビュー数.C2:店舗_年別レビュー数.C14</svg:desc>
                </draw:g>
              </table:table-cell>
              <table:table-cell office:value-type="float" office:value="NaN">
                <text:p>NaN</text:p>
                <draw:g>
                  <svg:desc>店舗_年別レビュー数.D2:店舗_年別レビュー数.D14</svg:desc>
                </draw:g>
              </table:table-cell>
              <table:table-cell office:value-type="float" office:value="NaN">
                <text:p>NaN</text:p>
                <draw:g>
                  <svg:desc>店舗_年別レビュー数.E2:店舗_年別レビュー数.E14</svg:desc>
                </draw:g>
              </table:table-cell>
              <table:table-cell office:value-type="float" office:value="NaN">
                <text:p>NaN</text:p>
                <draw:g>
                  <svg:desc>店舗_年別レビュー数.F2:店舗_年別レビュー数.F14</svg:desc>
                </draw:g>
              </table:table-cell>
              <table:table-cell office:value-type="float" office:value="NaN">
                <text:p>NaN</text:p>
                <draw:g>
                  <svg:desc>店舗_年別レビュー数.G2:店舗_年別レビュー数.G14</svg:desc>
                </draw:g>
              </table:table-cell>
              <table:table-cell office:value-type="float" office:value="NaN">
                <text:p>NaN</text:p>
                <draw:g>
                  <svg:desc>店舗_年別レビュー数.H2:店舗_年別レビュー数.H14</svg:desc>
                </draw:g>
              </table:table-cell>
            </table:table-row>
            <table:table-row>
              <table:table-cell office:value-type="string">
                <text:p>2006年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年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08年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382">
                <text:p>38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116">
                <text:p>116</text:p>
              </table:table-cell>
              <table:table-cell office:value-type="float" office:value="107">
                <text:p>107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68">
                <text:p>26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105">
                <text:p>105</text:p>
              </table:table-cell>
              <table:table-cell office:value-type="float" office:value="257">
                <text:p>257</text:p>
              </table:table-cell>
              <table:table-cell office:value-type="float" office:value="154">
                <text:p>154</text:p>
              </table:table-cell>
              <table:table-cell office:value-type="float" office:value="145">
                <text:p>145</text:p>
              </table:table-cell>
              <table:table-cell office:value-type="float" office:value="153">
                <text:p>153</text:p>
              </table:table-cell>
              <table:table-cell office:value-type="float" office:value="214">
                <text:p>2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92">
                <text:p>92</text:p>
              </table:table-cell>
              <table:table-cell office:value-type="float" office:value="343">
                <text:p>343</text:p>
              </table:table-cell>
              <table:table-cell office:value-type="float" office:value="105">
                <text:p>105</text:p>
              </table:table-cell>
              <table:table-cell office:value-type="float" office:value="250">
                <text:p>250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96">
                <text:p>96</text:p>
              </table:table-cell>
              <table:table-cell office:value-type="float" office:value="285">
                <text:p>285</text:p>
              </table:table-cell>
              <table:table-cell office:value-type="float" office:value="247">
                <text:p>247</text:p>
              </table:table-cell>
              <table:table-cell office:value-type="float" office:value="285">
                <text:p>285</text:p>
              </table:table-cell>
              <table:table-cell office:value-type="float" office:value="108">
                <text:p>1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62">
                <text:p>62</text:p>
              </table:table-cell>
              <table:table-cell office:value-type="float" office:value="243">
                <text:p>243</text:p>
              </table:table-cell>
              <table:table-cell office:value-type="float" office:value="187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7年</text:p>
              </table:table-cell>
              <table:table-cell office:value-type="float" office:value="39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179">
                <text:p>179</text:p>
              </table:table-cell>
              <table:table-cell office:value-type="float" office:value="155">
                <text:p>155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42cm" svg:y="0.316cm" chart:style-name="ch2">
          <text:p>とみ田 へのレビュー回数比率</text:p>
        </chart:title>
        <chart:legend chart:legend-position="end" svg:x="13.916cm" svg:y="3.47cm" style:legend-expansion="high" chart:style-name="ch3"/>
        <chart:plot-area chart:style-name="ch4" table:cell-range-address="とみ田.C2:とみ田.D5 とみ田.D1:とみ田.D1" chart:data-source-has-labels="both" svg:x="0.32cm" svg:y="1.231cm" svg:width="13.276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922cm" svg:y="1.577cm" svg:width="12.071cm" svg:height="7.24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とみ田.C2:とみ田.C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とみ田.D2:とみ田.D5" chart:label-cell-address="とみ田.D1:とみ田.D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とみ田.D1:とみ田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とみ田.C2:とみ田.C5</svg:desc>
                </draw:g>
              </table:table-cell>
              <table:table-cell office:value-type="float" office:value="923">
                <text:p>923</text:p>
                <draw:g>
                  <svg:desc>とみ田.D2:とみ田.D5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回以上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27cm" svg:y="0.316cm" chart:style-name="ch2">
          <text:p>豚星。へのレビュー数</text:p>
        </chart:title>
        <chart:legend chart:legend-position="end" svg:x="13.916cm" svg:y="2.735cm" style:legend-expansion="high" chart:style-name="ch3"/>
        <chart:plot-area chart:style-name="ch4" table:cell-range-address="'豚星。'.D2:'豚星。'.E8 '豚星。'.E1:'豚星。'.E1" chart:data-source-has-labels="both" svg:x="0.32cm" svg:y="1.231cm" svg:width="13.276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69cm" svg:y="1.383cm" svg:width="12.394cm" svg:height="7.43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豚星。'.D2:'豚星。'.D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豚星。'.E2:'豚星。'.E8" chart:label-cell-address="'豚星。'.E1:'豚星。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'豚星。'.E1:'豚星。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'豚星。'.D2:'豚星。'.D8</svg:desc>
                </draw:g>
              </table:table-cell>
              <table:table-cell office:value-type="float" office:value="193">
                <text:p>193</text:p>
                <draw:g>
                  <svg:desc>'豚星。'.E2:'豚星。'.E8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回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回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回以上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989cm" svg:y="0.316cm" chart:style-name="ch2">
          <text:p>道有楽 へのレビュー回数比率</text:p>
        </chart:title>
        <chart:legend chart:legend-position="end" svg:x="13.916cm" svg:y="3.225cm" style:legend-expansion="high" chart:style-name="ch3"/>
        <chart:plot-area chart:style-name="ch4" table:cell-range-address="道有楽.D2:道有楽.D6 道有楽.F1:道有楽.F6" chart:data-source-has-labels="both" svg:x="0.32cm" svg:y="1.231cm" svg:width="13.276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34cm" svg:y="1.391cm" svg:width="12.116cm" svg:height="7.26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道有楽.D2:道有楽.D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道有楽.F2:道有楽.F6" chart:label-cell-address="道有楽.F1:道有楽.F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道有楽.F1:道有楽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道有楽.D2:道有楽.D6</svg:desc>
                </draw:g>
              </table:table-cell>
              <table:table-cell office:value-type="float" office:value="109">
                <text:p>109</text:p>
                <draw:g>
                  <svg:desc>道有楽.F2:道有楽.F6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回以上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3cm" svg:y="0.316cm" chart:style-name="ch2">
          <text:p>道遊楽 - レビューア数</text:p>
        </chart:title>
        <chart:legend chart:legend-position="end" svg:x="-0.21cm" svg:y="0.56cm" style:legend-expansion="high" chart:style-name="ch3"/>
        <chart:plot-area chart:style-name="ch4" table:cell-range-address="道有楽.E2:道有楽.E6" chart:data-source-has-labels="column" svg:x="0cm" svg:y="0cm" svg:width="-32.767cm" svg:height="-32.76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cm" svg:width="0cm" svg:height="0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道有楽.E2:道有楽.E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96cm" svg:y="0.316cm" chart:style-name="ch2">
          <text:p>道有楽 - レビュー数</text:p>
        </chart:title>
        <chart:legend chart:legend-position="end" svg:x="13.916cm" svg:y="3.225cm" style:legend-expansion="high" chart:style-name="ch3"/>
        <chart:plot-area chart:style-name="ch4" table:cell-range-address="道有楽.D1:道有楽.E6" chart:data-source-has-labels="both" svg:x="0.32cm" svg:y="1.301cm" svg:width="13.276cm" svg:height="7.51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971cm" svg:y="1.301cm" svg:width="11.974cm" svg:height="7.18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道有楽.D2:道有楽.D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道有楽.E2:道有楽.E6" chart:label-cell-address="道有楽.E1:道有楽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</text:p>
                <draw:g>
                  <svg:desc>道有楽.E1:道有楽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道有楽.D2:道有楽.D6</svg:desc>
                </draw:g>
              </table:table-cell>
              <table:table-cell office:value-type="float" office:value="109">
                <text:p>109</text:p>
                <draw:g>
                  <svg:desc>道有楽.E2:道有楽.E6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回以上</text:p>
              </table:table-cell>
              <table:table-cell office:value-type="float" office:value="1347">
                <text:p>134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42cm" svg:y="0.316cm" chart:style-name="ch2">
          <text:p>とみ田 へのレビュー回数総計</text:p>
        </chart:title>
        <chart:legend chart:legend-position="end" svg:x="13.722cm" svg:y="2cm" style:legend-expansion="high" chart:style-name="ch3"/>
        <chart:plot-area chart:style-name="ch4" table:cell-range-address="とみ田.D23:とみ田.E32 とみ田.E22:とみ田.E22" chart:data-source-has-labels="both" svg:x="0.32cm" svg:y="1.231cm" svg:width="13.082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537cm" svg:y="1.575cm" svg:width="11.878cm" svg:height="7.12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とみ田.D23:とみ田.D3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とみ田.E23:とみ田.E32" chart:label-cell-address="とみ田.E22:とみ田.E2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レビュー総計</text:p>
                <draw:g>
                  <svg:desc>とみ田.E22:とみ田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とみ田.D23:とみ田.D32</svg:desc>
                </draw:g>
              </table:table-cell>
              <table:table-cell office:value-type="float" office:value="923">
                <text:p>923</text:p>
                <draw:g>
                  <svg:desc>とみ田.E23:とみ田.E32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回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回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回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回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回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527cm" svg:y="0.316cm" chart:style-name="ch2">
          <text:p>豚星。 へのレビュー総数</text:p>
        </chart:title>
        <chart:legend chart:legend-position="end" svg:x="13.715cm" svg:y="2.98cm" style:legend-expansion="high" chart:style-name="ch3"/>
        <chart:plot-area chart:style-name="ch4" table:cell-range-address="'豚星。'.E34:'豚星。'.F39 '豚星。'.F33:'豚星。'.F33" chart:data-source-has-labels="both" svg:x="0.32cm" svg:y="1.231cm" svg:width="13.075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736cm" svg:y="1.231cm" svg:width="12.648cm" svg:height="7.58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豚星。'.E34:'豚星。'.E3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豚星。'.F34:'豚星。'.F39" chart:label-cell-address="'豚星。'.F33:'豚星。'.F3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レビュー数総計</text:p>
                <draw:g>
                  <svg:desc>'豚星。'.F33:'豚星。'.F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'豚星。'.E34:'豚星。'.E39</svg:desc>
                </draw:g>
              </table:table-cell>
              <table:table-cell office:value-type="float" office:value="193">
                <text:p>193</text:p>
                <draw:g>
                  <svg:desc>'豚星。'.F34:'豚星。'.F39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回~9回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940">
                <text:p>9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248cm" svg:height="11.389cm" xlink:href=".." xlink:type="simple" chart:class="chart:bar" chart:style-name="ch1">
        <chart:title svg:x="6.592cm" svg:y="0.363cm" chart:style-name="ch2">
          <text:p>レビュー点数分布（ぬこレユーのみ）</text:p>
        </chart:title>
        <chart:plot-area chart:style-name="ch3" table:cell-range-address="レビュー点数分布.A35:レビュー点数分布.B50 レビュー点数分布.B34:レビュー点数分布.B34" chart:data-source-has-labels="both" svg:x="0.404cm" svg:y="1.325cm" svg:width="19.44cm" svg:height="9.837cm">
          <chartooo:coordinate-region svg:x="1.211cm" svg:y="1.325cm" svg:width="18.633cm" svg:height="8.287cm"/>
          <chart:axis chart:dimension="x" chart:name="primary-x" chart:style-name="ch4" chartooo:axis-type="text">
            <chart:categories table:cell-range-address="レビュー点数分布.A35:レビュー点数分布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レビュー点数分布.B35:レビュー点数分布.B50" chart:label-cell-address="レビュー点数分布.B34:レビュー点数分布.B34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レビュー点数分布.B34:レビュー点数分布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～30</text:p>
                <draw:g>
                  <svg:desc>レビュー点数分布.A35:レビュー点数分布.A50</svg:desc>
                </draw:g>
              </table:table-cell>
              <table:table-cell office:value-type="float" office:value="0">
                <text:p>0</text:p>
                <draw:g>
                  <svg:desc>レビュー点数分布.B35:レビュー点数分布.B50</svg:desc>
                </draw:g>
              </table:table-cell>
            </table:table-row>
            <table:table-row>
              <table:table-cell office:value-type="string">
                <text:p>30～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～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～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~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~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~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～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5～6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0～7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5～7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80～8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85～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0～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～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‘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9cm" svg:y="0.316cm" chart:style-name="ch2">
          <text:p>麺屋一燈 へのレビュー回数比率</text:p>
        </chart:title>
        <chart:legend chart:legend-position="end" svg:x="13.574cm" svg:y="2.98cm" style:legend-expansion="high" chart:style-name="ch3"/>
        <chart:plot-area chart:style-name="ch4" table:cell-range-address="麺屋一燈.D2:麺屋一燈.E7 麺屋一燈.E1:麺屋一燈.E1" chart:data-source-has-labels="both" svg:x="0.32cm" svg:y="1.231cm" svg:width="12.934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52cm" svg:y="1.592cm" svg:width="12.046cm" svg:height="7.22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麺屋一燈.D2:麺屋一燈.D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麺屋一燈.E2:麺屋一燈.E7" chart:label-cell-address="麺屋一燈.E1:麺屋一燈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人数</text:p>
                <draw:g>
                  <svg:desc>麺屋一燈.E1:麺屋一燈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麺屋一燈.D2:麺屋一燈.D7</svg:desc>
                </draw:g>
              </table:table-cell>
              <table:table-cell office:value-type="float" office:value="452">
                <text:p>452</text:p>
                <draw:g>
                  <svg:desc>麺屋一燈.E2:麺屋一燈.E7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回～9回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9cm" svg:y="0.316cm" chart:style-name="ch2">
          <text:p>麺屋一燈 へのレビュー回数総計</text:p>
        </chart:title>
        <chart:legend chart:legend-position="end" svg:x="13.574cm" svg:y="2.98cm" style:legend-expansion="high" chart:style-name="ch3"/>
        <chart:plot-area chart:style-name="ch4" table:cell-range-address="麺屋一燈.F2:麺屋一燈.G7 麺屋一燈.G1:麺屋一燈.G1" chart:data-source-has-labels="both" svg:x="0.32cm" svg:y="1.231cm" svg:width="12.934cm" svg:height="7.58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507cm" svg:y="1.231cm" svg:width="12.148cm" svg:height="7.28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麺屋一燈.F2:麺屋一燈.F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麺屋一燈.G2:麺屋一燈.G7" chart:label-cell-address="麺屋一燈.G1:麺屋一燈.G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レビュー数総計</text:p>
                <draw:g>
                  <svg:desc>麺屋一燈.G1:麺屋一燈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回</text:p>
                <draw:g>
                  <svg:desc>麺屋一燈.F2:麺屋一燈.F7</svg:desc>
                </draw:g>
              </table:table-cell>
              <table:table-cell office:value-type="float" office:value="452">
                <text:p>452</text:p>
                <draw:g>
                  <svg:desc>麺屋一燈.G2:麺屋一燈.G7</svg:desc>
                </draw:g>
              </table:table-cell>
            </table:table-row>
            <table:table-row>
              <table:table-cell office:value-type="string">
                <text:p>2回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回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回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回～9回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回以上</text:p>
              </table:table-cell>
              <table:table-cell office:value-type="float" office:value="647">
                <text:p>64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メイリオ" style:font-family-generic="modern" fo:font-size="13.0003204345703pt" style:font-family-asian="メイリオ" style:font-family-generic-asian="modern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auto-position="true" chart:auto-size="true" chart:angle-offset="270" chart:right-angled-axes="true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stroke="solid" svg:stroke-width="0.018cm" svg:stroke-color="#b3b3b3" draw:fill-color="#cccccc"/>
    </style:style>
  </office:automatic-styles>
  <office:body>
    <office:chart>
      <chart:chart svg:width="15.998cm" svg:height="8.999cm" xlink:href=".." xlink:type="simple" chart:class="chart:circle" chart:style-name="ch1">
        <chart:title svg:x="6.081cm" svg:y="0.314cm" chart:style-name="ch2">
          <text:p>都道府県別店舗数</text:p>
        </chart:title>
        <chart:legend chart:legend-position="end" svg:x="13.832cm" svg:y="1.952cm" style:legend-expansion="high" chart:style-name="ch3"/>
        <chart:plot-area chart:style-name="ch4" table:cell-range-address="都道府県別レビュー店舗数.A25:都道府県別レビュー店舗数.B35 都道府県別レビュー店舗数.B24:都道府県別レビュー店舗数.B24" chart:data-source-has-labels="both" svg:x="0.319cm" svg:y="1.458cm" svg:width="13.194cm" svg:height="7.362cm" dr3d:transform="matrix (0.144544332484016 0.939692922321572 0.309974430696298 -0.39713343678943 0.342019314862104 -0.851650058207638 -0.906306774403991 -0.0000000218056712963932 0.422620433331652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6.397cm" svg:y="1.458cm" svg:width="0.691cm" svg:height="7.3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都道府県別レビュー店舗数.A25:都道府県別レビュー店舗数.A35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都道府県別レビュー店舗数.B25:都道府県別レビュー店舗数.B35" chart:label-cell-address="都道府県別レビュー店舗数.B24:都道府県別レビュー店舗数.B2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都道府県別レビュー店舗数.B24:都道府県別レビュー店舗数.B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東京都</text:p>
                <draw:g>
                  <svg:desc>都道府県別レビュー店舗数.A25:都道府県別レビュー店舗数.A35</svg:desc>
                </draw:g>
              </table:table-cell>
              <table:table-cell office:value-type="float" office:value="15670">
                <text:p>15670</text:p>
                <draw:g>
                  <svg:desc>都道府県別レビュー店舗数.B25:都道府県別レビュー店舗数.B35</svg:desc>
                </draw:g>
              </table:table-cell>
            </table:table-row>
            <table:table-row>
              <table:table-cell office:value-type="string">
                <text:p>神奈川県</text:p>
              </table:table-cell>
              <table:table-cell office:value-type="float" office:value="6021">
                <text:p>6021</text:p>
              </table:table-cell>
            </table:table-row>
            <table:table-row>
              <table:table-cell office:value-type="string">
                <text:p>埼玉県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千葉県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string">
                <text:p>大阪府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茨城県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北海道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群馬県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愛知県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栃木県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その他</text:p>
              </table:table-cell>
              <table:table-cell office:value-type="float" office:value="16793">
                <text:p>167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メイリオ" style:font-family-generic="modern" fo:font-size="12.0002403259277pt" style:font-family-asian="メイリオ" style:font-family-generic-asian="modern" style:font-size-asian="12.0002403259277pt" style:font-size-complex="12.000240325927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auto-position="true" chart:auto-size="true" chart:angle-offset="270" chart:right-angled-axes="true" chart:data-label-number="percentag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メイリオ" style:font-family-generic="modern" fo:font-size="10.0000801086426pt" style:font-family-asian="メイリオ" style:font-family-generic-asian="modern" style:font-size-asian="10.0000801086426pt" style:font-size-complex="10.000080108642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graphic-properties draw:stroke="solid" svg:stroke-width="0.026cm" svg:stroke-color="#b3b3b3" draw:fill="none" draw:fill-color="#d9d9d9"/>
    </style:style>
    <style:style style:name="ch19" style:family="chart">
      <style:graphic-properties draw:stroke="solid" svg:stroke-width="0.018cm" svg:stroke-color="#b3b3b3" draw:fill-color="#cccccc"/>
    </style:style>
  </office:automatic-styles>
  <office:body>
    <office:chart>
      <chart:chart svg:width="17.891cm" svg:height="10.062cm" xlink:href=".." xlink:type="simple" chart:class="chart:circle" chart:style-name="ch1">
        <chart:title svg:x="6.329cm" svg:y="0.337cm" chart:style-name="ch2">
          <text:p>店舗ごとのレビュー数分布</text:p>
        </chart:title>
        <chart:legend chart:legend-position="end" svg:x="14.985cm" svg:y="2.78cm" style:legend-expansion="high" chart:style-name="ch3"/>
        <chart:plot-area chart:style-name="ch4" table:cell-range-address="'店舗別レビュー数分布（全体）'.F6:'店舗別レビュー数分布（全体）'.G14 '店舗別レビュー数分布（全体）'.G5:'店舗別レビュー数分布（全体）'.G5" chart:data-source-has-labels="both" svg:x="0.357cm" svg:y="1.427cm" svg:width="14.271cm" svg:height="8.434cm" dr3d:transform="matrix (0.144544332484016 0.939692922321572 0.309974430696298 -0.39713343678943 0.342019314862104 -0.851650058207638 -0.906306774403991 -0.0000000218056712963932 0.422620433331652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7.049cm" svg:y="1.427cm" svg:width="0.791cm" svg:height="8.43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店舗別レビュー数分布（全体）'.F6:'店舗別レビュー数分布（全体）'.F14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'店舗別レビュー数分布（全体）'.G6:'店舗別レビュー数分布（全体）'.G14" chart:label-cell-address="'店舗別レビュー数分布（全体）'.G5:'店舗別レビュー数分布（全体）'.G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店舗数</text:p>
                <draw:g>
                  <svg:desc>'店舗別レビュー数分布（全体）'.G5:'店舗別レビュー数分布（全体）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件</text:p>
                <draw:g>
                  <svg:desc>'店舗別レビュー数分布（全体）'.F6:'店舗別レビュー数分布（全体）'.F14</svg:desc>
                </draw:g>
              </table:table-cell>
              <table:table-cell office:value-type="float" office:value="19078">
                <text:p>19078</text:p>
                <draw:g>
                  <svg:desc>'店舗別レビュー数分布（全体）'.G6:'店舗別レビュー数分布（全体）'.G14</svg:desc>
                </draw:g>
              </table:table-cell>
            </table:table-row>
            <table:table-row>
              <table:table-cell office:value-type="string">
                <text:p>2件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3件</text:p>
              </table:table-cell>
              <table:table-cell office:value-type="float" office:value="5418">
                <text:p>5418</text:p>
              </table:table-cell>
            </table:table-row>
            <table:table-row>
              <table:table-cell office:value-type="string">
                <text:p>4件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5件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string">
                <text:p>6件~10件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string">
                <text:p>11件～50件</text:p>
              </table:table-cell>
              <table:table-cell office:value-type="float" office:value="8885">
                <text:p>8885</text:p>
              </table:table-cell>
            </table:table-row>
            <table:table-row>
              <table:table-cell office:value-type="string">
                <text:p>51件～100件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01件以上</text:p>
              </table:table-cell>
              <table:table-cell office:value-type="float" office:value="1158">
                <text:p>11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,</text:p>
        </chart:label-separator>
      </style:chart-properties>
      <style:graphic-properties draw:stroke="none" draw:fill-color="#0045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4.302cm" svg:y="0.315cm" chart:style-name="ch2">
          <text:p>店舗ごとにのレビュー数(101件以上)</text:p>
        </chart:title>
        <chart:plot-area chart:style-name="ch3" table:cell-range-address="'店舗別レビュー数分布（100件超）'.A2:'店舗別レビュー数分布（100件超）'.B18 '店舗別レビュー数分布（100件超）'.B1:'店舗別レビュー数分布（100件超）'.B1" chart:data-source-has-labels="both" svg:x="0.319cm" svg:y="1.281cm" svg:width="15.36cm" svg:height="7.539cm">
          <chartooo:coordinate-region svg:x="0.949cm" svg:y="1.281cm" svg:width="14.607cm" svg:height="6.369cm"/>
          <chart:axis chart:dimension="x" chart:name="primary-x" chart:style-name="ch4" chartooo:axis-type="text">
            <chart:categories table:cell-range-address="'店舗別レビュー数分布（100件超）'.A2:'店舗別レビュー数分布（100件超）'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店舗別レビュー数分布（100件超）'.B2:'店舗別レビュー数分布（100件超）'.B18" chart:label-cell-address="'店舗別レビュー数分布（100件超）'.B1:'店舗別レビュー数分布（100件超）'.B1" chart:class="chart:ba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unt</text:p>
                <draw:g>
                  <svg:desc>'店舗別レビュー数分布（100件超）'.B1:'店舗別レビュー数分布（100件超）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1-200</text:p>
                <draw:g>
                  <svg:desc>'店舗別レビュー数分布（100件超）'.A2:'店舗別レビュー数分布（100件超）'.A18</svg:desc>
                </draw:g>
              </table:table-cell>
              <table:table-cell office:value-type="float" office:value="735">
                <text:p>735</text:p>
                <draw:g>
                  <svg:desc>'店舗別レビュー数分布（100件超）'.B2:'店舗別レビュー数分布（100件超）'.B18</svg:desc>
                </draw:g>
              </table:table-cell>
            </table:table-row>
            <table:table-row>
              <table:table-cell office:value-type="string">
                <text:p>201-30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01-4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1-5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1-6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1-7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0-80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1-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-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1-1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1-1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1-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1-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1-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-1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0-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ー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402cm" svg:y="0.315cm" chart:style-name="ch2">
          <text:p>神奈川エリア別レビュー数</text:p>
        </chart:title>
        <chart:legend chart:legend-position="end" svg:x="13.303cm" svg:y="2.86cm" style:legend-expansion="high" chart:style-name="ch3"/>
        <chart:plot-area chart:style-name="ch4" table:cell-range-address="神奈川エリア別のレビュー数.A2:神奈川エリア別のレビュー数.H14 神奈川エリア別のレビュー数.B1:神奈川エリア別のレビュー数.H1" chart:data-source-has-labels="both" svg:x="0.319cm" svg:y="1.229cm" svg:width="12.665cm" svg:height="7.591cm">
          <chartooo:coordinate-region svg:x="1.787cm" svg:y="1.229cm" svg:width="10.842cm" svg:height="7.138cm"/>
          <chart:axis chart:dimension="x" chart:name="primary-x" chart:style-name="ch5" chartooo:axis-type="text">
            <chart:categories table:cell-range-address="神奈川エリア別のレビュー数.A2:神奈川エリア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エリア別のレビュー数.B2:神奈川エリア別のレビュー数.B14" chart:label-cell-address="神奈川エリア別のレビュー数.B1:神奈川エリア別のレビュー数.B1" chart:class="chart:bar">
            <chart:data-point chart:repeated="13"/>
          </chart:series>
          <chart:series chart:style-name="ch9" chart:values-cell-range-address="神奈川エリア別のレビュー数.C2:神奈川エリア別のレビュー数.C14" chart:label-cell-address="神奈川エリア別のレビュー数.C1:神奈川エリア別のレビュー数.C1" chart:class="chart:bar">
            <chart:data-point chart:repeated="13"/>
          </chart:series>
          <chart:series chart:style-name="ch10" chart:values-cell-range-address="神奈川エリア別のレビュー数.D2:神奈川エリア別のレビュー数.D14" chart:label-cell-address="神奈川エリア別のレビュー数.D1:神奈川エリア別のレビュー数.D1" chart:class="chart:bar">
            <chart:data-point chart:repeated="13"/>
          </chart:series>
          <chart:series chart:style-name="ch11" chart:values-cell-range-address="神奈川エリア別のレビュー数.E2:神奈川エリア別のレビュー数.E14" chart:label-cell-address="神奈川エリア別のレビュー数.E1:神奈川エリア別のレビュー数.E1" chart:class="chart:bar">
            <chart:data-point chart:repeated="13"/>
          </chart:series>
          <chart:series chart:style-name="ch12" chart:values-cell-range-address="神奈川エリア別のレビュー数.F2:神奈川エリア別のレビュー数.F14" chart:label-cell-address="神奈川エリア別のレビュー数.F1:神奈川エリア別のレビュー数.F1" chart:class="chart:bar">
            <chart:data-point chart:repeated="13"/>
          </chart:series>
          <chart:series chart:style-name="ch13" chart:values-cell-range-address="神奈川エリア別のレビュー数.G2:神奈川エリア別のレビュー数.G14" chart:label-cell-address="神奈川エリア別のレビュー数.G1:神奈川エリア別のレビュー数.G1" chart:class="chart:bar">
            <chart:data-point chart:repeated="13"/>
          </chart:series>
          <chart:series chart:style-name="ch14" chart:values-cell-range-address="神奈川エリア別のレビュー数.H2:神奈川エリア別のレビュー数.H14" chart:label-cell-address="神奈川エリア別のレビュー数.H1:神奈川エリア別のレビュー数.H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横浜</text:p>
                <draw:g>
                  <svg:desc>神奈川エリア別のレビュー数.B1:神奈川エリア別のレビュー数.B1</svg:desc>
                </draw:g>
              </table:table-cell>
              <table:table-cell office:value-type="string">
                <text:p> 相模原</text:p>
                <draw:g>
                  <svg:desc>神奈川エリア別のレビュー数.C1:神奈川エリア別のレビュー数.C1</svg:desc>
                </draw:g>
              </table:table-cell>
              <table:table-cell office:value-type="string">
                <text:p> 川崎</text:p>
                <draw:g>
                  <svg:desc>神奈川エリア別のレビュー数.D1:神奈川エリア別のレビュー数.D1</svg:desc>
                </draw:g>
              </table:table-cell>
              <table:table-cell office:value-type="string">
                <text:p> 湘南</text:p>
                <draw:g>
                  <svg:desc>神奈川エリア別のレビュー数.E1:神奈川エリア別のレビュー数.E1</svg:desc>
                </draw:g>
              </table:table-cell>
              <table:table-cell office:value-type="string">
                <text:p> 県央</text:p>
                <draw:g>
                  <svg:desc>神奈川エリア別のレビュー数.F1:神奈川エリア別のレビュー数.F1</svg:desc>
                </draw:g>
              </table:table-cell>
              <table:table-cell office:value-type="string">
                <text:p> 横須賀三浦</text:p>
                <draw:g>
                  <svg:desc>神奈川エリア別のレビュー数.G1:神奈川エリア別のレビュー数.G1</svg:desc>
                </draw:g>
              </table:table-cell>
              <table:table-cell office:value-type="string">
                <text:p> 県西</text:p>
                <draw:g>
                  <svg:desc>神奈川エリア別のレビュー数.H1:神奈川エリア別のレビュー数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エリア別のレビュー数.A2:神奈川エリア別のレビュー数.A14</svg:desc>
                </draw:g>
              </table:table-cell>
              <table:table-cell office:value-type="float" office:value="4256">
                <text:p>4256</text:p>
                <draw:g>
                  <svg:desc>神奈川エリア別のレビュー数.B2:神奈川エリア別のレビュー数.B14</svg:desc>
                </draw:g>
              </table:table-cell>
              <table:table-cell office:value-type="float" office:value="1171">
                <text:p>1171</text:p>
                <draw:g>
                  <svg:desc>神奈川エリア別のレビュー数.C2:神奈川エリア別のレビュー数.C14</svg:desc>
                </draw:g>
              </table:table-cell>
              <table:table-cell office:value-type="float" office:value="1178">
                <text:p>1178</text:p>
                <draw:g>
                  <svg:desc>神奈川エリア別のレビュー数.D2:神奈川エリア別のレビュー数.D14</svg:desc>
                </draw:g>
              </table:table-cell>
              <table:table-cell office:value-type="float" office:value="620">
                <text:p>620</text:p>
                <draw:g>
                  <svg:desc>神奈川エリア別のレビュー数.E2:神奈川エリア別のレビュー数.E14</svg:desc>
                </draw:g>
              </table:table-cell>
              <table:table-cell office:value-type="float" office:value="654">
                <text:p>654</text:p>
                <draw:g>
                  <svg:desc>神奈川エリア別のレビュー数.F2:神奈川エリア別のレビュー数.F14</svg:desc>
                </draw:g>
              </table:table-cell>
              <table:table-cell office:value-type="float" office:value="157">
                <text:p>157</text:p>
                <draw:g>
                  <svg:desc>神奈川エリア別のレビュー数.G2:神奈川エリア別のレビュー数.G14</svg:desc>
                </draw:g>
              </table:table-cell>
              <table:table-cell office:value-type="float" office:value="196">
                <text:p>196</text:p>
                <draw:g>
                  <svg:desc>神奈川エリア別のレビュー数.H2:神奈川エリア別のレビュー数.H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3962">
                <text:p>3962</text:p>
              </table:table-cell>
              <table:table-cell office:value-type="float" office:value="916">
                <text:p>916</text:p>
              </table:table-cell>
              <table:table-cell office:value-type="float" office:value="1205">
                <text:p>1205</text:p>
              </table:table-cell>
              <table:table-cell office:value-type="float" office:value="596">
                <text:p>596</text:p>
              </table:table-cell>
              <table:table-cell office:value-type="float" office:value="530">
                <text:p>53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3738">
                <text:p>3738</text:p>
              </table:table-cell>
              <table:table-cell office:value-type="float" office:value="1149">
                <text:p>1149</text:p>
              </table:table-cell>
              <table:table-cell office:value-type="float" office:value="1366">
                <text:p>1366</text:p>
              </table:table-cell>
              <table:table-cell office:value-type="float" office:value="657">
                <text:p>657</text:p>
              </table:table-cell>
              <table:table-cell office:value-type="float" office:value="515">
                <text:p>515</text:p>
              </table:table-cell>
              <table:table-cell office:value-type="float" office:value="280">
                <text:p>2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3887">
                <text:p>3887</text:p>
              </table:table-cell>
              <table:table-cell office:value-type="float" office:value="1143">
                <text:p>1143</text:p>
              </table:table-cell>
              <table:table-cell office:value-type="float" office:value="1087">
                <text:p>1087</text:p>
              </table:table-cell>
              <table:table-cell office:value-type="float" office:value="516">
                <text:p>516</text:p>
              </table:table-cell>
              <table:table-cell office:value-type="float" office:value="569">
                <text:p>569</text:p>
              </table:table-cell>
              <table:table-cell office:value-type="float" office:value="394">
                <text:p>3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3223">
                <text:p>3223</text:p>
              </table:table-cell>
              <table:table-cell office:value-type="float" office:value="1265">
                <text:p>1265</text:p>
              </table:table-cell>
              <table:table-cell office:value-type="float" office:value="891">
                <text:p>891</text:p>
              </table:table-cell>
              <table:table-cell office:value-type="float" office:value="714">
                <text:p>714</text:p>
              </table:table-cell>
              <table:table-cell office:value-type="float" office:value="660">
                <text:p>660</text:p>
              </table:table-cell>
              <table:table-cell office:value-type="float" office:value="439">
                <text:p>4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2777">
                <text:p>2777</text:p>
              </table:table-cell>
              <table:table-cell office:value-type="float" office:value="1073">
                <text:p>1073</text:p>
              </table:table-cell>
              <table:table-cell office:value-type="float" office:value="951">
                <text:p>951</text:p>
              </table:table-cell>
              <table:table-cell office:value-type="float" office:value="569">
                <text:p>569</text:p>
              </table:table-cell>
              <table:table-cell office:value-type="float" office:value="556">
                <text:p>556</text:p>
              </table:table-cell>
              <table:table-cell office:value-type="float" office:value="179">
                <text:p>1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2907">
                <text:p>2907</text:p>
              </table:table-cell>
              <table:table-cell office:value-type="float" office:value="1158">
                <text:p>1158</text:p>
              </table:table-cell>
              <table:table-cell office:value-type="float" office:value="932">
                <text:p>932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3640">
                <text:p>3640</text:p>
              </table:table-cell>
              <table:table-cell office:value-type="float" office:value="1555">
                <text:p>1555</text:p>
              </table:table-cell>
              <table:table-cell office:value-type="float" office:value="1142">
                <text:p>1142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  <table:table-cell office:value-type="float" office:value="255">
                <text:p>2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3687">
                <text:p>3687</text:p>
              </table:table-cell>
              <table:table-cell office:value-type="float" office:value="1197">
                <text:p>1197</text:p>
              </table:table-cell>
              <table:table-cell office:value-type="float" office:value="898">
                <text:p>898</text:p>
              </table:table-cell>
              <table:table-cell office:value-type="float" office:value="501">
                <text:p>501</text:p>
              </table:table-cell>
              <table:table-cell office:value-type="float" office:value="595">
                <text:p>595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2271">
                <text:p>2271</text:p>
              </table:table-cell>
              <table:table-cell office:value-type="float" office:value="789">
                <text:p>789</text:p>
              </table:table-cell>
              <table:table-cell office:value-type="float" office:value="702">
                <text:p>702</text:p>
              </table:table-cell>
              <table:table-cell office:value-type="float" office:value="313">
                <text:p>313</text:p>
              </table:table-cell>
              <table:table-cell office:value-type="float" office:value="397">
                <text:p>397</text:p>
              </table:table-cell>
              <table:table-cell office:value-type="float" office:value="121">
                <text:p>1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1662">
                <text:p>1662</text:p>
              </table:table-cell>
              <table:table-cell office:value-type="float" office:value="725">
                <text:p>725</text:p>
              </table:table-cell>
              <table:table-cell office:value-type="float" office:value="588">
                <text:p>588</text:p>
              </table:table-cell>
              <table:table-cell office:value-type="float" office:value="355">
                <text:p>355</text:p>
              </table:table-cell>
              <table:table-cell office:value-type="float" office:value="285">
                <text:p>285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971">
                <text:p>971</text:p>
              </table:table-cell>
              <table:table-cell office:value-type="float" office:value="376">
                <text:p>376</text:p>
              </table:table-cell>
              <table:table-cell office:value-type="float" office:value="414">
                <text:p>414</text:p>
              </table:table-cell>
              <table:table-cell office:value-type="float" office:value="166">
                <text:p>166</text:p>
              </table:table-cell>
              <table:table-cell office:value-type="float" office:value="185">
                <text:p>185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129">
                <text:p>129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percentage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1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173cm" svg:y="0.315cm" chart:style-name="ch2">
          <text:p>神奈川エリア別レビュー比率</text:p>
        </chart:title>
        <chart:legend chart:legend-position="end" svg:x="13.303cm" svg:y="2.86cm" style:legend-expansion="high" chart:style-name="ch3"/>
        <chart:plot-area chart:style-name="ch4" table:cell-range-address="神奈川エリア別のレビュー数.A2:神奈川エリア別のレビュー数.H14 神奈川エリア別のレビュー数.B1:神奈川エリア別のレビュー数.H1" chart:data-source-has-labels="both" svg:x="0.319cm" svg:y="1.229cm" svg:width="12.665cm" svg:height="7.591cm">
          <chartooo:coordinate-region svg:x="1.787cm" svg:y="1.229cm" svg:width="10.807cm" svg:height="7.138cm"/>
          <chart:axis chart:dimension="x" chart:name="primary-x" chart:style-name="ch5" chartooo:axis-type="text">
            <chart:categories table:cell-range-address="神奈川エリア別のレビュー数.A2:神奈川エリア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神奈川エリア別のレビュー数.B2:神奈川エリア別のレビュー数.B14" chart:label-cell-address="神奈川エリア別のレビュー数.B1:神奈川エリア別のレビュー数.B1" chart:class="chart:bar">
            <chart:data-point chart:repeated="13"/>
          </chart:series>
          <chart:series chart:style-name="ch9" chart:values-cell-range-address="神奈川エリア別のレビュー数.C2:神奈川エリア別のレビュー数.C14" chart:label-cell-address="神奈川エリア別のレビュー数.C1:神奈川エリア別のレビュー数.C1" chart:class="chart:bar">
            <chart:data-point chart:repeated="13"/>
          </chart:series>
          <chart:series chart:style-name="ch10" chart:values-cell-range-address="神奈川エリア別のレビュー数.D2:神奈川エリア別のレビュー数.D14" chart:label-cell-address="神奈川エリア別のレビュー数.D1:神奈川エリア別のレビュー数.D1" chart:class="chart:bar">
            <chart:data-point chart:repeated="13"/>
          </chart:series>
          <chart:series chart:style-name="ch11" chart:values-cell-range-address="神奈川エリア別のレビュー数.E2:神奈川エリア別のレビュー数.E14" chart:label-cell-address="神奈川エリア別のレビュー数.E1:神奈川エリア別のレビュー数.E1" chart:class="chart:bar">
            <chart:data-point chart:repeated="13"/>
          </chart:series>
          <chart:series chart:style-name="ch12" chart:values-cell-range-address="神奈川エリア別のレビュー数.F2:神奈川エリア別のレビュー数.F14" chart:label-cell-address="神奈川エリア別のレビュー数.F1:神奈川エリア別のレビュー数.F1" chart:class="chart:bar">
            <chart:data-point chart:repeated="13"/>
          </chart:series>
          <chart:series chart:style-name="ch13" chart:values-cell-range-address="神奈川エリア別のレビュー数.G2:神奈川エリア別のレビュー数.G14" chart:label-cell-address="神奈川エリア別のレビュー数.G1:神奈川エリア別のレビュー数.G1" chart:class="chart:bar">
            <chart:data-point chart:repeated="13"/>
          </chart:series>
          <chart:series chart:style-name="ch14" chart:values-cell-range-address="神奈川エリア別のレビュー数.H2:神奈川エリア別のレビュー数.H14" chart:label-cell-address="神奈川エリア別のレビュー数.H1:神奈川エリア別のレビュー数.H1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横浜</text:p>
                <draw:g>
                  <svg:desc>神奈川エリア別のレビュー数.B1:神奈川エリア別のレビュー数.B1</svg:desc>
                </draw:g>
              </table:table-cell>
              <table:table-cell office:value-type="string">
                <text:p> 相模原</text:p>
                <draw:g>
                  <svg:desc>神奈川エリア別のレビュー数.C1:神奈川エリア別のレビュー数.C1</svg:desc>
                </draw:g>
              </table:table-cell>
              <table:table-cell office:value-type="string">
                <text:p> 川崎</text:p>
                <draw:g>
                  <svg:desc>神奈川エリア別のレビュー数.D1:神奈川エリア別のレビュー数.D1</svg:desc>
                </draw:g>
              </table:table-cell>
              <table:table-cell office:value-type="string">
                <text:p> 湘南</text:p>
                <draw:g>
                  <svg:desc>神奈川エリア別のレビュー数.E1:神奈川エリア別のレビュー数.E1</svg:desc>
                </draw:g>
              </table:table-cell>
              <table:table-cell office:value-type="string">
                <text:p> 県央</text:p>
                <draw:g>
                  <svg:desc>神奈川エリア別のレビュー数.F1:神奈川エリア別のレビュー数.F1</svg:desc>
                </draw:g>
              </table:table-cell>
              <table:table-cell office:value-type="string">
                <text:p> 横須賀三浦</text:p>
                <draw:g>
                  <svg:desc>神奈川エリア別のレビュー数.G1:神奈川エリア別のレビュー数.G1</svg:desc>
                </draw:g>
              </table:table-cell>
              <table:table-cell office:value-type="string">
                <text:p> 県西</text:p>
                <draw:g>
                  <svg:desc>神奈川エリア別のレビュー数.H1:神奈川エリア別のレビュー数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2017年</text:p>
                <draw:g>
                  <svg:desc>神奈川エリア別のレビュー数.A2:神奈川エリア別のレビュー数.A14</svg:desc>
                </draw:g>
              </table:table-cell>
              <table:table-cell office:value-type="float" office:value="4256">
                <text:p>4256</text:p>
                <draw:g>
                  <svg:desc>神奈川エリア別のレビュー数.B2:神奈川エリア別のレビュー数.B14</svg:desc>
                </draw:g>
              </table:table-cell>
              <table:table-cell office:value-type="float" office:value="1171">
                <text:p>1171</text:p>
                <draw:g>
                  <svg:desc>神奈川エリア別のレビュー数.C2:神奈川エリア別のレビュー数.C14</svg:desc>
                </draw:g>
              </table:table-cell>
              <table:table-cell office:value-type="float" office:value="1178">
                <text:p>1178</text:p>
                <draw:g>
                  <svg:desc>神奈川エリア別のレビュー数.D2:神奈川エリア別のレビュー数.D14</svg:desc>
                </draw:g>
              </table:table-cell>
              <table:table-cell office:value-type="float" office:value="620">
                <text:p>620</text:p>
                <draw:g>
                  <svg:desc>神奈川エリア別のレビュー数.E2:神奈川エリア別のレビュー数.E14</svg:desc>
                </draw:g>
              </table:table-cell>
              <table:table-cell office:value-type="float" office:value="654">
                <text:p>654</text:p>
                <draw:g>
                  <svg:desc>神奈川エリア別のレビュー数.F2:神奈川エリア別のレビュー数.F14</svg:desc>
                </draw:g>
              </table:table-cell>
              <table:table-cell office:value-type="float" office:value="157">
                <text:p>157</text:p>
                <draw:g>
                  <svg:desc>神奈川エリア別のレビュー数.G2:神奈川エリア別のレビュー数.G14</svg:desc>
                </draw:g>
              </table:table-cell>
              <table:table-cell office:value-type="float" office:value="196">
                <text:p>196</text:p>
                <draw:g>
                  <svg:desc>神奈川エリア別のレビュー数.H2:神奈川エリア別のレビュー数.H14</svg:desc>
                </draw:g>
              </table:table-cell>
            </table:table-row>
            <table:table-row>
              <table:table-cell office:value-type="string">
                <text:p> 2016年</text:p>
              </table:table-cell>
              <table:table-cell office:value-type="float" office:value="3962">
                <text:p>3962</text:p>
              </table:table-cell>
              <table:table-cell office:value-type="float" office:value="916">
                <text:p>916</text:p>
              </table:table-cell>
              <table:table-cell office:value-type="float" office:value="1205">
                <text:p>1205</text:p>
              </table:table-cell>
              <table:table-cell office:value-type="float" office:value="596">
                <text:p>596</text:p>
              </table:table-cell>
              <table:table-cell office:value-type="float" office:value="530">
                <text:p>530</text:p>
              </table:table-cell>
              <table:table-cell office:value-type="float" office:value="202">
                <text:p>20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 2015年</text:p>
              </table:table-cell>
              <table:table-cell office:value-type="float" office:value="3738">
                <text:p>3738</text:p>
              </table:table-cell>
              <table:table-cell office:value-type="float" office:value="1149">
                <text:p>1149</text:p>
              </table:table-cell>
              <table:table-cell office:value-type="float" office:value="1366">
                <text:p>1366</text:p>
              </table:table-cell>
              <table:table-cell office:value-type="float" office:value="657">
                <text:p>657</text:p>
              </table:table-cell>
              <table:table-cell office:value-type="float" office:value="515">
                <text:p>515</text:p>
              </table:table-cell>
              <table:table-cell office:value-type="float" office:value="280">
                <text:p>2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14年</text:p>
              </table:table-cell>
              <table:table-cell office:value-type="float" office:value="3887">
                <text:p>3887</text:p>
              </table:table-cell>
              <table:table-cell office:value-type="float" office:value="1143">
                <text:p>1143</text:p>
              </table:table-cell>
              <table:table-cell office:value-type="float" office:value="1087">
                <text:p>1087</text:p>
              </table:table-cell>
              <table:table-cell office:value-type="float" office:value="516">
                <text:p>516</text:p>
              </table:table-cell>
              <table:table-cell office:value-type="float" office:value="569">
                <text:p>569</text:p>
              </table:table-cell>
              <table:table-cell office:value-type="float" office:value="394">
                <text:p>39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 2013年</text:p>
              </table:table-cell>
              <table:table-cell office:value-type="float" office:value="3223">
                <text:p>3223</text:p>
              </table:table-cell>
              <table:table-cell office:value-type="float" office:value="1265">
                <text:p>1265</text:p>
              </table:table-cell>
              <table:table-cell office:value-type="float" office:value="891">
                <text:p>891</text:p>
              </table:table-cell>
              <table:table-cell office:value-type="float" office:value="714">
                <text:p>714</text:p>
              </table:table-cell>
              <table:table-cell office:value-type="float" office:value="660">
                <text:p>660</text:p>
              </table:table-cell>
              <table:table-cell office:value-type="float" office:value="439">
                <text:p>4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 2012年</text:p>
              </table:table-cell>
              <table:table-cell office:value-type="float" office:value="2777">
                <text:p>2777</text:p>
              </table:table-cell>
              <table:table-cell office:value-type="float" office:value="1073">
                <text:p>1073</text:p>
              </table:table-cell>
              <table:table-cell office:value-type="float" office:value="951">
                <text:p>951</text:p>
              </table:table-cell>
              <table:table-cell office:value-type="float" office:value="569">
                <text:p>569</text:p>
              </table:table-cell>
              <table:table-cell office:value-type="float" office:value="556">
                <text:p>556</text:p>
              </table:table-cell>
              <table:table-cell office:value-type="float" office:value="179">
                <text:p>17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 2011年</text:p>
              </table:table-cell>
              <table:table-cell office:value-type="float" office:value="2907">
                <text:p>2907</text:p>
              </table:table-cell>
              <table:table-cell office:value-type="float" office:value="1158">
                <text:p>1158</text:p>
              </table:table-cell>
              <table:table-cell office:value-type="float" office:value="932">
                <text:p>932</text:p>
              </table:table-cell>
              <table:table-cell office:value-type="float" office:value="647">
                <text:p>647</text:p>
              </table:table-cell>
              <table:table-cell office:value-type="float" office:value="613">
                <text:p>613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 2010年</text:p>
              </table:table-cell>
              <table:table-cell office:value-type="float" office:value="3640">
                <text:p>3640</text:p>
              </table:table-cell>
              <table:table-cell office:value-type="float" office:value="1555">
                <text:p>1555</text:p>
              </table:table-cell>
              <table:table-cell office:value-type="float" office:value="1142">
                <text:p>1142</text:p>
              </table:table-cell>
              <table:table-cell office:value-type="float" office:value="720">
                <text:p>720</text:p>
              </table:table-cell>
              <table:table-cell office:value-type="float" office:value="700">
                <text:p>700</text:p>
              </table:table-cell>
              <table:table-cell office:value-type="float" office:value="255">
                <text:p>2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 2009年</text:p>
              </table:table-cell>
              <table:table-cell office:value-type="float" office:value="3687">
                <text:p>3687</text:p>
              </table:table-cell>
              <table:table-cell office:value-type="float" office:value="1197">
                <text:p>1197</text:p>
              </table:table-cell>
              <table:table-cell office:value-type="float" office:value="898">
                <text:p>898</text:p>
              </table:table-cell>
              <table:table-cell office:value-type="float" office:value="501">
                <text:p>501</text:p>
              </table:table-cell>
              <table:table-cell office:value-type="float" office:value="595">
                <text:p>595</text:p>
              </table:table-cell>
              <table:table-cell office:value-type="float" office:value="211">
                <text:p>21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2008年</text:p>
              </table:table-cell>
              <table:table-cell office:value-type="float" office:value="2271">
                <text:p>2271</text:p>
              </table:table-cell>
              <table:table-cell office:value-type="float" office:value="789">
                <text:p>789</text:p>
              </table:table-cell>
              <table:table-cell office:value-type="float" office:value="702">
                <text:p>702</text:p>
              </table:table-cell>
              <table:table-cell office:value-type="float" office:value="313">
                <text:p>313</text:p>
              </table:table-cell>
              <table:table-cell office:value-type="float" office:value="397">
                <text:p>397</text:p>
              </table:table-cell>
              <table:table-cell office:value-type="float" office:value="121">
                <text:p>1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 2007年</text:p>
              </table:table-cell>
              <table:table-cell office:value-type="float" office:value="1662">
                <text:p>1662</text:p>
              </table:table-cell>
              <table:table-cell office:value-type="float" office:value="725">
                <text:p>725</text:p>
              </table:table-cell>
              <table:table-cell office:value-type="float" office:value="588">
                <text:p>588</text:p>
              </table:table-cell>
              <table:table-cell office:value-type="float" office:value="355">
                <text:p>355</text:p>
              </table:table-cell>
              <table:table-cell office:value-type="float" office:value="285">
                <text:p>285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 2006年</text:p>
              </table:table-cell>
              <table:table-cell office:value-type="float" office:value="971">
                <text:p>971</text:p>
              </table:table-cell>
              <table:table-cell office:value-type="float" office:value="376">
                <text:p>376</text:p>
              </table:table-cell>
              <table:table-cell office:value-type="float" office:value="414">
                <text:p>414</text:p>
              </table:table-cell>
              <table:table-cell office:value-type="float" office:value="166">
                <text:p>166</text:p>
              </table:table-cell>
              <table:table-cell office:value-type="float" office:value="185">
                <text:p>185</text:p>
              </table:table-cell>
              <table:table-cell office:value-type="float" office:value="51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 2005年</text:p>
              </table:table-cell>
              <table:table-cell office:value-type="float" office:value="129">
                <text:p>129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ja" number:country="JP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percentage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1001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746cm" svg:y="0.315cm" chart:style-name="ch2">
          <text:p>横浜市内レビュー比率</text:p>
        </chart:title>
        <chart:legend chart:legend-position="end" svg:x="13.338cm" svg:y="0.59cm" style:legend-expansion="high" chart:style-name="ch3"/>
        <chart:plot-area chart:style-name="ch4" table:cell-range-address="横浜市区別のレビュー数.A2:横浜市区別のレビュー数.R14 横浜市区別のレビュー数.B1:横浜市区別のレビュー数.R1" chart:data-source-has-labels="both" svg:x="0.319cm" svg:y="1.229cm" svg:width="12.7cm" svg:height="7.591cm">
          <chartooo:coordinate-region svg:x="1.699cm" svg:y="1.229cm" svg:width="10.931cm" svg:height="7.138cm"/>
          <chart:axis chart:dimension="x" chart:name="primary-x" chart:style-name="ch5" chartooo:axis-type="text">
            <chart:categories table:cell-range-address="横浜市区別のレビュー数.A2:横浜市区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横浜市区別のレビュー数.B2:横浜市区別のレビュー数.B14" chart:label-cell-address="横浜市区別のレビュー数.B1:横浜市区別のレビュー数.B1" chart:class="chart:bar">
            <chart:data-point chart:repeated="13"/>
          </chart:series>
          <chart:series chart:style-name="ch9" chart:values-cell-range-address="横浜市区別のレビュー数.C2:横浜市区別のレビュー数.C14" chart:label-cell-address="横浜市区別のレビュー数.C1:横浜市区別のレビュー数.C1" chart:class="chart:bar">
            <chart:data-point chart:repeated="13"/>
          </chart:series>
          <chart:series chart:style-name="ch10" chart:values-cell-range-address="横浜市区別のレビュー数.D2:横浜市区別のレビュー数.D14" chart:label-cell-address="横浜市区別のレビュー数.D1:横浜市区別のレビュー数.D1" chart:class="chart:bar">
            <chart:data-point chart:repeated="13"/>
          </chart:series>
          <chart:series chart:style-name="ch11" chart:values-cell-range-address="横浜市区別のレビュー数.E2:横浜市区別のレビュー数.E14" chart:label-cell-address="横浜市区別のレビュー数.E1:横浜市区別のレビュー数.E1" chart:class="chart:bar">
            <chart:data-point chart:repeated="13"/>
          </chart:series>
          <chart:series chart:style-name="ch12" chart:values-cell-range-address="横浜市区別のレビュー数.F2:横浜市区別のレビュー数.F14" chart:label-cell-address="横浜市区別のレビュー数.F1:横浜市区別のレビュー数.F1" chart:class="chart:bar">
            <chart:data-point chart:repeated="13"/>
          </chart:series>
          <chart:series chart:style-name="ch13" chart:values-cell-range-address="横浜市区別のレビュー数.G2:横浜市区別のレビュー数.G14" chart:label-cell-address="横浜市区別のレビュー数.G1:横浜市区別のレビュー数.G1" chart:class="chart:bar">
            <chart:data-point chart:repeated="13"/>
          </chart:series>
          <chart:series chart:style-name="ch14" chart:values-cell-range-address="横浜市区別のレビュー数.H2:横浜市区別のレビュー数.H14" chart:label-cell-address="横浜市区別のレビュー数.H1:横浜市区別のレビュー数.H1" chart:class="chart:bar">
            <chart:data-point chart:repeated="13"/>
          </chart:series>
          <chart:series chart:style-name="ch15" chart:values-cell-range-address="横浜市区別のレビュー数.I2:横浜市区別のレビュー数.I14" chart:label-cell-address="横浜市区別のレビュー数.I1:横浜市区別のレビュー数.I1" chart:class="chart:bar">
            <chart:data-point chart:repeated="13"/>
          </chart:series>
          <chart:series chart:style-name="ch16" chart:values-cell-range-address="横浜市区別のレビュー数.J2:横浜市区別のレビュー数.J14" chart:label-cell-address="横浜市区別のレビュー数.J1:横浜市区別のレビュー数.J1" chart:class="chart:bar">
            <chart:data-point chart:repeated="13"/>
          </chart:series>
          <chart:series chart:style-name="ch17" chart:values-cell-range-address="横浜市区別のレビュー数.K2:横浜市区別のレビュー数.K14" chart:label-cell-address="横浜市区別のレビュー数.K1:横浜市区別のレビュー数.K1" chart:class="chart:bar">
            <chart:data-point chart:repeated="13"/>
          </chart:series>
          <chart:series chart:style-name="ch18" chart:values-cell-range-address="横浜市区別のレビュー数.L2:横浜市区別のレビュー数.L14" chart:label-cell-address="横浜市区別のレビュー数.L1:横浜市区別のレビュー数.L1" chart:class="chart:bar">
            <chart:data-point chart:repeated="13"/>
          </chart:series>
          <chart:series chart:style-name="ch19" chart:values-cell-range-address="横浜市区別のレビュー数.M2:横浜市区別のレビュー数.M14" chart:label-cell-address="横浜市区別のレビュー数.M1:横浜市区別のレビュー数.M1" chart:class="chart:bar">
            <chart:data-point chart:repeated="13"/>
          </chart:series>
          <chart:series chart:style-name="ch8" chart:values-cell-range-address="横浜市区別のレビュー数.N2:横浜市区別のレビュー数.N14" chart:label-cell-address="横浜市区別のレビュー数.N1:横浜市区別のレビュー数.N1" chart:class="chart:bar">
            <chart:data-point chart:repeated="13"/>
          </chart:series>
          <chart:series chart:style-name="ch9" chart:values-cell-range-address="横浜市区別のレビュー数.O2:横浜市区別のレビュー数.O14" chart:label-cell-address="横浜市区別のレビュー数.O1:横浜市区別のレビュー数.O1" chart:class="chart:bar">
            <chart:data-point chart:repeated="13"/>
          </chart:series>
          <chart:series chart:style-name="ch10" chart:values-cell-range-address="横浜市区別のレビュー数.P2:横浜市区別のレビュー数.P14" chart:label-cell-address="横浜市区別のレビュー数.P1:横浜市区別のレビュー数.P1" chart:class="chart:bar">
            <chart:data-point chart:repeated="13"/>
          </chart:series>
          <chart:series chart:style-name="ch11" chart:values-cell-range-address="横浜市区別のレビュー数.Q2:横浜市区別のレビュー数.Q14" chart:label-cell-address="横浜市区別のレビュー数.Q1:横浜市区別のレビュー数.Q1" chart:class="chart:bar">
            <chart:data-point chart:repeated="13"/>
          </chart:series>
          <chart:series chart:style-name="ch12" chart:values-cell-range-address="横浜市区別のレビュー数.R2:横浜市区別のレビュー数.R14" chart:label-cell-address="横浜市区別のレビュー数.R1:横浜市区別のレビュー数.R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中区       </text:p>
                <draw:g>
                  <svg:desc>横浜市区別のレビュー数.B1:横浜市区別のレビュー数.B1</svg:desc>
                </draw:g>
              </table:table-cell>
              <table:table-cell office:value-type="string">
                <text:p> 西区       </text:p>
                <draw:g>
                  <svg:desc>横浜市区別のレビュー数.C1:横浜市区別のレビュー数.C1</svg:desc>
                </draw:g>
              </table:table-cell>
              <table:table-cell office:value-type="string">
                <text:p> 神奈川区   </text:p>
                <draw:g>
                  <svg:desc>横浜市区別のレビュー数.D1:横浜市区別のレビュー数.D1</svg:desc>
                </draw:g>
              </table:table-cell>
              <table:table-cell office:value-type="string">
                <text:p> 磯子区     </text:p>
                <draw:g>
                  <svg:desc>横浜市区別のレビュー数.E1:横浜市区別のレビュー数.E1</svg:desc>
                </draw:g>
              </table:table-cell>
              <table:table-cell office:value-type="string">
                <text:p> 金沢区     </text:p>
                <draw:g>
                  <svg:desc>横浜市区別のレビュー数.F1:横浜市区別のレビュー数.F1</svg:desc>
                </draw:g>
              </table:table-cell>
              <table:table-cell office:value-type="string">
                <text:p>戸塚区     </text:p>
                <draw:g>
                  <svg:desc>横浜市区別のレビュー数.G1:横浜市区別のレビュー数.G1</svg:desc>
                </draw:g>
              </table:table-cell>
              <table:table-cell office:value-type="string">
                <text:p> 保土ヶ谷区</text:p>
                <draw:g>
                  <svg:desc>横浜市区別のレビュー数.H1:横浜市区別のレビュー数.H1</svg:desc>
                </draw:g>
              </table:table-cell>
              <table:table-cell office:value-type="string">
                <text:p> 南区       </text:p>
                <draw:g>
                  <svg:desc>横浜市区別のレビュー数.I1:横浜市区別のレビュー数.I1</svg:desc>
                </draw:g>
              </table:table-cell>
              <table:table-cell office:value-type="string">
                <text:p> 港北区     </text:p>
                <draw:g>
                  <svg:desc>横浜市区別のレビュー数.J1:横浜市区別のレビュー数.J1</svg:desc>
                </draw:g>
              </table:table-cell>
              <table:table-cell office:value-type="string">
                <text:p> 港南区     </text:p>
                <draw:g>
                  <svg:desc>横浜市区別のレビュー数.K1:横浜市区別のレビュー数.K1</svg:desc>
                </draw:g>
              </table:table-cell>
              <table:table-cell office:value-type="string">
                <text:p> 瀬谷区     </text:p>
                <draw:g>
                  <svg:desc>横浜市区別のレビュー数.L1:横浜市区別のレビュー数.L1</svg:desc>
                </draw:g>
              </table:table-cell>
              <table:table-cell office:value-type="string">
                <text:p> 緑区       </text:p>
                <draw:g>
                  <svg:desc>横浜市区別のレビュー数.M1:横浜市区別のレビュー数.M1</svg:desc>
                </draw:g>
              </table:table-cell>
              <table:table-cell office:value-type="string">
                <text:p> 都筑区     </text:p>
                <draw:g>
                  <svg:desc>横浜市区別のレビュー数.N1:横浜市区別のレビュー数.N1</svg:desc>
                </draw:g>
              </table:table-cell>
              <table:table-cell office:value-type="string">
                <text:p> 青葉区     </text:p>
                <draw:g>
                  <svg:desc>横浜市区別のレビュー数.O1:横浜市区別のレビュー数.O1</svg:desc>
                </draw:g>
              </table:table-cell>
              <table:table-cell office:value-type="string">
                <text:p> 鶴見区     </text:p>
                <draw:g>
                  <svg:desc>横浜市区別のレビュー数.P1:横浜市区別のレビュー数.P1</svg:desc>
                </draw:g>
              </table:table-cell>
              <table:table-cell office:value-type="string">
                <text:p> 旭区       </text:p>
                <draw:g>
                  <svg:desc>横浜市区別のレビュー数.Q1:横浜市区別のレビュー数.Q1</svg:desc>
                </draw:g>
              </table:table-cell>
              <table:table-cell office:value-type="string">
                <text:p> 栄区       </text:p>
                <draw:g>
                  <svg:desc>横浜市区別のレビュー数.R1:横浜市区別のレビュー数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年</text:p>
                <draw:g>
                  <svg:desc>横浜市区別のレビュー数.A2:横浜市区別のレビュー数.A14</svg:desc>
                </draw:g>
              </table:table-cell>
              <table:table-cell office:value-type="float" office:value="1090">
                <text:p>1090</text:p>
                <draw:g>
                  <svg:desc>横浜市区別のレビュー数.B2:横浜市区別のレビュー数.B14</svg:desc>
                </draw:g>
              </table:table-cell>
              <table:table-cell office:value-type="float" office:value="407">
                <text:p>407</text:p>
                <draw:g>
                  <svg:desc>横浜市区別のレビュー数.C2:横浜市区別のレビュー数.C14</svg:desc>
                </draw:g>
              </table:table-cell>
              <table:table-cell office:value-type="float" office:value="854">
                <text:p>854</text:p>
                <draw:g>
                  <svg:desc>横浜市区別のレビュー数.D2:横浜市区別のレビュー数.D14</svg:desc>
                </draw:g>
              </table:table-cell>
              <table:table-cell office:value-type="float" office:value="89">
                <text:p>89</text:p>
                <draw:g>
                  <svg:desc>横浜市区別のレビュー数.E2:横浜市区別のレビュー数.E14</svg:desc>
                </draw:g>
              </table:table-cell>
              <table:table-cell office:value-type="float" office:value="59">
                <text:p>59</text:p>
                <draw:g>
                  <svg:desc>横浜市区別のレビュー数.F2:横浜市区別のレビュー数.F14</svg:desc>
                </draw:g>
              </table:table-cell>
              <table:table-cell office:value-type="float" office:value="125">
                <text:p>125</text:p>
                <draw:g>
                  <svg:desc>横浜市区別のレビュー数.G2:横浜市区別のレビュー数.G14</svg:desc>
                </draw:g>
              </table:table-cell>
              <table:table-cell office:value-type="float" office:value="100">
                <text:p>100</text:p>
                <draw:g>
                  <svg:desc>横浜市区別のレビュー数.H2:横浜市区別のレビュー数.H14</svg:desc>
                </draw:g>
              </table:table-cell>
              <table:table-cell office:value-type="float" office:value="345">
                <text:p>345</text:p>
                <draw:g>
                  <svg:desc>横浜市区別のレビュー数.I2:横浜市区別のレビュー数.I14</svg:desc>
                </draw:g>
              </table:table-cell>
              <table:table-cell office:value-type="float" office:value="376">
                <text:p>376</text:p>
                <draw:g>
                  <svg:desc>横浜市区別のレビュー数.J2:横浜市区別のレビュー数.J14</svg:desc>
                </draw:g>
              </table:table-cell>
              <table:table-cell office:value-type="float" office:value="166">
                <text:p>166</text:p>
                <draw:g>
                  <svg:desc>横浜市区別のレビュー数.K2:横浜市区別のレビュー数.K14</svg:desc>
                </draw:g>
              </table:table-cell>
              <table:table-cell office:value-type="float" office:value="26">
                <text:p>26</text:p>
                <draw:g>
                  <svg:desc>横浜市区別のレビュー数.L2:横浜市区別のレビュー数.L14</svg:desc>
                </draw:g>
              </table:table-cell>
              <table:table-cell office:value-type="float" office:value="112">
                <text:p>112</text:p>
                <draw:g>
                  <svg:desc>横浜市区別のレビュー数.M2:横浜市区別のレビュー数.M14</svg:desc>
                </draw:g>
              </table:table-cell>
              <table:table-cell office:value-type="float" office:value="69">
                <text:p>69</text:p>
                <draw:g>
                  <svg:desc>横浜市区別のレビュー数.N2:横浜市区別のレビュー数.N14</svg:desc>
                </draw:g>
              </table:table-cell>
              <table:table-cell office:value-type="float" office:value="121">
                <text:p>121</text:p>
                <draw:g>
                  <svg:desc>横浜市区別のレビュー数.O2:横浜市区別のレビュー数.O14</svg:desc>
                </draw:g>
              </table:table-cell>
              <table:table-cell office:value-type="float" office:value="213">
                <text:p>213</text:p>
                <draw:g>
                  <svg:desc>横浜市区別のレビュー数.P2:横浜市区別のレビュー数.P14</svg:desc>
                </draw:g>
              </table:table-cell>
              <table:table-cell office:value-type="float" office:value="59">
                <text:p>59</text:p>
                <draw:g>
                  <svg:desc>横浜市区別のレビュー数.Q2:横浜市区別のレビュー数.Q14</svg:desc>
                </draw:g>
              </table:table-cell>
              <table:table-cell office:value-type="float" office:value="25">
                <text:p>25</text:p>
                <draw:g>
                  <svg:desc>横浜市区別のレビュー数.R2:横浜市区別のレビュー数.R14</svg:desc>
                </draw:g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821">
                <text:p>821</text:p>
              </table:table-cell>
              <table:table-cell office:value-type="float" office:value="377">
                <text:p>377</text:p>
              </table:table-cell>
              <table:table-cell office:value-type="float" office:value="789">
                <text:p>789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284">
                <text:p>284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287">
                <text:p>287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654">
                <text:p>654</text:p>
              </table:table-cell>
              <table:table-cell office:value-type="float" office:value="405">
                <text:p>405</text:p>
              </table:table-cell>
              <table:table-cell office:value-type="float" office:value="693">
                <text:p>693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176">
                <text:p>176</text:p>
              </table:table-cell>
              <table:table-cell office:value-type="float" office:value="108">
                <text:p>108</text:p>
              </table:table-cell>
              <table:table-cell office:value-type="float" office:value="201">
                <text:p>201</text:p>
              </table:table-cell>
              <table:table-cell office:value-type="float" office:value="290">
                <text:p>290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621">
                <text:p>621</text:p>
              </table:table-cell>
              <table:table-cell office:value-type="float" office:value="325">
                <text:p>325</text:p>
              </table:table-cell>
              <table:table-cell office:value-type="float" office:value="1036">
                <text:p>1036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  <table:table-cell office:value-type="float" office:value="183">
                <text:p>183</text:p>
              </table:table-cell>
              <table:table-cell office:value-type="float" office:value="292">
                <text:p>292</text:p>
              </table:table-cell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418">
                <text:p>418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643">
                <text:p>643</text:p>
              </table:table-cell>
              <table:table-cell office:value-type="float" office:value="361">
                <text:p>361</text:p>
              </table:table-cell>
              <table:table-cell office:value-type="float" office:value="569">
                <text:p>569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175">
                <text:p>175</text:p>
              </table:table-cell>
              <table:table-cell office:value-type="float" office:value="305">
                <text:p>305</text:p>
              </table:table-cell>
              <table:table-cell office:value-type="float" office:value="210">
                <text:p>210</text:p>
              </table:table-cell>
              <table:table-cell office:value-type="float" office:value="35">
                <text:p>3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61">
                <text:p>61</text:p>
              </table:table-cell>
              <table:table-cell office:value-type="float" office:value="132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  <table:table-cell office:value-type="float" office:value="370">
                <text:p>370</text:p>
              </table:table-cell>
              <table:table-cell office:value-type="float" office:value="144">
                <text:p>14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408">
                <text:p>408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  <table:table-cell office:value-type="float" office:value="147">
                <text:p>147</text:p>
              </table:table-cell>
              <table:table-cell office:value-type="float" office:value="83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485">
                <text:p>485</text:p>
              </table:table-cell>
              <table:table-cell office:value-type="float" office:value="262">
                <text:p>262</text:p>
              </table:table-cell>
              <table:table-cell office:value-type="float" office:value="412">
                <text:p>412</text:p>
              </table:table-cell>
              <table:table-cell office:value-type="float" office:value="124">
                <text:p>124</text:p>
              </table:table-cell>
              <table:table-cell office:value-type="float" office:value="56">
                <text:p>56</text:p>
              </table:table-cell>
              <table:table-cell office:value-type="float" office:value="149">
                <text:p>149</text:p>
              </table:table-cell>
              <table:table-cell office:value-type="float" office:value="111">
                <text:p>111</text:p>
              </table:table-cell>
              <table:table-cell office:value-type="float" office:value="131">
                <text:p>131</text:p>
              </table:table-cell>
              <table:table-cell office:value-type="float" office:value="328">
                <text:p>328</text:p>
              </table:table-cell>
              <table:table-cell office:value-type="float" office:value="190">
                <text:p>190</text:p>
              </table:table-cell>
              <table:table-cell office:value-type="float" office:value="46">
                <text:p>46</text:p>
              </table:table-cell>
              <table:table-cell office:value-type="float" office:value="129">
                <text:p>12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594">
                <text:p>594</text:p>
              </table:table-cell>
              <table:table-cell office:value-type="float" office:value="378">
                <text:p>378</text:p>
              </table:table-cell>
              <table:table-cell office:value-type="float" office:value="627">
                <text:p>627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455">
                <text:p>455</text:p>
              </table:table-cell>
              <table:table-cell office:value-type="float" office:value="262">
                <text:p>26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690">
                <text:p>690</text:p>
              </table:table-cell>
              <table:table-cell office:value-type="float" office:value="412">
                <text:p>412</text:p>
              </table:table-cell>
              <table:table-cell office:value-type="float" office:value="536">
                <text:p>536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209">
                <text:p>209</text:p>
              </table:table-cell>
              <table:table-cell office:value-type="float" office:value="495">
                <text:p>495</text:p>
              </table:table-cell>
              <table:table-cell office:value-type="float" office:value="197">
                <text:p>197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33">
                <text:p>233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8年</text:p>
              </table:table-cell>
              <table:table-cell office:value-type="float" office:value="312">
                <text:p>312</text:p>
              </table:table-cell>
              <table:table-cell office:value-type="float" office:value="322">
                <text:p>322</text:p>
              </table:table-cell>
              <table:table-cell office:value-type="float" office:value="291">
                <text:p>29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282">
                <text:p>282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  <table:table-cell office:value-type="float" office:value="143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年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91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6年</text:p>
              </table:table-cell>
              <table:table-cell office:value-type="float" office:value="94">
                <text:p>94</text:p>
              </table:table-cell>
              <table:table-cell office:value-type="float" office:value="235">
                <text:p>235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年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tacked="true" chart:vertical="true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5.998cm" svg:height="8.999cm" xlink:href=".." xlink:type="simple" chart:class="chart:bar" chart:style-name="ch1">
        <chart:title svg:x="5.975cm" svg:y="0.315cm" chart:style-name="ch2">
          <text:p>横浜市内レビュー数</text:p>
        </chart:title>
        <chart:legend chart:legend-position="end" svg:x="13.338cm" svg:y="0.59cm" style:legend-expansion="high" chart:style-name="ch3"/>
        <chart:plot-area chart:style-name="ch4" table:cell-range-address="横浜市区別のレビュー数.A2:横浜市区別のレビュー数.R14 横浜市区別のレビュー数.B1:横浜市区別のレビュー数.R1" chart:data-source-has-labels="both" svg:x="0.319cm" svg:y="1.229cm" svg:width="12.7cm" svg:height="7.591cm">
          <chartooo:coordinate-region svg:x="1.699cm" svg:y="1.229cm" svg:width="10.966cm" svg:height="7.138cm"/>
          <chart:axis chart:dimension="x" chart:name="primary-x" chart:style-name="ch5" chartooo:axis-type="text">
            <chart:categories table:cell-range-address="横浜市区別のレビュー数.A2:横浜市区別のレビュー数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横浜市区別のレビュー数.B2:横浜市区別のレビュー数.B14" chart:label-cell-address="横浜市区別のレビュー数.B1:横浜市区別のレビュー数.B1" chart:class="chart:bar">
            <chart:data-point chart:repeated="13"/>
          </chart:series>
          <chart:series chart:style-name="ch9" chart:values-cell-range-address="横浜市区別のレビュー数.C2:横浜市区別のレビュー数.C14" chart:label-cell-address="横浜市区別のレビュー数.C1:横浜市区別のレビュー数.C1" chart:class="chart:bar">
            <chart:data-point chart:repeated="13"/>
          </chart:series>
          <chart:series chart:style-name="ch10" chart:values-cell-range-address="横浜市区別のレビュー数.D2:横浜市区別のレビュー数.D14" chart:label-cell-address="横浜市区別のレビュー数.D1:横浜市区別のレビュー数.D1" chart:class="chart:bar">
            <chart:data-point chart:repeated="13"/>
          </chart:series>
          <chart:series chart:style-name="ch11" chart:values-cell-range-address="横浜市区別のレビュー数.E2:横浜市区別のレビュー数.E14" chart:label-cell-address="横浜市区別のレビュー数.E1:横浜市区別のレビュー数.E1" chart:class="chart:bar">
            <chart:data-point chart:repeated="13"/>
          </chart:series>
          <chart:series chart:style-name="ch12" chart:values-cell-range-address="横浜市区別のレビュー数.F2:横浜市区別のレビュー数.F14" chart:label-cell-address="横浜市区別のレビュー数.F1:横浜市区別のレビュー数.F1" chart:class="chart:bar">
            <chart:data-point chart:repeated="13"/>
          </chart:series>
          <chart:series chart:style-name="ch13" chart:values-cell-range-address="横浜市区別のレビュー数.G2:横浜市区別のレビュー数.G14" chart:label-cell-address="横浜市区別のレビュー数.G1:横浜市区別のレビュー数.G1" chart:class="chart:bar">
            <chart:data-point chart:repeated="13"/>
          </chart:series>
          <chart:series chart:style-name="ch14" chart:values-cell-range-address="横浜市区別のレビュー数.H2:横浜市区別のレビュー数.H14" chart:label-cell-address="横浜市区別のレビュー数.H1:横浜市区別のレビュー数.H1" chart:class="chart:bar">
            <chart:data-point chart:repeated="13"/>
          </chart:series>
          <chart:series chart:style-name="ch15" chart:values-cell-range-address="横浜市区別のレビュー数.I2:横浜市区別のレビュー数.I14" chart:label-cell-address="横浜市区別のレビュー数.I1:横浜市区別のレビュー数.I1" chart:class="chart:bar">
            <chart:data-point chart:repeated="13"/>
          </chart:series>
          <chart:series chart:style-name="ch16" chart:values-cell-range-address="横浜市区別のレビュー数.J2:横浜市区別のレビュー数.J14" chart:label-cell-address="横浜市区別のレビュー数.J1:横浜市区別のレビュー数.J1" chart:class="chart:bar">
            <chart:data-point chart:repeated="13"/>
          </chart:series>
          <chart:series chart:style-name="ch17" chart:values-cell-range-address="横浜市区別のレビュー数.K2:横浜市区別のレビュー数.K14" chart:label-cell-address="横浜市区別のレビュー数.K1:横浜市区別のレビュー数.K1" chart:class="chart:bar">
            <chart:data-point chart:repeated="13"/>
          </chart:series>
          <chart:series chart:style-name="ch18" chart:values-cell-range-address="横浜市区別のレビュー数.L2:横浜市区別のレビュー数.L14" chart:label-cell-address="横浜市区別のレビュー数.L1:横浜市区別のレビュー数.L1" chart:class="chart:bar">
            <chart:data-point chart:repeated="13"/>
          </chart:series>
          <chart:series chart:style-name="ch19" chart:values-cell-range-address="横浜市区別のレビュー数.M2:横浜市区別のレビュー数.M14" chart:label-cell-address="横浜市区別のレビュー数.M1:横浜市区別のレビュー数.M1" chart:class="chart:bar">
            <chart:data-point chart:repeated="13"/>
          </chart:series>
          <chart:series chart:style-name="ch8" chart:values-cell-range-address="横浜市区別のレビュー数.N2:横浜市区別のレビュー数.N14" chart:label-cell-address="横浜市区別のレビュー数.N1:横浜市区別のレビュー数.N1" chart:class="chart:bar">
            <chart:data-point chart:repeated="13"/>
          </chart:series>
          <chart:series chart:style-name="ch9" chart:values-cell-range-address="横浜市区別のレビュー数.O2:横浜市区別のレビュー数.O14" chart:label-cell-address="横浜市区別のレビュー数.O1:横浜市区別のレビュー数.O1" chart:class="chart:bar">
            <chart:data-point chart:repeated="13"/>
          </chart:series>
          <chart:series chart:style-name="ch10" chart:values-cell-range-address="横浜市区別のレビュー数.P2:横浜市区別のレビュー数.P14" chart:label-cell-address="横浜市区別のレビュー数.P1:横浜市区別のレビュー数.P1" chart:class="chart:bar">
            <chart:data-point chart:repeated="13"/>
          </chart:series>
          <chart:series chart:style-name="ch11" chart:values-cell-range-address="横浜市区別のレビュー数.Q2:横浜市区別のレビュー数.Q14" chart:label-cell-address="横浜市区別のレビュー数.Q1:横浜市区別のレビュー数.Q1" chart:class="chart:bar">
            <chart:data-point chart:repeated="13"/>
          </chart:series>
          <chart:series chart:style-name="ch12" chart:values-cell-range-address="横浜市区別のレビュー数.R2:横浜市区別のレビュー数.R14" chart:label-cell-address="横浜市区別のレビュー数.R1:横浜市区別のレビュー数.R1" chart:class="chart:bar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中区       </text:p>
                <draw:g>
                  <svg:desc>横浜市区別のレビュー数.B1:横浜市区別のレビュー数.B1</svg:desc>
                </draw:g>
              </table:table-cell>
              <table:table-cell office:value-type="string">
                <text:p> 西区       </text:p>
                <draw:g>
                  <svg:desc>横浜市区別のレビュー数.C1:横浜市区別のレビュー数.C1</svg:desc>
                </draw:g>
              </table:table-cell>
              <table:table-cell office:value-type="string">
                <text:p> 神奈川区   </text:p>
                <draw:g>
                  <svg:desc>横浜市区別のレビュー数.D1:横浜市区別のレビュー数.D1</svg:desc>
                </draw:g>
              </table:table-cell>
              <table:table-cell office:value-type="string">
                <text:p> 磯子区     </text:p>
                <draw:g>
                  <svg:desc>横浜市区別のレビュー数.E1:横浜市区別のレビュー数.E1</svg:desc>
                </draw:g>
              </table:table-cell>
              <table:table-cell office:value-type="string">
                <text:p> 金沢区     </text:p>
                <draw:g>
                  <svg:desc>横浜市区別のレビュー数.F1:横浜市区別のレビュー数.F1</svg:desc>
                </draw:g>
              </table:table-cell>
              <table:table-cell office:value-type="string">
                <text:p>戸塚区     </text:p>
                <draw:g>
                  <svg:desc>横浜市区別のレビュー数.G1:横浜市区別のレビュー数.G1</svg:desc>
                </draw:g>
              </table:table-cell>
              <table:table-cell office:value-type="string">
                <text:p> 保土ヶ谷区</text:p>
                <draw:g>
                  <svg:desc>横浜市区別のレビュー数.H1:横浜市区別のレビュー数.H1</svg:desc>
                </draw:g>
              </table:table-cell>
              <table:table-cell office:value-type="string">
                <text:p> 南区       </text:p>
                <draw:g>
                  <svg:desc>横浜市区別のレビュー数.I1:横浜市区別のレビュー数.I1</svg:desc>
                </draw:g>
              </table:table-cell>
              <table:table-cell office:value-type="string">
                <text:p> 港北区     </text:p>
                <draw:g>
                  <svg:desc>横浜市区別のレビュー数.J1:横浜市区別のレビュー数.J1</svg:desc>
                </draw:g>
              </table:table-cell>
              <table:table-cell office:value-type="string">
                <text:p> 港南区     </text:p>
                <draw:g>
                  <svg:desc>横浜市区別のレビュー数.K1:横浜市区別のレビュー数.K1</svg:desc>
                </draw:g>
              </table:table-cell>
              <table:table-cell office:value-type="string">
                <text:p> 瀬谷区     </text:p>
                <draw:g>
                  <svg:desc>横浜市区別のレビュー数.L1:横浜市区別のレビュー数.L1</svg:desc>
                </draw:g>
              </table:table-cell>
              <table:table-cell office:value-type="string">
                <text:p> 緑区       </text:p>
                <draw:g>
                  <svg:desc>横浜市区別のレビュー数.M1:横浜市区別のレビュー数.M1</svg:desc>
                </draw:g>
              </table:table-cell>
              <table:table-cell office:value-type="string">
                <text:p> 都筑区     </text:p>
                <draw:g>
                  <svg:desc>横浜市区別のレビュー数.N1:横浜市区別のレビュー数.N1</svg:desc>
                </draw:g>
              </table:table-cell>
              <table:table-cell office:value-type="string">
                <text:p> 青葉区     </text:p>
                <draw:g>
                  <svg:desc>横浜市区別のレビュー数.O1:横浜市区別のレビュー数.O1</svg:desc>
                </draw:g>
              </table:table-cell>
              <table:table-cell office:value-type="string">
                <text:p> 鶴見区     </text:p>
                <draw:g>
                  <svg:desc>横浜市区別のレビュー数.P1:横浜市区別のレビュー数.P1</svg:desc>
                </draw:g>
              </table:table-cell>
              <table:table-cell office:value-type="string">
                <text:p> 旭区       </text:p>
                <draw:g>
                  <svg:desc>横浜市区別のレビュー数.Q1:横浜市区別のレビュー数.Q1</svg:desc>
                </draw:g>
              </table:table-cell>
              <table:table-cell office:value-type="string">
                <text:p> 栄区       </text:p>
                <draw:g>
                  <svg:desc>横浜市区別のレビュー数.R1:横浜市区別のレビュー数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年</text:p>
                <draw:g>
                  <svg:desc>横浜市区別のレビュー数.A2:横浜市区別のレビュー数.A14</svg:desc>
                </draw:g>
              </table:table-cell>
              <table:table-cell office:value-type="float" office:value="1090">
                <text:p>1090</text:p>
                <draw:g>
                  <svg:desc>横浜市区別のレビュー数.B2:横浜市区別のレビュー数.B14</svg:desc>
                </draw:g>
              </table:table-cell>
              <table:table-cell office:value-type="float" office:value="407">
                <text:p>407</text:p>
                <draw:g>
                  <svg:desc>横浜市区別のレビュー数.C2:横浜市区別のレビュー数.C14</svg:desc>
                </draw:g>
              </table:table-cell>
              <table:table-cell office:value-type="float" office:value="854">
                <text:p>854</text:p>
                <draw:g>
                  <svg:desc>横浜市区別のレビュー数.D2:横浜市区別のレビュー数.D14</svg:desc>
                </draw:g>
              </table:table-cell>
              <table:table-cell office:value-type="float" office:value="89">
                <text:p>89</text:p>
                <draw:g>
                  <svg:desc>横浜市区別のレビュー数.E2:横浜市区別のレビュー数.E14</svg:desc>
                </draw:g>
              </table:table-cell>
              <table:table-cell office:value-type="float" office:value="59">
                <text:p>59</text:p>
                <draw:g>
                  <svg:desc>横浜市区別のレビュー数.F2:横浜市区別のレビュー数.F14</svg:desc>
                </draw:g>
              </table:table-cell>
              <table:table-cell office:value-type="float" office:value="125">
                <text:p>125</text:p>
                <draw:g>
                  <svg:desc>横浜市区別のレビュー数.G2:横浜市区別のレビュー数.G14</svg:desc>
                </draw:g>
              </table:table-cell>
              <table:table-cell office:value-type="float" office:value="100">
                <text:p>100</text:p>
                <draw:g>
                  <svg:desc>横浜市区別のレビュー数.H2:横浜市区別のレビュー数.H14</svg:desc>
                </draw:g>
              </table:table-cell>
              <table:table-cell office:value-type="float" office:value="345">
                <text:p>345</text:p>
                <draw:g>
                  <svg:desc>横浜市区別のレビュー数.I2:横浜市区別のレビュー数.I14</svg:desc>
                </draw:g>
              </table:table-cell>
              <table:table-cell office:value-type="float" office:value="376">
                <text:p>376</text:p>
                <draw:g>
                  <svg:desc>横浜市区別のレビュー数.J2:横浜市区別のレビュー数.J14</svg:desc>
                </draw:g>
              </table:table-cell>
              <table:table-cell office:value-type="float" office:value="166">
                <text:p>166</text:p>
                <draw:g>
                  <svg:desc>横浜市区別のレビュー数.K2:横浜市区別のレビュー数.K14</svg:desc>
                </draw:g>
              </table:table-cell>
              <table:table-cell office:value-type="float" office:value="26">
                <text:p>26</text:p>
                <draw:g>
                  <svg:desc>横浜市区別のレビュー数.L2:横浜市区別のレビュー数.L14</svg:desc>
                </draw:g>
              </table:table-cell>
              <table:table-cell office:value-type="float" office:value="112">
                <text:p>112</text:p>
                <draw:g>
                  <svg:desc>横浜市区別のレビュー数.M2:横浜市区別のレビュー数.M14</svg:desc>
                </draw:g>
              </table:table-cell>
              <table:table-cell office:value-type="float" office:value="69">
                <text:p>69</text:p>
                <draw:g>
                  <svg:desc>横浜市区別のレビュー数.N2:横浜市区別のレビュー数.N14</svg:desc>
                </draw:g>
              </table:table-cell>
              <table:table-cell office:value-type="float" office:value="121">
                <text:p>121</text:p>
                <draw:g>
                  <svg:desc>横浜市区別のレビュー数.O2:横浜市区別のレビュー数.O14</svg:desc>
                </draw:g>
              </table:table-cell>
              <table:table-cell office:value-type="float" office:value="213">
                <text:p>213</text:p>
                <draw:g>
                  <svg:desc>横浜市区別のレビュー数.P2:横浜市区別のレビュー数.P14</svg:desc>
                </draw:g>
              </table:table-cell>
              <table:table-cell office:value-type="float" office:value="59">
                <text:p>59</text:p>
                <draw:g>
                  <svg:desc>横浜市区別のレビュー数.Q2:横浜市区別のレビュー数.Q14</svg:desc>
                </draw:g>
              </table:table-cell>
              <table:table-cell office:value-type="float" office:value="25">
                <text:p>25</text:p>
                <draw:g>
                  <svg:desc>横浜市区別のレビュー数.R2:横浜市区別のレビュー数.R14</svg:desc>
                </draw:g>
              </table:table-cell>
            </table:table-row>
            <table:table-row>
              <table:table-cell office:value-type="string">
                <text:p>2016年</text:p>
              </table:table-cell>
              <table:table-cell office:value-type="float" office:value="821">
                <text:p>821</text:p>
              </table:table-cell>
              <table:table-cell office:value-type="float" office:value="377">
                <text:p>377</text:p>
              </table:table-cell>
              <table:table-cell office:value-type="float" office:value="789">
                <text:p>789</text:p>
              </table:table-cell>
              <table:table-cell office:value-type="float" office:value="93">
                <text:p>93</text:p>
              </table:table-cell>
              <table:table-cell office:value-type="float" office:value="81">
                <text:p>81</text:p>
              </table:table-cell>
              <table:table-cell office:value-type="float" office:value="217">
                <text:p>217</text:p>
              </table:table-cell>
              <table:table-cell office:value-type="float" office:value="100">
                <text:p>100</text:p>
              </table:table-cell>
              <table:table-cell office:value-type="float" office:value="265">
                <text:p>265</text:p>
              </table:table-cell>
              <table:table-cell office:value-type="float" office:value="284">
                <text:p>284</text:p>
              </table:table-cell>
              <table:table-cell office:value-type="float" office:value="160">
                <text:p>160</text:p>
              </table:table-cell>
              <table:table-cell office:value-type="float" office:value="17">
                <text:p>17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  <table:table-cell office:value-type="float" office:value="125">
                <text:p>125</text:p>
              </table:table-cell>
              <table:table-cell office:value-type="float" office:value="287">
                <text:p>287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5年</text:p>
              </table:table-cell>
              <table:table-cell office:value-type="float" office:value="654">
                <text:p>654</text:p>
              </table:table-cell>
              <table:table-cell office:value-type="float" office:value="405">
                <text:p>405</text:p>
              </table:table-cell>
              <table:table-cell office:value-type="float" office:value="693">
                <text:p>693</text:p>
              </table:table-cell>
              <table:table-cell office:value-type="float" office:value="84">
                <text:p>84</text:p>
              </table:table-cell>
              <table:table-cell office:value-type="float" office:value="62">
                <text:p>62</text:p>
              </table:table-cell>
              <table:table-cell office:value-type="float" office:value="176">
                <text:p>176</text:p>
              </table:table-cell>
              <table:table-cell office:value-type="float" office:value="108">
                <text:p>108</text:p>
              </table:table-cell>
              <table:table-cell office:value-type="float" office:value="201">
                <text:p>201</text:p>
              </table:table-cell>
              <table:table-cell office:value-type="float" office:value="290">
                <text:p>290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98">
                <text:p>98</text:p>
              </table:table-cell>
              <table:table-cell office:value-type="float" office:value="402">
                <text:p>402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4年</text:p>
              </table:table-cell>
              <table:table-cell office:value-type="float" office:value="621">
                <text:p>621</text:p>
              </table:table-cell>
              <table:table-cell office:value-type="float" office:value="325">
                <text:p>325</text:p>
              </table:table-cell>
              <table:table-cell office:value-type="float" office:value="1036">
                <text:p>1036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  <table:table-cell office:value-type="float" office:value="183">
                <text:p>183</text:p>
              </table:table-cell>
              <table:table-cell office:value-type="float" office:value="292">
                <text:p>292</text:p>
              </table:table-cell>
              <table:table-cell office:value-type="float" office:value="195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418">
                <text:p>418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3年</text:p>
              </table:table-cell>
              <table:table-cell office:value-type="float" office:value="643">
                <text:p>643</text:p>
              </table:table-cell>
              <table:table-cell office:value-type="float" office:value="361">
                <text:p>361</text:p>
              </table:table-cell>
              <table:table-cell office:value-type="float" office:value="569">
                <text:p>569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175">
                <text:p>175</text:p>
              </table:table-cell>
              <table:table-cell office:value-type="float" office:value="305">
                <text:p>305</text:p>
              </table:table-cell>
              <table:table-cell office:value-type="float" office:value="210">
                <text:p>210</text:p>
              </table:table-cell>
              <table:table-cell office:value-type="float" office:value="35">
                <text:p>3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61">
                <text:p>61</text:p>
              </table:table-cell>
              <table:table-cell office:value-type="float" office:value="132">
                <text:p>132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2年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  <table:table-cell office:value-type="float" office:value="370">
                <text:p>370</text:p>
              </table:table-cell>
              <table:table-cell office:value-type="float" office:value="144">
                <text:p>14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408">
                <text:p>408</text:p>
              </table:table-cell>
              <table:table-cell office:value-type="float" office:value="184">
                <text:p>184</text:p>
              </table:table-cell>
              <table:table-cell office:value-type="float" office:value="60">
                <text:p>60</text:p>
              </table:table-cell>
              <table:table-cell office:value-type="float" office:value="147">
                <text:p>147</text:p>
              </table:table-cell>
              <table:table-cell office:value-type="float" office:value="83">
                <text:p>83</text:p>
              </table:table-cell>
              <table:table-cell office:value-type="float" office:value="123">
                <text:p>123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1年</text:p>
              </table:table-cell>
              <table:table-cell office:value-type="float" office:value="485">
                <text:p>485</text:p>
              </table:table-cell>
              <table:table-cell office:value-type="float" office:value="262">
                <text:p>262</text:p>
              </table:table-cell>
              <table:table-cell office:value-type="float" office:value="412">
                <text:p>412</text:p>
              </table:table-cell>
              <table:table-cell office:value-type="float" office:value="124">
                <text:p>124</text:p>
              </table:table-cell>
              <table:table-cell office:value-type="float" office:value="56">
                <text:p>56</text:p>
              </table:table-cell>
              <table:table-cell office:value-type="float" office:value="149">
                <text:p>149</text:p>
              </table:table-cell>
              <table:table-cell office:value-type="float" office:value="111">
                <text:p>111</text:p>
              </table:table-cell>
              <table:table-cell office:value-type="float" office:value="131">
                <text:p>131</text:p>
              </table:table-cell>
              <table:table-cell office:value-type="float" office:value="328">
                <text:p>328</text:p>
              </table:table-cell>
              <table:table-cell office:value-type="float" office:value="190">
                <text:p>190</text:p>
              </table:table-cell>
              <table:table-cell office:value-type="float" office:value="46">
                <text:p>46</text:p>
              </table:table-cell>
              <table:table-cell office:value-type="float" office:value="129">
                <text:p>129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0年</text:p>
              </table:table-cell>
              <table:table-cell office:value-type="float" office:value="594">
                <text:p>594</text:p>
              </table:table-cell>
              <table:table-cell office:value-type="float" office:value="378">
                <text:p>378</text:p>
              </table:table-cell>
              <table:table-cell office:value-type="float" office:value="627">
                <text:p>627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54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23">
                <text:p>123</text:p>
              </table:table-cell>
              <table:table-cell office:value-type="float" office:value="455">
                <text:p>455</text:p>
              </table:table-cell>
              <table:table-cell office:value-type="float" office:value="262">
                <text:p>26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00">
                <text:p>100</text:p>
              </table:table-cell>
              <table:table-cell office:value-type="float" office:value="215">
                <text:p>215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09年</text:p>
              </table:table-cell>
              <table:table-cell office:value-type="float" office:value="690">
                <text:p>690</text:p>
              </table:table-cell>
              <table:table-cell office:value-type="float" office:value="412">
                <text:p>412</text:p>
              </table:table-cell>
              <table:table-cell office:value-type="float" office:value="536">
                <text:p>536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158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209">
                <text:p>209</text:p>
              </table:table-cell>
              <table:table-cell office:value-type="float" office:value="495">
                <text:p>495</text:p>
              </table:table-cell>
              <table:table-cell office:value-type="float" office:value="197">
                <text:p>197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  <table:table-cell office:value-type="float" office:value="233">
                <text:p>233</text:p>
              </table:table-cell>
              <table:table-cell office:value-type="float" office:value="106">
                <text:p>106</text:p>
              </table:table-cell>
              <table:table-cell office:value-type="float" office:value="143">
                <text:p>143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8年</text:p>
              </table:table-cell>
              <table:table-cell office:value-type="float" office:value="312">
                <text:p>312</text:p>
              </table:table-cell>
              <table:table-cell office:value-type="float" office:value="322">
                <text:p>322</text:p>
              </table:table-cell>
              <table:table-cell office:value-type="float" office:value="291">
                <text:p>291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282">
                <text:p>282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143">
                <text:p>143</text:p>
              </table:table-cell>
              <table:table-cell office:value-type="float" office:value="82">
                <text:p>82</text:p>
              </table:table-cell>
              <table:table-cell office:value-type="float" office:value="143">
                <text:p>143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7年</text:p>
              </table:table-cell>
              <table:table-cell office:value-type="float" office:value="224">
                <text:p>224</text:p>
              </table:table-cell>
              <table:table-cell office:value-type="float" office:value="243">
                <text:p>243</text:p>
              </table:table-cell>
              <table:table-cell office:value-type="float" office:value="180">
                <text:p>180</text:p>
              </table:table-cell>
              <table:table-cell office:value-type="float" office:value="49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91">
                <text:p>91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26">
                <text:p>126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06年</text:p>
              </table:table-cell>
              <table:table-cell office:value-type="float" office:value="94">
                <text:p>94</text:p>
              </table:table-cell>
              <table:table-cell office:value-type="float" office:value="235">
                <text:p>235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5年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